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217in"/>
    </style:style>
    <style:style style:name="co3" style:family="table-column">
      <style:table-column-properties fo:break-before="auto" style:column-width="1.66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3.1547in" svg:height="7.7803in" svg:x="6.7508in" svg:y="0.3764in">
            <draw:object draw:notify-on-update-of-ranges="Sheet1.D1:Sheet1.D250 Sheet1.E1:Sheet1.E2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vgd. Max</text:p>
          </table:table-cell>
          <table:table-cell table:formula="of:=MAX([.D1:.D1000])" office:value-type="float" office:value="349.417725" calcext:value-type="float">
            <text:p>349.417725</text:p>
          </table:table-cell>
          <table:table-cell office:value-type="float" office:value="7111" calcext:value-type="float">
            <text:p>7111</text:p>
          </table:table-cell>
          <table:table-cell office:value-type="float" office:value="349.340881" calcext:value-type="float">
            <text:p>349.340881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12.322571" calcext:value-type="float">
            <text:p>12.322571</text:p>
          </table:table-cell>
          <table:table-cell table:style-name="ce1" office:value-type="string" calcext:value-type="string">
            <text:p>Milliseconds</text:p>
          </table:table-cell>
          <table:table-cell table:formula="of:=MAX([.C1:.C1000])-MIN([.C1:.C1000])" office:value-type="float" office:value="113713" calcext:value-type="float">
            <text:p>113713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vgd. Min</text:p>
          </table:table-cell>
          <table:table-cell table:formula="of:=MIN([.D1:.D1000])" office:value-type="float" office:value="349.175903" calcext:value-type="float">
            <text:p>349.175903</text:p>
          </table:table-cell>
          <table:table-cell office:value-type="float" office:value="7224" calcext:value-type="float">
            <text:p>7224</text:p>
          </table:table-cell>
          <table:table-cell office:value-type="float" office:value="349.318634" calcext:value-type="float">
            <text:p>349.318634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2812" calcext:value-type="float">
            <text:p>12.322812</text:p>
          </table:table-cell>
          <table:table-cell table:formula="of:=[.C2]-[.C1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d. Diff</text:p>
          </table:table-cell>
          <table:table-cell table:formula="of:=[.B1]-[.B2]" office:value-type="float" office:value="0.241822000000013" calcext:value-type="float">
            <text:p>0.241822000000013</text:p>
          </table:table-cell>
          <table:table-cell office:value-type="float" office:value="7338" calcext:value-type="float">
            <text:p>7338</text:p>
          </table:table-cell>
          <table:table-cell office:value-type="float" office:value="349.355011" calcext:value-type="float">
            <text:p>349.355011</text:p>
          </table:table-cell>
          <table:table-cell office:value-type="float" office:value="349.495453" calcext:value-type="float">
            <text:p>349.495453</text:p>
          </table:table-cell>
          <table:table-cell office:value-type="float" office:value="12.328103" calcext:value-type="float">
            <text:p>12.328103</text:p>
          </table:table-cell>
          <table:table-cell table:formula="of:=[.C3]-[.C2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w Max</text:p>
          </table:table-cell>
          <table:table-cell table:formula="of:=MAX([.E1:.E1000])" office:value-type="float" office:value="349.53183" calcext:value-type="float">
            <text:p>349.53183</text:p>
          </table:table-cell>
          <table:table-cell office:value-type="float" office:value="7452" calcext:value-type="float">
            <text:p>7452</text:p>
          </table:table-cell>
          <table:table-cell office:value-type="float" office:value="349.329529" calcext:value-type="float">
            <text:p>349.329529</text:p>
          </table:table-cell>
          <table:table-cell office:value-type="float" office:value="349.177277" calcext:value-type="float">
            <text:p>349.177277</text:p>
          </table:table-cell>
          <table:table-cell office:value-type="float" office:value="12.316879" calcext:value-type="float">
            <text:p>12.316879</text:p>
          </table:table-cell>
          <table:table-cell table:formula="of:=[.C4]-[.C3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w Min</text:p>
          </table:table-cell>
          <table:table-cell table:formula="of:=MIN([.E1:.E1000])" office:value-type="float" office:value="349.009094" calcext:value-type="float">
            <text:p>349.009094</text:p>
          </table:table-cell>
          <table:table-cell office:value-type="float" office:value="7566" calcext:value-type="float">
            <text:p>7566</text:p>
          </table:table-cell>
          <table:table-cell office:value-type="float" office:value="349.354095" calcext:value-type="float">
            <text:p>349.354095</text:p>
          </table:table-cell>
          <table:table-cell office:value-type="float" office:value="349.413635" calcext:value-type="float">
            <text:p>349.413635</text:p>
          </table:table-cell>
          <table:table-cell office:value-type="float" office:value="12.325216" calcext:value-type="float">
            <text:p>12.325216</text:p>
          </table:table-cell>
          <table:table-cell table:formula="of:=[.C5]-[.C4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w Diff</text:p>
          </table:table-cell>
          <table:table-cell table:formula="of:=[.B4]-[.B5]" office:value-type="float" office:value="0.522736000000009" calcext:value-type="float">
            <text:p>0.522736000000009</text:p>
          </table:table-cell>
          <table:table-cell office:value-type="float" office:value="7680" calcext:value-type="float">
            <text:p>7680</text:p>
          </table:table-cell>
          <table:table-cell office:value-type="float" office:value="349.34906" calcext:value-type="float">
            <text:p>349.34906</text:p>
          </table:table-cell>
          <table:table-cell office:value-type="float" office:value="349.313629" calcext:value-type="float">
            <text:p>349.313629</text:p>
          </table:table-cell>
          <table:table-cell office:value-type="float" office:value="12.321689" calcext:value-type="float">
            <text:p>12.321689</text:p>
          </table:table-cell>
          <table:table-cell table:formula="of:=[.C6]-[.C5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93" calcext:value-type="float">
            <text:p>7793</text:p>
          </table:table-cell>
          <table:table-cell office:value-type="float" office:value="349.348633" calcext:value-type="float">
            <text:p>349.348633</text:p>
          </table:table-cell>
          <table:table-cell office:value-type="float" office:value="349.34317" calcext:value-type="float">
            <text:p>349.34317</text:p>
          </table:table-cell>
          <table:table-cell office:value-type="float" office:value="12.322731" calcext:value-type="float">
            <text:p>12.322731</text:p>
          </table:table-cell>
          <table:table-cell table:formula="of:=[.C7]-[.C6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ds per unit</text:p>
          </table:table-cell>
          <table:table-cell office:value-type="float" office:value="10" calcext:value-type="float">
            <text:p>10</text:p>
          </table:table-cell>
          <table:table-cell office:value-type="float" office:value="7907" calcext:value-type="float">
            <text:p>7907</text:p>
          </table:table-cell>
          <table:table-cell office:value-type="float" office:value="349.297272" calcext:value-type="float">
            <text:p>349.297272</text:p>
          </table:table-cell>
          <table:table-cell office:value-type="float" office:value="349.238647" calcext:value-type="float">
            <text:p>349.238647</text:p>
          </table:table-cell>
          <table:table-cell office:value-type="float" office:value="12.319044" calcext:value-type="float">
            <text:p>12.319044</text:p>
          </table:table-cell>
          <table:table-cell table:formula="of:=[.C8]-[.C7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d for</text:p>
          </table:table-cell>
          <table:table-cell office:value-type="float" office:value="5" calcext:value-type="float">
            <text:p>5</text:p>
          </table:table-cell>
          <table:table-cell office:value-type="float" office:value="8021" calcext:value-type="float">
            <text:p>8021</text:p>
          </table:table-cell>
          <table:table-cell office:value-type="float" office:value="349.361389" calcext:value-type="float">
            <text:p>349.361389</text:p>
          </table:table-cell>
          <table:table-cell office:value-type="float" office:value="349.497742" calcext:value-type="float">
            <text:p>349.497742</text:p>
          </table:table-cell>
          <table:table-cell office:value-type="float" office:value="12.328183" calcext:value-type="float">
            <text:p>12.328183</text:p>
          </table:table-cell>
          <table:table-cell table:formula="of:=[.C9]-[.C8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1 Second </text:p>
          </table:table-cell>
          <table:table-cell table:style-name="ce2" office:value-type="string" calcext:value-type="string">
            <text:p>&gt;&gt;&gt;&gt;&gt;&gt;&gt;&gt;&gt;&gt;</text:p>
          </table:table-cell>
          <table:table-cell office:value-type="float" office:value="8135" calcext:value-type="float">
            <text:p>8135</text:p>
          </table:table-cell>
          <table:table-cell office:value-type="float" office:value="349.35321" calcext:value-type="float">
            <text:p>349.35321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12.323774" calcext:value-type="float">
            <text:p>12.323774</text:p>
          </table:table-cell>
          <table:table-cell table:formula="of:=[.C10]-[.C9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49" calcext:value-type="float">
            <text:p>8249</text:p>
          </table:table-cell>
          <table:table-cell office:value-type="float" office:value="349.359558" calcext:value-type="float">
            <text:p>349.359558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2812" calcext:value-type="float">
            <text:p>12.322812</text:p>
          </table:table-cell>
          <table:table-cell table:formula="of:=[.C11]-[.C10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63" calcext:value-type="float">
            <text:p>8363</text:p>
          </table:table-cell>
          <table:table-cell office:value-type="float" office:value="349.347321" calcext:value-type="float">
            <text:p>349.347321</text:p>
          </table:table-cell>
          <table:table-cell office:value-type="float" office:value="349.28183" calcext:value-type="float">
            <text:p>349.28183</text:p>
          </table:table-cell>
          <table:table-cell office:value-type="float" office:value="12.320567" calcext:value-type="float">
            <text:p>12.320567</text:p>
          </table:table-cell>
          <table:table-cell table:formula="of:=[.C12]-[.C11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76" calcext:value-type="float">
            <text:p>8476</text:p>
          </table:table-cell>
          <table:table-cell office:value-type="float" office:value="349.369141" calcext:value-type="float">
            <text:p>349.369141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12.322891" calcext:value-type="float">
            <text:p>12.322891</text:p>
          </table:table-cell>
          <table:table-cell table:formula="of:=[.C13]-[.C12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90" calcext:value-type="float">
            <text:p>8590</text:p>
          </table:table-cell>
          <table:table-cell office:value-type="float" office:value="349.355469" calcext:value-type="float">
            <text:p>349.355469</text:p>
          </table:table-cell>
          <table:table-cell office:value-type="float" office:value="349.429535" calcext:value-type="float">
            <text:p>349.429535</text:p>
          </table:table-cell>
          <table:table-cell office:value-type="float" office:value="12.325777" calcext:value-type="float">
            <text:p>12.325777</text:p>
          </table:table-cell>
          <table:table-cell table:formula="of:=[.C14]-[.C13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704" calcext:value-type="float">
            <text:p>8704</text:p>
          </table:table-cell>
          <table:table-cell office:value-type="float" office:value="349.337738" calcext:value-type="float">
            <text:p>349.337738</text:p>
          </table:table-cell>
          <table:table-cell office:value-type="float" office:value="349.284088" calcext:value-type="float">
            <text:p>349.284088</text:p>
          </table:table-cell>
          <table:table-cell office:value-type="float" office:value="12.320647" calcext:value-type="float">
            <text:p>12.320647</text:p>
          </table:table-cell>
          <table:table-cell table:formula="of:=[.C15]-[.C14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818" calcext:value-type="float">
            <text:p>8818</text:p>
          </table:table-cell>
          <table:table-cell office:value-type="float" office:value="349.331848" calcext:value-type="float">
            <text:p>349.331848</text:p>
          </table:table-cell>
          <table:table-cell office:value-type="float" office:value="349.315918" calcext:value-type="float">
            <text:p>349.315918</text:p>
          </table:table-cell>
          <table:table-cell office:value-type="float" office:value="12.32177" calcext:value-type="float">
            <text:p>12.32177</text:p>
          </table:table-cell>
          <table:table-cell table:formula="of:=[.C16]-[.C15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932" calcext:value-type="float">
            <text:p>8932</text:p>
          </table:table-cell>
          <table:table-cell office:value-type="float" office:value="349.309998" calcext:value-type="float">
            <text:p>349.309998</text:p>
          </table:table-cell>
          <table:table-cell office:value-type="float" office:value="349.172729" calcext:value-type="float">
            <text:p>349.172729</text:p>
          </table:table-cell>
          <table:table-cell office:value-type="float" office:value="12.316719" calcext:value-type="float">
            <text:p>12.316719</text:p>
          </table:table-cell>
          <table:table-cell table:formula="of:=[.C17]-[.C16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045" calcext:value-type="float">
            <text:p>9045</text:p>
          </table:table-cell>
          <table:table-cell office:value-type="float" office:value="349.316833" calcext:value-type="float">
            <text:p>349.316833</text:p>
          </table:table-cell>
          <table:table-cell office:value-type="float" office:value="349.381805" calcext:value-type="float">
            <text:p>349.381805</text:p>
          </table:table-cell>
          <table:table-cell office:value-type="float" office:value="12.324094" calcext:value-type="float">
            <text:p>12.324094</text:p>
          </table:table-cell>
          <table:table-cell table:formula="of:=[.C18]-[.C17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159" calcext:value-type="float">
            <text:p>9159</text:p>
          </table:table-cell>
          <table:table-cell office:value-type="float" office:value="349.297729" calcext:value-type="float">
            <text:p>349.297729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12.322411" calcext:value-type="float">
            <text:p>12.322411</text:p>
          </table:table-cell>
          <table:table-cell table:formula="of:=[.C19]-[.C18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273" calcext:value-type="float">
            <text:p>9273</text:p>
          </table:table-cell>
          <table:table-cell office:value-type="float" office:value="349.305481" calcext:value-type="float">
            <text:p>349.305481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12.32201" calcext:value-type="float">
            <text:p>12.32201</text:p>
          </table:table-cell>
          <table:table-cell table:formula="of:=[.C20]-[.C19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387" calcext:value-type="float">
            <text:p>9387</text:p>
          </table:table-cell>
          <table:table-cell office:value-type="float" office:value="349.298187" calcext:value-type="float">
            <text:p>349.298187</text:p>
          </table:table-cell>
          <table:table-cell office:value-type="float" office:value="349.279541" calcext:value-type="float">
            <text:p>349.279541</text:p>
          </table:table-cell>
          <table:table-cell office:value-type="float" office:value="12.320486" calcext:value-type="float">
            <text:p>12.320486</text:p>
          </table:table-cell>
          <table:table-cell table:formula="of:=[.C21]-[.C20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501" calcext:value-type="float">
            <text:p>9501</text:p>
          </table:table-cell>
          <table:table-cell office:value-type="float" office:value="349.335907" calcext:value-type="float">
            <text:p>349.335907</text:p>
          </table:table-cell>
          <table:table-cell office:value-type="float" office:value="349.361359" calcext:value-type="float">
            <text:p>349.361359</text:p>
          </table:table-cell>
          <table:table-cell office:value-type="float" office:value="12.323373" calcext:value-type="float">
            <text:p>12.323373</text:p>
          </table:table-cell>
          <table:table-cell table:formula="of:=[.C22]-[.C21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615" calcext:value-type="float">
            <text:p>9615</text:p>
          </table:table-cell>
          <table:table-cell office:value-type="float" office:value="349.340454" calcext:value-type="float">
            <text:p>349.340454</text:p>
          </table:table-cell>
          <table:table-cell office:value-type="float" office:value="349.404541" calcext:value-type="float">
            <text:p>349.404541</text:p>
          </table:table-cell>
          <table:table-cell office:value-type="float" office:value="12.324896" calcext:value-type="float">
            <text:p>12.324896</text:p>
          </table:table-cell>
          <table:table-cell table:formula="of:=[.C23]-[.C22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728" calcext:value-type="float">
            <text:p>9728</text:p>
          </table:table-cell>
          <table:table-cell office:value-type="float" office:value="349.34137" calcext:value-type="float">
            <text:p>349.34137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12.322571" calcext:value-type="float">
            <text:p>12.322571</text:p>
          </table:table-cell>
          <table:table-cell table:formula="of:=[.C24]-[.C23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842" calcext:value-type="float">
            <text:p>9842</text:p>
          </table:table-cell>
          <table:table-cell office:value-type="float" office:value="349.34137" calcext:value-type="float">
            <text:p>349.34137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12.32201" calcext:value-type="float">
            <text:p>12.32201</text:p>
          </table:table-cell>
          <table:table-cell table:formula="of:=[.C25]-[.C24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956" calcext:value-type="float">
            <text:p>9956</text:p>
          </table:table-cell>
          <table:table-cell office:value-type="float" office:value="349.35318" calcext:value-type="float">
            <text:p>349.35318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12.322571" calcext:value-type="float">
            <text:p>12.322571</text:p>
          </table:table-cell>
          <table:table-cell table:formula="of:=[.C26]-[.C25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70" calcext:value-type="float">
            <text:p>10070</text:p>
          </table:table-cell>
          <table:table-cell office:value-type="float" office:value="349.344543" calcext:value-type="float">
            <text:p>349.344543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12.32185" calcext:value-type="float">
            <text:p>12.32185</text:p>
          </table:table-cell>
          <table:table-cell table:formula="of:=[.C27]-[.C26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184" calcext:value-type="float">
            <text:p>10184</text:p>
          </table:table-cell>
          <table:table-cell office:value-type="float" office:value="349.318634" calcext:value-type="float">
            <text:p>349.318634</text:p>
          </table:table-cell>
          <table:table-cell office:value-type="float" office:value="349.274994" calcext:value-type="float">
            <text:p>349.274994</text:p>
          </table:table-cell>
          <table:table-cell office:value-type="float" office:value="12.320326" calcext:value-type="float">
            <text:p>12.320326</text:p>
          </table:table-cell>
          <table:table-cell table:formula="of:=[.C28]-[.C27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297" calcext:value-type="float">
            <text:p>10297</text:p>
          </table:table-cell>
          <table:table-cell office:value-type="float" office:value="349.295471" calcext:value-type="float">
            <text:p>349.295471</text:p>
          </table:table-cell>
          <table:table-cell office:value-type="float" office:value="349.222717" calcext:value-type="float">
            <text:p>349.222717</text:p>
          </table:table-cell>
          <table:table-cell office:value-type="float" office:value="12.318482" calcext:value-type="float">
            <text:p>12.318482</text:p>
          </table:table-cell>
          <table:table-cell table:formula="of:=[.C29]-[.C28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411" calcext:value-type="float">
            <text:p>10411</text:p>
          </table:table-cell>
          <table:table-cell office:value-type="float" office:value="349.305908" calcext:value-type="float">
            <text:p>349.305908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12.323853" calcext:value-type="float">
            <text:p>12.323853</text:p>
          </table:table-cell>
          <table:table-cell table:formula="of:=[.C30]-[.C29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525" calcext:value-type="float">
            <text:p>10525</text:p>
          </table:table-cell>
          <table:table-cell office:value-type="float" office:value="349.330902" calcext:value-type="float">
            <text:p>349.330902</text:p>
          </table:table-cell>
          <table:table-cell office:value-type="float" office:value="349.463623" calcext:value-type="float">
            <text:p>349.463623</text:p>
          </table:table-cell>
          <table:table-cell office:value-type="float" office:value="12.32698" calcext:value-type="float">
            <text:p>12.32698</text:p>
          </table:table-cell>
          <table:table-cell table:formula="of:=[.C31]-[.C30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639" calcext:value-type="float">
            <text:p>10639</text:p>
          </table:table-cell>
          <table:table-cell office:value-type="float" office:value="349.335022" calcext:value-type="float">
            <text:p>349.335022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12.322571" calcext:value-type="float">
            <text:p>12.322571</text:p>
          </table:table-cell>
          <table:table-cell table:formula="of:=[.C32]-[.C31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753" calcext:value-type="float">
            <text:p>10753</text:p>
          </table:table-cell>
          <table:table-cell office:value-type="float" office:value="349.355896" calcext:value-type="float">
            <text:p>349.355896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12.324014" calcext:value-type="float">
            <text:p>12.324014</text:p>
          </table:table-cell>
          <table:table-cell table:formula="of:=[.C33]-[.C32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867" calcext:value-type="float">
            <text:p>10867</text:p>
          </table:table-cell>
          <table:table-cell office:value-type="float" office:value="349.394531" calcext:value-type="float">
            <text:p>349.394531</text:p>
          </table:table-cell>
          <table:table-cell office:value-type="float" office:value="349.415924" calcext:value-type="float">
            <text:p>349.415924</text:p>
          </table:table-cell>
          <table:table-cell office:value-type="float" office:value="12.325297" calcext:value-type="float">
            <text:p>12.325297</text:p>
          </table:table-cell>
          <table:table-cell table:formula="of:=[.C34]-[.C33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980" calcext:value-type="float">
            <text:p>10980</text:p>
          </table:table-cell>
          <table:table-cell office:value-type="float" office:value="349.390442" calcext:value-type="float">
            <text:p>349.390442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12.323133" calcext:value-type="float">
            <text:p>12.323133</text:p>
          </table:table-cell>
          <table:table-cell table:formula="of:=[.C35]-[.C34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094" calcext:value-type="float">
            <text:p>11094</text:p>
          </table:table-cell>
          <table:table-cell office:value-type="float" office:value="349.371826" calcext:value-type="float">
            <text:p>349.371826</text:p>
          </table:table-cell>
          <table:table-cell office:value-type="float" office:value="349.370453" calcext:value-type="float">
            <text:p>349.370453</text:p>
          </table:table-cell>
          <table:table-cell office:value-type="float" office:value="12.323693" calcext:value-type="float">
            <text:p>12.323693</text:p>
          </table:table-cell>
          <table:table-cell table:formula="of:=[.C36]-[.C35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208" calcext:value-type="float">
            <text:p>11208</text:p>
          </table:table-cell>
          <table:table-cell office:value-type="float" office:value="349.367737" calcext:value-type="float">
            <text:p>349.367737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12.32185" calcext:value-type="float">
            <text:p>12.32185</text:p>
          </table:table-cell>
          <table:table-cell table:formula="of:=[.C37]-[.C36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322" calcext:value-type="float">
            <text:p>11322</text:p>
          </table:table-cell>
          <table:table-cell office:value-type="float" office:value="349.36908" calcext:value-type="float">
            <text:p>349.36908</text:p>
          </table:table-cell>
          <table:table-cell office:value-type="float" office:value="349.386353" calcext:value-type="float">
            <text:p>349.386353</text:p>
          </table:table-cell>
          <table:table-cell office:value-type="float" office:value="12.324254" calcext:value-type="float">
            <text:p>12.324254</text:p>
          </table:table-cell>
          <table:table-cell table:formula="of:=[.C38]-[.C37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436" calcext:value-type="float">
            <text:p>11436</text:p>
          </table:table-cell>
          <table:table-cell office:value-type="float" office:value="349.346344" calcext:value-type="float">
            <text:p>349.346344</text:p>
          </table:table-cell>
          <table:table-cell office:value-type="float" office:value="349.302277" calcext:value-type="float">
            <text:p>349.302277</text:p>
          </table:table-cell>
          <table:table-cell office:value-type="float" office:value="12.321288" calcext:value-type="float">
            <text:p>12.321288</text:p>
          </table:table-cell>
          <table:table-cell table:formula="of:=[.C39]-[.C38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549" calcext:value-type="float">
            <text:p>11549</text:p>
          </table:table-cell>
          <table:table-cell office:value-type="float" office:value="349.340881" calcext:value-type="float">
            <text:p>349.340881</text:p>
          </table:table-cell>
          <table:table-cell office:value-type="float" office:value="349.327271" calcext:value-type="float">
            <text:p>349.327271</text:p>
          </table:table-cell>
          <table:table-cell office:value-type="float" office:value="12.32217" calcext:value-type="float">
            <text:p>12.32217</text:p>
          </table:table-cell>
          <table:table-cell table:formula="of:=[.C40]-[.C39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663" calcext:value-type="float">
            <text:p>11663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349.200012" calcext:value-type="float">
            <text:p>349.200012</text:p>
          </table:table-cell>
          <table:table-cell office:value-type="float" office:value="12.317681" calcext:value-type="float">
            <text:p>12.317681</text:p>
          </table:table-cell>
          <table:table-cell table:formula="of:=[.C41]-[.C40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777" calcext:value-type="float">
            <text:p>11777</text:p>
          </table:table-cell>
          <table:table-cell office:value-type="float" office:value="349.316833" calcext:value-type="float">
            <text:p>349.316833</text:p>
          </table:table-cell>
          <table:table-cell office:value-type="float" office:value="349.368195" calcext:value-type="float">
            <text:p>349.368195</text:p>
          </table:table-cell>
          <table:table-cell office:value-type="float" office:value="12.323614" calcext:value-type="float">
            <text:p>12.323614</text:p>
          </table:table-cell>
          <table:table-cell table:formula="of:=[.C42]-[.C41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891" calcext:value-type="float">
            <text:p>11891</text:p>
          </table:table-cell>
          <table:table-cell office:value-type="float" office:value="349.307739" calcext:value-type="float">
            <text:p>349.307739</text:p>
          </table:table-cell>
          <table:table-cell office:value-type="float" office:value="349.340912" calcext:value-type="float">
            <text:p>349.340912</text:p>
          </table:table-cell>
          <table:table-cell office:value-type="float" office:value="12.322651" calcext:value-type="float">
            <text:p>12.322651</text:p>
          </table:table-cell>
          <table:table-cell table:formula="of:=[.C43]-[.C42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005" calcext:value-type="float">
            <text:p>12005</text:p>
          </table:table-cell>
          <table:table-cell office:value-type="float" office:value="349.286377" calcext:value-type="float">
            <text:p>349.286377</text:p>
          </table:table-cell>
          <table:table-cell office:value-type="float" office:value="349.195465" calcext:value-type="float">
            <text:p>349.195465</text:p>
          </table:table-cell>
          <table:table-cell office:value-type="float" office:value="12.317521" calcext:value-type="float">
            <text:p>12.317521</text:p>
          </table:table-cell>
          <table:table-cell table:formula="of:=[.C44]-[.C43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119" calcext:value-type="float">
            <text:p>12119</text:p>
          </table:table-cell>
          <table:table-cell office:value-type="float" office:value="349.260468" calcext:value-type="float">
            <text:p>349.260468</text:p>
          </table:table-cell>
          <table:table-cell office:value-type="float" office:value="349.197723" calcext:value-type="float">
            <text:p>349.197723</text:p>
          </table:table-cell>
          <table:table-cell office:value-type="float" office:value="12.3176" calcext:value-type="float">
            <text:p>12.3176</text:p>
          </table:table-cell>
          <table:table-cell table:formula="of:=[.C45]-[.C44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232" calcext:value-type="float">
            <text:p>12232</text:p>
          </table:table-cell>
          <table:table-cell office:value-type="float" office:value="349.274109" calcext:value-type="float">
            <text:p>349.274109</text:p>
          </table:table-cell>
          <table:table-cell office:value-type="float" office:value="349.268188" calcext:value-type="float">
            <text:p>349.268188</text:p>
          </table:table-cell>
          <table:table-cell office:value-type="float" office:value="12.320086" calcext:value-type="float">
            <text:p>12.320086</text:p>
          </table:table-cell>
          <table:table-cell table:formula="of:=[.C46]-[.C45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346" calcext:value-type="float">
            <text:p>12346</text:p>
          </table:table-cell>
          <table:table-cell office:value-type="float" office:value="349.261383" calcext:value-type="float">
            <text:p>349.261383</text:p>
          </table:table-cell>
          <table:table-cell office:value-type="float" office:value="349.304535" calcext:value-type="float">
            <text:p>349.304535</text:p>
          </table:table-cell>
          <table:table-cell office:value-type="float" office:value="12.321368" calcext:value-type="float">
            <text:p>12.321368</text:p>
          </table:table-cell>
          <table:table-cell table:formula="of:=[.C47]-[.C46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460" calcext:value-type="float">
            <text:p>12460</text:p>
          </table:table-cell>
          <table:table-cell office:value-type="float" office:value="349.264557" calcext:value-type="float">
            <text:p>349.264557</text:p>
          </table:table-cell>
          <table:table-cell office:value-type="float" office:value="349.356812" calcext:value-type="float">
            <text:p>349.356812</text:p>
          </table:table-cell>
          <table:table-cell office:value-type="float" office:value="12.323213" calcext:value-type="float">
            <text:p>12.323213</text:p>
          </table:table-cell>
          <table:table-cell table:formula="of:=[.C48]-[.C47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574" calcext:value-type="float">
            <text:p>12574</text:p>
          </table:table-cell>
          <table:table-cell office:value-type="float" office:value="349.297302" calcext:value-type="float">
            <text:p>349.297302</text:p>
          </table:table-cell>
          <table:table-cell office:value-type="float" office:value="349.3591" calcext:value-type="float">
            <text:p>349.3591</text:p>
          </table:table-cell>
          <table:table-cell office:value-type="float" office:value="12.323293" calcext:value-type="float">
            <text:p>12.323293</text:p>
          </table:table-cell>
          <table:table-cell table:formula="of:=[.C49]-[.C48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688" calcext:value-type="float">
            <text:p>12688</text:p>
          </table:table-cell>
          <table:table-cell office:value-type="float" office:value="349.299561" calcext:value-type="float">
            <text:p>349.299561</text:p>
          </table:table-cell>
          <table:table-cell office:value-type="float" office:value="349.209076" calcext:value-type="float">
            <text:p>349.209076</text:p>
          </table:table-cell>
          <table:table-cell office:value-type="float" office:value="12.318001" calcext:value-type="float">
            <text:p>12.318001</text:p>
          </table:table-cell>
          <table:table-cell table:formula="of:=[.C50]-[.C49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801" calcext:value-type="float">
            <text:p>12801</text:p>
          </table:table-cell>
          <table:table-cell office:value-type="float" office:value="349.308167" calcext:value-type="float">
            <text:p>349.308167</text:p>
          </table:table-cell>
          <table:table-cell office:value-type="float" office:value="349.311371" calcext:value-type="float">
            <text:p>349.311371</text:p>
          </table:table-cell>
          <table:table-cell office:value-type="float" office:value="12.321609" calcext:value-type="float">
            <text:p>12.321609</text:p>
          </table:table-cell>
          <table:table-cell table:formula="of:=[.C51]-[.C50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915" calcext:value-type="float">
            <text:p>12915</text:p>
          </table:table-cell>
          <table:table-cell office:value-type="float" office:value="349.287292" calcext:value-type="float">
            <text:p>349.287292</text:p>
          </table:table-cell>
          <table:table-cell office:value-type="float" office:value="349.200012" calcext:value-type="float">
            <text:p>349.200012</text:p>
          </table:table-cell>
          <table:table-cell office:value-type="float" office:value="12.317681" calcext:value-type="float">
            <text:p>12.317681</text:p>
          </table:table-cell>
          <table:table-cell table:formula="of:=[.C52]-[.C51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029" calcext:value-type="float">
            <text:p>13029</text:p>
          </table:table-cell>
          <table:table-cell office:value-type="float" office:value="349.263641" calcext:value-type="float">
            <text:p>349.263641</text:p>
          </table:table-cell>
          <table:table-cell office:value-type="float" office:value="349.238647" calcext:value-type="float">
            <text:p>349.238647</text:p>
          </table:table-cell>
          <table:table-cell office:value-type="float" office:value="12.319044" calcext:value-type="float">
            <text:p>12.319044</text:p>
          </table:table-cell>
          <table:table-cell table:formula="of:=[.C53]-[.C52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143" calcext:value-type="float">
            <text:p>13143</text:p>
          </table:table-cell>
          <table:table-cell office:value-type="float" office:value="349.227722" calcext:value-type="float">
            <text:p>349.227722</text:p>
          </table:table-cell>
          <table:table-cell office:value-type="float" office:value="349.179535" calcext:value-type="float">
            <text:p>349.179535</text:p>
          </table:table-cell>
          <table:table-cell office:value-type="float" office:value="12.316959" calcext:value-type="float">
            <text:p>12.316959</text:p>
          </table:table-cell>
          <table:table-cell table:formula="of:=[.C54]-[.C53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257" calcext:value-type="float">
            <text:p>13257</text:p>
          </table:table-cell>
          <table:table-cell office:value-type="float" office:value="349.26593" calcext:value-type="float">
            <text:p>349.26593</text:p>
          </table:table-cell>
          <table:table-cell office:value-type="float" office:value="349.399994" calcext:value-type="float">
            <text:p>349.399994</text:p>
          </table:table-cell>
          <table:table-cell office:value-type="float" office:value="12.324736" calcext:value-type="float">
            <text:p>12.324736</text:p>
          </table:table-cell>
          <table:table-cell table:formula="of:=[.C55]-[.C54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371" calcext:value-type="float">
            <text:p>13371</text:p>
          </table:table-cell>
          <table:table-cell office:value-type="float" office:value="349.26001" calcext:value-type="float">
            <text:p>349.26001</text:p>
          </table:table-cell>
          <table:table-cell office:value-type="float" office:value="349.28183" calcext:value-type="float">
            <text:p>349.28183</text:p>
          </table:table-cell>
          <table:table-cell office:value-type="float" office:value="12.320567" calcext:value-type="float">
            <text:p>12.320567</text:p>
          </table:table-cell>
          <table:table-cell table:formula="of:=[.C56]-[.C55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484" calcext:value-type="float">
            <text:p>13484</text:p>
          </table:table-cell>
          <table:table-cell office:value-type="float" office:value="349.292755" calcext:value-type="float">
            <text:p>349.292755</text:p>
          </table:table-cell>
          <table:table-cell office:value-type="float" office:value="349.363647" calcext:value-type="float">
            <text:p>349.363647</text:p>
          </table:table-cell>
          <table:table-cell office:value-type="float" office:value="12.323453" calcext:value-type="float">
            <text:p>12.323453</text:p>
          </table:table-cell>
          <table:table-cell table:formula="of:=[.C57]-[.C56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598" calcext:value-type="float">
            <text:p>13598</text:p>
          </table:table-cell>
          <table:table-cell office:value-type="float" office:value="349.327301" calcext:value-type="float">
            <text:p>349.327301</text:p>
          </table:table-cell>
          <table:table-cell office:value-type="float" office:value="349.411377" calcext:value-type="float">
            <text:p>349.411377</text:p>
          </table:table-cell>
          <table:table-cell office:value-type="float" office:value="12.325137" calcext:value-type="float">
            <text:p>12.325137</text:p>
          </table:table-cell>
          <table:table-cell table:formula="of:=[.C58]-[.C57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712" calcext:value-type="float">
            <text:p>13712</text:p>
          </table:table-cell>
          <table:table-cell office:value-type="float" office:value="349.344543" calcext:value-type="float">
            <text:p>349.344543</text:p>
          </table:table-cell>
          <table:table-cell office:value-type="float" office:value="349.2659" calcext:value-type="float">
            <text:p>349.2659</text:p>
          </table:table-cell>
          <table:table-cell office:value-type="float" office:value="12.320005" calcext:value-type="float">
            <text:p>12.320005</text:p>
          </table:table-cell>
          <table:table-cell table:formula="of:=[.C59]-[.C58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826" calcext:value-type="float">
            <text:p>13826</text:p>
          </table:table-cell>
          <table:table-cell office:value-type="float" office:value="349.307281" calcext:value-type="float">
            <text:p>349.307281</text:p>
          </table:table-cell>
          <table:table-cell office:value-type="float" office:value="349.213623" calcext:value-type="float">
            <text:p>349.213623</text:p>
          </table:table-cell>
          <table:table-cell office:value-type="float" office:value="12.318161" calcext:value-type="float">
            <text:p>12.318161</text:p>
          </table:table-cell>
          <table:table-cell table:formula="of:=[.C60]-[.C59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940" calcext:value-type="float">
            <text:p>13940</text:p>
          </table:table-cell>
          <table:table-cell office:value-type="float" office:value="349.301361" calcext:value-type="float">
            <text:p>349.301361</text:p>
          </table:table-cell>
          <table:table-cell office:value-type="float" office:value="349.252258" calcext:value-type="float">
            <text:p>349.252258</text:p>
          </table:table-cell>
          <table:table-cell office:value-type="float" office:value="12.319524" calcext:value-type="float">
            <text:p>12.319524</text:p>
          </table:table-cell>
          <table:table-cell table:formula="of:=[.C61]-[.C60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053" calcext:value-type="float">
            <text:p>14053</text:p>
          </table:table-cell>
          <table:table-cell office:value-type="float" office:value="349.2659" calcext:value-type="float">
            <text:p>349.2659</text:p>
          </table:table-cell>
          <table:table-cell office:value-type="float" office:value="349.186371" calcext:value-type="float">
            <text:p>349.186371</text:p>
          </table:table-cell>
          <table:table-cell office:value-type="float" office:value="12.3172" calcext:value-type="float">
            <text:p>12.3172</text:p>
          </table:table-cell>
          <table:table-cell table:formula="of:=[.C62]-[.C61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167" calcext:value-type="float">
            <text:p>14167</text:p>
          </table:table-cell>
          <table:table-cell office:value-type="float" office:value="349.270905" calcext:value-type="float">
            <text:p>349.270905</text:p>
          </table:table-cell>
          <table:table-cell office:value-type="float" office:value="349.436371" calcext:value-type="float">
            <text:p>349.436371</text:p>
          </table:table-cell>
          <table:table-cell office:value-type="float" office:value="12.326018" calcext:value-type="float">
            <text:p>12.326018</text:p>
          </table:table-cell>
          <table:table-cell table:formula="of:=[.C63]-[.C62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81" calcext:value-type="float">
            <text:p>14281</text:p>
          </table:table-cell>
          <table:table-cell office:value-type="float" office:value="349.256348" calcext:value-type="float">
            <text:p>349.256348</text:p>
          </table:table-cell>
          <table:table-cell office:value-type="float" office:value="349.193176" calcext:value-type="float">
            <text:p>349.193176</text:p>
          </table:table-cell>
          <table:table-cell office:value-type="float" office:value="12.31744" calcext:value-type="float">
            <text:p>12.31744</text:p>
          </table:table-cell>
          <table:table-cell table:formula="of:=[.C64]-[.C63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395" calcext:value-type="float">
            <text:p>14395</text:p>
          </table:table-cell>
          <table:table-cell office:value-type="float" office:value="349.243622" calcext:value-type="float">
            <text:p>349.243622</text:p>
          </table:table-cell>
          <table:table-cell office:value-type="float" office:value="349.149994" calcext:value-type="float">
            <text:p>349.149994</text:p>
          </table:table-cell>
          <table:table-cell office:value-type="float" office:value="12.315917" calcext:value-type="float">
            <text:p>12.315917</text:p>
          </table:table-cell>
          <table:table-cell table:formula="of:=[.C65]-[.C64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509" calcext:value-type="float">
            <text:p>14509</text:p>
          </table:table-cell>
          <table:table-cell office:value-type="float" office:value="349.225464" calcext:value-type="float">
            <text:p>349.225464</text:p>
          </table:table-cell>
          <table:table-cell office:value-type="float" office:value="349.161377" calcext:value-type="float">
            <text:p>349.161377</text:p>
          </table:table-cell>
          <table:table-cell office:value-type="float" office:value="12.316319" calcext:value-type="float">
            <text:p>12.316319</text:p>
          </table:table-cell>
          <table:table-cell table:formula="of:=[.C66]-[.C65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623" calcext:value-type="float">
            <text:p>14623</text:p>
          </table:table-cell>
          <table:table-cell office:value-type="float" office:value="349.2341" calcext:value-type="float">
            <text:p>349.2341</text:p>
          </table:table-cell>
          <table:table-cell office:value-type="float" office:value="349.229553" calcext:value-type="float">
            <text:p>349.229553</text:p>
          </table:table-cell>
          <table:table-cell office:value-type="float" office:value="12.318724" calcext:value-type="float">
            <text:p>12.318724</text:p>
          </table:table-cell>
          <table:table-cell table:formula="of:=[.C67]-[.C66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736" calcext:value-type="float">
            <text:p>14736</text:p>
          </table:table-cell>
          <table:table-cell office:value-type="float" office:value="349.217743" calcext:value-type="float">
            <text:p>349.217743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12.323133" calcext:value-type="float">
            <text:p>12.323133</text:p>
          </table:table-cell>
          <table:table-cell table:formula="of:=[.C68]-[.C67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850" calcext:value-type="float">
            <text:p>14850</text:p>
          </table:table-cell>
          <table:table-cell office:value-type="float" office:value="349.257263" calcext:value-type="float">
            <text:p>349.257263</text:p>
          </table:table-cell>
          <table:table-cell office:value-type="float" office:value="349.3909" calcext:value-type="float">
            <text:p>349.3909</text:p>
          </table:table-cell>
          <table:table-cell office:value-type="float" office:value="12.324414" calcext:value-type="float">
            <text:p>12.324414</text:p>
          </table:table-cell>
          <table:table-cell table:formula="of:=[.C69]-[.C68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964" calcext:value-type="float">
            <text:p>14964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12.321449" calcext:value-type="float">
            <text:p>12.321449</text:p>
          </table:table-cell>
          <table:table-cell table:formula="of:=[.C70]-[.C69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078" calcext:value-type="float">
            <text:p>15078</text:p>
          </table:table-cell>
          <table:table-cell office:value-type="float" office:value="349.302307" calcext:value-type="float">
            <text:p>349.302307</text:p>
          </table:table-cell>
          <table:table-cell office:value-type="float" office:value="349.229553" calcext:value-type="float">
            <text:p>349.229553</text:p>
          </table:table-cell>
          <table:table-cell office:value-type="float" office:value="12.318724" calcext:value-type="float">
            <text:p>12.318724</text:p>
          </table:table-cell>
          <table:table-cell table:formula="of:=[.C71]-[.C70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192" calcext:value-type="float">
            <text:p>15192</text:p>
          </table:table-cell>
          <table:table-cell office:value-type="float" office:value="349.286377" calcext:value-type="float">
            <text:p>349.286377</text:p>
          </table:table-cell>
          <table:table-cell office:value-type="float" office:value="349.149994" calcext:value-type="float">
            <text:p>349.149994</text:p>
          </table:table-cell>
          <table:table-cell office:value-type="float" office:value="12.315917" calcext:value-type="float">
            <text:p>12.315917</text:p>
          </table:table-cell>
          <table:table-cell table:formula="of:=[.C72]-[.C71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305" calcext:value-type="float">
            <text:p>15305</text:p>
          </table:table-cell>
          <table:table-cell office:value-type="float" office:value="349.285889" calcext:value-type="float">
            <text:p>349.285889</text:p>
          </table:table-cell>
          <table:table-cell office:value-type="float" office:value="349.352264" calcext:value-type="float">
            <text:p>349.352264</text:p>
          </table:table-cell>
          <table:table-cell office:value-type="float" office:value="12.323051" calcext:value-type="float">
            <text:p>12.323051</text:p>
          </table:table-cell>
          <table:table-cell table:formula="of:=[.C73]-[.C72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419" calcext:value-type="float">
            <text:p>15419</text:p>
          </table:table-cell>
          <table:table-cell office:value-type="float" office:value="349.27594" calcext:value-type="float">
            <text:p>349.27594</text:p>
          </table:table-cell>
          <table:table-cell office:value-type="float" office:value="349.340912" calcext:value-type="float">
            <text:p>349.340912</text:p>
          </table:table-cell>
          <table:table-cell office:value-type="float" office:value="12.322651" calcext:value-type="float">
            <text:p>12.322651</text:p>
          </table:table-cell>
          <table:table-cell table:formula="of:=[.C74]-[.C73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533" calcext:value-type="float">
            <text:p>15533</text:p>
          </table:table-cell>
          <table:table-cell office:value-type="float" office:value="349.270447" calcext:value-type="float">
            <text:p>349.270447</text:p>
          </table:table-cell>
          <table:table-cell office:value-type="float" office:value="349.279541" calcext:value-type="float">
            <text:p>349.279541</text:p>
          </table:table-cell>
          <table:table-cell office:value-type="float" office:value="12.320486" calcext:value-type="float">
            <text:p>12.320486</text:p>
          </table:table-cell>
          <table:table-cell table:formula="of:=[.C75]-[.C74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647" calcext:value-type="float">
            <text:p>15647</text:p>
          </table:table-cell>
          <table:table-cell office:value-type="float" office:value="349.274994" calcext:value-type="float">
            <text:p>349.274994</text:p>
          </table:table-cell>
          <table:table-cell office:value-type="float" office:value="349.252258" calcext:value-type="float">
            <text:p>349.252258</text:p>
          </table:table-cell>
          <table:table-cell office:value-type="float" office:value="12.319524" calcext:value-type="float">
            <text:p>12.319524</text:p>
          </table:table-cell>
          <table:table-cell table:formula="of:=[.C76]-[.C75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761" calcext:value-type="float">
            <text:p>15761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349.21817" calcext:value-type="float">
            <text:p>349.21817</text:p>
          </table:table-cell>
          <table:table-cell office:value-type="float" office:value="12.318322" calcext:value-type="float">
            <text:p>12.318322</text:p>
          </table:table-cell>
          <table:table-cell table:formula="of:=[.C77]-[.C76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875" calcext:value-type="float">
            <text:p>15875</text:p>
          </table:table-cell>
          <table:table-cell office:value-type="float" office:value="349.271362" calcext:value-type="float">
            <text:p>349.271362</text:p>
          </table:table-cell>
          <table:table-cell office:value-type="float" office:value="349.2659" calcext:value-type="float">
            <text:p>349.2659</text:p>
          </table:table-cell>
          <table:table-cell office:value-type="float" office:value="12.320005" calcext:value-type="float">
            <text:p>12.320005</text:p>
          </table:table-cell>
          <table:table-cell table:formula="of:=[.C78]-[.C77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988" calcext:value-type="float">
            <text:p>15988</text:p>
          </table:table-cell>
          <table:table-cell office:value-type="float" office:value="349.278625" calcext:value-type="float">
            <text:p>349.278625</text:p>
          </table:table-cell>
          <table:table-cell office:value-type="float" office:value="349.377258" calcext:value-type="float">
            <text:p>349.377258</text:p>
          </table:table-cell>
          <table:table-cell office:value-type="float" office:value="12.323934" calcext:value-type="float">
            <text:p>12.323934</text:p>
          </table:table-cell>
          <table:table-cell table:formula="of:=[.C79]-[.C78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102" calcext:value-type="float">
            <text:p>16102</text:p>
          </table:table-cell>
          <table:table-cell office:value-type="float" office:value="349.274078" calcext:value-type="float">
            <text:p>349.274078</text:p>
          </table:table-cell>
          <table:table-cell office:value-type="float" office:value="349.256805" calcext:value-type="float">
            <text:p>349.256805</text:p>
          </table:table-cell>
          <table:table-cell office:value-type="float" office:value="12.319685" calcext:value-type="float">
            <text:p>12.319685</text:p>
          </table:table-cell>
          <table:table-cell table:formula="of:=[.C80]-[.C79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216" calcext:value-type="float">
            <text:p>16216</text:p>
          </table:table-cell>
          <table:table-cell office:value-type="float" office:value="349.267273" calcext:value-type="float">
            <text:p>349.267273</text:p>
          </table:table-cell>
          <table:table-cell office:value-type="float" office:value="349.21817" calcext:value-type="float">
            <text:p>349.21817</text:p>
          </table:table-cell>
          <table:table-cell office:value-type="float" office:value="12.318322" calcext:value-type="float">
            <text:p>12.318322</text:p>
          </table:table-cell>
          <table:table-cell table:formula="of:=[.C81]-[.C80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330" calcext:value-type="float">
            <text:p>16330</text:p>
          </table:table-cell>
          <table:table-cell office:value-type="float" office:value="349.28183" calcext:value-type="float">
            <text:p>349.28183</text:p>
          </table:table-cell>
          <table:table-cell office:value-type="float" office:value="349.290924" calcext:value-type="float">
            <text:p>349.290924</text:p>
          </table:table-cell>
          <table:table-cell office:value-type="float" office:value="12.320889" calcext:value-type="float">
            <text:p>12.320889</text:p>
          </table:table-cell>
          <table:table-cell table:formula="of:=[.C82]-[.C81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444" calcext:value-type="float">
            <text:p>16444</text:p>
          </table:table-cell>
          <table:table-cell office:value-type="float" office:value="349.285461" calcext:value-type="float">
            <text:p>349.285461</text:p>
          </table:table-cell>
          <table:table-cell office:value-type="float" office:value="349.284088" calcext:value-type="float">
            <text:p>349.284088</text:p>
          </table:table-cell>
          <table:table-cell office:value-type="float" office:value="12.320647" calcext:value-type="float">
            <text:p>12.320647</text:p>
          </table:table-cell>
          <table:table-cell table:formula="of:=[.C83]-[.C82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558" calcext:value-type="float">
            <text:p>16558</text:p>
          </table:table-cell>
          <table:table-cell office:value-type="float" office:value="349.285461" calcext:value-type="float">
            <text:p>349.285461</text:p>
          </table:table-cell>
          <table:table-cell office:value-type="float" office:value="349.377258" calcext:value-type="float">
            <text:p>349.377258</text:p>
          </table:table-cell>
          <table:table-cell office:value-type="float" office:value="12.323934" calcext:value-type="float">
            <text:p>12.323934</text:p>
          </table:table-cell>
          <table:table-cell table:formula="of:=[.C84]-[.C83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671" calcext:value-type="float">
            <text:p>16671</text:p>
          </table:table-cell>
          <table:table-cell office:value-type="float" office:value="349.264984" calcext:value-type="float">
            <text:p>349.264984</text:p>
          </table:table-cell>
          <table:table-cell office:value-type="float" office:value="349.154541" calcext:value-type="float">
            <text:p>349.154541</text:p>
          </table:table-cell>
          <table:table-cell office:value-type="float" office:value="12.316077" calcext:value-type="float">
            <text:p>12.316077</text:p>
          </table:table-cell>
          <table:table-cell table:formula="of:=[.C85]-[.C84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785" calcext:value-type="float">
            <text:p>16785</text:p>
          </table:table-cell>
          <table:table-cell office:value-type="float" office:value="349.297699" calcext:value-type="float">
            <text:p>349.297699</text:p>
          </table:table-cell>
          <table:table-cell office:value-type="float" office:value="349.381805" calcext:value-type="float">
            <text:p>349.381805</text:p>
          </table:table-cell>
          <table:table-cell office:value-type="float" office:value="12.324094" calcext:value-type="float">
            <text:p>12.324094</text:p>
          </table:table-cell>
          <table:table-cell table:formula="of:=[.C86]-[.C85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899" calcext:value-type="float">
            <text:p>16899</text:p>
          </table:table-cell>
          <table:table-cell office:value-type="float" office:value="349.294098" calcext:value-type="float">
            <text:p>349.294098</text:p>
          </table:table-cell>
          <table:table-cell office:value-type="float" office:value="349.272736" calcext:value-type="float">
            <text:p>349.272736</text:p>
          </table:table-cell>
          <table:table-cell office:value-type="float" office:value="12.320247" calcext:value-type="float">
            <text:p>12.320247</text:p>
          </table:table-cell>
          <table:table-cell table:formula="of:=[.C87]-[.C86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013" calcext:value-type="float">
            <text:p>17013</text:p>
          </table:table-cell>
          <table:table-cell office:value-type="float" office:value="349.311829" calcext:value-type="float">
            <text:p>349.311829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12.323774" calcext:value-type="float">
            <text:p>12.323774</text:p>
          </table:table-cell>
          <table:table-cell table:formula="of:=[.C88]-[.C87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127" calcext:value-type="float">
            <text:p>17127</text:p>
          </table:table-cell>
          <table:table-cell office:value-type="float" office:value="349.301819" calcext:value-type="float">
            <text:p>349.301819</text:p>
          </table:table-cell>
          <table:table-cell office:value-type="float" office:value="349.327271" calcext:value-type="float">
            <text:p>349.327271</text:p>
          </table:table-cell>
          <table:table-cell office:value-type="float" office:value="12.32217" calcext:value-type="float">
            <text:p>12.32217</text:p>
          </table:table-cell>
          <table:table-cell table:formula="of:=[.C89]-[.C88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240" calcext:value-type="float">
            <text:p>17240</text:p>
          </table:table-cell>
          <table:table-cell office:value-type="float" office:value="349.316833" calcext:value-type="float">
            <text:p>349.316833</text:p>
          </table:table-cell>
          <table:table-cell office:value-type="float" office:value="349.229553" calcext:value-type="float">
            <text:p>349.229553</text:p>
          </table:table-cell>
          <table:table-cell office:value-type="float" office:value="12.318724" calcext:value-type="float">
            <text:p>12.318724</text:p>
          </table:table-cell>
          <table:table-cell table:formula="of:=[.C90]-[.C89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354" calcext:value-type="float">
            <text:p>17354</text:p>
          </table:table-cell>
          <table:table-cell office:value-type="float" office:value="349.267731" calcext:value-type="float">
            <text:p>349.267731</text:p>
          </table:table-cell>
          <table:table-cell office:value-type="float" office:value="349.136353" calcext:value-type="float">
            <text:p>349.136353</text:p>
          </table:table-cell>
          <table:table-cell office:value-type="float" office:value="12.315435" calcext:value-type="float">
            <text:p>12.315435</text:p>
          </table:table-cell>
          <table:table-cell table:formula="of:=[.C91]-[.C90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468" calcext:value-type="float">
            <text:p>17468</text:p>
          </table:table-cell>
          <table:table-cell office:value-type="float" office:value="349.26181" calcext:value-type="float">
            <text:p>349.26181</text:p>
          </table:table-cell>
          <table:table-cell office:value-type="float" office:value="349.243195" calcext:value-type="float">
            <text:p>349.243195</text:p>
          </table:table-cell>
          <table:table-cell office:value-type="float" office:value="12.319204" calcext:value-type="float">
            <text:p>12.319204</text:p>
          </table:table-cell>
          <table:table-cell table:formula="of:=[.C92]-[.C91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582" calcext:value-type="float">
            <text:p>17582</text:p>
          </table:table-cell>
          <table:table-cell office:value-type="float" office:value="349.232269" calcext:value-type="float">
            <text:p>349.232269</text:p>
          </table:table-cell>
          <table:table-cell office:value-type="float" office:value="349.225006" calcext:value-type="float">
            <text:p>349.225006</text:p>
          </table:table-cell>
          <table:table-cell office:value-type="float" office:value="12.318563" calcext:value-type="float">
            <text:p>12.318563</text:p>
          </table:table-cell>
          <table:table-cell table:formula="of:=[.C93]-[.C92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696" calcext:value-type="float">
            <text:p>17696</text:p>
          </table:table-cell>
          <table:table-cell office:value-type="float" office:value="349.204987" calcext:value-type="float">
            <text:p>349.204987</text:p>
          </table:table-cell>
          <table:table-cell office:value-type="float" office:value="349.190918" calcext:value-type="float">
            <text:p>349.190918</text:p>
          </table:table-cell>
          <table:table-cell office:value-type="float" office:value="12.317361" calcext:value-type="float">
            <text:p>12.317361</text:p>
          </table:table-cell>
          <table:table-cell table:formula="of:=[.C94]-[.C93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810" calcext:value-type="float">
            <text:p>17810</text:p>
          </table:table-cell>
          <table:table-cell office:value-type="float" office:value="349.214081" calcext:value-type="float">
            <text:p>349.214081</text:p>
          </table:table-cell>
          <table:table-cell office:value-type="float" office:value="349.274994" calcext:value-type="float">
            <text:p>349.274994</text:p>
          </table:table-cell>
          <table:table-cell office:value-type="float" office:value="12.320326" calcext:value-type="float">
            <text:p>12.320326</text:p>
          </table:table-cell>
          <table:table-cell table:formula="of:=[.C95]-[.C94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923" calcext:value-type="float">
            <text:p>17923</text:p>
          </table:table-cell>
          <table:table-cell office:value-type="float" office:value="349.233643" calcext:value-type="float">
            <text:p>349.233643</text:p>
          </table:table-cell>
          <table:table-cell office:value-type="float" office:value="349.2341" calcext:value-type="float">
            <text:p>349.2341</text:p>
          </table:table-cell>
          <table:table-cell office:value-type="float" office:value="12.318884" calcext:value-type="float">
            <text:p>12.318884</text:p>
          </table:table-cell>
          <table:table-cell table:formula="of:=[.C96]-[.C95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037" calcext:value-type="float">
            <text:p>18037</text:p>
          </table:table-cell>
          <table:table-cell office:value-type="float" office:value="349.231842" calcext:value-type="float">
            <text:p>349.231842</text:p>
          </table:table-cell>
          <table:table-cell office:value-type="float" office:value="349.2341" calcext:value-type="float">
            <text:p>349.2341</text:p>
          </table:table-cell>
          <table:table-cell office:value-type="float" office:value="12.318884" calcext:value-type="float">
            <text:p>12.318884</text:p>
          </table:table-cell>
          <table:table-cell table:formula="of:=[.C97]-[.C96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151" calcext:value-type="float">
            <text:p>18151</text:p>
          </table:table-cell>
          <table:table-cell office:value-type="float" office:value="349.269562" calcext:value-type="float">
            <text:p>349.269562</text:p>
          </table:table-cell>
          <table:table-cell office:value-type="float" office:value="349.413635" calcext:value-type="float">
            <text:p>349.413635</text:p>
          </table:table-cell>
          <table:table-cell office:value-type="float" office:value="12.325216" calcext:value-type="float">
            <text:p>12.325216</text:p>
          </table:table-cell>
          <table:table-cell table:formula="of:=[.C98]-[.C97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265" calcext:value-type="float">
            <text:p>18265</text:p>
          </table:table-cell>
          <table:table-cell office:value-type="float" office:value="349.297729" calcext:value-type="float">
            <text:p>349.297729</text:p>
          </table:table-cell>
          <table:table-cell office:value-type="float" office:value="349.331818" calcext:value-type="float">
            <text:p>349.331818</text:p>
          </table:table-cell>
          <table:table-cell office:value-type="float" office:value="12.32233" calcext:value-type="float">
            <text:p>12.32233</text:p>
          </table:table-cell>
          <table:table-cell table:formula="of:=[.C99]-[.C98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379" calcext:value-type="float">
            <text:p>18379</text:p>
          </table:table-cell>
          <table:table-cell office:value-type="float" office:value="349.296814" calcext:value-type="float">
            <text:p>349.296814</text:p>
          </table:table-cell>
          <table:table-cell office:value-type="float" office:value="349.270447" calcext:value-type="float">
            <text:p>349.270447</text:p>
          </table:table-cell>
          <table:table-cell office:value-type="float" office:value="12.320166" calcext:value-type="float">
            <text:p>12.320166</text:p>
          </table:table-cell>
          <table:table-cell table:formula="of:=[.C100]-[.C99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492" calcext:value-type="float">
            <text:p>18492</text:p>
          </table:table-cell>
          <table:table-cell office:value-type="float" office:value="349.279541" calcext:value-type="float">
            <text:p>349.279541</text:p>
          </table:table-cell>
          <table:table-cell office:value-type="float" office:value="349.147736" calcext:value-type="float">
            <text:p>349.147736</text:p>
          </table:table-cell>
          <table:table-cell office:value-type="float" office:value="12.315837" calcext:value-type="float">
            <text:p>12.315837</text:p>
          </table:table-cell>
          <table:table-cell table:formula="of:=[.C101]-[.C100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606" calcext:value-type="float">
            <text:p>18606</text:p>
          </table:table-cell>
          <table:table-cell office:value-type="float" office:value="349.292297" calcext:value-type="float">
            <text:p>349.292297</text:p>
          </table:table-cell>
          <table:table-cell office:value-type="float" office:value="349.297729" calcext:value-type="float">
            <text:p>349.297729</text:p>
          </table:table-cell>
          <table:table-cell office:value-type="float" office:value="12.321128" calcext:value-type="float">
            <text:p>12.321128</text:p>
          </table:table-cell>
          <table:table-cell table:formula="of:=[.C102]-[.C101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720" calcext:value-type="float">
            <text:p>18720</text:p>
          </table:table-cell>
          <table:table-cell office:value-type="float" office:value="349.257263" calcext:value-type="float">
            <text:p>349.257263</text:p>
          </table:table-cell>
          <table:table-cell office:value-type="float" office:value="349.238647" calcext:value-type="float">
            <text:p>349.238647</text:p>
          </table:table-cell>
          <table:table-cell office:value-type="float" office:value="12.319044" calcext:value-type="float">
            <text:p>12.319044</text:p>
          </table:table-cell>
          <table:table-cell table:formula="of:=[.C103]-[.C102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834" calcext:value-type="float">
            <text:p>18834</text:p>
          </table:table-cell>
          <table:table-cell office:value-type="float" office:value="349.259094" calcext:value-type="float">
            <text:p>349.259094</text:p>
          </table:table-cell>
          <table:table-cell office:value-type="float" office:value="349.340912" calcext:value-type="float">
            <text:p>349.340912</text:p>
          </table:table-cell>
          <table:table-cell office:value-type="float" office:value="12.322651" calcext:value-type="float">
            <text:p>12.322651</text:p>
          </table:table-cell>
          <table:table-cell table:formula="of:=[.C104]-[.C103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948" calcext:value-type="float">
            <text:p>18948</text:p>
          </table:table-cell>
          <table:table-cell office:value-type="float" office:value="349.279999" calcext:value-type="float">
            <text:p>349.279999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12.323853" calcext:value-type="float">
            <text:p>12.323853</text:p>
          </table:table-cell>
          <table:table-cell table:formula="of:=[.C105]-[.C104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062" calcext:value-type="float">
            <text:p>19062</text:p>
          </table:table-cell>
          <table:table-cell office:value-type="float" office:value="349.32547" calcext:value-type="float">
            <text:p>349.32547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12.323853" calcext:value-type="float">
            <text:p>12.323853</text:p>
          </table:table-cell>
          <table:table-cell table:formula="of:=[.C106]-[.C105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175" calcext:value-type="float">
            <text:p>19175</text:p>
          </table:table-cell>
          <table:table-cell office:value-type="float" office:value="349.328186" calcext:value-type="float">
            <text:p>349.328186</text:p>
          </table:table-cell>
          <table:table-cell office:value-type="float" office:value="349.311371" calcext:value-type="float">
            <text:p>349.311371</text:p>
          </table:table-cell>
          <table:table-cell office:value-type="float" office:value="12.321609" calcext:value-type="float">
            <text:p>12.321609</text:p>
          </table:table-cell>
          <table:table-cell table:formula="of:=[.C107]-[.C106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289" calcext:value-type="float">
            <text:p>19289</text:p>
          </table:table-cell>
          <table:table-cell office:value-type="float" office:value="349.33728" calcext:value-type="float">
            <text:p>349.33728</text:p>
          </table:table-cell>
          <table:table-cell office:value-type="float" office:value="349.284088" calcext:value-type="float">
            <text:p>349.284088</text:p>
          </table:table-cell>
          <table:table-cell office:value-type="float" office:value="12.320647" calcext:value-type="float">
            <text:p>12.320647</text:p>
          </table:table-cell>
          <table:table-cell table:formula="of:=[.C108]-[.C107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403" calcext:value-type="float">
            <text:p>19403</text:p>
          </table:table-cell>
          <table:table-cell office:value-type="float" office:value="349.320892" calcext:value-type="float">
            <text:p>349.320892</text:p>
          </table:table-cell>
          <table:table-cell office:value-type="float" office:value="349.259094" calcext:value-type="float">
            <text:p>349.259094</text:p>
          </table:table-cell>
          <table:table-cell office:value-type="float" office:value="12.319765" calcext:value-type="float">
            <text:p>12.319765</text:p>
          </table:table-cell>
          <table:table-cell table:formula="of:=[.C109]-[.C108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517" calcext:value-type="float">
            <text:p>19517</text:p>
          </table:table-cell>
          <table:table-cell office:value-type="float" office:value="349.332703" calcext:value-type="float">
            <text:p>349.332703</text:p>
          </table:table-cell>
          <table:table-cell office:value-type="float" office:value="349.434082" calcext:value-type="float">
            <text:p>349.434082</text:p>
          </table:table-cell>
          <table:table-cell office:value-type="float" office:value="12.325938" calcext:value-type="float">
            <text:p>12.325938</text:p>
          </table:table-cell>
          <table:table-cell table:formula="of:=[.C110]-[.C109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631" calcext:value-type="float">
            <text:p>19631</text:p>
          </table:table-cell>
          <table:table-cell office:value-type="float" office:value="349.329529" calcext:value-type="float">
            <text:p>349.329529</text:p>
          </table:table-cell>
          <table:table-cell office:value-type="float" office:value="349.3591" calcext:value-type="float">
            <text:p>349.3591</text:p>
          </table:table-cell>
          <table:table-cell office:value-type="float" office:value="12.323293" calcext:value-type="float">
            <text:p>12.323293</text:p>
          </table:table-cell>
          <table:table-cell table:formula="of:=[.C111]-[.C110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745" calcext:value-type="float">
            <text:p>19745</text:p>
          </table:table-cell>
          <table:table-cell office:value-type="float" office:value="349.313171" calcext:value-type="float">
            <text:p>349.313171</text:p>
          </table:table-cell>
          <table:table-cell office:value-type="float" office:value="349.229553" calcext:value-type="float">
            <text:p>349.229553</text:p>
          </table:table-cell>
          <table:table-cell office:value-type="float" office:value="12.318724" calcext:value-type="float">
            <text:p>12.318724</text:p>
          </table:table-cell>
          <table:table-cell table:formula="of:=[.C112]-[.C111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858" calcext:value-type="float">
            <text:p>19858</text:p>
          </table:table-cell>
          <table:table-cell office:value-type="float" office:value="349.335876" calcext:value-type="float">
            <text:p>349.335876</text:p>
          </table:table-cell>
          <table:table-cell office:value-type="float" office:value="349.397736" calcext:value-type="float">
            <text:p>349.397736</text:p>
          </table:table-cell>
          <table:table-cell office:value-type="float" office:value="12.324656" calcext:value-type="float">
            <text:p>12.324656</text:p>
          </table:table-cell>
          <table:table-cell table:formula="of:=[.C113]-[.C112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972" calcext:value-type="float">
            <text:p>19972</text:p>
          </table:table-cell>
          <table:table-cell office:value-type="float" office:value="349.340881" calcext:value-type="float">
            <text:p>349.340881</text:p>
          </table:table-cell>
          <table:table-cell office:value-type="float" office:value="349.284088" calcext:value-type="float">
            <text:p>349.284088</text:p>
          </table:table-cell>
          <table:table-cell office:value-type="float" office:value="12.320647" calcext:value-type="float">
            <text:p>12.320647</text:p>
          </table:table-cell>
          <table:table-cell table:formula="of:=[.C114]-[.C113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86" calcext:value-type="float">
            <text:p>20086</text:p>
          </table:table-cell>
          <table:table-cell office:value-type="float" office:value="349.339539" calcext:value-type="float">
            <text:p>349.339539</text:p>
          </table:table-cell>
          <table:table-cell office:value-type="float" office:value="349.427277" calcext:value-type="float">
            <text:p>349.427277</text:p>
          </table:table-cell>
          <table:table-cell office:value-type="float" office:value="12.325698" calcext:value-type="float">
            <text:p>12.325698</text:p>
          </table:table-cell>
          <table:table-cell table:formula="of:=[.C115]-[.C114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200" calcext:value-type="float">
            <text:p>20200</text:p>
          </table:table-cell>
          <table:table-cell office:value-type="float" office:value="349.307251" calcext:value-type="float">
            <text:p>349.307251</text:p>
          </table:table-cell>
          <table:table-cell office:value-type="float" office:value="349.197723" calcext:value-type="float">
            <text:p>349.197723</text:p>
          </table:table-cell>
          <table:table-cell office:value-type="float" office:value="12.3176" calcext:value-type="float">
            <text:p>12.3176</text:p>
          </table:table-cell>
          <table:table-cell table:formula="of:=[.C116]-[.C115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314" calcext:value-type="float">
            <text:p>20314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349.363647" calcext:value-type="float">
            <text:p>349.363647</text:p>
          </table:table-cell>
          <table:table-cell office:value-type="float" office:value="12.323453" calcext:value-type="float">
            <text:p>12.323453</text:p>
          </table:table-cell>
          <table:table-cell table:formula="of:=[.C117]-[.C116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427" calcext:value-type="float">
            <text:p>20427</text:p>
          </table:table-cell>
          <table:table-cell office:value-type="float" office:value="349.323639" calcext:value-type="float">
            <text:p>349.323639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2812" calcext:value-type="float">
            <text:p>12.322812</text:p>
          </table:table-cell>
          <table:table-cell table:formula="of:=[.C118]-[.C117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541" calcext:value-type="float">
            <text:p>20541</text:p>
          </table:table-cell>
          <table:table-cell office:value-type="float" office:value="349.324097" calcext:value-type="float">
            <text:p>349.324097</text:p>
          </table:table-cell>
          <table:table-cell office:value-type="float" office:value="349.286377" calcext:value-type="float">
            <text:p>349.286377</text:p>
          </table:table-cell>
          <table:table-cell office:value-type="float" office:value="12.320727" calcext:value-type="float">
            <text:p>12.320727</text:p>
          </table:table-cell>
          <table:table-cell table:formula="of:=[.C119]-[.C118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655" calcext:value-type="float">
            <text:p>20655</text:p>
          </table:table-cell>
          <table:table-cell office:value-type="float" office:value="349.286377" calcext:value-type="float">
            <text:p>349.286377</text:p>
          </table:table-cell>
          <table:table-cell office:value-type="float" office:value="349.238647" calcext:value-type="float">
            <text:p>349.238647</text:p>
          </table:table-cell>
          <table:table-cell office:value-type="float" office:value="12.319044" calcext:value-type="float">
            <text:p>12.319044</text:p>
          </table:table-cell>
          <table:table-cell table:formula="of:=[.C120]-[.C119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769" calcext:value-type="float">
            <text:p>20769</text:p>
          </table:table-cell>
          <table:table-cell office:value-type="float" office:value="349.31366" calcext:value-type="float">
            <text:p>349.31366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12.322411" calcext:value-type="float">
            <text:p>12.322411</text:p>
          </table:table-cell>
          <table:table-cell table:formula="of:=[.C121]-[.C120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883" calcext:value-type="float">
            <text:p>20883</text:p>
          </table:table-cell>
          <table:table-cell office:value-type="float" office:value="349.328644" calcext:value-type="float">
            <text:p>349.328644</text:p>
          </table:table-cell>
          <table:table-cell office:value-type="float" office:value="349.438629" calcext:value-type="float">
            <text:p>349.438629</text:p>
          </table:table-cell>
          <table:table-cell office:value-type="float" office:value="12.326098" calcext:value-type="float">
            <text:p>12.326098</text:p>
          </table:table-cell>
          <table:table-cell table:formula="of:=[.C122]-[.C121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997" calcext:value-type="float">
            <text:p>20997</text:p>
          </table:table-cell>
          <table:table-cell office:value-type="float" office:value="349.328186" calcext:value-type="float">
            <text:p>349.328186</text:p>
          </table:table-cell>
          <table:table-cell office:value-type="float" office:value="349.34317" calcext:value-type="float">
            <text:p>349.34317</text:p>
          </table:table-cell>
          <table:table-cell office:value-type="float" office:value="12.322731" calcext:value-type="float">
            <text:p>12.322731</text:p>
          </table:table-cell>
          <table:table-cell table:formula="of:=[.C123]-[.C122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110" calcext:value-type="float">
            <text:p>21110</text:p>
          </table:table-cell>
          <table:table-cell office:value-type="float" office:value="349.329529" calcext:value-type="float">
            <text:p>349.329529</text:p>
          </table:table-cell>
          <table:table-cell office:value-type="float" office:value="349.293182" calcext:value-type="float">
            <text:p>349.293182</text:p>
          </table:table-cell>
          <table:table-cell office:value-type="float" office:value="12.320968" calcext:value-type="float">
            <text:p>12.320968</text:p>
          </table:table-cell>
          <table:table-cell table:formula="of:=[.C124]-[.C123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224" calcext:value-type="float">
            <text:p>21224</text:p>
          </table:table-cell>
          <table:table-cell office:value-type="float" office:value="349.371826" calcext:value-type="float">
            <text:p>349.371826</text:p>
          </table:table-cell>
          <table:table-cell office:value-type="float" office:value="349.450012" calcext:value-type="float">
            <text:p>349.450012</text:p>
          </table:table-cell>
          <table:table-cell office:value-type="float" office:value="12.3265" calcext:value-type="float">
            <text:p>12.3265</text:p>
          </table:table-cell>
          <table:table-cell table:formula="of:=[.C125]-[.C124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338" calcext:value-type="float">
            <text:p>21338</text:p>
          </table:table-cell>
          <table:table-cell office:value-type="float" office:value="349.344543" calcext:value-type="float">
            <text:p>349.344543</text:p>
          </table:table-cell>
          <table:table-cell office:value-type="float" office:value="349.197723" calcext:value-type="float">
            <text:p>349.197723</text:p>
          </table:table-cell>
          <table:table-cell office:value-type="float" office:value="12.3176" calcext:value-type="float">
            <text:p>12.3176</text:p>
          </table:table-cell>
          <table:table-cell table:formula="of:=[.C126]-[.C125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452" calcext:value-type="float">
            <text:p>21452</text:p>
          </table:table-cell>
          <table:table-cell office:value-type="float" office:value="349.317291" calcext:value-type="float">
            <text:p>349.317291</text:p>
          </table:table-cell>
          <table:table-cell office:value-type="float" office:value="349.302277" calcext:value-type="float">
            <text:p>349.302277</text:p>
          </table:table-cell>
          <table:table-cell office:value-type="float" office:value="12.321288" calcext:value-type="float">
            <text:p>12.321288</text:p>
          </table:table-cell>
          <table:table-cell table:formula="of:=[.C127]-[.C126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566" calcext:value-type="float">
            <text:p>21566</text:p>
          </table:table-cell>
          <table:table-cell office:value-type="float" office:value="349.313171" calcext:value-type="float">
            <text:p>349.313171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12.32201" calcext:value-type="float">
            <text:p>12.32201</text:p>
          </table:table-cell>
          <table:table-cell table:formula="of:=[.C128]-[.C127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679" calcext:value-type="float">
            <text:p>21679</text:p>
          </table:table-cell>
          <table:table-cell office:value-type="float" office:value="349.306335" calcext:value-type="float">
            <text:p>349.306335</text:p>
          </table:table-cell>
          <table:table-cell office:value-type="float" office:value="349.259094" calcext:value-type="float">
            <text:p>349.259094</text:p>
          </table:table-cell>
          <table:table-cell office:value-type="float" office:value="12.319765" calcext:value-type="float">
            <text:p>12.319765</text:p>
          </table:table-cell>
          <table:table-cell table:formula="of:=[.C129]-[.C128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793" calcext:value-type="float">
            <text:p>21793</text:p>
          </table:table-cell>
          <table:table-cell office:value-type="float" office:value="349.262726" calcext:value-type="float">
            <text:p>349.262726</text:p>
          </table:table-cell>
          <table:table-cell office:value-type="float" office:value="349.231812" calcext:value-type="float">
            <text:p>349.231812</text:p>
          </table:table-cell>
          <table:table-cell office:value-type="float" office:value="12.318803" calcext:value-type="float">
            <text:p>12.318803</text:p>
          </table:table-cell>
          <table:table-cell table:formula="of:=[.C130]-[.C129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907" calcext:value-type="float">
            <text:p>21907</text:p>
          </table:table-cell>
          <table:table-cell office:value-type="float" office:value="349.290009" calcext:value-type="float">
            <text:p>349.290009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12.322411" calcext:value-type="float">
            <text:p>12.322411</text:p>
          </table:table-cell>
          <table:table-cell table:formula="of:=[.C131]-[.C130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021" calcext:value-type="float">
            <text:p>22021</text:p>
          </table:table-cell>
          <table:table-cell office:value-type="float" office:value="349.295441" calcext:value-type="float">
            <text:p>349.295441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2251" calcext:value-type="float">
            <text:p>12.322251</text:p>
          </table:table-cell>
          <table:table-cell table:formula="of:=[.C132]-[.C131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135" calcext:value-type="float">
            <text:p>22135</text:p>
          </table:table-cell>
          <table:table-cell office:value-type="float" office:value="349.275909" calcext:value-type="float">
            <text:p>349.275909</text:p>
          </table:table-cell>
          <table:table-cell office:value-type="float" office:value="349.225006" calcext:value-type="float">
            <text:p>349.225006</text:p>
          </table:table-cell>
          <table:table-cell office:value-type="float" office:value="12.318563" calcext:value-type="float">
            <text:p>12.318563</text:p>
          </table:table-cell>
          <table:table-cell table:formula="of:=[.C133]-[.C132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249" calcext:value-type="float">
            <text:p>22249</text:p>
          </table:table-cell>
          <table:table-cell office:value-type="float" office:value="349.284119" calcext:value-type="float">
            <text:p>349.284119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1208" calcext:value-type="float">
            <text:p>12.321208</text:p>
          </table:table-cell>
          <table:table-cell table:formula="of:=[.C134]-[.C133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362" calcext:value-type="float">
            <text:p>22362</text:p>
          </table:table-cell>
          <table:table-cell office:value-type="float" office:value="349.315918" calcext:value-type="float">
            <text:p>349.315918</text:p>
          </table:table-cell>
          <table:table-cell office:value-type="float" office:value="349.3909" calcext:value-type="float">
            <text:p>349.3909</text:p>
          </table:table-cell>
          <table:table-cell office:value-type="float" office:value="12.324414" calcext:value-type="float">
            <text:p>12.324414</text:p>
          </table:table-cell>
          <table:table-cell table:formula="of:=[.C135]-[.C134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476" calcext:value-type="float">
            <text:p>22476</text:p>
          </table:table-cell>
          <table:table-cell office:value-type="float" office:value="349.295471" calcext:value-type="float">
            <text:p>349.295471</text:p>
          </table:table-cell>
          <table:table-cell office:value-type="float" office:value="349.231812" calcext:value-type="float">
            <text:p>349.231812</text:p>
          </table:table-cell>
          <table:table-cell office:value-type="float" office:value="12.318803" calcext:value-type="float">
            <text:p>12.318803</text:p>
          </table:table-cell>
          <table:table-cell table:formula="of:=[.C136]-[.C135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590" calcext:value-type="float">
            <text:p>22590</text:p>
          </table:table-cell>
          <table:table-cell office:value-type="float" office:value="349.281799" calcext:value-type="float">
            <text:p>349.281799</text:p>
          </table:table-cell>
          <table:table-cell office:value-type="float" office:value="349.261353" calcext:value-type="float">
            <text:p>349.261353</text:p>
          </table:table-cell>
          <table:table-cell office:value-type="float" office:value="12.319845" calcext:value-type="float">
            <text:p>12.319845</text:p>
          </table:table-cell>
          <table:table-cell table:formula="of:=[.C137]-[.C136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704" calcext:value-type="float">
            <text:p>22704</text:p>
          </table:table-cell>
          <table:table-cell office:value-type="float" office:value="349.288177" calcext:value-type="float">
            <text:p>349.288177</text:p>
          </table:table-cell>
          <table:table-cell office:value-type="float" office:value="349.256805" calcext:value-type="float">
            <text:p>349.256805</text:p>
          </table:table-cell>
          <table:table-cell office:value-type="float" office:value="12.319685" calcext:value-type="float">
            <text:p>12.319685</text:p>
          </table:table-cell>
          <table:table-cell table:formula="of:=[.C138]-[.C137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818" calcext:value-type="float">
            <text:p>22818</text:p>
          </table:table-cell>
          <table:table-cell office:value-type="float" office:value="349.296356" calcext:value-type="float">
            <text:p>349.296356</text:p>
          </table:table-cell>
          <table:table-cell office:value-type="float" office:value="349.340912" calcext:value-type="float">
            <text:p>349.340912</text:p>
          </table:table-cell>
          <table:table-cell office:value-type="float" office:value="12.322651" calcext:value-type="float">
            <text:p>12.322651</text:p>
          </table:table-cell>
          <table:table-cell table:formula="of:=[.C139]-[.C138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931" calcext:value-type="float">
            <text:p>22931</text:p>
          </table:table-cell>
          <table:table-cell office:value-type="float" office:value="349.285461" calcext:value-type="float">
            <text:p>349.285461</text:p>
          </table:table-cell>
          <table:table-cell office:value-type="float" office:value="349.336365" calcext:value-type="float">
            <text:p>349.336365</text:p>
          </table:table-cell>
          <table:table-cell office:value-type="float" office:value="12.322491" calcext:value-type="float">
            <text:p>12.322491</text:p>
          </table:table-cell>
          <table:table-cell table:formula="of:=[.C140]-[.C139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045" calcext:value-type="float">
            <text:p>23045</text:p>
          </table:table-cell>
          <table:table-cell office:value-type="float" office:value="349.292725" calcext:value-type="float">
            <text:p>349.292725</text:p>
          </table:table-cell>
          <table:table-cell office:value-type="float" office:value="349.268188" calcext:value-type="float">
            <text:p>349.268188</text:p>
          </table:table-cell>
          <table:table-cell office:value-type="float" office:value="12.320086" calcext:value-type="float">
            <text:p>12.320086</text:p>
          </table:table-cell>
          <table:table-cell table:formula="of:=[.C141]-[.C140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159" calcext:value-type="float">
            <text:p>23159</text:p>
          </table:table-cell>
          <table:table-cell office:value-type="float" office:value="349.303162" calcext:value-type="float">
            <text:p>349.303162</text:p>
          </table:table-cell>
          <table:table-cell office:value-type="float" office:value="349.313629" calcext:value-type="float">
            <text:p>349.313629</text:p>
          </table:table-cell>
          <table:table-cell office:value-type="float" office:value="12.321689" calcext:value-type="float">
            <text:p>12.321689</text:p>
          </table:table-cell>
          <table:table-cell table:formula="of:=[.C142]-[.C141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273" calcext:value-type="float">
            <text:p>23273</text:p>
          </table:table-cell>
          <table:table-cell office:value-type="float" office:value="349.312744" calcext:value-type="float">
            <text:p>349.312744</text:p>
          </table:table-cell>
          <table:table-cell office:value-type="float" office:value="349.304535" calcext:value-type="float">
            <text:p>349.304535</text:p>
          </table:table-cell>
          <table:table-cell office:value-type="float" office:value="12.321368" calcext:value-type="float">
            <text:p>12.321368</text:p>
          </table:table-cell>
          <table:table-cell table:formula="of:=[.C143]-[.C142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387" calcext:value-type="float">
            <text:p>23387</text:p>
          </table:table-cell>
          <table:table-cell office:value-type="float" office:value="349.292725" calcext:value-type="float">
            <text:p>349.292725</text:p>
          </table:table-cell>
          <table:table-cell office:value-type="float" office:value="349.240906" calcext:value-type="float">
            <text:p>349.240906</text:p>
          </table:table-cell>
          <table:table-cell office:value-type="float" office:value="12.319123" calcext:value-type="float">
            <text:p>12.319123</text:p>
          </table:table-cell>
          <table:table-cell table:formula="of:=[.C144]-[.C143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501" calcext:value-type="float">
            <text:p>23501</text:p>
          </table:table-cell>
          <table:table-cell office:value-type="float" office:value="349.285889" calcext:value-type="float">
            <text:p>349.285889</text:p>
          </table:table-cell>
          <table:table-cell office:value-type="float" office:value="349.302277" calcext:value-type="float">
            <text:p>349.302277</text:p>
          </table:table-cell>
          <table:table-cell office:value-type="float" office:value="12.321288" calcext:value-type="float">
            <text:p>12.321288</text:p>
          </table:table-cell>
          <table:table-cell table:formula="of:=[.C145]-[.C144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614" calcext:value-type="float">
            <text:p>23614</text:p>
          </table:table-cell>
          <table:table-cell office:value-type="float" office:value="349.315918" calcext:value-type="float">
            <text:p>349.315918</text:p>
          </table:table-cell>
          <table:table-cell office:value-type="float" office:value="349.418182" calcext:value-type="float">
            <text:p>349.418182</text:p>
          </table:table-cell>
          <table:table-cell office:value-type="float" office:value="12.325377" calcext:value-type="float">
            <text:p>12.325377</text:p>
          </table:table-cell>
          <table:table-cell table:formula="of:=[.C146]-[.C145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728" calcext:value-type="float">
            <text:p>23728</text:p>
          </table:table-cell>
          <table:table-cell office:value-type="float" office:value="349.311829" calcext:value-type="float">
            <text:p>349.311829</text:p>
          </table:table-cell>
          <table:table-cell office:value-type="float" office:value="349.293182" calcext:value-type="float">
            <text:p>349.293182</text:p>
          </table:table-cell>
          <table:table-cell office:value-type="float" office:value="12.320968" calcext:value-type="float">
            <text:p>12.320968</text:p>
          </table:table-cell>
          <table:table-cell table:formula="of:=[.C147]-[.C146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842" calcext:value-type="float">
            <text:p>23842</text:p>
          </table:table-cell>
          <table:table-cell office:value-type="float" office:value="349.299561" calcext:value-type="float">
            <text:p>349.299561</text:p>
          </table:table-cell>
          <table:table-cell office:value-type="float" office:value="349.243195" calcext:value-type="float">
            <text:p>349.243195</text:p>
          </table:table-cell>
          <table:table-cell office:value-type="float" office:value="12.319204" calcext:value-type="float">
            <text:p>12.319204</text:p>
          </table:table-cell>
          <table:table-cell table:formula="of:=[.C148]-[.C147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956" calcext:value-type="float">
            <text:p>23956</text:p>
          </table:table-cell>
          <table:table-cell office:value-type="float" office:value="349.309998" calcext:value-type="float">
            <text:p>349.309998</text:p>
          </table:table-cell>
          <table:table-cell office:value-type="float" office:value="349.293182" calcext:value-type="float">
            <text:p>349.293182</text:p>
          </table:table-cell>
          <table:table-cell office:value-type="float" office:value="12.320968" calcext:value-type="float">
            <text:p>12.320968</text:p>
          </table:table-cell>
          <table:table-cell table:formula="of:=[.C149]-[.C148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070" calcext:value-type="float">
            <text:p>24070</text:p>
          </table:table-cell>
          <table:table-cell office:value-type="float" office:value="349.309998" calcext:value-type="float">
            <text:p>349.309998</text:p>
          </table:table-cell>
          <table:table-cell office:value-type="float" office:value="349.302277" calcext:value-type="float">
            <text:p>349.302277</text:p>
          </table:table-cell>
          <table:table-cell office:value-type="float" office:value="12.321288" calcext:value-type="float">
            <text:p>12.321288</text:p>
          </table:table-cell>
          <table:table-cell table:formula="of:=[.C150]-[.C149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184" calcext:value-type="float">
            <text:p>24184</text:p>
          </table:table-cell>
          <table:table-cell office:value-type="float" office:value="349.298645" calcext:value-type="float">
            <text:p>349.298645</text:p>
          </table:table-cell>
          <table:table-cell office:value-type="float" office:value="349.361359" calcext:value-type="float">
            <text:p>349.361359</text:p>
          </table:table-cell>
          <table:table-cell office:value-type="float" office:value="12.323373" calcext:value-type="float">
            <text:p>12.323373</text:p>
          </table:table-cell>
          <table:table-cell table:formula="of:=[.C151]-[.C150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297" calcext:value-type="float">
            <text:p>24297</text:p>
          </table:table-cell>
          <table:table-cell office:value-type="float" office:value="349.30954" calcext:value-type="float">
            <text:p>349.30954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12.322891" calcext:value-type="float">
            <text:p>12.322891</text:p>
          </table:table-cell>
          <table:table-cell table:formula="of:=[.C152]-[.C151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411" calcext:value-type="float">
            <text:p>24411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349.309082" calcext:value-type="float">
            <text:p>349.309082</text:p>
          </table:table-cell>
          <table:table-cell office:value-type="float" office:value="12.321528" calcext:value-type="float">
            <text:p>12.321528</text:p>
          </table:table-cell>
          <table:table-cell table:formula="of:=[.C153]-[.C152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525" calcext:value-type="float">
            <text:p>24525</text:p>
          </table:table-cell>
          <table:table-cell office:value-type="float" office:value="349.315002" calcext:value-type="float">
            <text:p>349.315002</text:p>
          </table:table-cell>
          <table:table-cell office:value-type="float" office:value="349.254547" calcext:value-type="float">
            <text:p>349.254547</text:p>
          </table:table-cell>
          <table:table-cell office:value-type="float" office:value="12.319605" calcext:value-type="float">
            <text:p>12.319605</text:p>
          </table:table-cell>
          <table:table-cell table:formula="of:=[.C154]-[.C153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639" calcext:value-type="float">
            <text:p>24639</text:p>
          </table:table-cell>
          <table:table-cell office:value-type="float" office:value="349.312714" calcext:value-type="float">
            <text:p>349.312714</text:p>
          </table:table-cell>
          <table:table-cell office:value-type="float" office:value="349.290924" calcext:value-type="float">
            <text:p>349.290924</text:p>
          </table:table-cell>
          <table:table-cell office:value-type="float" office:value="12.320889" calcext:value-type="float">
            <text:p>12.320889</text:p>
          </table:table-cell>
          <table:table-cell table:formula="of:=[.C155]-[.C154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753" calcext:value-type="float">
            <text:p>24753</text:p>
          </table:table-cell>
          <table:table-cell office:value-type="float" office:value="349.296814" calcext:value-type="float">
            <text:p>349.296814</text:p>
          </table:table-cell>
          <table:table-cell office:value-type="float" office:value="349.28183" calcext:value-type="float">
            <text:p>349.28183</text:p>
          </table:table-cell>
          <table:table-cell office:value-type="float" office:value="12.320567" calcext:value-type="float">
            <text:p>12.320567</text:p>
          </table:table-cell>
          <table:table-cell table:formula="of:=[.C156]-[.C155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867" calcext:value-type="float">
            <text:p>24867</text:p>
          </table:table-cell>
          <table:table-cell office:value-type="float" office:value="349.281799" calcext:value-type="float">
            <text:p>349.281799</text:p>
          </table:table-cell>
          <table:table-cell office:value-type="float" office:value="349.272736" calcext:value-type="float">
            <text:p>349.272736</text:p>
          </table:table-cell>
          <table:table-cell office:value-type="float" office:value="12.320247" calcext:value-type="float">
            <text:p>12.320247</text:p>
          </table:table-cell>
          <table:table-cell table:formula="of:=[.C157]-[.C156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980" calcext:value-type="float">
            <text:p>24980</text:p>
          </table:table-cell>
          <table:table-cell office:value-type="float" office:value="349.278625" calcext:value-type="float">
            <text:p>349.278625</text:p>
          </table:table-cell>
          <table:table-cell office:value-type="float" office:value="349.293182" calcext:value-type="float">
            <text:p>349.293182</text:p>
          </table:table-cell>
          <table:table-cell office:value-type="float" office:value="12.320968" calcext:value-type="float">
            <text:p>12.320968</text:p>
          </table:table-cell>
          <table:table-cell table:formula="of:=[.C158]-[.C157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094" calcext:value-type="float">
            <text:p>25094</text:p>
          </table:table-cell>
          <table:table-cell office:value-type="float" office:value="349.286377" calcext:value-type="float">
            <text:p>349.286377</text:p>
          </table:table-cell>
          <table:table-cell office:value-type="float" office:value="349.293182" calcext:value-type="float">
            <text:p>349.293182</text:p>
          </table:table-cell>
          <table:table-cell office:value-type="float" office:value="12.320968" calcext:value-type="float">
            <text:p>12.320968</text:p>
          </table:table-cell>
          <table:table-cell table:formula="of:=[.C159]-[.C158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208" calcext:value-type="float">
            <text:p>25208</text:p>
          </table:table-cell>
          <table:table-cell office:value-type="float" office:value="349.282745" calcext:value-type="float">
            <text:p>349.282745</text:p>
          </table:table-cell>
          <table:table-cell office:value-type="float" office:value="349.272736" calcext:value-type="float">
            <text:p>349.272736</text:p>
          </table:table-cell>
          <table:table-cell office:value-type="float" office:value="12.320247" calcext:value-type="float">
            <text:p>12.320247</text:p>
          </table:table-cell>
          <table:table-cell table:formula="of:=[.C160]-[.C159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322" calcext:value-type="float">
            <text:p>25322</text:p>
          </table:table-cell>
          <table:table-cell office:value-type="float" office:value="349.305908" calcext:value-type="float">
            <text:p>349.305908</text:p>
          </table:table-cell>
          <table:table-cell office:value-type="float" office:value="349.397736" calcext:value-type="float">
            <text:p>349.397736</text:p>
          </table:table-cell>
          <table:table-cell office:value-type="float" office:value="12.324656" calcext:value-type="float">
            <text:p>12.324656</text:p>
          </table:table-cell>
          <table:table-cell table:formula="of:=[.C161]-[.C160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436" calcext:value-type="float">
            <text:p>25436</text:p>
          </table:table-cell>
          <table:table-cell office:value-type="float" office:value="349.324097" calcext:value-type="float">
            <text:p>349.324097</text:p>
          </table:table-cell>
          <table:table-cell office:value-type="float" office:value="349.363647" calcext:value-type="float">
            <text:p>349.363647</text:p>
          </table:table-cell>
          <table:table-cell office:value-type="float" office:value="12.323453" calcext:value-type="float">
            <text:p>12.323453</text:p>
          </table:table-cell>
          <table:table-cell table:formula="of:=[.C162]-[.C161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549" calcext:value-type="float">
            <text:p>25549</text:p>
          </table:table-cell>
          <table:table-cell office:value-type="float" office:value="349.346375" calcext:value-type="float">
            <text:p>349.346375</text:p>
          </table:table-cell>
          <table:table-cell office:value-type="float" office:value="349.404541" calcext:value-type="float">
            <text:p>349.404541</text:p>
          </table:table-cell>
          <table:table-cell office:value-type="float" office:value="12.324896" calcext:value-type="float">
            <text:p>12.324896</text:p>
          </table:table-cell>
          <table:table-cell table:formula="of:=[.C163]-[.C162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663" calcext:value-type="float">
            <text:p>25663</text:p>
          </table:table-cell>
          <table:table-cell office:value-type="float" office:value="349.338196" calcext:value-type="float">
            <text:p>349.338196</text:p>
          </table:table-cell>
          <table:table-cell office:value-type="float" office:value="349.252258" calcext:value-type="float">
            <text:p>349.252258</text:p>
          </table:table-cell>
          <table:table-cell office:value-type="float" office:value="12.319524" calcext:value-type="float">
            <text:p>12.319524</text:p>
          </table:table-cell>
          <table:table-cell table:formula="of:=[.C164]-[.C163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777" calcext:value-type="float">
            <text:p>25777</text:p>
          </table:table-cell>
          <table:table-cell office:value-type="float" office:value="349.365021" calcext:value-type="float">
            <text:p>349.365021</text:p>
          </table:table-cell>
          <table:table-cell office:value-type="float" office:value="349.40683" calcext:value-type="float">
            <text:p>349.40683</text:p>
          </table:table-cell>
          <table:table-cell office:value-type="float" office:value="12.324977" calcext:value-type="float">
            <text:p>12.324977</text:p>
          </table:table-cell>
          <table:table-cell table:formula="of:=[.C165]-[.C164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891" calcext:value-type="float">
            <text:p>25891</text:p>
          </table:table-cell>
          <table:table-cell office:value-type="float" office:value="349.337708" calcext:value-type="float">
            <text:p>349.337708</text:p>
          </table:table-cell>
          <table:table-cell office:value-type="float" office:value="349.261353" calcext:value-type="float">
            <text:p>349.261353</text:p>
          </table:table-cell>
          <table:table-cell office:value-type="float" office:value="12.319845" calcext:value-type="float">
            <text:p>12.319845</text:p>
          </table:table-cell>
          <table:table-cell table:formula="of:=[.C166]-[.C165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005" calcext:value-type="float">
            <text:p>26005</text:p>
          </table:table-cell>
          <table:table-cell office:value-type="float" office:value="349.32135" calcext:value-type="float">
            <text:p>349.32135</text:p>
          </table:table-cell>
          <table:table-cell office:value-type="float" office:value="349.28183" calcext:value-type="float">
            <text:p>349.28183</text:p>
          </table:table-cell>
          <table:table-cell office:value-type="float" office:value="12.320567" calcext:value-type="float">
            <text:p>12.320567</text:p>
          </table:table-cell>
          <table:table-cell table:formula="of:=[.C167]-[.C166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119" calcext:value-type="float">
            <text:p>26119</text:p>
          </table:table-cell>
          <table:table-cell office:value-type="float" office:value="349.285919" calcext:value-type="float">
            <text:p>349.285919</text:p>
          </table:table-cell>
          <table:table-cell office:value-type="float" office:value="349.227264" calcext:value-type="float">
            <text:p>349.227264</text:p>
          </table:table-cell>
          <table:table-cell office:value-type="float" office:value="12.318643" calcext:value-type="float">
            <text:p>12.318643</text:p>
          </table:table-cell>
          <table:table-cell table:formula="of:=[.C168]-[.C167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232" calcext:value-type="float">
            <text:p>26232</text:p>
          </table:table-cell>
          <table:table-cell office:value-type="float" office:value="349.274109" calcext:value-type="float">
            <text:p>349.274109</text:p>
          </table:table-cell>
          <table:table-cell office:value-type="float" office:value="349.193176" calcext:value-type="float">
            <text:p>349.193176</text:p>
          </table:table-cell>
          <table:table-cell office:value-type="float" office:value="12.31744" calcext:value-type="float">
            <text:p>12.31744</text:p>
          </table:table-cell>
          <table:table-cell table:formula="of:=[.C169]-[.C168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346" calcext:value-type="float">
            <text:p>26346</text:p>
          </table:table-cell>
          <table:table-cell office:value-type="float" office:value="349.234558" calcext:value-type="float">
            <text:p>349.234558</text:p>
          </table:table-cell>
          <table:table-cell office:value-type="float" office:value="349.209076" calcext:value-type="float">
            <text:p>349.209076</text:p>
          </table:table-cell>
          <table:table-cell office:value-type="float" office:value="12.318001" calcext:value-type="float">
            <text:p>12.318001</text:p>
          </table:table-cell>
          <table:table-cell table:formula="of:=[.C170]-[.C169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460" calcext:value-type="float">
            <text:p>26460</text:p>
          </table:table-cell>
          <table:table-cell office:value-type="float" office:value="349.249542" calcext:value-type="float">
            <text:p>349.249542</text:p>
          </table:table-cell>
          <table:table-cell office:value-type="float" office:value="349.336365" calcext:value-type="float">
            <text:p>349.336365</text:p>
          </table:table-cell>
          <table:table-cell office:value-type="float" office:value="12.322491" calcext:value-type="float">
            <text:p>12.322491</text:p>
          </table:table-cell>
          <table:table-cell table:formula="of:=[.C171]-[.C170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574" calcext:value-type="float">
            <text:p>26574</text:p>
          </table:table-cell>
          <table:table-cell office:value-type="float" office:value="349.229065" calcext:value-type="float">
            <text:p>349.229065</text:p>
          </table:table-cell>
          <table:table-cell office:value-type="float" office:value="349.179535" calcext:value-type="float">
            <text:p>349.179535</text:p>
          </table:table-cell>
          <table:table-cell office:value-type="float" office:value="12.316959" calcext:value-type="float">
            <text:p>12.316959</text:p>
          </table:table-cell>
          <table:table-cell table:formula="of:=[.C172]-[.C171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688" calcext:value-type="float">
            <text:p>26688</text:p>
          </table:table-cell>
          <table:table-cell office:value-type="float" office:value="349.226837" calcext:value-type="float">
            <text:p>349.226837</text:p>
          </table:table-cell>
          <table:table-cell office:value-type="float" office:value="349.215912" calcext:value-type="float">
            <text:p>349.215912</text:p>
          </table:table-cell>
          <table:table-cell office:value-type="float" office:value="12.318242" calcext:value-type="float">
            <text:p>12.318242</text:p>
          </table:table-cell>
          <table:table-cell table:formula="of:=[.C173]-[.C172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802" calcext:value-type="float">
            <text:p>26802</text:p>
          </table:table-cell>
          <table:table-cell office:value-type="float" office:value="349.26181" calcext:value-type="float">
            <text:p>349.26181</text:p>
          </table:table-cell>
          <table:table-cell office:value-type="float" office:value="349.368195" calcext:value-type="float">
            <text:p>349.368195</text:p>
          </table:table-cell>
          <table:table-cell office:value-type="float" office:value="12.323614" calcext:value-type="float">
            <text:p>12.323614</text:p>
          </table:table-cell>
          <table:table-cell table:formula="of:=[.C174]-[.C173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915" calcext:value-type="float">
            <text:p>26915</text:p>
          </table:table-cell>
          <table:table-cell office:value-type="float" office:value="349.289978" calcext:value-type="float">
            <text:p>349.289978</text:p>
          </table:table-cell>
          <table:table-cell office:value-type="float" office:value="349.350006" calcext:value-type="float">
            <text:p>349.350006</text:p>
          </table:table-cell>
          <table:table-cell office:value-type="float" office:value="12.322972" calcext:value-type="float">
            <text:p>12.322972</text:p>
          </table:table-cell>
          <table:table-cell table:formula="of:=[.C175]-[.C174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029" calcext:value-type="float">
            <text:p>27029</text:p>
          </table:table-cell>
          <table:table-cell office:value-type="float" office:value="349.29364" calcext:value-type="float">
            <text:p>349.29364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12.323133" calcext:value-type="float">
            <text:p>12.323133</text:p>
          </table:table-cell>
          <table:table-cell table:formula="of:=[.C176]-[.C175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143" calcext:value-type="float">
            <text:p>27143</text:p>
          </table:table-cell>
          <table:table-cell office:value-type="float" office:value="349.310913" calcext:value-type="float">
            <text:p>349.310913</text:p>
          </table:table-cell>
          <table:table-cell office:value-type="float" office:value="349.2659" calcext:value-type="float">
            <text:p>349.2659</text:p>
          </table:table-cell>
          <table:table-cell office:value-type="float" office:value="12.320005" calcext:value-type="float">
            <text:p>12.320005</text:p>
          </table:table-cell>
          <table:table-cell table:formula="of:=[.C177]-[.C176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257" calcext:value-type="float">
            <text:p>27257</text:p>
          </table:table-cell>
          <table:table-cell office:value-type="float" office:value="349.342255" calcext:value-type="float">
            <text:p>349.342255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12.323774" calcext:value-type="float">
            <text:p>12.323774</text:p>
          </table:table-cell>
          <table:table-cell table:formula="of:=[.C178]-[.C177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371" calcext:value-type="float">
            <text:p>27371</text:p>
          </table:table-cell>
          <table:table-cell office:value-type="float" office:value="349.339996" calcext:value-type="float">
            <text:p>349.339996</text:p>
          </table:table-cell>
          <table:table-cell office:value-type="float" office:value="349.356812" calcext:value-type="float">
            <text:p>349.356812</text:p>
          </table:table-cell>
          <table:table-cell office:value-type="float" office:value="12.323213" calcext:value-type="float">
            <text:p>12.323213</text:p>
          </table:table-cell>
          <table:table-cell table:formula="of:=[.C179]-[.C178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484" calcext:value-type="float">
            <text:p>27484</text:p>
          </table:table-cell>
          <table:table-cell office:value-type="float" office:value="349.335449" calcext:value-type="float">
            <text:p>349.335449</text:p>
          </table:table-cell>
          <table:table-cell office:value-type="float" office:value="349.327271" calcext:value-type="float">
            <text:p>349.327271</text:p>
          </table:table-cell>
          <table:table-cell office:value-type="float" office:value="12.32217" calcext:value-type="float">
            <text:p>12.32217</text:p>
          </table:table-cell>
          <table:table-cell table:formula="of:=[.C180]-[.C179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598" calcext:value-type="float">
            <text:p>27598</text:p>
          </table:table-cell>
          <table:table-cell office:value-type="float" office:value="349.325012" calcext:value-type="float">
            <text:p>349.325012</text:p>
          </table:table-cell>
          <table:table-cell office:value-type="float" office:value="349.302277" calcext:value-type="float">
            <text:p>349.302277</text:p>
          </table:table-cell>
          <table:table-cell office:value-type="float" office:value="12.321288" calcext:value-type="float">
            <text:p>12.321288</text:p>
          </table:table-cell>
          <table:table-cell table:formula="of:=[.C181]-[.C180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712" calcext:value-type="float">
            <text:p>27712</text:p>
          </table:table-cell>
          <table:table-cell office:value-type="float" office:value="349.352722" calcext:value-type="float">
            <text:p>349.352722</text:p>
          </table:table-cell>
          <table:table-cell office:value-type="float" office:value="349.404541" calcext:value-type="float">
            <text:p>349.404541</text:p>
          </table:table-cell>
          <table:table-cell office:value-type="float" office:value="12.324896" calcext:value-type="float">
            <text:p>12.324896</text:p>
          </table:table-cell>
          <table:table-cell table:formula="of:=[.C182]-[.C181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826" calcext:value-type="float">
            <text:p>27826</text:p>
          </table:table-cell>
          <table:table-cell office:value-type="float" office:value="349.320892" calcext:value-type="float">
            <text:p>349.320892</text:p>
          </table:table-cell>
          <table:table-cell office:value-type="float" office:value="349.213623" calcext:value-type="float">
            <text:p>349.213623</text:p>
          </table:table-cell>
          <table:table-cell office:value-type="float" office:value="12.318161" calcext:value-type="float">
            <text:p>12.318161</text:p>
          </table:table-cell>
          <table:table-cell table:formula="of:=[.C183]-[.C182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940" calcext:value-type="float">
            <text:p>27940</text:p>
          </table:table-cell>
          <table:table-cell office:value-type="float" office:value="349.331818" calcext:value-type="float">
            <text:p>349.331818</text:p>
          </table:table-cell>
          <table:table-cell office:value-type="float" office:value="349.411377" calcext:value-type="float">
            <text:p>349.411377</text:p>
          </table:table-cell>
          <table:table-cell office:value-type="float" office:value="12.325137" calcext:value-type="float">
            <text:p>12.325137</text:p>
          </table:table-cell>
          <table:table-cell table:formula="of:=[.C184]-[.C183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054" calcext:value-type="float">
            <text:p>28054</text:p>
          </table:table-cell>
          <table:table-cell office:value-type="float" office:value="349.315918" calcext:value-type="float">
            <text:p>349.315918</text:p>
          </table:table-cell>
          <table:table-cell office:value-type="float" office:value="349.247742" calcext:value-type="float">
            <text:p>349.247742</text:p>
          </table:table-cell>
          <table:table-cell office:value-type="float" office:value="12.319365" calcext:value-type="float">
            <text:p>12.319365</text:p>
          </table:table-cell>
          <table:table-cell table:formula="of:=[.C185]-[.C184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167" calcext:value-type="float">
            <text:p>28167</text:p>
          </table:table-cell>
          <table:table-cell office:value-type="float" office:value="349.311371" calcext:value-type="float">
            <text:p>349.311371</text:p>
          </table:table-cell>
          <table:table-cell office:value-type="float" office:value="349.279541" calcext:value-type="float">
            <text:p>349.279541</text:p>
          </table:table-cell>
          <table:table-cell office:value-type="float" office:value="12.320486" calcext:value-type="float">
            <text:p>12.320486</text:p>
          </table:table-cell>
          <table:table-cell table:formula="of:=[.C186]-[.C185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281" calcext:value-type="float">
            <text:p>28281</text:p>
          </table:table-cell>
          <table:table-cell office:value-type="float" office:value="349.279114" calcext:value-type="float">
            <text:p>349.279114</text:p>
          </table:table-cell>
          <table:table-cell office:value-type="float" office:value="349.243195" calcext:value-type="float">
            <text:p>349.243195</text:p>
          </table:table-cell>
          <table:table-cell office:value-type="float" office:value="12.319204" calcext:value-type="float">
            <text:p>12.319204</text:p>
          </table:table-cell>
          <table:table-cell table:formula="of:=[.C187]-[.C186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395" calcext:value-type="float">
            <text:p>28395</text:p>
          </table:table-cell>
          <table:table-cell office:value-type="float" office:value="349.315491" calcext:value-type="float">
            <text:p>349.315491</text:p>
          </table:table-cell>
          <table:table-cell office:value-type="float" office:value="349.395447" calcext:value-type="float">
            <text:p>349.395447</text:p>
          </table:table-cell>
          <table:table-cell office:value-type="float" office:value="12.324575" calcext:value-type="float">
            <text:p>12.324575</text:p>
          </table:table-cell>
          <table:table-cell table:formula="of:=[.C188]-[.C187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509" calcext:value-type="float">
            <text:p>28509</text:p>
          </table:table-cell>
          <table:table-cell office:value-type="float" office:value="349.273621" calcext:value-type="float">
            <text:p>349.273621</text:p>
          </table:table-cell>
          <table:table-cell office:value-type="float" office:value="349.202271" calcext:value-type="float">
            <text:p>349.202271</text:p>
          </table:table-cell>
          <table:table-cell office:value-type="float" office:value="12.31776" calcext:value-type="float">
            <text:p>12.31776</text:p>
          </table:table-cell>
          <table:table-cell table:formula="of:=[.C189]-[.C188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623" calcext:value-type="float">
            <text:p>28623</text:p>
          </table:table-cell>
          <table:table-cell office:value-type="float" office:value="349.260437" calcext:value-type="float">
            <text:p>349.260437</text:p>
          </table:table-cell>
          <table:table-cell office:value-type="float" office:value="349.181824" calcext:value-type="float">
            <text:p>349.181824</text:p>
          </table:table-cell>
          <table:table-cell office:value-type="float" office:value="12.317039" calcext:value-type="float">
            <text:p>12.317039</text:p>
          </table:table-cell>
          <table:table-cell table:formula="of:=[.C190]-[.C189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736" calcext:value-type="float">
            <text:p>28736</text:p>
          </table:table-cell>
          <table:table-cell office:value-type="float" office:value="349.285461" calcext:value-type="float">
            <text:p>349.285461</text:p>
          </table:table-cell>
          <table:table-cell office:value-type="float" office:value="349.404541" calcext:value-type="float">
            <text:p>349.404541</text:p>
          </table:table-cell>
          <table:table-cell office:value-type="float" office:value="12.324896" calcext:value-type="float">
            <text:p>12.324896</text:p>
          </table:table-cell>
          <table:table-cell table:formula="of:=[.C191]-[.C190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850" calcext:value-type="float">
            <text:p>28850</text:p>
          </table:table-cell>
          <table:table-cell office:value-type="float" office:value="349.319519" calcext:value-type="float">
            <text:p>349.319519</text:p>
          </table:table-cell>
          <table:table-cell office:value-type="float" office:value="349.413635" calcext:value-type="float">
            <text:p>349.413635</text:p>
          </table:table-cell>
          <table:table-cell office:value-type="float" office:value="12.325216" calcext:value-type="float">
            <text:p>12.325216</text:p>
          </table:table-cell>
          <table:table-cell table:formula="of:=[.C192]-[.C191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964" calcext:value-type="float">
            <text:p>28964</text:p>
          </table:table-cell>
          <table:table-cell office:value-type="float" office:value="349.296326" calcext:value-type="float">
            <text:p>349.296326</text:p>
          </table:table-cell>
          <table:table-cell office:value-type="float" office:value="349.279541" calcext:value-type="float">
            <text:p>349.279541</text:p>
          </table:table-cell>
          <table:table-cell office:value-type="float" office:value="12.320486" calcext:value-type="float">
            <text:p>12.320486</text:p>
          </table:table-cell>
          <table:table-cell table:formula="of:=[.C193]-[.C192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078" calcext:value-type="float">
            <text:p>29078</text:p>
          </table:table-cell>
          <table:table-cell office:value-type="float" office:value="349.29361" calcext:value-type="float">
            <text:p>349.29361</text:p>
          </table:table-cell>
          <table:table-cell office:value-type="float" office:value="349.188629" calcext:value-type="float">
            <text:p>349.188629</text:p>
          </table:table-cell>
          <table:table-cell office:value-type="float" office:value="12.31728" calcext:value-type="float">
            <text:p>12.31728</text:p>
          </table:table-cell>
          <table:table-cell table:formula="of:=[.C194]-[.C193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192" calcext:value-type="float">
            <text:p>29192</text:p>
          </table:table-cell>
          <table:table-cell office:value-type="float" office:value="349.31723" calcext:value-type="float">
            <text:p>349.31723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1208" calcext:value-type="float">
            <text:p>12.321208</text:p>
          </table:table-cell>
          <table:table-cell table:formula="of:=[.C195]-[.C194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306" calcext:value-type="float">
            <text:p>29306</text:p>
          </table:table-cell>
          <table:table-cell office:value-type="float" office:value="349.290924" calcext:value-type="float">
            <text:p>349.290924</text:p>
          </table:table-cell>
          <table:table-cell office:value-type="float" office:value="349.272736" calcext:value-type="float">
            <text:p>349.272736</text:p>
          </table:table-cell>
          <table:table-cell office:value-type="float" office:value="12.320247" calcext:value-type="float">
            <text:p>12.320247</text:p>
          </table:table-cell>
          <table:table-cell table:formula="of:=[.C196]-[.C195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419" calcext:value-type="float">
            <text:p>29419</text:p>
          </table:table-cell>
          <table:table-cell office:value-type="float" office:value="349.26181" calcext:value-type="float">
            <text:p>349.26181</text:p>
          </table:table-cell>
          <table:table-cell office:value-type="float" office:value="349.268188" calcext:value-type="float">
            <text:p>349.268188</text:p>
          </table:table-cell>
          <table:table-cell office:value-type="float" office:value="12.320086" calcext:value-type="float">
            <text:p>12.320086</text:p>
          </table:table-cell>
          <table:table-cell table:formula="of:=[.C197]-[.C196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533" calcext:value-type="float">
            <text:p>29533</text:p>
          </table:table-cell>
          <table:table-cell office:value-type="float" office:value="349.26181" calcext:value-type="float">
            <text:p>349.26181</text:p>
          </table:table-cell>
          <table:table-cell office:value-type="float" office:value="349.279541" calcext:value-type="float">
            <text:p>349.279541</text:p>
          </table:table-cell>
          <table:table-cell office:value-type="float" office:value="12.320486" calcext:value-type="float">
            <text:p>12.320486</text:p>
          </table:table-cell>
          <table:table-cell table:formula="of:=[.C198]-[.C197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647" calcext:value-type="float">
            <text:p>29647</text:p>
          </table:table-cell>
          <table:table-cell office:value-type="float" office:value="349.298645" calcext:value-type="float">
            <text:p>349.298645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12.323774" calcext:value-type="float">
            <text:p>12.323774</text:p>
          </table:table-cell>
          <table:table-cell table:formula="of:=[.C199]-[.C198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761" calcext:value-type="float">
            <text:p>29761</text:p>
          </table:table-cell>
          <table:table-cell office:value-type="float" office:value="349.317261" calcext:value-type="float">
            <text:p>349.317261</text:p>
          </table:table-cell>
          <table:table-cell office:value-type="float" office:value="349.393188" calcext:value-type="float">
            <text:p>349.393188</text:p>
          </table:table-cell>
          <table:table-cell office:value-type="float" office:value="12.324495" calcext:value-type="float">
            <text:p>12.324495</text:p>
          </table:table-cell>
          <table:table-cell table:formula="of:=[.C200]-[.C199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875" calcext:value-type="float">
            <text:p>29875</text:p>
          </table:table-cell>
          <table:table-cell office:value-type="float" office:value="349.335907" calcext:value-type="float">
            <text:p>349.335907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12.323533" calcext:value-type="float">
            <text:p>12.323533</text:p>
          </table:table-cell>
          <table:table-cell table:formula="of:=[.C201]-[.C200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988" calcext:value-type="float">
            <text:p>29988</text:p>
          </table:table-cell>
          <table:table-cell office:value-type="float" office:value="349.333618" calcext:value-type="float">
            <text:p>349.333618</text:p>
          </table:table-cell>
          <table:table-cell office:value-type="float" office:value="349.256805" calcext:value-type="float">
            <text:p>349.256805</text:p>
          </table:table-cell>
          <table:table-cell office:value-type="float" office:value="12.319685" calcext:value-type="float">
            <text:p>12.319685</text:p>
          </table:table-cell>
          <table:table-cell table:formula="of:=[.C202]-[.C201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102" calcext:value-type="float">
            <text:p>30102</text:p>
          </table:table-cell>
          <table:table-cell office:value-type="float" office:value="349.362732" calcext:value-type="float">
            <text:p>349.362732</text:p>
          </table:table-cell>
          <table:table-cell office:value-type="float" office:value="349.424988" calcext:value-type="float">
            <text:p>349.424988</text:p>
          </table:table-cell>
          <table:table-cell office:value-type="float" office:value="12.325617" calcext:value-type="float">
            <text:p>12.325617</text:p>
          </table:table-cell>
          <table:table-cell table:formula="of:=[.C203]-[.C202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216" calcext:value-type="float">
            <text:p>30216</text:p>
          </table:table-cell>
          <table:table-cell office:value-type="float" office:value="349.342712" calcext:value-type="float">
            <text:p>349.342712</text:p>
          </table:table-cell>
          <table:table-cell office:value-type="float" office:value="349.272736" calcext:value-type="float">
            <text:p>349.272736</text:p>
          </table:table-cell>
          <table:table-cell office:value-type="float" office:value="12.320247" calcext:value-type="float">
            <text:p>12.320247</text:p>
          </table:table-cell>
          <table:table-cell table:formula="of:=[.C204]-[.C203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330" calcext:value-type="float">
            <text:p>30330</text:p>
          </table:table-cell>
          <table:table-cell office:value-type="float" office:value="349.326782" calcext:value-type="float">
            <text:p>349.326782</text:p>
          </table:table-cell>
          <table:table-cell office:value-type="float" office:value="349.313629" calcext:value-type="float">
            <text:p>349.313629</text:p>
          </table:table-cell>
          <table:table-cell office:value-type="float" office:value="12.321689" calcext:value-type="float">
            <text:p>12.321689</text:p>
          </table:table-cell>
          <table:table-cell table:formula="of:=[.C205]-[.C204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444" calcext:value-type="float">
            <text:p>30444</text:p>
          </table:table-cell>
          <table:table-cell office:value-type="float" office:value="349.333618" calcext:value-type="float">
            <text:p>349.333618</text:p>
          </table:table-cell>
          <table:table-cell office:value-type="float" office:value="349.399994" calcext:value-type="float">
            <text:p>349.399994</text:p>
          </table:table-cell>
          <table:table-cell office:value-type="float" office:value="12.324736" calcext:value-type="float">
            <text:p>12.324736</text:p>
          </table:table-cell>
          <table:table-cell table:formula="of:=[.C206]-[.C205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558" calcext:value-type="float">
            <text:p>30558</text:p>
          </table:table-cell>
          <table:table-cell office:value-type="float" office:value="349.337708" calcext:value-type="float">
            <text:p>349.337708</text:p>
          </table:table-cell>
          <table:table-cell office:value-type="float" office:value="349.277283" calcext:value-type="float">
            <text:p>349.277283</text:p>
          </table:table-cell>
          <table:table-cell office:value-type="float" office:value="12.320407" calcext:value-type="float">
            <text:p>12.320407</text:p>
          </table:table-cell>
          <table:table-cell table:formula="of:=[.C207]-[.C206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671" calcext:value-type="float">
            <text:p>30671</text:p>
          </table:table-cell>
          <table:table-cell office:value-type="float" office:value="349.320892" calcext:value-type="float">
            <text:p>349.320892</text:p>
          </table:table-cell>
          <table:table-cell office:value-type="float" office:value="349.340912" calcext:value-type="float">
            <text:p>349.340912</text:p>
          </table:table-cell>
          <table:table-cell office:value-type="float" office:value="12.322651" calcext:value-type="float">
            <text:p>12.322651</text:p>
          </table:table-cell>
          <table:table-cell table:formula="of:=[.C208]-[.C207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785" calcext:value-type="float">
            <text:p>30785</text:p>
          </table:table-cell>
          <table:table-cell office:value-type="float" office:value="349.307281" calcext:value-type="float">
            <text:p>349.307281</text:p>
          </table:table-cell>
          <table:table-cell office:value-type="float" office:value="349.204559" calcext:value-type="float">
            <text:p>349.204559</text:p>
          </table:table-cell>
          <table:table-cell office:value-type="float" office:value="12.317842" calcext:value-type="float">
            <text:p>12.317842</text:p>
          </table:table-cell>
          <table:table-cell table:formula="of:=[.C209]-[.C208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899" calcext:value-type="float">
            <text:p>30899</text:p>
          </table:table-cell>
          <table:table-cell office:value-type="float" office:value="349.309998" calcext:value-type="float">
            <text:p>349.309998</text:p>
          </table:table-cell>
          <table:table-cell office:value-type="float" office:value="349.327271" calcext:value-type="float">
            <text:p>349.327271</text:p>
          </table:table-cell>
          <table:table-cell office:value-type="float" office:value="12.32217" calcext:value-type="float">
            <text:p>12.32217</text:p>
          </table:table-cell>
          <table:table-cell table:formula="of:=[.C210]-[.C209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013" calcext:value-type="float">
            <text:p>31013</text:p>
          </table:table-cell>
          <table:table-cell office:value-type="float" office:value="349.28183" calcext:value-type="float">
            <text:p>349.28183</text:p>
          </table:table-cell>
          <table:table-cell office:value-type="float" office:value="349.259094" calcext:value-type="float">
            <text:p>349.259094</text:p>
          </table:table-cell>
          <table:table-cell office:value-type="float" office:value="12.319765" calcext:value-type="float">
            <text:p>12.319765</text:p>
          </table:table-cell>
          <table:table-cell table:formula="of:=[.C211]-[.C210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127" calcext:value-type="float">
            <text:p>31127</text:p>
          </table:table-cell>
          <table:table-cell office:value-type="float" office:value="349.273193" calcext:value-type="float">
            <text:p>349.273193</text:p>
          </table:table-cell>
          <table:table-cell office:value-type="float" office:value="349.2341" calcext:value-type="float">
            <text:p>349.2341</text:p>
          </table:table-cell>
          <table:table-cell office:value-type="float" office:value="12.318884" calcext:value-type="float">
            <text:p>12.318884</text:p>
          </table:table-cell>
          <table:table-cell table:formula="of:=[.C212]-[.C211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240" calcext:value-type="float">
            <text:p>31240</text:p>
          </table:table-cell>
          <table:table-cell office:value-type="float" office:value="349.287292" calcext:value-type="float">
            <text:p>349.287292</text:p>
          </table:table-cell>
          <table:table-cell office:value-type="float" office:value="349.411377" calcext:value-type="float">
            <text:p>349.411377</text:p>
          </table:table-cell>
          <table:table-cell office:value-type="float" office:value="12.325137" calcext:value-type="float">
            <text:p>12.325137</text:p>
          </table:table-cell>
          <table:table-cell table:formula="of:=[.C213]-[.C212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354" calcext:value-type="float">
            <text:p>31354</text:p>
          </table:table-cell>
          <table:table-cell office:value-type="float" office:value="349.285461" calcext:value-type="float">
            <text:p>349.285461</text:p>
          </table:table-cell>
          <table:table-cell office:value-type="float" office:value="349.195465" calcext:value-type="float">
            <text:p>349.195465</text:p>
          </table:table-cell>
          <table:table-cell office:value-type="float" office:value="12.317521" calcext:value-type="float">
            <text:p>12.317521</text:p>
          </table:table-cell>
          <table:table-cell table:formula="of:=[.C214]-[.C213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468" calcext:value-type="float">
            <text:p>31468</text:p>
          </table:table-cell>
          <table:table-cell office:value-type="float" office:value="349.242737" calcext:value-type="float">
            <text:p>349.242737</text:p>
          </table:table-cell>
          <table:table-cell office:value-type="float" office:value="349.113647" calcext:value-type="float">
            <text:p>349.113647</text:p>
          </table:table-cell>
          <table:table-cell office:value-type="float" office:value="12.314635" calcext:value-type="float">
            <text:p>12.314635</text:p>
          </table:table-cell>
          <table:table-cell table:formula="of:=[.C215]-[.C214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582" calcext:value-type="float">
            <text:p>31582</text:p>
          </table:table-cell>
          <table:table-cell office:value-type="float" office:value="349.236389" calcext:value-type="float">
            <text:p>349.236389</text:p>
          </table:table-cell>
          <table:table-cell office:value-type="float" office:value="349.227264" calcext:value-type="float">
            <text:p>349.227264</text:p>
          </table:table-cell>
          <table:table-cell office:value-type="float" office:value="12.318643" calcext:value-type="float">
            <text:p>12.318643</text:p>
          </table:table-cell>
          <table:table-cell table:formula="of:=[.C216]-[.C215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696" calcext:value-type="float">
            <text:p>31696</text:p>
          </table:table-cell>
          <table:table-cell office:value-type="float" office:value="349.279999" calcext:value-type="float">
            <text:p>349.279999</text:p>
          </table:table-cell>
          <table:table-cell office:value-type="float" office:value="349.452271" calcext:value-type="float">
            <text:p>349.452271</text:p>
          </table:table-cell>
          <table:table-cell office:value-type="float" office:value="12.326579" calcext:value-type="float">
            <text:p>12.326579</text:p>
          </table:table-cell>
          <table:table-cell table:formula="of:=[.C217]-[.C216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810" calcext:value-type="float">
            <text:p>31810</text:p>
          </table:table-cell>
          <table:table-cell office:value-type="float" office:value="349.270905" calcext:value-type="float">
            <text:p>349.270905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12.323533" calcext:value-type="float">
            <text:p>12.323533</text:p>
          </table:table-cell>
          <table:table-cell table:formula="of:=[.C218]-[.C217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923" calcext:value-type="float">
            <text:p>31923</text:p>
          </table:table-cell>
          <table:table-cell office:value-type="float" office:value="349.292725" calcext:value-type="float">
            <text:p>349.292725</text:p>
          </table:table-cell>
          <table:table-cell office:value-type="float" office:value="349.304535" calcext:value-type="float">
            <text:p>349.304535</text:p>
          </table:table-cell>
          <table:table-cell office:value-type="float" office:value="12.321368" calcext:value-type="float">
            <text:p>12.321368</text:p>
          </table:table-cell>
          <table:table-cell table:formula="of:=[.C219]-[.C218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037" calcext:value-type="float">
            <text:p>32037</text:p>
          </table:table-cell>
          <table:table-cell office:value-type="float" office:value="349.31546" calcext:value-type="float">
            <text:p>349.31546</text:p>
          </table:table-cell>
          <table:table-cell office:value-type="float" office:value="349.227264" calcext:value-type="float">
            <text:p>349.227264</text:p>
          </table:table-cell>
          <table:table-cell office:value-type="float" office:value="12.318643" calcext:value-type="float">
            <text:p>12.318643</text:p>
          </table:table-cell>
          <table:table-cell table:formula="of:=[.C220]-[.C219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151" calcext:value-type="float">
            <text:p>32151</text:p>
          </table:table-cell>
          <table:table-cell office:value-type="float" office:value="349.348663" calcext:value-type="float">
            <text:p>349.348663</text:p>
          </table:table-cell>
          <table:table-cell office:value-type="float" office:value="349.393188" calcext:value-type="float">
            <text:p>349.393188</text:p>
          </table:table-cell>
          <table:table-cell office:value-type="float" office:value="12.324495" calcext:value-type="float">
            <text:p>12.324495</text:p>
          </table:table-cell>
          <table:table-cell table:formula="of:=[.C221]-[.C220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265" calcext:value-type="float">
            <text:p>32265</text:p>
          </table:table-cell>
          <table:table-cell office:value-type="float" office:value="349.320923" calcext:value-type="float">
            <text:p>349.320923</text:p>
          </table:table-cell>
          <table:table-cell office:value-type="float" office:value="349.313629" calcext:value-type="float">
            <text:p>349.313629</text:p>
          </table:table-cell>
          <table:table-cell office:value-type="float" office:value="12.321689" calcext:value-type="float">
            <text:p>12.321689</text:p>
          </table:table-cell>
          <table:table-cell table:formula="of:=[.C222]-[.C221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379" calcext:value-type="float">
            <text:p>32379</text:p>
          </table:table-cell>
          <table:table-cell office:value-type="float" office:value="349.30365" calcext:value-type="float">
            <text:p>349.30365</text:p>
          </table:table-cell>
          <table:table-cell office:value-type="float" office:value="349.279541" calcext:value-type="float">
            <text:p>349.279541</text:p>
          </table:table-cell>
          <table:table-cell office:value-type="float" office:value="12.320486" calcext:value-type="float">
            <text:p>12.320486</text:p>
          </table:table-cell>
          <table:table-cell table:formula="of:=[.C223]-[.C222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493" calcext:value-type="float">
            <text:p>32493</text:p>
          </table:table-cell>
          <table:table-cell office:value-type="float" office:value="349.314087" calcext:value-type="float">
            <text:p>349.314087</text:p>
          </table:table-cell>
          <table:table-cell office:value-type="float" office:value="349.356812" calcext:value-type="float">
            <text:p>349.356812</text:p>
          </table:table-cell>
          <table:table-cell office:value-type="float" office:value="12.323213" calcext:value-type="float">
            <text:p>12.323213</text:p>
          </table:table-cell>
          <table:table-cell table:formula="of:=[.C224]-[.C223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606" calcext:value-type="float">
            <text:p>32606</text:p>
          </table:table-cell>
          <table:table-cell office:value-type="float" office:value="349.34317" calcext:value-type="float">
            <text:p>349.34317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12.323774" calcext:value-type="float">
            <text:p>12.323774</text:p>
          </table:table-cell>
          <table:table-cell table:formula="of:=[.C225]-[.C224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720" calcext:value-type="float">
            <text:p>32720</text:p>
          </table:table-cell>
          <table:table-cell office:value-type="float" office:value="349.310883" calcext:value-type="float">
            <text:p>349.310883</text:p>
          </table:table-cell>
          <table:table-cell office:value-type="float" office:value="349.231812" calcext:value-type="float">
            <text:p>349.231812</text:p>
          </table:table-cell>
          <table:table-cell office:value-type="float" office:value="12.318803" calcext:value-type="float">
            <text:p>12.318803</text:p>
          </table:table-cell>
          <table:table-cell table:formula="of:=[.C226]-[.C225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834" calcext:value-type="float">
            <text:p>32834</text:p>
          </table:table-cell>
          <table:table-cell office:value-type="float" office:value="349.300446" calcext:value-type="float">
            <text:p>349.300446</text:p>
          </table:table-cell>
          <table:table-cell office:value-type="float" office:value="349.261353" calcext:value-type="float">
            <text:p>349.261353</text:p>
          </table:table-cell>
          <table:table-cell office:value-type="float" office:value="12.319845" calcext:value-type="float">
            <text:p>12.319845</text:p>
          </table:table-cell>
          <table:table-cell table:formula="of:=[.C227]-[.C226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948" calcext:value-type="float">
            <text:p>32948</text:p>
          </table:table-cell>
          <table:table-cell office:value-type="float" office:value="349.285461" calcext:value-type="float">
            <text:p>349.285461</text:p>
          </table:table-cell>
          <table:table-cell office:value-type="float" office:value="349.204559" calcext:value-type="float">
            <text:p>349.204559</text:p>
          </table:table-cell>
          <table:table-cell office:value-type="float" office:value="12.317842" calcext:value-type="float">
            <text:p>12.317842</text:p>
          </table:table-cell>
          <table:table-cell table:formula="of:=[.C228]-[.C227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062" calcext:value-type="float">
            <text:p>33062</text:p>
          </table:table-cell>
          <table:table-cell office:value-type="float" office:value="349.273193" calcext:value-type="float">
            <text:p>349.273193</text:p>
          </table:table-cell>
          <table:table-cell office:value-type="float" office:value="349.295441" calcext:value-type="float">
            <text:p>349.295441</text:p>
          </table:table-cell>
          <table:table-cell office:value-type="float" office:value="12.321048" calcext:value-type="float">
            <text:p>12.321048</text:p>
          </table:table-cell>
          <table:table-cell table:formula="of:=[.C229]-[.C228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175" calcext:value-type="float">
            <text:p>33175</text:p>
          </table:table-cell>
          <table:table-cell office:value-type="float" office:value="349.230438" calcext:value-type="float">
            <text:p>349.230438</text:p>
          </table:table-cell>
          <table:table-cell office:value-type="float" office:value="349.159088" calcext:value-type="float">
            <text:p>349.159088</text:p>
          </table:table-cell>
          <table:table-cell office:value-type="float" office:value="12.316237" calcext:value-type="float">
            <text:p>12.316237</text:p>
          </table:table-cell>
          <table:table-cell table:formula="of:=[.C230]-[.C229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289" calcext:value-type="float">
            <text:p>33289</text:p>
          </table:table-cell>
          <table:table-cell office:value-type="float" office:value="349.236816" calcext:value-type="float">
            <text:p>349.236816</text:p>
          </table:table-cell>
          <table:table-cell office:value-type="float" office:value="349.263641" calcext:value-type="float">
            <text:p>349.263641</text:p>
          </table:table-cell>
          <table:table-cell office:value-type="float" office:value="12.319925" calcext:value-type="float">
            <text:p>12.319925</text:p>
          </table:table-cell>
          <table:table-cell table:formula="of:=[.C231]-[.C230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403" calcext:value-type="float">
            <text:p>33403</text:p>
          </table:table-cell>
          <table:table-cell office:value-type="float" office:value="349.269531" calcext:value-type="float">
            <text:p>349.269531</text:p>
          </table:table-cell>
          <table:table-cell office:value-type="float" office:value="349.424988" calcext:value-type="float">
            <text:p>349.424988</text:p>
          </table:table-cell>
          <table:table-cell office:value-type="float" office:value="12.325617" calcext:value-type="float">
            <text:p>12.325617</text:p>
          </table:table-cell>
          <table:table-cell table:formula="of:=[.C232]-[.C231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517" calcext:value-type="float">
            <text:p>33517</text:p>
          </table:table-cell>
          <table:table-cell office:value-type="float" office:value="349.312683" calcext:value-type="float">
            <text:p>349.312683</text:p>
          </table:table-cell>
          <table:table-cell office:value-type="float" office:value="349.420441" calcext:value-type="float">
            <text:p>349.420441</text:p>
          </table:table-cell>
          <table:table-cell office:value-type="float" office:value="12.325457" calcext:value-type="float">
            <text:p>12.325457</text:p>
          </table:table-cell>
          <table:table-cell table:formula="of:=[.C233]-[.C232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631" calcext:value-type="float">
            <text:p>33631</text:p>
          </table:table-cell>
          <table:table-cell office:value-type="float" office:value="349.30545" calcext:value-type="float">
            <text:p>349.30545</text:p>
          </table:table-cell>
          <table:table-cell office:value-type="float" office:value="349.259094" calcext:value-type="float">
            <text:p>349.259094</text:p>
          </table:table-cell>
          <table:table-cell office:value-type="float" office:value="12.319765" calcext:value-type="float">
            <text:p>12.319765</text:p>
          </table:table-cell>
          <table:table-cell table:formula="of:=[.C234]-[.C233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745" calcext:value-type="float">
            <text:p>33745</text:p>
          </table:table-cell>
          <table:table-cell office:value-type="float" office:value="349.327728" calcext:value-type="float">
            <text:p>349.327728</text:p>
          </table:table-cell>
          <table:table-cell office:value-type="float" office:value="349.270447" calcext:value-type="float">
            <text:p>349.270447</text:p>
          </table:table-cell>
          <table:table-cell office:value-type="float" office:value="12.320166" calcext:value-type="float">
            <text:p>12.320166</text:p>
          </table:table-cell>
          <table:table-cell table:formula="of:=[.C235]-[.C234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858" calcext:value-type="float">
            <text:p>33858</text:p>
          </table:table-cell>
          <table:table-cell office:value-type="float" office:value="349.308197" calcext:value-type="float">
            <text:p>349.308197</text:p>
          </table:table-cell>
          <table:table-cell office:value-type="float" office:value="349.165924" calcext:value-type="float">
            <text:p>349.165924</text:p>
          </table:table-cell>
          <table:table-cell office:value-type="float" office:value="12.316479" calcext:value-type="float">
            <text:p>12.316479</text:p>
          </table:table-cell>
          <table:table-cell table:formula="of:=[.C236]-[.C235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972" calcext:value-type="float">
            <text:p>33972</text:p>
          </table:table-cell>
          <table:table-cell office:value-type="float" office:value="349.280029" calcext:value-type="float">
            <text:p>349.280029</text:p>
          </table:table-cell>
          <table:table-cell office:value-type="float" office:value="349.284088" calcext:value-type="float">
            <text:p>349.284088</text:p>
          </table:table-cell>
          <table:table-cell office:value-type="float" office:value="12.320647" calcext:value-type="float">
            <text:p>12.320647</text:p>
          </table:table-cell>
          <table:table-cell table:formula="of:=[.C237]-[.C236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086" calcext:value-type="float">
            <text:p>34086</text:p>
          </table:table-cell>
          <table:table-cell office:value-type="float" office:value="349.211823" calcext:value-type="float">
            <text:p>349.211823</text:p>
          </table:table-cell>
          <table:table-cell office:value-type="float" office:value="349.079559" calcext:value-type="float">
            <text:p>349.079559</text:p>
          </table:table-cell>
          <table:table-cell office:value-type="float" office:value="12.313433" calcext:value-type="float">
            <text:p>12.313433</text:p>
          </table:table-cell>
          <table:table-cell table:formula="of:=[.C238]-[.C237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200" calcext:value-type="float">
            <text:p>34200</text:p>
          </table:table-cell>
          <table:table-cell office:value-type="float" office:value="349.220459" calcext:value-type="float">
            <text:p>349.220459</text:p>
          </table:table-cell>
          <table:table-cell office:value-type="float" office:value="349.302277" calcext:value-type="float">
            <text:p>349.302277</text:p>
          </table:table-cell>
          <table:table-cell office:value-type="float" office:value="12.321288" calcext:value-type="float">
            <text:p>12.321288</text:p>
          </table:table-cell>
          <table:table-cell table:formula="of:=[.C239]-[.C238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314" calcext:value-type="float">
            <text:p>34314</text:p>
          </table:table-cell>
          <table:table-cell office:value-type="float" office:value="349.226807" calcext:value-type="float">
            <text:p>349.226807</text:p>
          </table:table-cell>
          <table:table-cell office:value-type="float" office:value="349.302277" calcext:value-type="float">
            <text:p>349.302277</text:p>
          </table:table-cell>
          <table:table-cell office:value-type="float" office:value="12.321288" calcext:value-type="float">
            <text:p>12.321288</text:p>
          </table:table-cell>
          <table:table-cell table:formula="of:=[.C240]-[.C239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427" calcext:value-type="float">
            <text:p>34427</text:p>
          </table:table-cell>
          <table:table-cell office:value-type="float" office:value="349.259979" calcext:value-type="float">
            <text:p>349.259979</text:p>
          </table:table-cell>
          <table:table-cell office:value-type="float" office:value="349.331818" calcext:value-type="float">
            <text:p>349.331818</text:p>
          </table:table-cell>
          <table:table-cell office:value-type="float" office:value="12.32233" calcext:value-type="float">
            <text:p>12.32233</text:p>
          </table:table-cell>
          <table:table-cell table:formula="of:=[.C241]-[.C240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541" calcext:value-type="float">
            <text:p>34541</text:p>
          </table:table-cell>
          <table:table-cell office:value-type="float" office:value="349.264557" calcext:value-type="float">
            <text:p>349.264557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12.321449" calcext:value-type="float">
            <text:p>12.321449</text:p>
          </table:table-cell>
          <table:table-cell table:formula="of:=[.C242]-[.C241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655" calcext:value-type="float">
            <text:p>34655</text:p>
          </table:table-cell>
          <table:table-cell office:value-type="float" office:value="349.332275" calcext:value-type="float">
            <text:p>349.332275</text:p>
          </table:table-cell>
          <table:table-cell office:value-type="float" office:value="349.418182" calcext:value-type="float">
            <text:p>349.418182</text:p>
          </table:table-cell>
          <table:table-cell office:value-type="float" office:value="12.325377" calcext:value-type="float">
            <text:p>12.325377</text:p>
          </table:table-cell>
          <table:table-cell table:formula="of:=[.C243]-[.C242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769" calcext:value-type="float">
            <text:p>34769</text:p>
          </table:table-cell>
          <table:table-cell office:value-type="float" office:value="349.343658" calcext:value-type="float">
            <text:p>349.343658</text:p>
          </table:table-cell>
          <table:table-cell office:value-type="float" office:value="349.3591" calcext:value-type="float">
            <text:p>349.3591</text:p>
          </table:table-cell>
          <table:table-cell office:value-type="float" office:value="12.323293" calcext:value-type="float">
            <text:p>12.323293</text:p>
          </table:table-cell>
          <table:table-cell table:formula="of:=[.C244]-[.C243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883" calcext:value-type="float">
            <text:p>34883</text:p>
          </table:table-cell>
          <table:table-cell office:value-type="float" office:value="349.338684" calcext:value-type="float">
            <text:p>349.338684</text:p>
          </table:table-cell>
          <table:table-cell office:value-type="float" office:value="349.277283" calcext:value-type="float">
            <text:p>349.277283</text:p>
          </table:table-cell>
          <table:table-cell office:value-type="float" office:value="12.320407" calcext:value-type="float">
            <text:p>12.320407</text:p>
          </table:table-cell>
          <table:table-cell table:formula="of:=[.C245]-[.C244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997" calcext:value-type="float">
            <text:p>34997</text:p>
          </table:table-cell>
          <table:table-cell office:value-type="float" office:value="349.329102" calcext:value-type="float">
            <text:p>349.329102</text:p>
          </table:table-cell>
          <table:table-cell office:value-type="float" office:value="349.284088" calcext:value-type="float">
            <text:p>349.284088</text:p>
          </table:table-cell>
          <table:table-cell office:value-type="float" office:value="12.320647" calcext:value-type="float">
            <text:p>12.320647</text:p>
          </table:table-cell>
          <table:table-cell table:formula="of:=[.C246]-[.C245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110" calcext:value-type="float">
            <text:p>35110</text:p>
          </table:table-cell>
          <table:table-cell office:value-type="float" office:value="349.330475" calcext:value-type="float">
            <text:p>349.330475</text:p>
          </table:table-cell>
          <table:table-cell office:value-type="float" office:value="349.313629" calcext:value-type="float">
            <text:p>349.313629</text:p>
          </table:table-cell>
          <table:table-cell office:value-type="float" office:value="12.321689" calcext:value-type="float">
            <text:p>12.321689</text:p>
          </table:table-cell>
          <table:table-cell table:formula="of:=[.C247]-[.C246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224" calcext:value-type="float">
            <text:p>35224</text:p>
          </table:table-cell>
          <table:table-cell office:value-type="float" office:value="349.28595" calcext:value-type="float">
            <text:p>349.28595</text:p>
          </table:table-cell>
          <table:table-cell office:value-type="float" office:value="349.195465" calcext:value-type="float">
            <text:p>349.195465</text:p>
          </table:table-cell>
          <table:table-cell office:value-type="float" office:value="12.317521" calcext:value-type="float">
            <text:p>12.317521</text:p>
          </table:table-cell>
          <table:table-cell table:formula="of:=[.C248]-[.C247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338" calcext:value-type="float">
            <text:p>35338</text:p>
          </table:table-cell>
          <table:table-cell office:value-type="float" office:value="349.267273" calcext:value-type="float">
            <text:p>349.267273</text:p>
          </table:table-cell>
          <table:table-cell office:value-type="float" office:value="349.2659" calcext:value-type="float">
            <text:p>349.2659</text:p>
          </table:table-cell>
          <table:table-cell office:value-type="float" office:value="12.320005" calcext:value-type="float">
            <text:p>12.320005</text:p>
          </table:table-cell>
          <table:table-cell table:formula="of:=[.C249]-[.C248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452" calcext:value-type="float">
            <text:p>35452</text:p>
          </table:table-cell>
          <table:table-cell office:value-type="float" office:value="349.235901" calcext:value-type="float">
            <text:p>349.235901</text:p>
          </table:table-cell>
          <table:table-cell office:value-type="float" office:value="349.120453" calcext:value-type="float">
            <text:p>349.120453</text:p>
          </table:table-cell>
          <table:table-cell office:value-type="float" office:value="12.314875" calcext:value-type="float">
            <text:p>12.314875</text:p>
          </table:table-cell>
          <table:table-cell table:formula="of:=[.C250]-[.C249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566" calcext:value-type="float">
            <text:p>35566</text:p>
          </table:table-cell>
          <table:table-cell office:value-type="float" office:value="349.222717" calcext:value-type="float">
            <text:p>349.222717</text:p>
          </table:table-cell>
          <table:table-cell office:value-type="float" office:value="349.21817" calcext:value-type="float">
            <text:p>349.21817</text:p>
          </table:table-cell>
          <table:table-cell office:value-type="float" office:value="12.318322" calcext:value-type="float">
            <text:p>12.318322</text:p>
          </table:table-cell>
          <table:table-cell table:formula="of:=[.C251]-[.C250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679" calcext:value-type="float">
            <text:p>35679</text:p>
          </table:table-cell>
          <table:table-cell office:value-type="float" office:value="349.229065" calcext:value-type="float">
            <text:p>349.229065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2812" calcext:value-type="float">
            <text:p>12.322812</text:p>
          </table:table-cell>
          <table:table-cell table:formula="of:=[.C252]-[.C251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793" calcext:value-type="float">
            <text:p>35793</text:p>
          </table:table-cell>
          <table:table-cell office:value-type="float" office:value="349.230011" calcext:value-type="float">
            <text:p>349.230011</text:p>
          </table:table-cell>
          <table:table-cell office:value-type="float" office:value="349.200012" calcext:value-type="float">
            <text:p>349.200012</text:p>
          </table:table-cell>
          <table:table-cell office:value-type="float" office:value="12.317681" calcext:value-type="float">
            <text:p>12.317681</text:p>
          </table:table-cell>
          <table:table-cell table:formula="of:=[.C253]-[.C252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907" calcext:value-type="float">
            <text:p>35907</text:p>
          </table:table-cell>
          <table:table-cell office:value-type="float" office:value="349.257294" calcext:value-type="float">
            <text:p>349.257294</text:p>
          </table:table-cell>
          <table:table-cell office:value-type="float" office:value="349.402283" calcext:value-type="float">
            <text:p>349.402283</text:p>
          </table:table-cell>
          <table:table-cell office:value-type="float" office:value="12.324816" calcext:value-type="float">
            <text:p>12.324816</text:p>
          </table:table-cell>
          <table:table-cell table:formula="of:=[.C254]-[.C253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021" calcext:value-type="float">
            <text:p>36021</text:p>
          </table:table-cell>
          <table:table-cell office:value-type="float" office:value="349.300934" calcext:value-type="float">
            <text:p>349.300934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12.322571" calcext:value-type="float">
            <text:p>12.322571</text:p>
          </table:table-cell>
          <table:table-cell table:formula="of:=[.C255]-[.C254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135" calcext:value-type="float">
            <text:p>36135</text:p>
          </table:table-cell>
          <table:table-cell office:value-type="float" office:value="349.314117" calcext:value-type="float">
            <text:p>349.314117</text:p>
          </table:table-cell>
          <table:table-cell office:value-type="float" office:value="349.284088" calcext:value-type="float">
            <text:p>349.284088</text:p>
          </table:table-cell>
          <table:table-cell office:value-type="float" office:value="12.320647" calcext:value-type="float">
            <text:p>12.320647</text:p>
          </table:table-cell>
          <table:table-cell table:formula="of:=[.C256]-[.C255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249" calcext:value-type="float">
            <text:p>36249</text:p>
          </table:table-cell>
          <table:table-cell office:value-type="float" office:value="349.282288" calcext:value-type="float">
            <text:p>349.282288</text:p>
          </table:table-cell>
          <table:table-cell office:value-type="float" office:value="349.186371" calcext:value-type="float">
            <text:p>349.186371</text:p>
          </table:table-cell>
          <table:table-cell office:value-type="float" office:value="12.3172" calcext:value-type="float">
            <text:p>12.3172</text:p>
          </table:table-cell>
          <table:table-cell table:formula="of:=[.C257]-[.C256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362" calcext:value-type="float">
            <text:p>36362</text:p>
          </table:table-cell>
          <table:table-cell office:value-type="float" office:value="349.30957" calcext:value-type="float">
            <text:p>349.30957</text:p>
          </table:table-cell>
          <table:table-cell office:value-type="float" office:value="349.336365" calcext:value-type="float">
            <text:p>349.336365</text:p>
          </table:table-cell>
          <table:table-cell office:value-type="float" office:value="12.322491" calcext:value-type="float">
            <text:p>12.322491</text:p>
          </table:table-cell>
          <table:table-cell table:formula="of:=[.C258]-[.C257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476" calcext:value-type="float">
            <text:p>36476</text:p>
          </table:table-cell>
          <table:table-cell office:value-type="float" office:value="349.295471" calcext:value-type="float">
            <text:p>349.295471</text:p>
          </table:table-cell>
          <table:table-cell office:value-type="float" office:value="349.331818" calcext:value-type="float">
            <text:p>349.331818</text:p>
          </table:table-cell>
          <table:table-cell office:value-type="float" office:value="12.32233" calcext:value-type="float">
            <text:p>12.32233</text:p>
          </table:table-cell>
          <table:table-cell table:formula="of:=[.C259]-[.C258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590" calcext:value-type="float">
            <text:p>36590</text:p>
          </table:table-cell>
          <table:table-cell office:value-type="float" office:value="349.282288" calcext:value-type="float">
            <text:p>349.282288</text:p>
          </table:table-cell>
          <table:table-cell office:value-type="float" office:value="349.272736" calcext:value-type="float">
            <text:p>349.272736</text:p>
          </table:table-cell>
          <table:table-cell office:value-type="float" office:value="12.320247" calcext:value-type="float">
            <text:p>12.320247</text:p>
          </table:table-cell>
          <table:table-cell table:formula="of:=[.C260]-[.C259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704" calcext:value-type="float">
            <text:p>36704</text:p>
          </table:table-cell>
          <table:table-cell office:value-type="float" office:value="349.264557" calcext:value-type="float">
            <text:p>349.264557</text:p>
          </table:table-cell>
          <table:table-cell office:value-type="float" office:value="349.195465" calcext:value-type="float">
            <text:p>349.195465</text:p>
          </table:table-cell>
          <table:table-cell office:value-type="float" office:value="12.317521" calcext:value-type="float">
            <text:p>12.317521</text:p>
          </table:table-cell>
          <table:table-cell table:formula="of:=[.C261]-[.C260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818" calcext:value-type="float">
            <text:p>36818</text:p>
          </table:table-cell>
          <table:table-cell office:value-type="float" office:value="349.285889" calcext:value-type="float">
            <text:p>349.285889</text:p>
          </table:table-cell>
          <table:table-cell office:value-type="float" office:value="349.293182" calcext:value-type="float">
            <text:p>349.293182</text:p>
          </table:table-cell>
          <table:table-cell office:value-type="float" office:value="12.320968" calcext:value-type="float">
            <text:p>12.320968</text:p>
          </table:table-cell>
          <table:table-cell table:formula="of:=[.C262]-[.C261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931" calcext:value-type="float">
            <text:p>36931</text:p>
          </table:table-cell>
          <table:table-cell office:value-type="float" office:value="349.301361" calcext:value-type="float">
            <text:p>349.301361</text:p>
          </table:table-cell>
          <table:table-cell office:value-type="float" office:value="349.413635" calcext:value-type="float">
            <text:p>349.413635</text:p>
          </table:table-cell>
          <table:table-cell office:value-type="float" office:value="12.325216" calcext:value-type="float">
            <text:p>12.325216</text:p>
          </table:table-cell>
          <table:table-cell table:formula="of:=[.C263]-[.C262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045" calcext:value-type="float">
            <text:p>37045</text:p>
          </table:table-cell>
          <table:table-cell office:value-type="float" office:value="349.295013" calcext:value-type="float">
            <text:p>349.295013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1208" calcext:value-type="float">
            <text:p>12.321208</text:p>
          </table:table-cell>
          <table:table-cell table:formula="of:=[.C264]-[.C263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159" calcext:value-type="float">
            <text:p>37159</text:p>
          </table:table-cell>
          <table:table-cell office:value-type="float" office:value="349.30957" calcext:value-type="float">
            <text:p>349.30957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2812" calcext:value-type="float">
            <text:p>12.322812</text:p>
          </table:table-cell>
          <table:table-cell table:formula="of:=[.C265]-[.C264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273" calcext:value-type="float">
            <text:p>37273</text:p>
          </table:table-cell>
          <table:table-cell office:value-type="float" office:value="349.311371" calcext:value-type="float">
            <text:p>349.311371</text:p>
          </table:table-cell>
          <table:table-cell office:value-type="float" office:value="349.204559" calcext:value-type="float">
            <text:p>349.204559</text:p>
          </table:table-cell>
          <table:table-cell office:value-type="float" office:value="12.317842" calcext:value-type="float">
            <text:p>12.317842</text:p>
          </table:table-cell>
          <table:table-cell table:formula="of:=[.C266]-[.C265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387" calcext:value-type="float">
            <text:p>37387</text:p>
          </table:table-cell>
          <table:table-cell office:value-type="float" office:value="349.303162" calcext:value-type="float">
            <text:p>349.303162</text:p>
          </table:table-cell>
          <table:table-cell office:value-type="float" office:value="349.252258" calcext:value-type="float">
            <text:p>349.252258</text:p>
          </table:table-cell>
          <table:table-cell office:value-type="float" office:value="12.319524" calcext:value-type="float">
            <text:p>12.319524</text:p>
          </table:table-cell>
          <table:table-cell table:formula="of:=[.C267]-[.C266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501" calcext:value-type="float">
            <text:p>37501</text:p>
          </table:table-cell>
          <table:table-cell office:value-type="float" office:value="349.264984" calcext:value-type="float">
            <text:p>349.264984</text:p>
          </table:table-cell>
          <table:table-cell office:value-type="float" office:value="349.222717" calcext:value-type="float">
            <text:p>349.222717</text:p>
          </table:table-cell>
          <table:table-cell office:value-type="float" office:value="12.318482" calcext:value-type="float">
            <text:p>12.318482</text:p>
          </table:table-cell>
          <table:table-cell table:formula="of:=[.C268]-[.C267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614" calcext:value-type="float">
            <text:p>37614</text:p>
          </table:table-cell>
          <table:table-cell office:value-type="float" office:value="349.278168" calcext:value-type="float">
            <text:p>349.278168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12.323533" calcext:value-type="float">
            <text:p>12.323533</text:p>
          </table:table-cell>
          <table:table-cell table:formula="of:=[.C269]-[.C268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728" calcext:value-type="float">
            <text:p>37728</text:p>
          </table:table-cell>
          <table:table-cell office:value-type="float" office:value="349.282715" calcext:value-type="float">
            <text:p>349.282715</text:p>
          </table:table-cell>
          <table:table-cell office:value-type="float" office:value="349.368195" calcext:value-type="float">
            <text:p>349.368195</text:p>
          </table:table-cell>
          <table:table-cell office:value-type="float" office:value="12.323614" calcext:value-type="float">
            <text:p>12.323614</text:p>
          </table:table-cell>
          <table:table-cell table:formula="of:=[.C270]-[.C269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842" calcext:value-type="float">
            <text:p>37842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349.290924" calcext:value-type="float">
            <text:p>349.290924</text:p>
          </table:table-cell>
          <table:table-cell office:value-type="float" office:value="12.320889" calcext:value-type="float">
            <text:p>12.320889</text:p>
          </table:table-cell>
          <table:table-cell table:formula="of:=[.C271]-[.C270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956" calcext:value-type="float">
            <text:p>37956</text:p>
          </table:table-cell>
          <table:table-cell office:value-type="float" office:value="349.293152" calcext:value-type="float">
            <text:p>349.293152</text:p>
          </table:table-cell>
          <table:table-cell office:value-type="float" office:value="349.21817" calcext:value-type="float">
            <text:p>349.21817</text:p>
          </table:table-cell>
          <table:table-cell office:value-type="float" office:value="12.318322" calcext:value-type="float">
            <text:p>12.318322</text:p>
          </table:table-cell>
          <table:table-cell table:formula="of:=[.C272]-[.C271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070" calcext:value-type="float">
            <text:p>38070</text:p>
          </table:table-cell>
          <table:table-cell office:value-type="float" office:value="349.295013" calcext:value-type="float">
            <text:p>349.295013</text:p>
          </table:table-cell>
          <table:table-cell office:value-type="float" office:value="349.231812" calcext:value-type="float">
            <text:p>349.231812</text:p>
          </table:table-cell>
          <table:table-cell office:value-type="float" office:value="12.318803" calcext:value-type="float">
            <text:p>12.318803</text:p>
          </table:table-cell>
          <table:table-cell table:formula="of:=[.C273]-[.C272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183" calcext:value-type="float">
            <text:p>38183</text:p>
          </table:table-cell>
          <table:table-cell office:value-type="float" office:value="349.249084" calcext:value-type="float">
            <text:p>349.249084</text:p>
          </table:table-cell>
          <table:table-cell office:value-type="float" office:value="349.136353" calcext:value-type="float">
            <text:p>349.136353</text:p>
          </table:table-cell>
          <table:table-cell office:value-type="float" office:value="12.315435" calcext:value-type="float">
            <text:p>12.315435</text:p>
          </table:table-cell>
          <table:table-cell table:formula="of:=[.C274]-[.C273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297" calcext:value-type="float">
            <text:p>38297</text:p>
          </table:table-cell>
          <table:table-cell office:value-type="float" office:value="349.205017" calcext:value-type="float">
            <text:p>349.205017</text:p>
          </table:table-cell>
          <table:table-cell office:value-type="float" office:value="349.147736" calcext:value-type="float">
            <text:p>349.147736</text:p>
          </table:table-cell>
          <table:table-cell office:value-type="float" office:value="12.315837" calcext:value-type="float">
            <text:p>12.315837</text:p>
          </table:table-cell>
          <table:table-cell table:formula="of:=[.C275]-[.C274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411" calcext:value-type="float">
            <text:p>38411</text:p>
          </table:table-cell>
          <table:table-cell office:value-type="float" office:value="349.211823" calcext:value-type="float">
            <text:p>349.211823</text:p>
          </table:table-cell>
          <table:table-cell office:value-type="float" office:value="349.325012" calcext:value-type="float">
            <text:p>349.325012</text:p>
          </table:table-cell>
          <table:table-cell office:value-type="float" office:value="12.32209" calcext:value-type="float">
            <text:p>12.32209</text:p>
          </table:table-cell>
          <table:table-cell table:formula="of:=[.C276]-[.C275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525" calcext:value-type="float">
            <text:p>38525</text:p>
          </table:table-cell>
          <table:table-cell office:value-type="float" office:value="349.251801" calcext:value-type="float">
            <text:p>349.251801</text:p>
          </table:table-cell>
          <table:table-cell office:value-type="float" office:value="349.418182" calcext:value-type="float">
            <text:p>349.418182</text:p>
          </table:table-cell>
          <table:table-cell office:value-type="float" office:value="12.325377" calcext:value-type="float">
            <text:p>12.325377</text:p>
          </table:table-cell>
          <table:table-cell table:formula="of:=[.C277]-[.C276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639" calcext:value-type="float">
            <text:p>38639</text:p>
          </table:table-cell>
          <table:table-cell office:value-type="float" office:value="349.250427" calcext:value-type="float">
            <text:p>349.250427</text:p>
          </table:table-cell>
          <table:table-cell office:value-type="float" office:value="349.225006" calcext:value-type="float">
            <text:p>349.225006</text:p>
          </table:table-cell>
          <table:table-cell office:value-type="float" office:value="12.318563" calcext:value-type="float">
            <text:p>12.318563</text:p>
          </table:table-cell>
          <table:table-cell table:formula="of:=[.C278]-[.C277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753" calcext:value-type="float">
            <text:p>38753</text:p>
          </table:table-cell>
          <table:table-cell office:value-type="float" office:value="349.290436" calcext:value-type="float">
            <text:p>349.290436</text:p>
          </table:table-cell>
          <table:table-cell office:value-type="float" office:value="349.336365" calcext:value-type="float">
            <text:p>349.336365</text:p>
          </table:table-cell>
          <table:table-cell office:value-type="float" office:value="12.322491" calcext:value-type="float">
            <text:p>12.322491</text:p>
          </table:table-cell>
          <table:table-cell table:formula="of:=[.C279]-[.C278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866" calcext:value-type="float">
            <text:p>38866</text:p>
          </table:table-cell>
          <table:table-cell office:value-type="float" office:value="349.322266" calcext:value-type="float">
            <text:p>349.322266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12.321449" calcext:value-type="float">
            <text:p>12.321449</text:p>
          </table:table-cell>
          <table:table-cell table:formula="of:=[.C280]-[.C279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980" calcext:value-type="float">
            <text:p>38980</text:p>
          </table:table-cell>
          <table:table-cell office:value-type="float" office:value="349.318665" calcext:value-type="float">
            <text:p>349.318665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12.321449" calcext:value-type="float">
            <text:p>12.321449</text:p>
          </table:table-cell>
          <table:table-cell table:formula="of:=[.C281]-[.C280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094" calcext:value-type="float">
            <text:p>39094</text:p>
          </table:table-cell>
          <table:table-cell office:value-type="float" office:value="349.310455" calcext:value-type="float">
            <text:p>349.310455</text:p>
          </table:table-cell>
          <table:table-cell office:value-type="float" office:value="349.377258" calcext:value-type="float">
            <text:p>349.377258</text:p>
          </table:table-cell>
          <table:table-cell office:value-type="float" office:value="12.323934" calcext:value-type="float">
            <text:p>12.323934</text:p>
          </table:table-cell>
          <table:table-cell table:formula="of:=[.C282]-[.C281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208" calcext:value-type="float">
            <text:p>39208</text:p>
          </table:table-cell>
          <table:table-cell office:value-type="float" office:value="349.348633" calcext:value-type="float">
            <text:p>349.348633</text:p>
          </table:table-cell>
          <table:table-cell office:value-type="float" office:value="349.415924" calcext:value-type="float">
            <text:p>349.415924</text:p>
          </table:table-cell>
          <table:table-cell office:value-type="float" office:value="12.325297" calcext:value-type="float">
            <text:p>12.325297</text:p>
          </table:table-cell>
          <table:table-cell table:formula="of:=[.C283]-[.C282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322" calcext:value-type="float">
            <text:p>39322</text:p>
          </table:table-cell>
          <table:table-cell office:value-type="float" office:value="349.339539" calcext:value-type="float">
            <text:p>349.339539</text:p>
          </table:table-cell>
          <table:table-cell office:value-type="float" office:value="349.290924" calcext:value-type="float">
            <text:p>349.290924</text:p>
          </table:table-cell>
          <table:table-cell office:value-type="float" office:value="12.320889" calcext:value-type="float">
            <text:p>12.320889</text:p>
          </table:table-cell>
          <table:table-cell table:formula="of:=[.C284]-[.C283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435" calcext:value-type="float">
            <text:p>39435</text:p>
          </table:table-cell>
          <table:table-cell office:value-type="float" office:value="349.350891" calcext:value-type="float">
            <text:p>349.350891</text:p>
          </table:table-cell>
          <table:table-cell office:value-type="float" office:value="349.363647" calcext:value-type="float">
            <text:p>349.363647</text:p>
          </table:table-cell>
          <table:table-cell office:value-type="float" office:value="12.323453" calcext:value-type="float">
            <text:p>12.323453</text:p>
          </table:table-cell>
          <table:table-cell table:formula="of:=[.C285]-[.C284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549" calcext:value-type="float">
            <text:p>39549</text:p>
          </table:table-cell>
          <table:table-cell office:value-type="float" office:value="349.349548" calcext:value-type="float">
            <text:p>349.349548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1208" calcext:value-type="float">
            <text:p>12.321208</text:p>
          </table:table-cell>
          <table:table-cell table:formula="of:=[.C286]-[.C285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663" calcext:value-type="float">
            <text:p>39663</text:p>
          </table:table-cell>
          <table:table-cell office:value-type="float" office:value="349.348175" calcext:value-type="float">
            <text:p>349.348175</text:p>
          </table:table-cell>
          <table:table-cell office:value-type="float" office:value="349.370453" calcext:value-type="float">
            <text:p>349.370453</text:p>
          </table:table-cell>
          <table:table-cell office:value-type="float" office:value="12.323693" calcext:value-type="float">
            <text:p>12.323693</text:p>
          </table:table-cell>
          <table:table-cell table:formula="of:=[.C287]-[.C286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777" calcext:value-type="float">
            <text:p>39777</text:p>
          </table:table-cell>
          <table:table-cell office:value-type="float" office:value="349.313629" calcext:value-type="float">
            <text:p>349.313629</text:p>
          </table:table-cell>
          <table:table-cell office:value-type="float" office:value="349.243195" calcext:value-type="float">
            <text:p>349.243195</text:p>
          </table:table-cell>
          <table:table-cell office:value-type="float" office:value="12.319204" calcext:value-type="float">
            <text:p>12.319204</text:p>
          </table:table-cell>
          <table:table-cell table:formula="of:=[.C288]-[.C287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891" calcext:value-type="float">
            <text:p>39891</text:p>
          </table:table-cell>
          <table:table-cell office:value-type="float" office:value="349.320892" calcext:value-type="float">
            <text:p>349.320892</text:p>
          </table:table-cell>
          <table:table-cell office:value-type="float" office:value="349.327271" calcext:value-type="float">
            <text:p>349.327271</text:p>
          </table:table-cell>
          <table:table-cell office:value-type="float" office:value="12.32217" calcext:value-type="float">
            <text:p>12.32217</text:p>
          </table:table-cell>
          <table:table-cell table:formula="of:=[.C289]-[.C288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005" calcext:value-type="float">
            <text:p>40005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349.293182" calcext:value-type="float">
            <text:p>349.293182</text:p>
          </table:table-cell>
          <table:table-cell office:value-type="float" office:value="12.320968" calcext:value-type="float">
            <text:p>12.320968</text:p>
          </table:table-cell>
          <table:table-cell table:formula="of:=[.C290]-[.C289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118" calcext:value-type="float">
            <text:p>40118</text:p>
          </table:table-cell>
          <table:table-cell office:value-type="float" office:value="349.329102" calcext:value-type="float">
            <text:p>349.329102</text:p>
          </table:table-cell>
          <table:table-cell office:value-type="float" office:value="349.411377" calcext:value-type="float">
            <text:p>349.411377</text:p>
          </table:table-cell>
          <table:table-cell office:value-type="float" office:value="12.325137" calcext:value-type="float">
            <text:p>12.325137</text:p>
          </table:table-cell>
          <table:table-cell table:formula="of:=[.C291]-[.C290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232" calcext:value-type="float">
            <text:p>40232</text:p>
          </table:table-cell>
          <table:table-cell office:value-type="float" office:value="349.321838" calcext:value-type="float">
            <text:p>349.321838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12.322411" calcext:value-type="float">
            <text:p>12.322411</text:p>
          </table:table-cell>
          <table:table-cell table:formula="of:=[.C292]-[.C291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346" calcext:value-type="float">
            <text:p>40346</text:p>
          </table:table-cell>
          <table:table-cell office:value-type="float" office:value="349.334534" calcext:value-type="float">
            <text:p>349.334534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12.321449" calcext:value-type="float">
            <text:p>12.321449</text:p>
          </table:table-cell>
          <table:table-cell table:formula="of:=[.C293]-[.C292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460" calcext:value-type="float">
            <text:p>40460</text:p>
          </table:table-cell>
          <table:table-cell office:value-type="float" office:value="349.324554" calcext:value-type="float">
            <text:p>349.324554</text:p>
          </table:table-cell>
          <table:table-cell office:value-type="float" office:value="349.277283" calcext:value-type="float">
            <text:p>349.277283</text:p>
          </table:table-cell>
          <table:table-cell office:value-type="float" office:value="12.320407" calcext:value-type="float">
            <text:p>12.320407</text:p>
          </table:table-cell>
          <table:table-cell table:formula="of:=[.C294]-[.C293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574" calcext:value-type="float">
            <text:p>40574</text:p>
          </table:table-cell>
          <table:table-cell office:value-type="float" office:value="349.310913" calcext:value-type="float">
            <text:p>349.310913</text:p>
          </table:table-cell>
          <table:table-cell office:value-type="float" office:value="349.225006" calcext:value-type="float">
            <text:p>349.225006</text:p>
          </table:table-cell>
          <table:table-cell office:value-type="float" office:value="12.318563" calcext:value-type="float">
            <text:p>12.318563</text:p>
          </table:table-cell>
          <table:table-cell table:formula="of:=[.C295]-[.C294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688" calcext:value-type="float">
            <text:p>40688</text:p>
          </table:table-cell>
          <table:table-cell office:value-type="float" office:value="349.302277" calcext:value-type="float">
            <text:p>349.302277</text:p>
          </table:table-cell>
          <table:table-cell office:value-type="float" office:value="349.368195" calcext:value-type="float">
            <text:p>349.368195</text:p>
          </table:table-cell>
          <table:table-cell office:value-type="float" office:value="12.323614" calcext:value-type="float">
            <text:p>12.323614</text:p>
          </table:table-cell>
          <table:table-cell table:formula="of:=[.C296]-[.C295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801" calcext:value-type="float">
            <text:p>40801</text:p>
          </table:table-cell>
          <table:table-cell office:value-type="float" office:value="349.299103" calcext:value-type="float">
            <text:p>349.299103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12.32185" calcext:value-type="float">
            <text:p>12.32185</text:p>
          </table:table-cell>
          <table:table-cell table:formula="of:=[.C297]-[.C296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915" calcext:value-type="float">
            <text:p>40915</text:p>
          </table:table-cell>
          <table:table-cell office:value-type="float" office:value="349.292267" calcext:value-type="float">
            <text:p>349.292267</text:p>
          </table:table-cell>
          <table:table-cell office:value-type="float" office:value="349.272736" calcext:value-type="float">
            <text:p>349.272736</text:p>
          </table:table-cell>
          <table:table-cell office:value-type="float" office:value="12.320247" calcext:value-type="float">
            <text:p>12.320247</text:p>
          </table:table-cell>
          <table:table-cell table:formula="of:=[.C298]-[.C297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029" calcext:value-type="float">
            <text:p>41029</text:p>
          </table:table-cell>
          <table:table-cell office:value-type="float" office:value="349.342712" calcext:value-type="float">
            <text:p>349.342712</text:p>
          </table:table-cell>
          <table:table-cell office:value-type="float" office:value="349.529541" calcext:value-type="float">
            <text:p>349.529541</text:p>
          </table:table-cell>
          <table:table-cell office:value-type="float" office:value="12.329305" calcext:value-type="float">
            <text:p>12.329305</text:p>
          </table:table-cell>
          <table:table-cell table:formula="of:=[.C299]-[.C298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143" calcext:value-type="float">
            <text:p>41143</text:p>
          </table:table-cell>
          <table:table-cell office:value-type="float" office:value="349.348633" calcext:value-type="float">
            <text:p>349.348633</text:p>
          </table:table-cell>
          <table:table-cell office:value-type="float" office:value="349.254547" calcext:value-type="float">
            <text:p>349.254547</text:p>
          </table:table-cell>
          <table:table-cell office:value-type="float" office:value="12.319605" calcext:value-type="float">
            <text:p>12.319605</text:p>
          </table:table-cell>
          <table:table-cell table:formula="of:=[.C300]-[.C299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257" calcext:value-type="float">
            <text:p>41257</text:p>
          </table:table-cell>
          <table:table-cell office:value-type="float" office:value="349.327698" calcext:value-type="float">
            <text:p>349.327698</text:p>
          </table:table-cell>
          <table:table-cell office:value-type="float" office:value="349.263641" calcext:value-type="float">
            <text:p>349.263641</text:p>
          </table:table-cell>
          <table:table-cell office:value-type="float" office:value="12.319925" calcext:value-type="float">
            <text:p>12.319925</text:p>
          </table:table-cell>
          <table:table-cell table:formula="of:=[.C301]-[.C300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370" calcext:value-type="float">
            <text:p>41370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349.350006" calcext:value-type="float">
            <text:p>349.350006</text:p>
          </table:table-cell>
          <table:table-cell office:value-type="float" office:value="12.322972" calcext:value-type="float">
            <text:p>12.322972</text:p>
          </table:table-cell>
          <table:table-cell table:formula="of:=[.C302]-[.C301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484" calcext:value-type="float">
            <text:p>41484</text:p>
          </table:table-cell>
          <table:table-cell office:value-type="float" office:value="349.338196" calcext:value-type="float">
            <text:p>349.338196</text:p>
          </table:table-cell>
          <table:table-cell office:value-type="float" office:value="349.293182" calcext:value-type="float">
            <text:p>349.293182</text:p>
          </table:table-cell>
          <table:table-cell office:value-type="float" office:value="12.320968" calcext:value-type="float">
            <text:p>12.320968</text:p>
          </table:table-cell>
          <table:table-cell table:formula="of:=[.C303]-[.C302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598" calcext:value-type="float">
            <text:p>41598</text:p>
          </table:table-cell>
          <table:table-cell office:value-type="float" office:value="349.275452" calcext:value-type="float">
            <text:p>349.275452</text:p>
          </table:table-cell>
          <table:table-cell office:value-type="float" office:value="349.215912" calcext:value-type="float">
            <text:p>349.215912</text:p>
          </table:table-cell>
          <table:table-cell office:value-type="float" office:value="12.318242" calcext:value-type="float">
            <text:p>12.318242</text:p>
          </table:table-cell>
          <table:table-cell table:formula="of:=[.C304]-[.C303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712" calcext:value-type="float">
            <text:p>41712</text:p>
          </table:table-cell>
          <table:table-cell office:value-type="float" office:value="349.268188" calcext:value-type="float">
            <text:p>349.268188</text:p>
          </table:table-cell>
          <table:table-cell office:value-type="float" office:value="349.21817" calcext:value-type="float">
            <text:p>349.21817</text:p>
          </table:table-cell>
          <table:table-cell office:value-type="float" office:value="12.318322" calcext:value-type="float">
            <text:p>12.318322</text:p>
          </table:table-cell>
          <table:table-cell table:formula="of:=[.C305]-[.C304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826" calcext:value-type="float">
            <text:p>41826</text:p>
          </table:table-cell>
          <table:table-cell office:value-type="float" office:value="349.289093" calcext:value-type="float">
            <text:p>349.289093</text:p>
          </table:table-cell>
          <table:table-cell office:value-type="float" office:value="349.368195" calcext:value-type="float">
            <text:p>349.368195</text:p>
          </table:table-cell>
          <table:table-cell office:value-type="float" office:value="12.323614" calcext:value-type="float">
            <text:p>12.323614</text:p>
          </table:table-cell>
          <table:table-cell table:formula="of:=[.C306]-[.C305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940" calcext:value-type="float">
            <text:p>41940</text:p>
          </table:table-cell>
          <table:table-cell office:value-type="float" office:value="349.275909" calcext:value-type="float">
            <text:p>349.275909</text:p>
          </table:table-cell>
          <table:table-cell office:value-type="float" office:value="349.284088" calcext:value-type="float">
            <text:p>349.284088</text:p>
          </table:table-cell>
          <table:table-cell office:value-type="float" office:value="12.320647" calcext:value-type="float">
            <text:p>12.320647</text:p>
          </table:table-cell>
          <table:table-cell table:formula="of:=[.C307]-[.C306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053" calcext:value-type="float">
            <text:p>42053</text:p>
          </table:table-cell>
          <table:table-cell office:value-type="float" office:value="349.286804" calcext:value-type="float">
            <text:p>349.286804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12.322891" calcext:value-type="float">
            <text:p>12.322891</text:p>
          </table:table-cell>
          <table:table-cell table:formula="of:=[.C308]-[.C307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167" calcext:value-type="float">
            <text:p>42167</text:p>
          </table:table-cell>
          <table:table-cell office:value-type="float" office:value="349.294983" calcext:value-type="float">
            <text:p>349.294983</text:p>
          </table:table-cell>
          <table:table-cell office:value-type="float" office:value="349.256805" calcext:value-type="float">
            <text:p>349.256805</text:p>
          </table:table-cell>
          <table:table-cell office:value-type="float" office:value="12.319685" calcext:value-type="float">
            <text:p>12.319685</text:p>
          </table:table-cell>
          <table:table-cell table:formula="of:=[.C309]-[.C308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281" calcext:value-type="float">
            <text:p>42281</text:p>
          </table:table-cell>
          <table:table-cell office:value-type="float" office:value="349.324097" calcext:value-type="float">
            <text:p>349.324097</text:p>
          </table:table-cell>
          <table:table-cell office:value-type="float" office:value="349.363647" calcext:value-type="float">
            <text:p>349.363647</text:p>
          </table:table-cell>
          <table:table-cell office:value-type="float" office:value="12.323453" calcext:value-type="float">
            <text:p>12.323453</text:p>
          </table:table-cell>
          <table:table-cell table:formula="of:=[.C310]-[.C309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395" calcext:value-type="float">
            <text:p>42395</text:p>
          </table:table-cell>
          <table:table-cell office:value-type="float" office:value="349.298645" calcext:value-type="float">
            <text:p>349.298645</text:p>
          </table:table-cell>
          <table:table-cell office:value-type="float" office:value="349.240906" calcext:value-type="float">
            <text:p>349.240906</text:p>
          </table:table-cell>
          <table:table-cell office:value-type="float" office:value="12.319123" calcext:value-type="float">
            <text:p>12.319123</text:p>
          </table:table-cell>
          <table:table-cell table:formula="of:=[.C311]-[.C310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509" calcext:value-type="float">
            <text:p>42509</text:p>
          </table:table-cell>
          <table:table-cell office:value-type="float" office:value="349.297729" calcext:value-type="float">
            <text:p>349.297729</text:p>
          </table:table-cell>
          <table:table-cell office:value-type="float" office:value="349.279541" calcext:value-type="float">
            <text:p>349.279541</text:p>
          </table:table-cell>
          <table:table-cell office:value-type="float" office:value="12.320486" calcext:value-type="float">
            <text:p>12.320486</text:p>
          </table:table-cell>
          <table:table-cell table:formula="of:=[.C312]-[.C311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623" calcext:value-type="float">
            <text:p>42623</text:p>
          </table:table-cell>
          <table:table-cell office:value-type="float" office:value="349.279541" calcext:value-type="float">
            <text:p>349.279541</text:p>
          </table:table-cell>
          <table:table-cell office:value-type="float" office:value="349.256805" calcext:value-type="float">
            <text:p>349.256805</text:p>
          </table:table-cell>
          <table:table-cell office:value-type="float" office:value="12.319685" calcext:value-type="float">
            <text:p>12.319685</text:p>
          </table:table-cell>
          <table:table-cell table:formula="of:=[.C313]-[.C312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736" calcext:value-type="float">
            <text:p>42736</text:p>
          </table:table-cell>
          <table:table-cell office:value-type="float" office:value="349.284973" calcext:value-type="float">
            <text:p>349.284973</text:p>
          </table:table-cell>
          <table:table-cell office:value-type="float" office:value="349.284088" calcext:value-type="float">
            <text:p>349.284088</text:p>
          </table:table-cell>
          <table:table-cell office:value-type="float" office:value="12.320647" calcext:value-type="float">
            <text:p>12.320647</text:p>
          </table:table-cell>
          <table:table-cell table:formula="of:=[.C314]-[.C313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850" calcext:value-type="float">
            <text:p>42850</text:p>
          </table:table-cell>
          <table:table-cell office:value-type="float" office:value="349.286804" calcext:value-type="float">
            <text:p>349.286804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12.323774" calcext:value-type="float">
            <text:p>12.323774</text:p>
          </table:table-cell>
          <table:table-cell table:formula="of:=[.C315]-[.C314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964" calcext:value-type="float">
            <text:p>42964</text:p>
          </table:table-cell>
          <table:table-cell office:value-type="float" office:value="349.292725" calcext:value-type="float">
            <text:p>349.292725</text:p>
          </table:table-cell>
          <table:table-cell office:value-type="float" office:value="349.270447" calcext:value-type="float">
            <text:p>349.270447</text:p>
          </table:table-cell>
          <table:table-cell office:value-type="float" office:value="12.320166" calcext:value-type="float">
            <text:p>12.320166</text:p>
          </table:table-cell>
          <table:table-cell table:formula="of:=[.C316]-[.C315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078" calcext:value-type="float">
            <text:p>43078</text:p>
          </table:table-cell>
          <table:table-cell office:value-type="float" office:value="349.294525" calcext:value-type="float">
            <text:p>349.294525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12.320807" calcext:value-type="float">
            <text:p>12.320807</text:p>
          </table:table-cell>
          <table:table-cell table:formula="of:=[.C317]-[.C316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192" calcext:value-type="float">
            <text:p>43192</text:p>
          </table:table-cell>
          <table:table-cell office:value-type="float" office:value="349.323181" calcext:value-type="float">
            <text:p>349.323181</text:p>
          </table:table-cell>
          <table:table-cell office:value-type="float" office:value="349.399994" calcext:value-type="float">
            <text:p>349.399994</text:p>
          </table:table-cell>
          <table:table-cell office:value-type="float" office:value="12.324736" calcext:value-type="float">
            <text:p>12.324736</text:p>
          </table:table-cell>
          <table:table-cell table:formula="of:=[.C318]-[.C317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305" calcext:value-type="float">
            <text:p>43305</text:p>
          </table:table-cell>
          <table:table-cell office:value-type="float" office:value="349.314117" calcext:value-type="float">
            <text:p>349.314117</text:p>
          </table:table-cell>
          <table:table-cell office:value-type="float" office:value="349.238647" calcext:value-type="float">
            <text:p>349.238647</text:p>
          </table:table-cell>
          <table:table-cell office:value-type="float" office:value="12.319044" calcext:value-type="float">
            <text:p>12.319044</text:p>
          </table:table-cell>
          <table:table-cell table:formula="of:=[.C319]-[.C318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419" calcext:value-type="float">
            <text:p>43419</text:p>
          </table:table-cell>
          <table:table-cell office:value-type="float" office:value="349.295013" calcext:value-type="float">
            <text:p>349.295013</text:p>
          </table:table-cell>
          <table:table-cell office:value-type="float" office:value="349.277283" calcext:value-type="float">
            <text:p>349.277283</text:p>
          </table:table-cell>
          <table:table-cell office:value-type="float" office:value="12.320407" calcext:value-type="float">
            <text:p>12.320407</text:p>
          </table:table-cell>
          <table:table-cell table:formula="of:=[.C320]-[.C319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533" calcext:value-type="float">
            <text:p>43533</text:p>
          </table:table-cell>
          <table:table-cell office:value-type="float" office:value="349.30957" calcext:value-type="float">
            <text:p>349.30957</text:p>
          </table:table-cell>
          <table:table-cell office:value-type="float" office:value="349.34317" calcext:value-type="float">
            <text:p>349.34317</text:p>
          </table:table-cell>
          <table:table-cell office:value-type="float" office:value="12.322731" calcext:value-type="float">
            <text:p>12.322731</text:p>
          </table:table-cell>
          <table:table-cell table:formula="of:=[.C321]-[.C320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647" calcext:value-type="float">
            <text:p>43647</text:p>
          </table:table-cell>
          <table:table-cell office:value-type="float" office:value="349.325928" calcext:value-type="float">
            <text:p>349.325928</text:p>
          </table:table-cell>
          <table:table-cell office:value-type="float" office:value="349.370453" calcext:value-type="float">
            <text:p>349.370453</text:p>
          </table:table-cell>
          <table:table-cell office:value-type="float" office:value="12.323693" calcext:value-type="float">
            <text:p>12.323693</text:p>
          </table:table-cell>
          <table:table-cell table:formula="of:=[.C322]-[.C321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761" calcext:value-type="float">
            <text:p>43761</text:p>
          </table:table-cell>
          <table:table-cell office:value-type="float" office:value="349.297699" calcext:value-type="float">
            <text:p>349.297699</text:p>
          </table:table-cell>
          <table:table-cell office:value-type="float" office:value="349.259094" calcext:value-type="float">
            <text:p>349.259094</text:p>
          </table:table-cell>
          <table:table-cell office:value-type="float" office:value="12.319765" calcext:value-type="float">
            <text:p>12.319765</text:p>
          </table:table-cell>
          <table:table-cell table:formula="of:=[.C323]-[.C322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875" calcext:value-type="float">
            <text:p>43875</text:p>
          </table:table-cell>
          <table:table-cell office:value-type="float" office:value="349.304535" calcext:value-type="float">
            <text:p>349.304535</text:p>
          </table:table-cell>
          <table:table-cell office:value-type="float" office:value="349.272736" calcext:value-type="float">
            <text:p>349.272736</text:p>
          </table:table-cell>
          <table:table-cell office:value-type="float" office:value="12.320247" calcext:value-type="float">
            <text:p>12.320247</text:p>
          </table:table-cell>
          <table:table-cell table:formula="of:=[.C324]-[.C323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988" calcext:value-type="float">
            <text:p>43988</text:p>
          </table:table-cell>
          <table:table-cell office:value-type="float" office:value="349.328186" calcext:value-type="float">
            <text:p>349.328186</text:p>
          </table:table-cell>
          <table:table-cell office:value-type="float" office:value="349.395447" calcext:value-type="float">
            <text:p>349.395447</text:p>
          </table:table-cell>
          <table:table-cell office:value-type="float" office:value="12.324575" calcext:value-type="float">
            <text:p>12.324575</text:p>
          </table:table-cell>
          <table:table-cell table:formula="of:=[.C325]-[.C324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102" calcext:value-type="float">
            <text:p>44102</text:p>
          </table:table-cell>
          <table:table-cell office:value-type="float" office:value="349.308655" calcext:value-type="float">
            <text:p>349.308655</text:p>
          </table:table-cell>
          <table:table-cell office:value-type="float" office:value="349.245453" calcext:value-type="float">
            <text:p>349.245453</text:p>
          </table:table-cell>
          <table:table-cell office:value-type="float" office:value="12.319284" calcext:value-type="float">
            <text:p>12.319284</text:p>
          </table:table-cell>
          <table:table-cell table:formula="of:=[.C326]-[.C325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216" calcext:value-type="float">
            <text:p>44216</text:p>
          </table:table-cell>
          <table:table-cell office:value-type="float" office:value="349.317291" calcext:value-type="float">
            <text:p>349.317291</text:p>
          </table:table-cell>
          <table:table-cell office:value-type="float" office:value="349.413635" calcext:value-type="float">
            <text:p>349.413635</text:p>
          </table:table-cell>
          <table:table-cell office:value-type="float" office:value="12.325216" calcext:value-type="float">
            <text:p>12.325216</text:p>
          </table:table-cell>
          <table:table-cell table:formula="of:=[.C327]-[.C326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330" calcext:value-type="float">
            <text:p>44330</text:p>
          </table:table-cell>
          <table:table-cell office:value-type="float" office:value="349.329102" calcext:value-type="float">
            <text:p>349.329102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12.32185" calcext:value-type="float">
            <text:p>12.32185</text:p>
          </table:table-cell>
          <table:table-cell table:formula="of:=[.C328]-[.C327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444" calcext:value-type="float">
            <text:p>44444</text:p>
          </table:table-cell>
          <table:table-cell office:value-type="float" office:value="349.355042" calcext:value-type="float">
            <text:p>349.355042</text:p>
          </table:table-cell>
          <table:table-cell office:value-type="float" office:value="349.402283" calcext:value-type="float">
            <text:p>349.402283</text:p>
          </table:table-cell>
          <table:table-cell office:value-type="float" office:value="12.324816" calcext:value-type="float">
            <text:p>12.324816</text:p>
          </table:table-cell>
          <table:table-cell table:formula="of:=[.C329]-[.C328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557" calcext:value-type="float">
            <text:p>44557</text:p>
          </table:table-cell>
          <table:table-cell office:value-type="float" office:value="349.340912" calcext:value-type="float">
            <text:p>349.340912</text:p>
          </table:table-cell>
          <table:table-cell office:value-type="float" office:value="349.325012" calcext:value-type="float">
            <text:p>349.325012</text:p>
          </table:table-cell>
          <table:table-cell office:value-type="float" office:value="12.32209" calcext:value-type="float">
            <text:p>12.32209</text:p>
          </table:table-cell>
          <table:table-cell table:formula="of:=[.C330]-[.C329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671" calcext:value-type="float">
            <text:p>44671</text:p>
          </table:table-cell>
          <table:table-cell office:value-type="float" office:value="349.375916" calcext:value-type="float">
            <text:p>349.375916</text:p>
          </table:table-cell>
          <table:table-cell office:value-type="float" office:value="349.420441" calcext:value-type="float">
            <text:p>349.420441</text:p>
          </table:table-cell>
          <table:table-cell office:value-type="float" office:value="12.325457" calcext:value-type="float">
            <text:p>12.325457</text:p>
          </table:table-cell>
          <table:table-cell table:formula="of:=[.C331]-[.C330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785" calcext:value-type="float">
            <text:p>44785</text:p>
          </table:table-cell>
          <table:table-cell office:value-type="float" office:value="349.357727" calcext:value-type="float">
            <text:p>349.357727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12.32201" calcext:value-type="float">
            <text:p>12.32201</text:p>
          </table:table-cell>
          <table:table-cell table:formula="of:=[.C332]-[.C331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899" calcext:value-type="float">
            <text:p>44899</text:p>
          </table:table-cell>
          <table:table-cell office:value-type="float" office:value="349.389984" calcext:value-type="float">
            <text:p>349.389984</text:p>
          </table:table-cell>
          <table:table-cell office:value-type="float" office:value="349.479553" calcext:value-type="float">
            <text:p>349.479553</text:p>
          </table:table-cell>
          <table:table-cell office:value-type="float" office:value="12.327541" calcext:value-type="float">
            <text:p>12.327541</text:p>
          </table:table-cell>
          <table:table-cell table:formula="of:=[.C333]-[.C332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013" calcext:value-type="float">
            <text:p>45013</text:p>
          </table:table-cell>
          <table:table-cell office:value-type="float" office:value="349.369537" calcext:value-type="float">
            <text:p>349.369537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1208" calcext:value-type="float">
            <text:p>12.321208</text:p>
          </table:table-cell>
          <table:table-cell table:formula="of:=[.C334]-[.C333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127" calcext:value-type="float">
            <text:p>45127</text:p>
          </table:table-cell>
          <table:table-cell office:value-type="float" office:value="349.380432" calcext:value-type="float">
            <text:p>349.380432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12.324014" calcext:value-type="float">
            <text:p>12.324014</text:p>
          </table:table-cell>
          <table:table-cell table:formula="of:=[.C335]-[.C334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240" calcext:value-type="float">
            <text:p>45240</text:p>
          </table:table-cell>
          <table:table-cell office:value-type="float" office:value="349.362274" calcext:value-type="float">
            <text:p>349.362274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2251" calcext:value-type="float">
            <text:p>12.322251</text:p>
          </table:table-cell>
          <table:table-cell table:formula="of:=[.C336]-[.C335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354" calcext:value-type="float">
            <text:p>45354</text:p>
          </table:table-cell>
          <table:table-cell office:value-type="float" office:value="349.360901" calcext:value-type="float">
            <text:p>349.360901</text:p>
          </table:table-cell>
          <table:table-cell office:value-type="float" office:value="349.315918" calcext:value-type="float">
            <text:p>349.315918</text:p>
          </table:table-cell>
          <table:table-cell office:value-type="float" office:value="12.32177" calcext:value-type="float">
            <text:p>12.32177</text:p>
          </table:table-cell>
          <table:table-cell table:formula="of:=[.C337]-[.C336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468" calcext:value-type="float">
            <text:p>45468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12.32201" calcext:value-type="float">
            <text:p>12.32201</text:p>
          </table:table-cell>
          <table:table-cell table:formula="of:=[.C338]-[.C337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582" calcext:value-type="float">
            <text:p>45582</text:p>
          </table:table-cell>
          <table:table-cell office:value-type="float" office:value="349.331848" calcext:value-type="float">
            <text:p>349.331848</text:p>
          </table:table-cell>
          <table:table-cell office:value-type="float" office:value="349.311371" calcext:value-type="float">
            <text:p>349.311371</text:p>
          </table:table-cell>
          <table:table-cell office:value-type="float" office:value="12.321609" calcext:value-type="float">
            <text:p>12.321609</text:p>
          </table:table-cell>
          <table:table-cell table:formula="of:=[.C339]-[.C338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696" calcext:value-type="float">
            <text:p>45696</text:p>
          </table:table-cell>
          <table:table-cell office:value-type="float" office:value="349.320496" calcext:value-type="float">
            <text:p>349.320496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12.32201" calcext:value-type="float">
            <text:p>12.32201</text:p>
          </table:table-cell>
          <table:table-cell table:formula="of:=[.C340]-[.C339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809" calcext:value-type="float">
            <text:p>45809</text:p>
          </table:table-cell>
          <table:table-cell office:value-type="float" office:value="349.331848" calcext:value-type="float">
            <text:p>349.331848</text:p>
          </table:table-cell>
          <table:table-cell office:value-type="float" office:value="349.386353" calcext:value-type="float">
            <text:p>349.386353</text:p>
          </table:table-cell>
          <table:table-cell office:value-type="float" office:value="12.324254" calcext:value-type="float">
            <text:p>12.324254</text:p>
          </table:table-cell>
          <table:table-cell table:formula="of:=[.C341]-[.C340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923" calcext:value-type="float">
            <text:p>45923</text:p>
          </table:table-cell>
          <table:table-cell office:value-type="float" office:value="349.314545" calcext:value-type="float">
            <text:p>349.314545</text:p>
          </table:table-cell>
          <table:table-cell office:value-type="float" office:value="349.229553" calcext:value-type="float">
            <text:p>349.229553</text:p>
          </table:table-cell>
          <table:table-cell office:value-type="float" office:value="12.318724" calcext:value-type="float">
            <text:p>12.318724</text:p>
          </table:table-cell>
          <table:table-cell table:formula="of:=[.C342]-[.C341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037" calcext:value-type="float">
            <text:p>46037</text:p>
          </table:table-cell>
          <table:table-cell office:value-type="float" office:value="349.332306" calcext:value-type="float">
            <text:p>349.332306</text:p>
          </table:table-cell>
          <table:table-cell office:value-type="float" office:value="349.411377" calcext:value-type="float">
            <text:p>349.411377</text:p>
          </table:table-cell>
          <table:table-cell office:value-type="float" office:value="12.325137" calcext:value-type="float">
            <text:p>12.325137</text:p>
          </table:table-cell>
          <table:table-cell table:formula="of:=[.C343]-[.C342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151" calcext:value-type="float">
            <text:p>46151</text:p>
          </table:table-cell>
          <table:table-cell office:value-type="float" office:value="349.336853" calcext:value-type="float">
            <text:p>349.336853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12.322411" calcext:value-type="float">
            <text:p>12.322411</text:p>
          </table:table-cell>
          <table:table-cell table:formula="of:=[.C344]-[.C343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265" calcext:value-type="float">
            <text:p>46265</text:p>
          </table:table-cell>
          <table:table-cell office:value-type="float" office:value="349.323181" calcext:value-type="float">
            <text:p>349.323181</text:p>
          </table:table-cell>
          <table:table-cell office:value-type="float" office:value="349.254547" calcext:value-type="float">
            <text:p>349.254547</text:p>
          </table:table-cell>
          <table:table-cell office:value-type="float" office:value="12.319605" calcext:value-type="float">
            <text:p>12.319605</text:p>
          </table:table-cell>
          <table:table-cell table:formula="of:=[.C345]-[.C344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379" calcext:value-type="float">
            <text:p>46379</text:p>
          </table:table-cell>
          <table:table-cell office:value-type="float" office:value="349.318665" calcext:value-type="float">
            <text:p>349.318665</text:p>
          </table:table-cell>
          <table:table-cell office:value-type="float" office:value="349.363647" calcext:value-type="float">
            <text:p>349.363647</text:p>
          </table:table-cell>
          <table:table-cell office:value-type="float" office:value="12.323453" calcext:value-type="float">
            <text:p>12.323453</text:p>
          </table:table-cell>
          <table:table-cell table:formula="of:=[.C346]-[.C345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492" calcext:value-type="float">
            <text:p>46492</text:p>
          </table:table-cell>
          <table:table-cell office:value-type="float" office:value="349.330902" calcext:value-type="float">
            <text:p>349.330902</text:p>
          </table:table-cell>
          <table:table-cell office:value-type="float" office:value="349.290924" calcext:value-type="float">
            <text:p>349.290924</text:p>
          </table:table-cell>
          <table:table-cell office:value-type="float" office:value="12.320889" calcext:value-type="float">
            <text:p>12.320889</text:p>
          </table:table-cell>
          <table:table-cell table:formula="of:=[.C347]-[.C346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606" calcext:value-type="float">
            <text:p>46606</text:p>
          </table:table-cell>
          <table:table-cell office:value-type="float" office:value="349.309082" calcext:value-type="float">
            <text:p>349.309082</text:p>
          </table:table-cell>
          <table:table-cell office:value-type="float" office:value="349.302277" calcext:value-type="float">
            <text:p>349.302277</text:p>
          </table:table-cell>
          <table:table-cell office:value-type="float" office:value="12.321288" calcext:value-type="float">
            <text:p>12.321288</text:p>
          </table:table-cell>
          <table:table-cell table:formula="of:=[.C348]-[.C347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720" calcext:value-type="float">
            <text:p>46720</text:p>
          </table:table-cell>
          <table:table-cell office:value-type="float" office:value="349.323639" calcext:value-type="float">
            <text:p>349.323639</text:p>
          </table:table-cell>
          <table:table-cell office:value-type="float" office:value="349.40683" calcext:value-type="float">
            <text:p>349.40683</text:p>
          </table:table-cell>
          <table:table-cell office:value-type="float" office:value="12.324977" calcext:value-type="float">
            <text:p>12.324977</text:p>
          </table:table-cell>
          <table:table-cell table:formula="of:=[.C349]-[.C348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834" calcext:value-type="float">
            <text:p>46834</text:p>
          </table:table-cell>
          <table:table-cell office:value-type="float" office:value="349.326355" calcext:value-type="float">
            <text:p>349.326355</text:p>
          </table:table-cell>
          <table:table-cell office:value-type="float" office:value="349.268188" calcext:value-type="float">
            <text:p>349.268188</text:p>
          </table:table-cell>
          <table:table-cell office:value-type="float" office:value="12.320086" calcext:value-type="float">
            <text:p>12.320086</text:p>
          </table:table-cell>
          <table:table-cell table:formula="of:=[.C350]-[.C349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948" calcext:value-type="float">
            <text:p>46948</text:p>
          </table:table-cell>
          <table:table-cell office:value-type="float" office:value="349.30365" calcext:value-type="float">
            <text:p>349.30365</text:p>
          </table:table-cell>
          <table:table-cell office:value-type="float" office:value="349.25" calcext:value-type="float">
            <text:p>349.25</text:p>
          </table:table-cell>
          <table:table-cell office:value-type="float" office:value="12.319445" calcext:value-type="float">
            <text:p>12.319445</text:p>
          </table:table-cell>
          <table:table-cell table:formula="of:=[.C351]-[.C350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062" calcext:value-type="float">
            <text:p>47062</text:p>
          </table:table-cell>
          <table:table-cell office:value-type="float" office:value="349.309113" calcext:value-type="float">
            <text:p>349.309113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12.32185" calcext:value-type="float">
            <text:p>12.32185</text:p>
          </table:table-cell>
          <table:table-cell table:formula="of:=[.C352]-[.C351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175" calcext:value-type="float">
            <text:p>47175</text:p>
          </table:table-cell>
          <table:table-cell office:value-type="float" office:value="349.315918" calcext:value-type="float">
            <text:p>349.315918</text:p>
          </table:table-cell>
          <table:table-cell office:value-type="float" office:value="349.336365" calcext:value-type="float">
            <text:p>349.336365</text:p>
          </table:table-cell>
          <table:table-cell office:value-type="float" office:value="12.322491" calcext:value-type="float">
            <text:p>12.322491</text:p>
          </table:table-cell>
          <table:table-cell table:formula="of:=[.C353]-[.C352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289" calcext:value-type="float">
            <text:p>47289</text:p>
          </table:table-cell>
          <table:table-cell office:value-type="float" office:value="349.295471" calcext:value-type="float">
            <text:p>349.295471</text:p>
          </table:table-cell>
          <table:table-cell office:value-type="float" office:value="349.304535" calcext:value-type="float">
            <text:p>349.304535</text:p>
          </table:table-cell>
          <table:table-cell office:value-type="float" office:value="12.321368" calcext:value-type="float">
            <text:p>12.321368</text:p>
          </table:table-cell>
          <table:table-cell table:formula="of:=[.C354]-[.C353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403" calcext:value-type="float">
            <text:p>47403</text:p>
          </table:table-cell>
          <table:table-cell office:value-type="float" office:value="349.29364" calcext:value-type="float">
            <text:p>349.29364</text:p>
          </table:table-cell>
          <table:table-cell office:value-type="float" office:value="349.259094" calcext:value-type="float">
            <text:p>349.259094</text:p>
          </table:table-cell>
          <table:table-cell office:value-type="float" office:value="12.319765" calcext:value-type="float">
            <text:p>12.319765</text:p>
          </table:table-cell>
          <table:table-cell table:formula="of:=[.C355]-[.C354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517" calcext:value-type="float">
            <text:p>47517</text:p>
          </table:table-cell>
          <table:table-cell office:value-type="float" office:value="349.316833" calcext:value-type="float">
            <text:p>349.316833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12.323533" calcext:value-type="float">
            <text:p>12.323533</text:p>
          </table:table-cell>
          <table:table-cell table:formula="of:=[.C356]-[.C355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631" calcext:value-type="float">
            <text:p>47631</text:p>
          </table:table-cell>
          <table:table-cell office:value-type="float" office:value="349.308197" calcext:value-type="float">
            <text:p>349.308197</text:p>
          </table:table-cell>
          <table:table-cell office:value-type="float" office:value="349.274994" calcext:value-type="float">
            <text:p>349.274994</text:p>
          </table:table-cell>
          <table:table-cell office:value-type="float" office:value="12.320326" calcext:value-type="float">
            <text:p>12.320326</text:p>
          </table:table-cell>
          <table:table-cell table:formula="of:=[.C357]-[.C356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744" calcext:value-type="float">
            <text:p>47744</text:p>
          </table:table-cell>
          <table:table-cell office:value-type="float" office:value="349.313629" calcext:value-type="float">
            <text:p>349.313629</text:p>
          </table:table-cell>
          <table:table-cell office:value-type="float" office:value="349.363647" calcext:value-type="float">
            <text:p>349.363647</text:p>
          </table:table-cell>
          <table:table-cell office:value-type="float" office:value="12.323453" calcext:value-type="float">
            <text:p>12.323453</text:p>
          </table:table-cell>
          <table:table-cell table:formula="of:=[.C358]-[.C357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858" calcext:value-type="float">
            <text:p>47858</text:p>
          </table:table-cell>
          <table:table-cell office:value-type="float" office:value="349.320892" calcext:value-type="float">
            <text:p>349.320892</text:p>
          </table:table-cell>
          <table:table-cell office:value-type="float" office:value="349.340912" calcext:value-type="float">
            <text:p>349.340912</text:p>
          </table:table-cell>
          <table:table-cell office:value-type="float" office:value="12.322651" calcext:value-type="float">
            <text:p>12.322651</text:p>
          </table:table-cell>
          <table:table-cell table:formula="of:=[.C359]-[.C358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972" calcext:value-type="float">
            <text:p>47972</text:p>
          </table:table-cell>
          <table:table-cell office:value-type="float" office:value="349.330017" calcext:value-type="float">
            <text:p>349.330017</text:p>
          </table:table-cell>
          <table:table-cell office:value-type="float" office:value="349.304535" calcext:value-type="float">
            <text:p>349.304535</text:p>
          </table:table-cell>
          <table:table-cell office:value-type="float" office:value="12.321368" calcext:value-type="float">
            <text:p>12.321368</text:p>
          </table:table-cell>
          <table:table-cell table:formula="of:=[.C360]-[.C359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086" calcext:value-type="float">
            <text:p>48086</text:p>
          </table:table-cell>
          <table:table-cell office:value-type="float" office:value="349.327301" calcext:value-type="float">
            <text:p>349.327301</text:p>
          </table:table-cell>
          <table:table-cell office:value-type="float" office:value="349.352264" calcext:value-type="float">
            <text:p>349.352264</text:p>
          </table:table-cell>
          <table:table-cell office:value-type="float" office:value="12.323051" calcext:value-type="float">
            <text:p>12.323051</text:p>
          </table:table-cell>
          <table:table-cell table:formula="of:=[.C361]-[.C360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200" calcext:value-type="float">
            <text:p>48200</text:p>
          </table:table-cell>
          <table:table-cell office:value-type="float" office:value="349.370026" calcext:value-type="float">
            <text:p>349.370026</text:p>
          </table:table-cell>
          <table:table-cell office:value-type="float" office:value="349.488647" calcext:value-type="float">
            <text:p>349.488647</text:p>
          </table:table-cell>
          <table:table-cell office:value-type="float" office:value="12.327863" calcext:value-type="float">
            <text:p>12.327863</text:p>
          </table:table-cell>
          <table:table-cell table:formula="of:=[.C362]-[.C361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314" calcext:value-type="float">
            <text:p>48314</text:p>
          </table:table-cell>
          <table:table-cell office:value-type="float" office:value="349.377747" calcext:value-type="float">
            <text:p>349.377747</text:p>
          </table:table-cell>
          <table:table-cell office:value-type="float" office:value="349.402283" calcext:value-type="float">
            <text:p>349.402283</text:p>
          </table:table-cell>
          <table:table-cell office:value-type="float" office:value="12.324816" calcext:value-type="float">
            <text:p>12.324816</text:p>
          </table:table-cell>
          <table:table-cell table:formula="of:=[.C363]-[.C362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427" calcext:value-type="float">
            <text:p>48427</text:p>
          </table:table-cell>
          <table:table-cell office:value-type="float" office:value="349.379089" calcext:value-type="float">
            <text:p>349.379089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12.322891" calcext:value-type="float">
            <text:p>12.322891</text:p>
          </table:table-cell>
          <table:table-cell table:formula="of:=[.C364]-[.C363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541" calcext:value-type="float">
            <text:p>48541</text:p>
          </table:table-cell>
          <table:table-cell office:value-type="float" office:value="349.389069" calcext:value-type="float">
            <text:p>349.389069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12.323133" calcext:value-type="float">
            <text:p>12.323133</text:p>
          </table:table-cell>
          <table:table-cell table:formula="of:=[.C365]-[.C364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655" calcext:value-type="float">
            <text:p>48655</text:p>
          </table:table-cell>
          <table:table-cell office:value-type="float" office:value="349.383148" calcext:value-type="float">
            <text:p>349.383148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12.32201" calcext:value-type="float">
            <text:p>12.32201</text:p>
          </table:table-cell>
          <table:table-cell table:formula="of:=[.C366]-[.C365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769" calcext:value-type="float">
            <text:p>48769</text:p>
          </table:table-cell>
          <table:table-cell office:value-type="float" office:value="349.350006" calcext:value-type="float">
            <text:p>349.350006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12.32201" calcext:value-type="float">
            <text:p>12.32201</text:p>
          </table:table-cell>
          <table:table-cell table:formula="of:=[.C367]-[.C366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883" calcext:value-type="float">
            <text:p>48883</text:p>
          </table:table-cell>
          <table:table-cell office:value-type="float" office:value="349.322693" calcext:value-type="float">
            <text:p>349.322693</text:p>
          </table:table-cell>
          <table:table-cell office:value-type="float" office:value="349.2659" calcext:value-type="float">
            <text:p>349.2659</text:p>
          </table:table-cell>
          <table:table-cell office:value-type="float" office:value="12.320005" calcext:value-type="float">
            <text:p>12.320005</text:p>
          </table:table-cell>
          <table:table-cell table:formula="of:=[.C368]-[.C367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997" calcext:value-type="float">
            <text:p>48997</text:p>
          </table:table-cell>
          <table:table-cell office:value-type="float" office:value="349.342285" calcext:value-type="float">
            <text:p>349.342285</text:p>
          </table:table-cell>
          <table:table-cell office:value-type="float" office:value="349.445465" calcext:value-type="float">
            <text:p>349.445465</text:p>
          </table:table-cell>
          <table:table-cell office:value-type="float" office:value="12.32634" calcext:value-type="float">
            <text:p>12.32634</text:p>
          </table:table-cell>
          <table:table-cell table:formula="of:=[.C369]-[.C368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110" calcext:value-type="float">
            <text:p>49110</text:p>
          </table:table-cell>
          <table:table-cell office:value-type="float" office:value="349.366821" calcext:value-type="float">
            <text:p>349.366821</text:p>
          </table:table-cell>
          <table:table-cell office:value-type="float" office:value="349.477264" calcext:value-type="float">
            <text:p>349.477264</text:p>
          </table:table-cell>
          <table:table-cell office:value-type="float" office:value="12.327461" calcext:value-type="float">
            <text:p>12.327461</text:p>
          </table:table-cell>
          <table:table-cell table:formula="of:=[.C370]-[.C369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224" calcext:value-type="float">
            <text:p>49224</text:p>
          </table:table-cell>
          <table:table-cell office:value-type="float" office:value="349.370911" calcext:value-type="float">
            <text:p>349.370911</text:p>
          </table:table-cell>
          <table:table-cell office:value-type="float" office:value="349.34317" calcext:value-type="float">
            <text:p>349.34317</text:p>
          </table:table-cell>
          <table:table-cell office:value-type="float" office:value="12.322731" calcext:value-type="float">
            <text:p>12.322731</text:p>
          </table:table-cell>
          <table:table-cell table:formula="of:=[.C371]-[.C370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338" calcext:value-type="float">
            <text:p>49338</text:p>
          </table:table-cell>
          <table:table-cell office:value-type="float" office:value="349.363617" calcext:value-type="float">
            <text:p>349.363617</text:p>
          </table:table-cell>
          <table:table-cell office:value-type="float" office:value="349.286377" calcext:value-type="float">
            <text:p>349.286377</text:p>
          </table:table-cell>
          <table:table-cell office:value-type="float" office:value="12.320727" calcext:value-type="float">
            <text:p>12.320727</text:p>
          </table:table-cell>
          <table:table-cell table:formula="of:=[.C372]-[.C371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452" calcext:value-type="float">
            <text:p>49452</text:p>
          </table:table-cell>
          <table:table-cell office:value-type="float" office:value="349.330902" calcext:value-type="float">
            <text:p>349.330902</text:p>
          </table:table-cell>
          <table:table-cell office:value-type="float" office:value="349.102264" calcext:value-type="float">
            <text:p>349.102264</text:p>
          </table:table-cell>
          <table:table-cell office:value-type="float" office:value="12.314233" calcext:value-type="float">
            <text:p>12.314233</text:p>
          </table:table-cell>
          <table:table-cell table:formula="of:=[.C373]-[.C372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566" calcext:value-type="float">
            <text:p>49566</text:p>
          </table:table-cell>
          <table:table-cell office:value-type="float" office:value="349.290924" calcext:value-type="float">
            <text:p>349.290924</text:p>
          </table:table-cell>
          <table:table-cell office:value-type="float" office:value="349.245453" calcext:value-type="float">
            <text:p>349.245453</text:p>
          </table:table-cell>
          <table:table-cell office:value-type="float" office:value="12.319284" calcext:value-type="float">
            <text:p>12.319284</text:p>
          </table:table-cell>
          <table:table-cell table:formula="of:=[.C374]-[.C373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679" calcext:value-type="float">
            <text:p>49679</text:p>
          </table:table-cell>
          <table:table-cell office:value-type="float" office:value="349.251831" calcext:value-type="float">
            <text:p>349.251831</text:p>
          </table:table-cell>
          <table:table-cell office:value-type="float" office:value="349.28183" calcext:value-type="float">
            <text:p>349.28183</text:p>
          </table:table-cell>
          <table:table-cell office:value-type="float" office:value="12.320567" calcext:value-type="float">
            <text:p>12.320567</text:p>
          </table:table-cell>
          <table:table-cell table:formula="of:=[.C375]-[.C374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793" calcext:value-type="float">
            <text:p>49793</text:p>
          </table:table-cell>
          <table:table-cell office:value-type="float" office:value="349.250031" calcext:value-type="float">
            <text:p>349.250031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12.322411" calcext:value-type="float">
            <text:p>12.322411</text:p>
          </table:table-cell>
          <table:table-cell table:formula="of:=[.C376]-[.C375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907" calcext:value-type="float">
            <text:p>49907</text:p>
          </table:table-cell>
          <table:table-cell office:value-type="float" office:value="349.260468" calcext:value-type="float">
            <text:p>349.260468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12.322571" calcext:value-type="float">
            <text:p>12.322571</text:p>
          </table:table-cell>
          <table:table-cell table:formula="of:=[.C377]-[.C376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021" calcext:value-type="float">
            <text:p>50021</text:p>
          </table:table-cell>
          <table:table-cell office:value-type="float" office:value="349.289124" calcext:value-type="float">
            <text:p>349.289124</text:p>
          </table:table-cell>
          <table:table-cell office:value-type="float" office:value="349.245453" calcext:value-type="float">
            <text:p>349.245453</text:p>
          </table:table-cell>
          <table:table-cell office:value-type="float" office:value="12.319284" calcext:value-type="float">
            <text:p>12.319284</text:p>
          </table:table-cell>
          <table:table-cell table:formula="of:=[.C378]-[.C377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135" calcext:value-type="float">
            <text:p>50135</text:p>
          </table:table-cell>
          <table:table-cell office:value-type="float" office:value="349.279114" calcext:value-type="float">
            <text:p>349.279114</text:p>
          </table:table-cell>
          <table:table-cell office:value-type="float" office:value="349.195465" calcext:value-type="float">
            <text:p>349.195465</text:p>
          </table:table-cell>
          <table:table-cell office:value-type="float" office:value="12.317521" calcext:value-type="float">
            <text:p>12.317521</text:p>
          </table:table-cell>
          <table:table-cell table:formula="of:=[.C379]-[.C378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249" calcext:value-type="float">
            <text:p>50249</text:p>
          </table:table-cell>
          <table:table-cell office:value-type="float" office:value="349.292725" calcext:value-type="float">
            <text:p>349.292725</text:p>
          </table:table-cell>
          <table:table-cell office:value-type="float" office:value="349.350006" calcext:value-type="float">
            <text:p>349.350006</text:p>
          </table:table-cell>
          <table:table-cell office:value-type="float" office:value="12.322972" calcext:value-type="float">
            <text:p>12.322972</text:p>
          </table:table-cell>
          <table:table-cell table:formula="of:=[.C380]-[.C379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362" calcext:value-type="float">
            <text:p>50362</text:p>
          </table:table-cell>
          <table:table-cell office:value-type="float" office:value="349.305908" calcext:value-type="float">
            <text:p>349.305908</text:p>
          </table:table-cell>
          <table:table-cell office:value-type="float" office:value="349.399994" calcext:value-type="float">
            <text:p>349.399994</text:p>
          </table:table-cell>
          <table:table-cell office:value-type="float" office:value="12.324736" calcext:value-type="float">
            <text:p>12.324736</text:p>
          </table:table-cell>
          <table:table-cell table:formula="of:=[.C381]-[.C380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476" calcext:value-type="float">
            <text:p>50476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349.399994" calcext:value-type="float">
            <text:p>349.399994</text:p>
          </table:table-cell>
          <table:table-cell office:value-type="float" office:value="12.324736" calcext:value-type="float">
            <text:p>12.324736</text:p>
          </table:table-cell>
          <table:table-cell table:formula="of:=[.C382]-[.C381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590" calcext:value-type="float">
            <text:p>50590</text:p>
          </table:table-cell>
          <table:table-cell office:value-type="float" office:value="349.327271" calcext:value-type="float">
            <text:p>349.327271</text:p>
          </table:table-cell>
          <table:table-cell office:value-type="float" office:value="349.290924" calcext:value-type="float">
            <text:p>349.290924</text:p>
          </table:table-cell>
          <table:table-cell office:value-type="float" office:value="12.320889" calcext:value-type="float">
            <text:p>12.320889</text:p>
          </table:table-cell>
          <table:table-cell table:formula="of:=[.C383]-[.C382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704" calcext:value-type="float">
            <text:p>50704</text:p>
          </table:table-cell>
          <table:table-cell office:value-type="float" office:value="349.355896" calcext:value-type="float">
            <text:p>349.355896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12.322571" calcext:value-type="float">
            <text:p>12.322571</text:p>
          </table:table-cell>
          <table:table-cell table:formula="of:=[.C384]-[.C383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818" calcext:value-type="float">
            <text:p>50818</text:p>
          </table:table-cell>
          <table:table-cell office:value-type="float" office:value="349.325928" calcext:value-type="float">
            <text:p>349.325928</text:p>
          </table:table-cell>
          <table:table-cell office:value-type="float" office:value="349.200012" calcext:value-type="float">
            <text:p>349.200012</text:p>
          </table:table-cell>
          <table:table-cell office:value-type="float" office:value="12.317681" calcext:value-type="float">
            <text:p>12.317681</text:p>
          </table:table-cell>
          <table:table-cell table:formula="of:=[.C385]-[.C384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932" calcext:value-type="float">
            <text:p>50932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349.361359" calcext:value-type="float">
            <text:p>349.361359</text:p>
          </table:table-cell>
          <table:table-cell office:value-type="float" office:value="12.323373" calcext:value-type="float">
            <text:p>12.323373</text:p>
          </table:table-cell>
          <table:table-cell table:formula="of:=[.C386]-[.C385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045" calcext:value-type="float">
            <text:p>51045</text:p>
          </table:table-cell>
          <table:table-cell office:value-type="float" office:value="349.301361" calcext:value-type="float">
            <text:p>349.301361</text:p>
          </table:table-cell>
          <table:table-cell office:value-type="float" office:value="349.315918" calcext:value-type="float">
            <text:p>349.315918</text:p>
          </table:table-cell>
          <table:table-cell office:value-type="float" office:value="12.32177" calcext:value-type="float">
            <text:p>12.32177</text:p>
          </table:table-cell>
          <table:table-cell table:formula="of:=[.C387]-[.C386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159" calcext:value-type="float">
            <text:p>51159</text:p>
          </table:table-cell>
          <table:table-cell office:value-type="float" office:value="349.307281" calcext:value-type="float">
            <text:p>349.307281</text:p>
          </table:table-cell>
          <table:table-cell office:value-type="float" office:value="349.320465" calcext:value-type="float">
            <text:p>349.320465</text:p>
          </table:table-cell>
          <table:table-cell office:value-type="float" office:value="12.32193" calcext:value-type="float">
            <text:p>12.32193</text:p>
          </table:table-cell>
          <table:table-cell table:formula="of:=[.C388]-[.C387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273" calcext:value-type="float">
            <text:p>51273</text:p>
          </table:table-cell>
          <table:table-cell office:value-type="float" office:value="349.305908" calcext:value-type="float">
            <text:p>349.305908</text:p>
          </table:table-cell>
          <table:table-cell office:value-type="float" office:value="349.331818" calcext:value-type="float">
            <text:p>349.331818</text:p>
          </table:table-cell>
          <table:table-cell office:value-type="float" office:value="12.32233" calcext:value-type="float">
            <text:p>12.32233</text:p>
          </table:table-cell>
          <table:table-cell table:formula="of:=[.C389]-[.C388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387" calcext:value-type="float">
            <text:p>51387</text:p>
          </table:table-cell>
          <table:table-cell office:value-type="float" office:value="349.363159" calcext:value-type="float">
            <text:p>349.363159</text:p>
          </table:table-cell>
          <table:table-cell office:value-type="float" office:value="349.486359" calcext:value-type="float">
            <text:p>349.486359</text:p>
          </table:table-cell>
          <table:table-cell office:value-type="float" office:value="12.327782" calcext:value-type="float">
            <text:p>12.327782</text:p>
          </table:table-cell>
          <table:table-cell table:formula="of:=[.C390]-[.C389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501" calcext:value-type="float">
            <text:p>51501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12.323853" calcext:value-type="float">
            <text:p>12.323853</text:p>
          </table:table-cell>
          <table:table-cell table:formula="of:=[.C391]-[.C390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615" calcext:value-type="float">
            <text:p>51615</text:p>
          </table:table-cell>
          <table:table-cell office:value-type="float" office:value="349.385895" calcext:value-type="float">
            <text:p>349.385895</text:p>
          </table:table-cell>
          <table:table-cell office:value-type="float" office:value="349.415924" calcext:value-type="float">
            <text:p>349.415924</text:p>
          </table:table-cell>
          <table:table-cell office:value-type="float" office:value="12.325297" calcext:value-type="float">
            <text:p>12.325297</text:p>
          </table:table-cell>
          <table:table-cell table:formula="of:=[.C392]-[.C391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728" calcext:value-type="float">
            <text:p>51728</text:p>
          </table:table-cell>
          <table:table-cell office:value-type="float" office:value="349.404968" calcext:value-type="float">
            <text:p>349.404968</text:p>
          </table:table-cell>
          <table:table-cell office:value-type="float" office:value="349.415924" calcext:value-type="float">
            <text:p>349.415924</text:p>
          </table:table-cell>
          <table:table-cell office:value-type="float" office:value="12.325297" calcext:value-type="float">
            <text:p>12.325297</text:p>
          </table:table-cell>
          <table:table-cell table:formula="of:=[.C393]-[.C392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842" calcext:value-type="float">
            <text:p>51842</text:p>
          </table:table-cell>
          <table:table-cell office:value-type="float" office:value="349.414978" calcext:value-type="float">
            <text:p>349.414978</text:p>
          </table:table-cell>
          <table:table-cell office:value-type="float" office:value="349.381805" calcext:value-type="float">
            <text:p>349.381805</text:p>
          </table:table-cell>
          <table:table-cell office:value-type="float" office:value="12.324094" calcext:value-type="float">
            <text:p>12.324094</text:p>
          </table:table-cell>
          <table:table-cell table:formula="of:=[.C394]-[.C393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956" calcext:value-type="float">
            <text:p>51956</text:p>
          </table:table-cell>
          <table:table-cell office:value-type="float" office:value="349.390442" calcext:value-type="float">
            <text:p>349.390442</text:p>
          </table:table-cell>
          <table:table-cell office:value-type="float" office:value="349.363647" calcext:value-type="float">
            <text:p>349.363647</text:p>
          </table:table-cell>
          <table:table-cell office:value-type="float" office:value="12.323453" calcext:value-type="float">
            <text:p>12.323453</text:p>
          </table:table-cell>
          <table:table-cell table:formula="of:=[.C395]-[.C394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070" calcext:value-type="float">
            <text:p>52070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349.34317" calcext:value-type="float">
            <text:p>349.34317</text:p>
          </table:table-cell>
          <table:table-cell office:value-type="float" office:value="12.322731" calcext:value-type="float">
            <text:p>12.322731</text:p>
          </table:table-cell>
          <table:table-cell table:formula="of:=[.C396]-[.C395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184" calcext:value-type="float">
            <text:p>52184</text:p>
          </table:table-cell>
          <table:table-cell office:value-type="float" office:value="349.356384" calcext:value-type="float">
            <text:p>349.356384</text:p>
          </table:table-cell>
          <table:table-cell office:value-type="float" office:value="349.277283" calcext:value-type="float">
            <text:p>349.277283</text:p>
          </table:table-cell>
          <table:table-cell office:value-type="float" office:value="12.320407" calcext:value-type="float">
            <text:p>12.320407</text:p>
          </table:table-cell>
          <table:table-cell table:formula="of:=[.C397]-[.C396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297" calcext:value-type="float">
            <text:p>52297</text:p>
          </table:table-cell>
          <table:table-cell office:value-type="float" office:value="349.324097" calcext:value-type="float">
            <text:p>349.324097</text:p>
          </table:table-cell>
          <table:table-cell office:value-type="float" office:value="349.254547" calcext:value-type="float">
            <text:p>349.254547</text:p>
          </table:table-cell>
          <table:table-cell office:value-type="float" office:value="12.319605" calcext:value-type="float">
            <text:p>12.319605</text:p>
          </table:table-cell>
          <table:table-cell table:formula="of:=[.C398]-[.C397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411" calcext:value-type="float">
            <text:p>52411</text:p>
          </table:table-cell>
          <table:table-cell office:value-type="float" office:value="349.284119" calcext:value-type="float">
            <text:p>349.284119</text:p>
          </table:table-cell>
          <table:table-cell office:value-type="float" office:value="349.181824" calcext:value-type="float">
            <text:p>349.181824</text:p>
          </table:table-cell>
          <table:table-cell office:value-type="float" office:value="12.317039" calcext:value-type="float">
            <text:p>12.317039</text:p>
          </table:table-cell>
          <table:table-cell table:formula="of:=[.C399]-[.C398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525" calcext:value-type="float">
            <text:p>52525</text:p>
          </table:table-cell>
          <table:table-cell office:value-type="float" office:value="349.254578" calcext:value-type="float">
            <text:p>349.254578</text:p>
          </table:table-cell>
          <table:table-cell office:value-type="float" office:value="349.215912" calcext:value-type="float">
            <text:p>349.215912</text:p>
          </table:table-cell>
          <table:table-cell office:value-type="float" office:value="12.318242" calcext:value-type="float">
            <text:p>12.318242</text:p>
          </table:table-cell>
          <table:table-cell table:formula="of:=[.C400]-[.C399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639" calcext:value-type="float">
            <text:p>52639</text:p>
          </table:table-cell>
          <table:table-cell office:value-type="float" office:value="349.236847" calcext:value-type="float">
            <text:p>349.236847</text:p>
          </table:table-cell>
          <table:table-cell office:value-type="float" office:value="349.254547" calcext:value-type="float">
            <text:p>349.254547</text:p>
          </table:table-cell>
          <table:table-cell office:value-type="float" office:value="12.319605" calcext:value-type="float">
            <text:p>12.319605</text:p>
          </table:table-cell>
          <table:table-cell table:formula="of:=[.C401]-[.C400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753" calcext:value-type="float">
            <text:p>52753</text:p>
          </table:table-cell>
          <table:table-cell office:value-type="float" office:value="349.236847" calcext:value-type="float">
            <text:p>349.236847</text:p>
          </table:table-cell>
          <table:table-cell office:value-type="float" office:value="349.277283" calcext:value-type="float">
            <text:p>349.277283</text:p>
          </table:table-cell>
          <table:table-cell office:value-type="float" office:value="12.320407" calcext:value-type="float">
            <text:p>12.320407</text:p>
          </table:table-cell>
          <table:table-cell table:formula="of:=[.C402]-[.C401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867" calcext:value-type="float">
            <text:p>52867</text:p>
          </table:table-cell>
          <table:table-cell office:value-type="float" office:value="349.278198" calcext:value-type="float">
            <text:p>349.278198</text:p>
          </table:table-cell>
          <table:table-cell office:value-type="float" office:value="349.461365" calcext:value-type="float">
            <text:p>349.461365</text:p>
          </table:table-cell>
          <table:table-cell office:value-type="float" office:value="12.3269" calcext:value-type="float">
            <text:p>12.3269</text:p>
          </table:table-cell>
          <table:table-cell table:formula="of:=[.C403]-[.C402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980" calcext:value-type="float">
            <text:p>52980</text:p>
          </table:table-cell>
          <table:table-cell office:value-type="float" office:value="349.316376" calcext:value-type="float">
            <text:p>349.316376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12.323774" calcext:value-type="float">
            <text:p>12.323774</text:p>
          </table:table-cell>
          <table:table-cell table:formula="of:=[.C404]-[.C403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094" calcext:value-type="float">
            <text:p>53094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349.361359" calcext:value-type="float">
            <text:p>349.361359</text:p>
          </table:table-cell>
          <table:table-cell office:value-type="float" office:value="12.323373" calcext:value-type="float">
            <text:p>12.323373</text:p>
          </table:table-cell>
          <table:table-cell table:formula="of:=[.C405]-[.C404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208" calcext:value-type="float">
            <text:p>53208</text:p>
          </table:table-cell>
          <table:table-cell office:value-type="float" office:value="349.359558" calcext:value-type="float">
            <text:p>349.359558</text:p>
          </table:table-cell>
          <table:table-cell office:value-type="float" office:value="349.325012" calcext:value-type="float">
            <text:p>349.325012</text:p>
          </table:table-cell>
          <table:table-cell office:value-type="float" office:value="12.32209" calcext:value-type="float">
            <text:p>12.32209</text:p>
          </table:table-cell>
          <table:table-cell table:formula="of:=[.C406]-[.C405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322" calcext:value-type="float">
            <text:p>53322</text:p>
          </table:table-cell>
          <table:table-cell office:value-type="float" office:value="349.383636" calcext:value-type="float">
            <text:p>349.383636</text:p>
          </table:table-cell>
          <table:table-cell office:value-type="float" office:value="349.397736" calcext:value-type="float">
            <text:p>349.397736</text:p>
          </table:table-cell>
          <table:table-cell office:value-type="float" office:value="12.324656" calcext:value-type="float">
            <text:p>12.324656</text:p>
          </table:table-cell>
          <table:table-cell table:formula="of:=[.C407]-[.C406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436" calcext:value-type="float">
            <text:p>53436</text:p>
          </table:table-cell>
          <table:table-cell office:value-type="float" office:value="349.344543" calcext:value-type="float">
            <text:p>349.344543</text:p>
          </table:table-cell>
          <table:table-cell office:value-type="float" office:value="349.2659" calcext:value-type="float">
            <text:p>349.2659</text:p>
          </table:table-cell>
          <table:table-cell office:value-type="float" office:value="12.320005" calcext:value-type="float">
            <text:p>12.320005</text:p>
          </table:table-cell>
          <table:table-cell table:formula="of:=[.C408]-[.C407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550" calcext:value-type="float">
            <text:p>53550</text:p>
          </table:table-cell>
          <table:table-cell office:value-type="float" office:value="349.33136" calcext:value-type="float">
            <text:p>349.33136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12.321449" calcext:value-type="float">
            <text:p>12.321449</text:p>
          </table:table-cell>
          <table:table-cell table:formula="of:=[.C409]-[.C408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663" calcext:value-type="float">
            <text:p>53663</text:p>
          </table:table-cell>
          <table:table-cell office:value-type="float" office:value="349.319519" calcext:value-type="float">
            <text:p>349.319519</text:p>
          </table:table-cell>
          <table:table-cell office:value-type="float" office:value="349.302277" calcext:value-type="float">
            <text:p>349.302277</text:p>
          </table:table-cell>
          <table:table-cell office:value-type="float" office:value="12.321288" calcext:value-type="float">
            <text:p>12.321288</text:p>
          </table:table-cell>
          <table:table-cell table:formula="of:=[.C410]-[.C409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777" calcext:value-type="float">
            <text:p>53777</text:p>
          </table:table-cell>
          <table:table-cell office:value-type="float" office:value="349.323181" calcext:value-type="float">
            <text:p>349.323181</text:p>
          </table:table-cell>
          <table:table-cell office:value-type="float" office:value="349.34317" calcext:value-type="float">
            <text:p>349.34317</text:p>
          </table:table-cell>
          <table:table-cell office:value-type="float" office:value="12.322731" calcext:value-type="float">
            <text:p>12.322731</text:p>
          </table:table-cell>
          <table:table-cell table:formula="of:=[.C411]-[.C410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891" calcext:value-type="float">
            <text:p>53891</text:p>
          </table:table-cell>
          <table:table-cell office:value-type="float" office:value="349.309998" calcext:value-type="float">
            <text:p>349.309998</text:p>
          </table:table-cell>
          <table:table-cell office:value-type="float" office:value="349.331818" calcext:value-type="float">
            <text:p>349.331818</text:p>
          </table:table-cell>
          <table:table-cell office:value-type="float" office:value="12.32233" calcext:value-type="float">
            <text:p>12.32233</text:p>
          </table:table-cell>
          <table:table-cell table:formula="of:=[.C412]-[.C411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005" calcext:value-type="float">
            <text:p>54005</text:p>
          </table:table-cell>
          <table:table-cell office:value-type="float" office:value="349.28775" calcext:value-type="float">
            <text:p>349.28775</text:p>
          </table:table-cell>
          <table:table-cell office:value-type="float" office:value="349.154541" calcext:value-type="float">
            <text:p>349.154541</text:p>
          </table:table-cell>
          <table:table-cell office:value-type="float" office:value="12.316077" calcext:value-type="float">
            <text:p>12.316077</text:p>
          </table:table-cell>
          <table:table-cell table:formula="of:=[.C413]-[.C412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119" calcext:value-type="float">
            <text:p>54119</text:p>
          </table:table-cell>
          <table:table-cell office:value-type="float" office:value="349.270447" calcext:value-type="float">
            <text:p>349.270447</text:p>
          </table:table-cell>
          <table:table-cell office:value-type="float" office:value="349.220459" calcext:value-type="float">
            <text:p>349.220459</text:p>
          </table:table-cell>
          <table:table-cell office:value-type="float" office:value="12.318402" calcext:value-type="float">
            <text:p>12.318402</text:p>
          </table:table-cell>
          <table:table-cell table:formula="of:=[.C414]-[.C413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233" calcext:value-type="float">
            <text:p>54233</text:p>
          </table:table-cell>
          <table:table-cell office:value-type="float" office:value="349.315918" calcext:value-type="float">
            <text:p>349.315918</text:p>
          </table:table-cell>
          <table:table-cell office:value-type="float" office:value="349.529541" calcext:value-type="float">
            <text:p>349.529541</text:p>
          </table:table-cell>
          <table:table-cell office:value-type="float" office:value="12.329305" calcext:value-type="float">
            <text:p>12.329305</text:p>
          </table:table-cell>
          <table:table-cell table:formula="of:=[.C415]-[.C414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346" calcext:value-type="float">
            <text:p>54346</text:p>
          </table:table-cell>
          <table:table-cell office:value-type="float" office:value="349.319519" calcext:value-type="float">
            <text:p>349.319519</text:p>
          </table:table-cell>
          <table:table-cell office:value-type="float" office:value="349.361359" calcext:value-type="float">
            <text:p>349.361359</text:p>
          </table:table-cell>
          <table:table-cell office:value-type="float" office:value="12.323373" calcext:value-type="float">
            <text:p>12.323373</text:p>
          </table:table-cell>
          <table:table-cell table:formula="of:=[.C416]-[.C415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460" calcext:value-type="float">
            <text:p>54460</text:p>
          </table:table-cell>
          <table:table-cell office:value-type="float" office:value="349.301819" calcext:value-type="float">
            <text:p>349.301819</text:p>
          </table:table-cell>
          <table:table-cell office:value-type="float" office:value="349.243195" calcext:value-type="float">
            <text:p>349.243195</text:p>
          </table:table-cell>
          <table:table-cell office:value-type="float" office:value="12.319204" calcext:value-type="float">
            <text:p>12.319204</text:p>
          </table:table-cell>
          <table:table-cell table:formula="of:=[.C417]-[.C416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574" calcext:value-type="float">
            <text:p>54574</text:p>
          </table:table-cell>
          <table:table-cell office:value-type="float" office:value="349.342712" calcext:value-type="float">
            <text:p>349.342712</text:p>
          </table:table-cell>
          <table:table-cell office:value-type="float" office:value="349.3591" calcext:value-type="float">
            <text:p>349.3591</text:p>
          </table:table-cell>
          <table:table-cell office:value-type="float" office:value="12.323293" calcext:value-type="float">
            <text:p>12.323293</text:p>
          </table:table-cell>
          <table:table-cell table:formula="of:=[.C418]-[.C417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688" calcext:value-type="float">
            <text:p>54688</text:p>
          </table:table-cell>
          <table:table-cell office:value-type="float" office:value="349.389557" calcext:value-type="float">
            <text:p>349.389557</text:p>
          </table:table-cell>
          <table:table-cell office:value-type="float" office:value="349.454559" calcext:value-type="float">
            <text:p>349.454559</text:p>
          </table:table-cell>
          <table:table-cell office:value-type="float" office:value="12.32666" calcext:value-type="float">
            <text:p>12.32666</text:p>
          </table:table-cell>
          <table:table-cell table:formula="of:=[.C419]-[.C418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802" calcext:value-type="float">
            <text:p>54802</text:p>
          </table:table-cell>
          <table:table-cell office:value-type="float" office:value="349.365448" calcext:value-type="float">
            <text:p>349.365448</text:p>
          </table:table-cell>
          <table:table-cell office:value-type="float" office:value="349.409088" calcext:value-type="float">
            <text:p>349.409088</text:p>
          </table:table-cell>
          <table:table-cell office:value-type="float" office:value="12.325056" calcext:value-type="float">
            <text:p>12.325056</text:p>
          </table:table-cell>
          <table:table-cell table:formula="of:=[.C420]-[.C419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916" calcext:value-type="float">
            <text:p>54916</text:p>
          </table:table-cell>
          <table:table-cell office:value-type="float" office:value="349.336823" calcext:value-type="float">
            <text:p>349.336823</text:p>
          </table:table-cell>
          <table:table-cell office:value-type="float" office:value="349.21817" calcext:value-type="float">
            <text:p>349.21817</text:p>
          </table:table-cell>
          <table:table-cell office:value-type="float" office:value="12.318322" calcext:value-type="float">
            <text:p>12.318322</text:p>
          </table:table-cell>
          <table:table-cell table:formula="of:=[.C421]-[.C420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029" calcext:value-type="float">
            <text:p>55029</text:p>
          </table:table-cell>
          <table:table-cell office:value-type="float" office:value="349.361389" calcext:value-type="float">
            <text:p>349.361389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12.323533" calcext:value-type="float">
            <text:p>12.323533</text:p>
          </table:table-cell>
          <table:table-cell table:formula="of:=[.C422]-[.C421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143" calcext:value-type="float">
            <text:p>55143</text:p>
          </table:table-cell>
          <table:table-cell office:value-type="float" office:value="349.371826" calcext:value-type="float">
            <text:p>349.371826</text:p>
          </table:table-cell>
          <table:table-cell office:value-type="float" office:value="349.411377" calcext:value-type="float">
            <text:p>349.411377</text:p>
          </table:table-cell>
          <table:table-cell office:value-type="float" office:value="12.325137" calcext:value-type="float">
            <text:p>12.325137</text:p>
          </table:table-cell>
          <table:table-cell table:formula="of:=[.C423]-[.C422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257" calcext:value-type="float">
            <text:p>55257</text:p>
          </table:table-cell>
          <table:table-cell office:value-type="float" office:value="349.332275" calcext:value-type="float">
            <text:p>349.332275</text:p>
          </table:table-cell>
          <table:table-cell office:value-type="float" office:value="349.256805" calcext:value-type="float">
            <text:p>349.256805</text:p>
          </table:table-cell>
          <table:table-cell office:value-type="float" office:value="12.319685" calcext:value-type="float">
            <text:p>12.319685</text:p>
          </table:table-cell>
          <table:table-cell table:formula="of:=[.C424]-[.C423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371" calcext:value-type="float">
            <text:p>55371</text:p>
          </table:table-cell>
          <table:table-cell office:value-type="float" office:value="349.315918" calcext:value-type="float">
            <text:p>349.315918</text:p>
          </table:table-cell>
          <table:table-cell office:value-type="float" office:value="349.327271" calcext:value-type="float">
            <text:p>349.327271</text:p>
          </table:table-cell>
          <table:table-cell office:value-type="float" office:value="12.32217" calcext:value-type="float">
            <text:p>12.32217</text:p>
          </table:table-cell>
          <table:table-cell table:formula="of:=[.C425]-[.C424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485" calcext:value-type="float">
            <text:p>55485</text:p>
          </table:table-cell>
          <table:table-cell office:value-type="float" office:value="349.366394" calcext:value-type="float">
            <text:p>349.366394</text:p>
          </table:table-cell>
          <table:table-cell office:value-type="float" office:value="349.470459" calcext:value-type="float">
            <text:p>349.470459</text:p>
          </table:table-cell>
          <table:table-cell office:value-type="float" office:value="12.327221" calcext:value-type="float">
            <text:p>12.327221</text:p>
          </table:table-cell>
          <table:table-cell table:formula="of:=[.C426]-[.C425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599" calcext:value-type="float">
            <text:p>55599</text:p>
          </table:table-cell>
          <table:table-cell office:value-type="float" office:value="349.378204" calcext:value-type="float">
            <text:p>349.378204</text:p>
          </table:table-cell>
          <table:table-cell office:value-type="float" office:value="349.424988" calcext:value-type="float">
            <text:p>349.424988</text:p>
          </table:table-cell>
          <table:table-cell office:value-type="float" office:value="12.325617" calcext:value-type="float">
            <text:p>12.325617</text:p>
          </table:table-cell>
          <table:table-cell table:formula="of:=[.C427]-[.C426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712" calcext:value-type="float">
            <text:p>55712</text:p>
          </table:table-cell>
          <table:table-cell office:value-type="float" office:value="349.345917" calcext:value-type="float">
            <text:p>349.345917</text:p>
          </table:table-cell>
          <table:table-cell office:value-type="float" office:value="349.25" calcext:value-type="float">
            <text:p>349.25</text:p>
          </table:table-cell>
          <table:table-cell office:value-type="float" office:value="12.319445" calcext:value-type="float">
            <text:p>12.319445</text:p>
          </table:table-cell>
          <table:table-cell table:formula="of:=[.C428]-[.C427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826" calcext:value-type="float">
            <text:p>55826</text:p>
          </table:table-cell>
          <table:table-cell office:value-type="float" office:value="349.358185" calcext:value-type="float">
            <text:p>349.358185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12.32185" calcext:value-type="float">
            <text:p>12.32185</text:p>
          </table:table-cell>
          <table:table-cell table:formula="of:=[.C429]-[.C428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940" calcext:value-type="float">
            <text:p>55940</text:p>
          </table:table-cell>
          <table:table-cell office:value-type="float" office:value="349.323181" calcext:value-type="float">
            <text:p>349.323181</text:p>
          </table:table-cell>
          <table:table-cell office:value-type="float" office:value="349.152283" calcext:value-type="float">
            <text:p>349.152283</text:p>
          </table:table-cell>
          <table:table-cell office:value-type="float" office:value="12.315998" calcext:value-type="float">
            <text:p>12.315998</text:p>
          </table:table-cell>
          <table:table-cell table:formula="of:=[.C430]-[.C429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054" calcext:value-type="float">
            <text:p>56054</text:p>
          </table:table-cell>
          <table:table-cell office:value-type="float" office:value="349.29364" calcext:value-type="float">
            <text:p>349.29364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12.32201" calcext:value-type="float">
            <text:p>12.32201</text:p>
          </table:table-cell>
          <table:table-cell table:formula="of:=[.C431]-[.C430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168" calcext:value-type="float">
            <text:p>56168</text:p>
          </table:table-cell>
          <table:table-cell office:value-type="float" office:value="349.275452" calcext:value-type="float">
            <text:p>349.275452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12.322411" calcext:value-type="float">
            <text:p>12.322411</text:p>
          </table:table-cell>
          <table:table-cell table:formula="of:=[.C432]-[.C431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281" calcext:value-type="float">
            <text:p>56281</text:p>
          </table:table-cell>
          <table:table-cell office:value-type="float" office:value="349.269104" calcext:value-type="float">
            <text:p>349.269104</text:p>
          </table:table-cell>
          <table:table-cell office:value-type="float" office:value="349.21817" calcext:value-type="float">
            <text:p>349.21817</text:p>
          </table:table-cell>
          <table:table-cell office:value-type="float" office:value="12.318322" calcext:value-type="float">
            <text:p>12.318322</text:p>
          </table:table-cell>
          <table:table-cell table:formula="of:=[.C433]-[.C432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395" calcext:value-type="float">
            <text:p>56395</text:p>
          </table:table-cell>
          <table:table-cell office:value-type="float" office:value="349.272766" calcext:value-type="float">
            <text:p>349.272766</text:p>
          </table:table-cell>
          <table:table-cell office:value-type="float" office:value="349.336365" calcext:value-type="float">
            <text:p>349.336365</text:p>
          </table:table-cell>
          <table:table-cell office:value-type="float" office:value="12.322491" calcext:value-type="float">
            <text:p>12.322491</text:p>
          </table:table-cell>
          <table:table-cell table:formula="of:=[.C434]-[.C433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509" calcext:value-type="float">
            <text:p>56509</text:p>
          </table:table-cell>
          <table:table-cell office:value-type="float" office:value="349.322296" calcext:value-type="float">
            <text:p>349.322296</text:p>
          </table:table-cell>
          <table:table-cell office:value-type="float" office:value="349.399994" calcext:value-type="float">
            <text:p>349.399994</text:p>
          </table:table-cell>
          <table:table-cell office:value-type="float" office:value="12.324736" calcext:value-type="float">
            <text:p>12.324736</text:p>
          </table:table-cell>
          <table:table-cell table:formula="of:=[.C435]-[.C434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623" calcext:value-type="float">
            <text:p>56623</text:p>
          </table:table-cell>
          <table:table-cell office:value-type="float" office:value="349.318634" calcext:value-type="float">
            <text:p>349.318634</text:p>
          </table:table-cell>
          <table:table-cell office:value-type="float" office:value="349.304535" calcext:value-type="float">
            <text:p>349.304535</text:p>
          </table:table-cell>
          <table:table-cell office:value-type="float" office:value="12.321368" calcext:value-type="float">
            <text:p>12.321368</text:p>
          </table:table-cell>
          <table:table-cell table:formula="of:=[.C436]-[.C435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737" calcext:value-type="float">
            <text:p>56737</text:p>
          </table:table-cell>
          <table:table-cell office:value-type="float" office:value="349.29953" calcext:value-type="float">
            <text:p>349.29953</text:p>
          </table:table-cell>
          <table:table-cell office:value-type="float" office:value="349.238647" calcext:value-type="float">
            <text:p>349.238647</text:p>
          </table:table-cell>
          <table:table-cell office:value-type="float" office:value="12.319044" calcext:value-type="float">
            <text:p>12.319044</text:p>
          </table:table-cell>
          <table:table-cell table:formula="of:=[.C437]-[.C436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851" calcext:value-type="float">
            <text:p>56851</text:p>
          </table:table-cell>
          <table:table-cell office:value-type="float" office:value="349.318634" calcext:value-type="float">
            <text:p>349.318634</text:p>
          </table:table-cell>
          <table:table-cell office:value-type="float" office:value="349.313629" calcext:value-type="float">
            <text:p>349.313629</text:p>
          </table:table-cell>
          <table:table-cell office:value-type="float" office:value="12.321689" calcext:value-type="float">
            <text:p>12.321689</text:p>
          </table:table-cell>
          <table:table-cell table:formula="of:=[.C438]-[.C437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964" calcext:value-type="float">
            <text:p>56964</text:p>
          </table:table-cell>
          <table:table-cell office:value-type="float" office:value="349.302277" calcext:value-type="float">
            <text:p>349.302277</text:p>
          </table:table-cell>
          <table:table-cell office:value-type="float" office:value="349.254547" calcext:value-type="float">
            <text:p>349.254547</text:p>
          </table:table-cell>
          <table:table-cell office:value-type="float" office:value="12.319605" calcext:value-type="float">
            <text:p>12.319605</text:p>
          </table:table-cell>
          <table:table-cell table:formula="of:=[.C439]-[.C438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078" calcext:value-type="float">
            <text:p>57078</text:p>
          </table:table-cell>
          <table:table-cell office:value-type="float" office:value="349.277283" calcext:value-type="float">
            <text:p>349.277283</text:p>
          </table:table-cell>
          <table:table-cell office:value-type="float" office:value="349.274994" calcext:value-type="float">
            <text:p>349.274994</text:p>
          </table:table-cell>
          <table:table-cell office:value-type="float" office:value="12.320326" calcext:value-type="float">
            <text:p>12.320326</text:p>
          </table:table-cell>
          <table:table-cell table:formula="of:=[.C440]-[.C439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192" calcext:value-type="float">
            <text:p>57192</text:p>
          </table:table-cell>
          <table:table-cell office:value-type="float" office:value="349.265442" calcext:value-type="float">
            <text:p>349.265442</text:p>
          </table:table-cell>
          <table:table-cell office:value-type="float" office:value="349.245453" calcext:value-type="float">
            <text:p>349.245453</text:p>
          </table:table-cell>
          <table:table-cell office:value-type="float" office:value="12.319284" calcext:value-type="float">
            <text:p>12.319284</text:p>
          </table:table-cell>
          <table:table-cell table:formula="of:=[.C441]-[.C440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306" calcext:value-type="float">
            <text:p>57306</text:p>
          </table:table-cell>
          <table:table-cell office:value-type="float" office:value="349.286346" calcext:value-type="float">
            <text:p>349.286346</text:p>
          </table:table-cell>
          <table:table-cell office:value-type="float" office:value="349.34317" calcext:value-type="float">
            <text:p>349.34317</text:p>
          </table:table-cell>
          <table:table-cell office:value-type="float" office:value="12.322731" calcext:value-type="float">
            <text:p>12.322731</text:p>
          </table:table-cell>
          <table:table-cell table:formula="of:=[.C442]-[.C441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420" calcext:value-type="float">
            <text:p>57420</text:p>
          </table:table-cell>
          <table:table-cell office:value-type="float" office:value="349.297272" calcext:value-type="float">
            <text:p>349.297272</text:p>
          </table:table-cell>
          <table:table-cell office:value-type="float" office:value="349.368195" calcext:value-type="float">
            <text:p>349.368195</text:p>
          </table:table-cell>
          <table:table-cell office:value-type="float" office:value="12.323614" calcext:value-type="float">
            <text:p>12.323614</text:p>
          </table:table-cell>
          <table:table-cell table:formula="of:=[.C443]-[.C442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534" calcext:value-type="float">
            <text:p>57534</text:p>
          </table:table-cell>
          <table:table-cell office:value-type="float" office:value="349.331818" calcext:value-type="float">
            <text:p>349.331818</text:p>
          </table:table-cell>
          <table:table-cell office:value-type="float" office:value="349.427277" calcext:value-type="float">
            <text:p>349.427277</text:p>
          </table:table-cell>
          <table:table-cell office:value-type="float" office:value="12.325698" calcext:value-type="float">
            <text:p>12.325698</text:p>
          </table:table-cell>
          <table:table-cell table:formula="of:=[.C444]-[.C443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647" calcext:value-type="float">
            <text:p>57647</text:p>
          </table:table-cell>
          <table:table-cell office:value-type="float" office:value="349.346344" calcext:value-type="float">
            <text:p>349.346344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12.322891" calcext:value-type="float">
            <text:p>12.322891</text:p>
          </table:table-cell>
          <table:table-cell table:formula="of:=[.C445]-[.C444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761" calcext:value-type="float">
            <text:p>57761</text:p>
          </table:table-cell>
          <table:table-cell office:value-type="float" office:value="349.35498" calcext:value-type="float">
            <text:p>349.35498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12.320807" calcext:value-type="float">
            <text:p>12.320807</text:p>
          </table:table-cell>
          <table:table-cell table:formula="of:=[.C446]-[.C445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875" calcext:value-type="float">
            <text:p>57875</text:p>
          </table:table-cell>
          <table:table-cell office:value-type="float" office:value="349.346344" calcext:value-type="float">
            <text:p>349.346344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1208" calcext:value-type="float">
            <text:p>12.321208</text:p>
          </table:table-cell>
          <table:table-cell table:formula="of:=[.C447]-[.C446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989" calcext:value-type="float">
            <text:p>57989</text:p>
          </table:table-cell>
          <table:table-cell office:value-type="float" office:value="349.351807" calcext:value-type="float">
            <text:p>349.351807</text:p>
          </table:table-cell>
          <table:table-cell office:value-type="float" office:value="349.395447" calcext:value-type="float">
            <text:p>349.395447</text:p>
          </table:table-cell>
          <table:table-cell office:value-type="float" office:value="12.324575" calcext:value-type="float">
            <text:p>12.324575</text:p>
          </table:table-cell>
          <table:table-cell table:formula="of:=[.C448]-[.C447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103" calcext:value-type="float">
            <text:p>58103</text:p>
          </table:table-cell>
          <table:table-cell office:value-type="float" office:value="349.336823" calcext:value-type="float">
            <text:p>349.336823</text:p>
          </table:table-cell>
          <table:table-cell office:value-type="float" office:value="349.352264" calcext:value-type="float">
            <text:p>349.352264</text:p>
          </table:table-cell>
          <table:table-cell office:value-type="float" office:value="12.323051" calcext:value-type="float">
            <text:p>12.323051</text:p>
          </table:table-cell>
          <table:table-cell table:formula="of:=[.C449]-[.C448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217" calcext:value-type="float">
            <text:p>58217</text:p>
          </table:table-cell>
          <table:table-cell office:value-type="float" office:value="349.30365" calcext:value-type="float">
            <text:p>349.30365</text:p>
          </table:table-cell>
          <table:table-cell office:value-type="float" office:value="349.181824" calcext:value-type="float">
            <text:p>349.181824</text:p>
          </table:table-cell>
          <table:table-cell office:value-type="float" office:value="12.317039" calcext:value-type="float">
            <text:p>12.317039</text:p>
          </table:table-cell>
          <table:table-cell table:formula="of:=[.C450]-[.C449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330" calcext:value-type="float">
            <text:p>58330</text:p>
          </table:table-cell>
          <table:table-cell office:value-type="float" office:value="349.289551" calcext:value-type="float">
            <text:p>349.289551</text:p>
          </table:table-cell>
          <table:table-cell office:value-type="float" office:value="349.21817" calcext:value-type="float">
            <text:p>349.21817</text:p>
          </table:table-cell>
          <table:table-cell office:value-type="float" office:value="12.318322" calcext:value-type="float">
            <text:p>12.318322</text:p>
          </table:table-cell>
          <table:table-cell table:formula="of:=[.C451]-[.C450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444" calcext:value-type="float">
            <text:p>58444</text:p>
          </table:table-cell>
          <table:table-cell office:value-type="float" office:value="349.330475" calcext:value-type="float">
            <text:p>349.330475</text:p>
          </table:table-cell>
          <table:table-cell office:value-type="float" office:value="349.504547" calcext:value-type="float">
            <text:p>349.504547</text:p>
          </table:table-cell>
          <table:table-cell office:value-type="float" office:value="12.328424" calcext:value-type="float">
            <text:p>12.328424</text:p>
          </table:table-cell>
          <table:table-cell table:formula="of:=[.C452]-[.C451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558" calcext:value-type="float">
            <text:p>58558</text:p>
          </table:table-cell>
          <table:table-cell office:value-type="float" office:value="349.302734" calcext:value-type="float">
            <text:p>349.302734</text:p>
          </table:table-cell>
          <table:table-cell office:value-type="float" office:value="349.256805" calcext:value-type="float">
            <text:p>349.256805</text:p>
          </table:table-cell>
          <table:table-cell office:value-type="float" office:value="12.319685" calcext:value-type="float">
            <text:p>12.319685</text:p>
          </table:table-cell>
          <table:table-cell table:formula="of:=[.C453]-[.C452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672" calcext:value-type="float">
            <text:p>58672</text:p>
          </table:table-cell>
          <table:table-cell office:value-type="float" office:value="349.274078" calcext:value-type="float">
            <text:p>349.274078</text:p>
          </table:table-cell>
          <table:table-cell office:value-type="float" office:value="349.209076" calcext:value-type="float">
            <text:p>349.209076</text:p>
          </table:table-cell>
          <table:table-cell office:value-type="float" office:value="12.318001" calcext:value-type="float">
            <text:p>12.318001</text:p>
          </table:table-cell>
          <table:table-cell table:formula="of:=[.C454]-[.C453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786" calcext:value-type="float">
            <text:p>58786</text:p>
          </table:table-cell>
          <table:table-cell office:value-type="float" office:value="349.283173" calcext:value-type="float">
            <text:p>349.283173</text:p>
          </table:table-cell>
          <table:table-cell office:value-type="float" office:value="349.227264" calcext:value-type="float">
            <text:p>349.227264</text:p>
          </table:table-cell>
          <table:table-cell office:value-type="float" office:value="12.318643" calcext:value-type="float">
            <text:p>12.318643</text:p>
          </table:table-cell>
          <table:table-cell table:formula="of:=[.C455]-[.C454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900" calcext:value-type="float">
            <text:p>58900</text:p>
          </table:table-cell>
          <table:table-cell office:value-type="float" office:value="349.28775" calcext:value-type="float">
            <text:p>349.28775</text:p>
          </table:table-cell>
          <table:table-cell office:value-type="float" office:value="349.240906" calcext:value-type="float">
            <text:p>349.240906</text:p>
          </table:table-cell>
          <table:table-cell office:value-type="float" office:value="12.319123" calcext:value-type="float">
            <text:p>12.319123</text:p>
          </table:table-cell>
          <table:table-cell table:formula="of:=[.C456]-[.C455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013" calcext:value-type="float">
            <text:p>59013</text:p>
          </table:table-cell>
          <table:table-cell office:value-type="float" office:value="349.254547" calcext:value-type="float">
            <text:p>349.254547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12.322571" calcext:value-type="float">
            <text:p>12.322571</text:p>
          </table:table-cell>
          <table:table-cell table:formula="of:=[.C457]-[.C456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127" calcext:value-type="float">
            <text:p>59127</text:p>
          </table:table-cell>
          <table:table-cell office:value-type="float" office:value="349.25592" calcext:value-type="float">
            <text:p>349.25592</text:p>
          </table:table-cell>
          <table:table-cell office:value-type="float" office:value="349.263641" calcext:value-type="float">
            <text:p>349.263641</text:p>
          </table:table-cell>
          <table:table-cell office:value-type="float" office:value="12.319925" calcext:value-type="float">
            <text:p>12.319925</text:p>
          </table:table-cell>
          <table:table-cell table:formula="of:=[.C458]-[.C457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241" calcext:value-type="float">
            <text:p>59241</text:p>
          </table:table-cell>
          <table:table-cell office:value-type="float" office:value="349.271362" calcext:value-type="float">
            <text:p>349.271362</text:p>
          </table:table-cell>
          <table:table-cell office:value-type="float" office:value="349.286377" calcext:value-type="float">
            <text:p>349.286377</text:p>
          </table:table-cell>
          <table:table-cell office:value-type="float" office:value="12.320727" calcext:value-type="float">
            <text:p>12.320727</text:p>
          </table:table-cell>
          <table:table-cell table:formula="of:=[.C459]-[.C458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355" calcext:value-type="float">
            <text:p>59355</text:p>
          </table:table-cell>
          <table:table-cell office:value-type="float" office:value="349.294983" calcext:value-type="float">
            <text:p>349.294983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2812" calcext:value-type="float">
            <text:p>12.322812</text:p>
          </table:table-cell>
          <table:table-cell table:formula="of:=[.C460]-[.C459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469" calcext:value-type="float">
            <text:p>59469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349.356812" calcext:value-type="float">
            <text:p>349.356812</text:p>
          </table:table-cell>
          <table:table-cell office:value-type="float" office:value="12.323213" calcext:value-type="float">
            <text:p>12.323213</text:p>
          </table:table-cell>
          <table:table-cell table:formula="of:=[.C461]-[.C460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582" calcext:value-type="float">
            <text:p>59582</text:p>
          </table:table-cell>
          <table:table-cell office:value-type="float" office:value="349.324554" calcext:value-type="float">
            <text:p>349.324554</text:p>
          </table:table-cell>
          <table:table-cell office:value-type="float" office:value="349.370453" calcext:value-type="float">
            <text:p>349.370453</text:p>
          </table:table-cell>
          <table:table-cell office:value-type="float" office:value="12.323693" calcext:value-type="float">
            <text:p>12.323693</text:p>
          </table:table-cell>
          <table:table-cell table:formula="of:=[.C462]-[.C461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696" calcext:value-type="float">
            <text:p>59696</text:p>
          </table:table-cell>
          <table:table-cell office:value-type="float" office:value="349.326843" calcext:value-type="float">
            <text:p>349.326843</text:p>
          </table:table-cell>
          <table:table-cell office:value-type="float" office:value="349.274994" calcext:value-type="float">
            <text:p>349.274994</text:p>
          </table:table-cell>
          <table:table-cell office:value-type="float" office:value="12.320326" calcext:value-type="float">
            <text:p>12.320326</text:p>
          </table:table-cell>
          <table:table-cell table:formula="of:=[.C463]-[.C462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810" calcext:value-type="float">
            <text:p>59810</text:p>
          </table:table-cell>
          <table:table-cell office:value-type="float" office:value="349.314117" calcext:value-type="float">
            <text:p>349.314117</text:p>
          </table:table-cell>
          <table:table-cell office:value-type="float" office:value="349.222717" calcext:value-type="float">
            <text:p>349.222717</text:p>
          </table:table-cell>
          <table:table-cell office:value-type="float" office:value="12.318482" calcext:value-type="float">
            <text:p>12.318482</text:p>
          </table:table-cell>
          <table:table-cell table:formula="of:=[.C464]-[.C463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924" calcext:value-type="float">
            <text:p>59924</text:p>
          </table:table-cell>
          <table:table-cell office:value-type="float" office:value="349.28363" calcext:value-type="float">
            <text:p>349.28363</text:p>
          </table:table-cell>
          <table:table-cell office:value-type="float" office:value="349.193176" calcext:value-type="float">
            <text:p>349.193176</text:p>
          </table:table-cell>
          <table:table-cell office:value-type="float" office:value="12.31744" calcext:value-type="float">
            <text:p>12.31744</text:p>
          </table:table-cell>
          <table:table-cell table:formula="of:=[.C465]-[.C464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038" calcext:value-type="float">
            <text:p>60038</text:p>
          </table:table-cell>
          <table:table-cell office:value-type="float" office:value="349.273132" calcext:value-type="float">
            <text:p>349.273132</text:p>
          </table:table-cell>
          <table:table-cell office:value-type="float" office:value="349.304535" calcext:value-type="float">
            <text:p>349.304535</text:p>
          </table:table-cell>
          <table:table-cell office:value-type="float" office:value="12.321368" calcext:value-type="float">
            <text:p>12.321368</text:p>
          </table:table-cell>
          <table:table-cell table:formula="of:=[.C466]-[.C465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152" calcext:value-type="float">
            <text:p>60152</text:p>
          </table:table-cell>
          <table:table-cell office:value-type="float" office:value="349.282715" calcext:value-type="float">
            <text:p>349.282715</text:p>
          </table:table-cell>
          <table:table-cell office:value-type="float" office:value="349.418182" calcext:value-type="float">
            <text:p>349.418182</text:p>
          </table:table-cell>
          <table:table-cell office:value-type="float" office:value="12.325377" calcext:value-type="float">
            <text:p>12.325377</text:p>
          </table:table-cell>
          <table:table-cell table:formula="of:=[.C467]-[.C466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265" calcext:value-type="float">
            <text:p>60265</text:p>
          </table:table-cell>
          <table:table-cell office:value-type="float" office:value="349.278625" calcext:value-type="float">
            <text:p>349.278625</text:p>
          </table:table-cell>
          <table:table-cell office:value-type="float" office:value="349.254547" calcext:value-type="float">
            <text:p>349.254547</text:p>
          </table:table-cell>
          <table:table-cell office:value-type="float" office:value="12.319605" calcext:value-type="float">
            <text:p>12.319605</text:p>
          </table:table-cell>
          <table:table-cell table:formula="of:=[.C468]-[.C467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379" calcext:value-type="float">
            <text:p>60379</text:p>
          </table:table-cell>
          <table:table-cell office:value-type="float" office:value="349.294098" calcext:value-type="float">
            <text:p>349.294098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1208" calcext:value-type="float">
            <text:p>12.321208</text:p>
          </table:table-cell>
          <table:table-cell table:formula="of:=[.C469]-[.C468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493" calcext:value-type="float">
            <text:p>60493</text:p>
          </table:table-cell>
          <table:table-cell office:value-type="float" office:value="349.325012" calcext:value-type="float">
            <text:p>349.325012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12.322891" calcext:value-type="float">
            <text:p>12.322891</text:p>
          </table:table-cell>
          <table:table-cell table:formula="of:=[.C470]-[.C469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607" calcext:value-type="float">
            <text:p>60607</text:p>
          </table:table-cell>
          <table:table-cell office:value-type="float" office:value="349.335449" calcext:value-type="float">
            <text:p>349.335449</text:p>
          </table:table-cell>
          <table:table-cell office:value-type="float" office:value="349.356812" calcext:value-type="float">
            <text:p>349.356812</text:p>
          </table:table-cell>
          <table:table-cell office:value-type="float" office:value="12.323213" calcext:value-type="float">
            <text:p>12.323213</text:p>
          </table:table-cell>
          <table:table-cell table:formula="of:=[.C471]-[.C470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721" calcext:value-type="float">
            <text:p>60721</text:p>
          </table:table-cell>
          <table:table-cell office:value-type="float" office:value="349.313629" calcext:value-type="float">
            <text:p>349.313629</text:p>
          </table:table-cell>
          <table:table-cell office:value-type="float" office:value="349.309082" calcext:value-type="float">
            <text:p>349.309082</text:p>
          </table:table-cell>
          <table:table-cell office:value-type="float" office:value="12.321528" calcext:value-type="float">
            <text:p>12.321528</text:p>
          </table:table-cell>
          <table:table-cell table:formula="of:=[.C472]-[.C471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835" calcext:value-type="float">
            <text:p>60835</text:p>
          </table:table-cell>
          <table:table-cell office:value-type="float" office:value="349.328613" calcext:value-type="float">
            <text:p>349.328613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2251" calcext:value-type="float">
            <text:p>12.322251</text:p>
          </table:table-cell>
          <table:table-cell table:formula="of:=[.C473]-[.C472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948" calcext:value-type="float">
            <text:p>60948</text:p>
          </table:table-cell>
          <table:table-cell office:value-type="float" office:value="349.34726" calcext:value-type="float">
            <text:p>349.34726</text:p>
          </table:table-cell>
          <table:table-cell office:value-type="float" office:value="349.393188" calcext:value-type="float">
            <text:p>349.393188</text:p>
          </table:table-cell>
          <table:table-cell office:value-type="float" office:value="12.324495" calcext:value-type="float">
            <text:p>12.324495</text:p>
          </table:table-cell>
          <table:table-cell table:formula="of:=[.C474]-[.C473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062" calcext:value-type="float">
            <text:p>61062</text:p>
          </table:table-cell>
          <table:table-cell office:value-type="float" office:value="349.344543" calcext:value-type="float">
            <text:p>349.344543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12.322411" calcext:value-type="float">
            <text:p>12.322411</text:p>
          </table:table-cell>
          <table:table-cell table:formula="of:=[.C475]-[.C474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176" calcext:value-type="float">
            <text:p>61176</text:p>
          </table:table-cell>
          <table:table-cell office:value-type="float" office:value="349.339111" calcext:value-type="float">
            <text:p>349.339111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2251" calcext:value-type="float">
            <text:p>12.322251</text:p>
          </table:table-cell>
          <table:table-cell table:formula="of:=[.C476]-[.C475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290" calcext:value-type="float">
            <text:p>61290</text:p>
          </table:table-cell>
          <table:table-cell office:value-type="float" office:value="349.326355" calcext:value-type="float">
            <text:p>349.326355</text:p>
          </table:table-cell>
          <table:table-cell office:value-type="float" office:value="349.245453" calcext:value-type="float">
            <text:p>349.245453</text:p>
          </table:table-cell>
          <table:table-cell office:value-type="float" office:value="12.319284" calcext:value-type="float">
            <text:p>12.319284</text:p>
          </table:table-cell>
          <table:table-cell table:formula="of:=[.C477]-[.C476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404" calcext:value-type="float">
            <text:p>61404</text:p>
          </table:table-cell>
          <table:table-cell office:value-type="float" office:value="349.31546" calcext:value-type="float">
            <text:p>349.31546</text:p>
          </table:table-cell>
          <table:table-cell office:value-type="float" office:value="349.274994" calcext:value-type="float">
            <text:p>349.274994</text:p>
          </table:table-cell>
          <table:table-cell office:value-type="float" office:value="12.320326" calcext:value-type="float">
            <text:p>12.320326</text:p>
          </table:table-cell>
          <table:table-cell table:formula="of:=[.C478]-[.C477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518" calcext:value-type="float">
            <text:p>61518</text:p>
          </table:table-cell>
          <table:table-cell office:value-type="float" office:value="349.297729" calcext:value-type="float">
            <text:p>349.297729</text:p>
          </table:table-cell>
          <table:table-cell office:value-type="float" office:value="349.304535" calcext:value-type="float">
            <text:p>349.304535</text:p>
          </table:table-cell>
          <table:table-cell office:value-type="float" office:value="12.321368" calcext:value-type="float">
            <text:p>12.321368</text:p>
          </table:table-cell>
          <table:table-cell table:formula="of:=[.C479]-[.C478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631" calcext:value-type="float">
            <text:p>61631</text:p>
          </table:table-cell>
          <table:table-cell office:value-type="float" office:value="349.289978" calcext:value-type="float">
            <text:p>349.289978</text:p>
          </table:table-cell>
          <table:table-cell office:value-type="float" office:value="349.295441" calcext:value-type="float">
            <text:p>349.295441</text:p>
          </table:table-cell>
          <table:table-cell office:value-type="float" office:value="12.321048" calcext:value-type="float">
            <text:p>12.321048</text:p>
          </table:table-cell>
          <table:table-cell table:formula="of:=[.C480]-[.C479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745" calcext:value-type="float">
            <text:p>61745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12.324014" calcext:value-type="float">
            <text:p>12.324014</text:p>
          </table:table-cell>
          <table:table-cell table:formula="of:=[.C481]-[.C480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859" calcext:value-type="float">
            <text:p>61859</text:p>
          </table:table-cell>
          <table:table-cell office:value-type="float" office:value="349.294098" calcext:value-type="float">
            <text:p>349.294098</text:p>
          </table:table-cell>
          <table:table-cell office:value-type="float" office:value="349.215912" calcext:value-type="float">
            <text:p>349.215912</text:p>
          </table:table-cell>
          <table:table-cell office:value-type="float" office:value="12.318242" calcext:value-type="float">
            <text:p>12.318242</text:p>
          </table:table-cell>
          <table:table-cell table:formula="of:=[.C482]-[.C481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973" calcext:value-type="float">
            <text:p>61973</text:p>
          </table:table-cell>
          <table:table-cell office:value-type="float" office:value="349.271362" calcext:value-type="float">
            <text:p>349.271362</text:p>
          </table:table-cell>
          <table:table-cell office:value-type="float" office:value="349.161377" calcext:value-type="float">
            <text:p>349.161377</text:p>
          </table:table-cell>
          <table:table-cell office:value-type="float" office:value="12.316319" calcext:value-type="float">
            <text:p>12.316319</text:p>
          </table:table-cell>
          <table:table-cell table:formula="of:=[.C483]-[.C482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087" calcext:value-type="float">
            <text:p>62087</text:p>
          </table:table-cell>
          <table:table-cell office:value-type="float" office:value="349.281799" calcext:value-type="float">
            <text:p>349.281799</text:p>
          </table:table-cell>
          <table:table-cell office:value-type="float" office:value="349.356812" calcext:value-type="float">
            <text:p>349.356812</text:p>
          </table:table-cell>
          <table:table-cell office:value-type="float" office:value="12.323213" calcext:value-type="float">
            <text:p>12.323213</text:p>
          </table:table-cell>
          <table:table-cell table:formula="of:=[.C484]-[.C483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201" calcext:value-type="float">
            <text:p>62201</text:p>
          </table:table-cell>
          <table:table-cell office:value-type="float" office:value="349.261383" calcext:value-type="float">
            <text:p>349.261383</text:p>
          </table:table-cell>
          <table:table-cell office:value-type="float" office:value="349.193176" calcext:value-type="float">
            <text:p>349.193176</text:p>
          </table:table-cell>
          <table:table-cell office:value-type="float" office:value="12.31744" calcext:value-type="float">
            <text:p>12.31744</text:p>
          </table:table-cell>
          <table:table-cell table:formula="of:=[.C485]-[.C484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314" calcext:value-type="float">
            <text:p>62314</text:p>
          </table:table-cell>
          <table:table-cell office:value-type="float" office:value="349.248199" calcext:value-type="float">
            <text:p>349.248199</text:p>
          </table:table-cell>
          <table:table-cell office:value-type="float" office:value="349.313629" calcext:value-type="float">
            <text:p>349.313629</text:p>
          </table:table-cell>
          <table:table-cell office:value-type="float" office:value="12.321689" calcext:value-type="float">
            <text:p>12.321689</text:p>
          </table:table-cell>
          <table:table-cell table:formula="of:=[.C486]-[.C485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428" calcext:value-type="float">
            <text:p>62428</text:p>
          </table:table-cell>
          <table:table-cell office:value-type="float" office:value="349.267731" calcext:value-type="float">
            <text:p>349.267731</text:p>
          </table:table-cell>
          <table:table-cell office:value-type="float" office:value="349.313629" calcext:value-type="float">
            <text:p>349.313629</text:p>
          </table:table-cell>
          <table:table-cell office:value-type="float" office:value="12.321689" calcext:value-type="float">
            <text:p>12.321689</text:p>
          </table:table-cell>
          <table:table-cell table:formula="of:=[.C487]-[.C486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542" calcext:value-type="float">
            <text:p>62542</text:p>
          </table:table-cell>
          <table:table-cell office:value-type="float" office:value="349.282715" calcext:value-type="float">
            <text:p>349.282715</text:p>
          </table:table-cell>
          <table:table-cell office:value-type="float" office:value="349.236359" calcext:value-type="float">
            <text:p>349.236359</text:p>
          </table:table-cell>
          <table:table-cell office:value-type="float" office:value="12.318963" calcext:value-type="float">
            <text:p>12.318963</text:p>
          </table:table-cell>
          <table:table-cell table:formula="of:=[.C488]-[.C487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656" calcext:value-type="float">
            <text:p>62656</text:p>
          </table:table-cell>
          <table:table-cell office:value-type="float" office:value="349.274994" calcext:value-type="float">
            <text:p>349.274994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12.32185" calcext:value-type="float">
            <text:p>12.32185</text:p>
          </table:table-cell>
          <table:table-cell table:formula="of:=[.C489]-[.C488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770" calcext:value-type="float">
            <text:p>62770</text:p>
          </table:table-cell>
          <table:table-cell office:value-type="float" office:value="349.304108" calcext:value-type="float">
            <text:p>349.304108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12.322571" calcext:value-type="float">
            <text:p>12.322571</text:p>
          </table:table-cell>
          <table:table-cell table:formula="of:=[.C490]-[.C489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884" calcext:value-type="float">
            <text:p>62884</text:p>
          </table:table-cell>
          <table:table-cell office:value-type="float" office:value="349.297699" calcext:value-type="float">
            <text:p>349.297699</text:p>
          </table:table-cell>
          <table:table-cell office:value-type="float" office:value="349.28183" calcext:value-type="float">
            <text:p>349.28183</text:p>
          </table:table-cell>
          <table:table-cell office:value-type="float" office:value="12.320567" calcext:value-type="float">
            <text:p>12.320567</text:p>
          </table:table-cell>
          <table:table-cell table:formula="of:=[.C491]-[.C490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997" calcext:value-type="float">
            <text:p>62997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349.325012" calcext:value-type="float">
            <text:p>349.325012</text:p>
          </table:table-cell>
          <table:table-cell office:value-type="float" office:value="12.32209" calcext:value-type="float">
            <text:p>12.32209</text:p>
          </table:table-cell>
          <table:table-cell table:formula="of:=[.C492]-[.C491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111" calcext:value-type="float">
            <text:p>63111</text:p>
          </table:table-cell>
          <table:table-cell office:value-type="float" office:value="349.313171" calcext:value-type="float">
            <text:p>349.313171</text:p>
          </table:table-cell>
          <table:table-cell office:value-type="float" office:value="349.302277" calcext:value-type="float">
            <text:p>349.302277</text:p>
          </table:table-cell>
          <table:table-cell office:value-type="float" office:value="12.321288" calcext:value-type="float">
            <text:p>12.321288</text:p>
          </table:table-cell>
          <table:table-cell table:formula="of:=[.C493]-[.C492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225" calcext:value-type="float">
            <text:p>63225</text:p>
          </table:table-cell>
          <table:table-cell office:value-type="float" office:value="349.282715" calcext:value-type="float">
            <text:p>349.282715</text:p>
          </table:table-cell>
          <table:table-cell office:value-type="float" office:value="349.165924" calcext:value-type="float">
            <text:p>349.165924</text:p>
          </table:table-cell>
          <table:table-cell office:value-type="float" office:value="12.316479" calcext:value-type="float">
            <text:p>12.316479</text:p>
          </table:table-cell>
          <table:table-cell table:formula="of:=[.C494]-[.C493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339" calcext:value-type="float">
            <text:p>63339</text:p>
          </table:table-cell>
          <table:table-cell office:value-type="float" office:value="349.26181" calcext:value-type="float">
            <text:p>349.26181</text:p>
          </table:table-cell>
          <table:table-cell office:value-type="float" office:value="349.2341" calcext:value-type="float">
            <text:p>349.2341</text:p>
          </table:table-cell>
          <table:table-cell office:value-type="float" office:value="12.318884" calcext:value-type="float">
            <text:p>12.318884</text:p>
          </table:table-cell>
          <table:table-cell table:formula="of:=[.C495]-[.C494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453" calcext:value-type="float">
            <text:p>63453</text:p>
          </table:table-cell>
          <table:table-cell office:value-type="float" office:value="349.269104" calcext:value-type="float">
            <text:p>349.269104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12.32185" calcext:value-type="float">
            <text:p>12.32185</text:p>
          </table:table-cell>
          <table:table-cell table:formula="of:=[.C496]-[.C495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566" calcext:value-type="float">
            <text:p>63566</text:p>
          </table:table-cell>
          <table:table-cell office:value-type="float" office:value="349.251831" calcext:value-type="float">
            <text:p>349.251831</text:p>
          </table:table-cell>
          <table:table-cell office:value-type="float" office:value="349.238647" calcext:value-type="float">
            <text:p>349.238647</text:p>
          </table:table-cell>
          <table:table-cell office:value-type="float" office:value="12.319044" calcext:value-type="float">
            <text:p>12.319044</text:p>
          </table:table-cell>
          <table:table-cell table:formula="of:=[.C497]-[.C496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680" calcext:value-type="float">
            <text:p>63680</text:p>
          </table:table-cell>
          <table:table-cell office:value-type="float" office:value="349.256378" calcext:value-type="float">
            <text:p>349.256378</text:p>
          </table:table-cell>
          <table:table-cell office:value-type="float" office:value="349.325012" calcext:value-type="float">
            <text:p>349.325012</text:p>
          </table:table-cell>
          <table:table-cell office:value-type="float" office:value="12.32209" calcext:value-type="float">
            <text:p>12.32209</text:p>
          </table:table-cell>
          <table:table-cell table:formula="of:=[.C498]-[.C497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794" calcext:value-type="float">
            <text:p>63794</text:p>
          </table:table-cell>
          <table:table-cell office:value-type="float" office:value="349.27594" calcext:value-type="float">
            <text:p>349.27594</text:p>
          </table:table-cell>
          <table:table-cell office:value-type="float" office:value="349.263641" calcext:value-type="float">
            <text:p>349.263641</text:p>
          </table:table-cell>
          <table:table-cell office:value-type="float" office:value="12.319925" calcext:value-type="float">
            <text:p>12.319925</text:p>
          </table:table-cell>
          <table:table-cell table:formula="of:=[.C499]-[.C498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908" calcext:value-type="float">
            <text:p>63908</text:p>
          </table:table-cell>
          <table:table-cell office:value-type="float" office:value="349.278656" calcext:value-type="float">
            <text:p>349.278656</text:p>
          </table:table-cell>
          <table:table-cell office:value-type="float" office:value="349.247742" calcext:value-type="float">
            <text:p>349.247742</text:p>
          </table:table-cell>
          <table:table-cell office:value-type="float" office:value="12.319365" calcext:value-type="float">
            <text:p>12.319365</text:p>
          </table:table-cell>
          <table:table-cell table:formula="of:=[.C500]-[.C499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022" calcext:value-type="float">
            <text:p>64022</text:p>
          </table:table-cell>
          <table:table-cell office:value-type="float" office:value="349.252747" calcext:value-type="float">
            <text:p>349.252747</text:p>
          </table:table-cell>
          <table:table-cell office:value-type="float" office:value="349.188629" calcext:value-type="float">
            <text:p>349.188629</text:p>
          </table:table-cell>
          <table:table-cell office:value-type="float" office:value="12.31728" calcext:value-type="float">
            <text:p>12.31728</text:p>
          </table:table-cell>
          <table:table-cell table:formula="of:=[.C501]-[.C500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136" calcext:value-type="float">
            <text:p>64136</text:p>
          </table:table-cell>
          <table:table-cell office:value-type="float" office:value="349.248199" calcext:value-type="float">
            <text:p>349.248199</text:p>
          </table:table-cell>
          <table:table-cell office:value-type="float" office:value="349.215912" calcext:value-type="float">
            <text:p>349.215912</text:p>
          </table:table-cell>
          <table:table-cell office:value-type="float" office:value="12.318242" calcext:value-type="float">
            <text:p>12.318242</text:p>
          </table:table-cell>
          <table:table-cell table:formula="of:=[.C502]-[.C501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249" calcext:value-type="float">
            <text:p>64249</text:p>
          </table:table-cell>
          <table:table-cell office:value-type="float" office:value="349.235931" calcext:value-type="float">
            <text:p>349.235931</text:p>
          </table:table-cell>
          <table:table-cell office:value-type="float" office:value="349.263641" calcext:value-type="float">
            <text:p>349.263641</text:p>
          </table:table-cell>
          <table:table-cell office:value-type="float" office:value="12.319925" calcext:value-type="float">
            <text:p>12.319925</text:p>
          </table:table-cell>
          <table:table-cell table:formula="of:=[.C503]-[.C502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363" calcext:value-type="float">
            <text:p>64363</text:p>
          </table:table-cell>
          <table:table-cell office:value-type="float" office:value="349.209076" calcext:value-type="float">
            <text:p>349.209076</text:p>
          </table:table-cell>
          <table:table-cell office:value-type="float" office:value="349.129547" calcext:value-type="float">
            <text:p>349.129547</text:p>
          </table:table-cell>
          <table:table-cell office:value-type="float" office:value="12.315196" calcext:value-type="float">
            <text:p>12.315196</text:p>
          </table:table-cell>
          <table:table-cell table:formula="of:=[.C504]-[.C503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477" calcext:value-type="float">
            <text:p>64477</text:p>
          </table:table-cell>
          <table:table-cell office:value-type="float" office:value="349.175903" calcext:value-type="float">
            <text:p>349.175903</text:p>
          </table:table-cell>
          <table:table-cell office:value-type="float" office:value="349.081818" calcext:value-type="float">
            <text:p>349.081818</text:p>
          </table:table-cell>
          <table:table-cell office:value-type="float" office:value="12.313512" calcext:value-type="float">
            <text:p>12.313512</text:p>
          </table:table-cell>
          <table:table-cell table:formula="of:=[.C505]-[.C504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591" calcext:value-type="float">
            <text:p>64591</text:p>
          </table:table-cell>
          <table:table-cell office:value-type="float" office:value="349.187714" calcext:value-type="float">
            <text:p>349.187714</text:p>
          </table:table-cell>
          <table:table-cell office:value-type="float" office:value="349.247742" calcext:value-type="float">
            <text:p>349.247742</text:p>
          </table:table-cell>
          <table:table-cell office:value-type="float" office:value="12.319365" calcext:value-type="float">
            <text:p>12.319365</text:p>
          </table:table-cell>
          <table:table-cell table:formula="of:=[.C506]-[.C505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705" calcext:value-type="float">
            <text:p>64705</text:p>
          </table:table-cell>
          <table:table-cell office:value-type="float" office:value="349.209991" calcext:value-type="float">
            <text:p>349.209991</text:p>
          </table:table-cell>
          <table:table-cell office:value-type="float" office:value="349.327271" calcext:value-type="float">
            <text:p>349.327271</text:p>
          </table:table-cell>
          <table:table-cell office:value-type="float" office:value="12.32217" calcext:value-type="float">
            <text:p>12.32217</text:p>
          </table:table-cell>
          <table:table-cell table:formula="of:=[.C507]-[.C506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819" calcext:value-type="float">
            <text:p>64819</text:p>
          </table:table-cell>
          <table:table-cell office:value-type="float" office:value="349.220886" calcext:value-type="float">
            <text:p>349.220886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12.32185" calcext:value-type="float">
            <text:p>12.32185</text:p>
          </table:table-cell>
          <table:table-cell table:formula="of:=[.C508]-[.C507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932" calcext:value-type="float">
            <text:p>64932</text:p>
          </table:table-cell>
          <table:table-cell office:value-type="float" office:value="349.26181" calcext:value-type="float">
            <text:p>349.26181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12.322411" calcext:value-type="float">
            <text:p>12.322411</text:p>
          </table:table-cell>
          <table:table-cell table:formula="of:=[.C509]-[.C508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046" calcext:value-type="float">
            <text:p>65046</text:p>
          </table:table-cell>
          <table:table-cell office:value-type="float" office:value="349.284546" calcext:value-type="float">
            <text:p>349.284546</text:p>
          </table:table-cell>
          <table:table-cell office:value-type="float" office:value="349.195465" calcext:value-type="float">
            <text:p>349.195465</text:p>
          </table:table-cell>
          <table:table-cell office:value-type="float" office:value="12.317521" calcext:value-type="float">
            <text:p>12.317521</text:p>
          </table:table-cell>
          <table:table-cell table:formula="of:=[.C510]-[.C509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160" calcext:value-type="float">
            <text:p>65160</text:p>
          </table:table-cell>
          <table:table-cell office:value-type="float" office:value="349.278168" calcext:value-type="float">
            <text:p>349.278168</text:p>
          </table:table-cell>
          <table:table-cell office:value-type="float" office:value="349.215912" calcext:value-type="float">
            <text:p>349.215912</text:p>
          </table:table-cell>
          <table:table-cell office:value-type="float" office:value="12.318242" calcext:value-type="float">
            <text:p>12.318242</text:p>
          </table:table-cell>
          <table:table-cell table:formula="of:=[.C511]-[.C510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274" calcext:value-type="float">
            <text:p>65274</text:p>
          </table:table-cell>
          <table:table-cell office:value-type="float" office:value="349.285889" calcext:value-type="float">
            <text:p>349.285889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12.323533" calcext:value-type="float">
            <text:p>12.323533</text:p>
          </table:table-cell>
          <table:table-cell table:formula="of:=[.C512]-[.C511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388" calcext:value-type="float">
            <text:p>65388</text:p>
          </table:table-cell>
          <table:table-cell office:value-type="float" office:value="349.25592" calcext:value-type="float">
            <text:p>349.25592</text:p>
          </table:table-cell>
          <table:table-cell office:value-type="float" office:value="349.168182" calcext:value-type="float">
            <text:p>349.168182</text:p>
          </table:table-cell>
          <table:table-cell office:value-type="float" office:value="12.316559" calcext:value-type="float">
            <text:p>12.316559</text:p>
          </table:table-cell>
          <table:table-cell table:formula="of:=[.C513]-[.C512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502" calcext:value-type="float">
            <text:p>65502</text:p>
          </table:table-cell>
          <table:table-cell office:value-type="float" office:value="349.23999" calcext:value-type="float">
            <text:p>349.23999</text:p>
          </table:table-cell>
          <table:table-cell office:value-type="float" office:value="349.254547" calcext:value-type="float">
            <text:p>349.254547</text:p>
          </table:table-cell>
          <table:table-cell office:value-type="float" office:value="12.319605" calcext:value-type="float">
            <text:p>12.319605</text:p>
          </table:table-cell>
          <table:table-cell table:formula="of:=[.C514]-[.C513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615" calcext:value-type="float">
            <text:p>65615</text:p>
          </table:table-cell>
          <table:table-cell office:value-type="float" office:value="349.289093" calcext:value-type="float">
            <text:p>349.289093</text:p>
          </table:table-cell>
          <table:table-cell office:value-type="float" office:value="349.440918" calcext:value-type="float">
            <text:p>349.440918</text:p>
          </table:table-cell>
          <table:table-cell office:value-type="float" office:value="12.326179" calcext:value-type="float">
            <text:p>12.326179</text:p>
          </table:table-cell>
          <table:table-cell table:formula="of:=[.C515]-[.C514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729" calcext:value-type="float">
            <text:p>65729</text:p>
          </table:table-cell>
          <table:table-cell office:value-type="float" office:value="349.311829" calcext:value-type="float">
            <text:p>349.311829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2251" calcext:value-type="float">
            <text:p>12.322251</text:p>
          </table:table-cell>
          <table:table-cell table:formula="of:=[.C516]-[.C515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843" calcext:value-type="float">
            <text:p>65843</text:p>
          </table:table-cell>
          <table:table-cell office:value-type="float" office:value="349.302277" calcext:value-type="float">
            <text:p>349.302277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12.32185" calcext:value-type="float">
            <text:p>12.32185</text:p>
          </table:table-cell>
          <table:table-cell table:formula="of:=[.C517]-[.C516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957" calcext:value-type="float">
            <text:p>65957</text:p>
          </table:table-cell>
          <table:table-cell office:value-type="float" office:value="349.326355" calcext:value-type="float">
            <text:p>349.326355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12.320807" calcext:value-type="float">
            <text:p>12.320807</text:p>
          </table:table-cell>
          <table:table-cell table:formula="of:=[.C518]-[.C517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071" calcext:value-type="float">
            <text:p>66071</text:p>
          </table:table-cell>
          <table:table-cell office:value-type="float" office:value="349.336823" calcext:value-type="float">
            <text:p>349.336823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12.321449" calcext:value-type="float">
            <text:p>12.321449</text:p>
          </table:table-cell>
          <table:table-cell table:formula="of:=[.C519]-[.C518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185" calcext:value-type="float">
            <text:p>66185</text:p>
          </table:table-cell>
          <table:table-cell office:value-type="float" office:value="349.304535" calcext:value-type="float">
            <text:p>349.304535</text:p>
          </table:table-cell>
          <table:table-cell office:value-type="float" office:value="349.279541" calcext:value-type="float">
            <text:p>349.279541</text:p>
          </table:table-cell>
          <table:table-cell office:value-type="float" office:value="12.320486" calcext:value-type="float">
            <text:p>12.320486</text:p>
          </table:table-cell>
          <table:table-cell table:formula="of:=[.C520]-[.C519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298" calcext:value-type="float">
            <text:p>66298</text:p>
          </table:table-cell>
          <table:table-cell office:value-type="float" office:value="349.315002" calcext:value-type="float">
            <text:p>349.315002</text:p>
          </table:table-cell>
          <table:table-cell office:value-type="float" office:value="349.381805" calcext:value-type="float">
            <text:p>349.381805</text:p>
          </table:table-cell>
          <table:table-cell office:value-type="float" office:value="12.324094" calcext:value-type="float">
            <text:p>12.324094</text:p>
          </table:table-cell>
          <table:table-cell table:formula="of:=[.C521]-[.C520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412" calcext:value-type="float">
            <text:p>66412</text:p>
          </table:table-cell>
          <table:table-cell office:value-type="float" office:value="349.333191" calcext:value-type="float">
            <text:p>349.333191</text:p>
          </table:table-cell>
          <table:table-cell office:value-type="float" office:value="349.409088" calcext:value-type="float">
            <text:p>349.409088</text:p>
          </table:table-cell>
          <table:table-cell office:value-type="float" office:value="12.325056" calcext:value-type="float">
            <text:p>12.325056</text:p>
          </table:table-cell>
          <table:table-cell table:formula="of:=[.C522]-[.C521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526" calcext:value-type="float">
            <text:p>66526</text:p>
          </table:table-cell>
          <table:table-cell office:value-type="float" office:value="349.304535" calcext:value-type="float">
            <text:p>349.304535</text:p>
          </table:table-cell>
          <table:table-cell office:value-type="float" office:value="349.145447" calcext:value-type="float">
            <text:p>349.145447</text:p>
          </table:table-cell>
          <table:table-cell office:value-type="float" office:value="12.315757" calcext:value-type="float">
            <text:p>12.315757</text:p>
          </table:table-cell>
          <table:table-cell table:formula="of:=[.C523]-[.C522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640" calcext:value-type="float">
            <text:p>66640</text:p>
          </table:table-cell>
          <table:table-cell office:value-type="float" office:value="349.334991" calcext:value-type="float">
            <text:p>349.334991</text:p>
          </table:table-cell>
          <table:table-cell office:value-type="float" office:value="349.459076" calcext:value-type="float">
            <text:p>349.459076</text:p>
          </table:table-cell>
          <table:table-cell office:value-type="float" office:value="12.326819" calcext:value-type="float">
            <text:p>12.326819</text:p>
          </table:table-cell>
          <table:table-cell table:formula="of:=[.C524]-[.C523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754" calcext:value-type="float">
            <text:p>66754</text:p>
          </table:table-cell>
          <table:table-cell office:value-type="float" office:value="349.345428" calcext:value-type="float">
            <text:p>349.345428</text:p>
          </table:table-cell>
          <table:table-cell office:value-type="float" office:value="349.331818" calcext:value-type="float">
            <text:p>349.331818</text:p>
          </table:table-cell>
          <table:table-cell office:value-type="float" office:value="12.32233" calcext:value-type="float">
            <text:p>12.32233</text:p>
          </table:table-cell>
          <table:table-cell table:formula="of:=[.C525]-[.C524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868" calcext:value-type="float">
            <text:p>66868</text:p>
          </table:table-cell>
          <table:table-cell office:value-type="float" office:value="349.314087" calcext:value-type="float">
            <text:p>349.314087</text:p>
          </table:table-cell>
          <table:table-cell office:value-type="float" office:value="349.225006" calcext:value-type="float">
            <text:p>349.225006</text:p>
          </table:table-cell>
          <table:table-cell office:value-type="float" office:value="12.318563" calcext:value-type="float">
            <text:p>12.318563</text:p>
          </table:table-cell>
          <table:table-cell table:formula="of:=[.C526]-[.C525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981" calcext:value-type="float">
            <text:p>66981</text:p>
          </table:table-cell>
          <table:table-cell office:value-type="float" office:value="349.294983" calcext:value-type="float">
            <text:p>349.294983</text:p>
          </table:table-cell>
          <table:table-cell office:value-type="float" office:value="349.313629" calcext:value-type="float">
            <text:p>349.313629</text:p>
          </table:table-cell>
          <table:table-cell office:value-type="float" office:value="12.321689" calcext:value-type="float">
            <text:p>12.321689</text:p>
          </table:table-cell>
          <table:table-cell table:formula="of:=[.C527]-[.C526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095" calcext:value-type="float">
            <text:p>67095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349.284088" calcext:value-type="float">
            <text:p>349.284088</text:p>
          </table:table-cell>
          <table:table-cell office:value-type="float" office:value="12.320647" calcext:value-type="float">
            <text:p>12.320647</text:p>
          </table:table-cell>
          <table:table-cell table:formula="of:=[.C528]-[.C527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209" calcext:value-type="float">
            <text:p>67209</text:p>
          </table:table-cell>
          <table:table-cell office:value-type="float" office:value="349.292297" calcext:value-type="float">
            <text:p>349.292297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12.321449" calcext:value-type="float">
            <text:p>12.321449</text:p>
          </table:table-cell>
          <table:table-cell table:formula="of:=[.C529]-[.C528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323" calcext:value-type="float">
            <text:p>67323</text:p>
          </table:table-cell>
          <table:table-cell office:value-type="float" office:value="349.273651" calcext:value-type="float">
            <text:p>349.273651</text:p>
          </table:table-cell>
          <table:table-cell office:value-type="float" office:value="349.238647" calcext:value-type="float">
            <text:p>349.238647</text:p>
          </table:table-cell>
          <table:table-cell office:value-type="float" office:value="12.319044" calcext:value-type="float">
            <text:p>12.319044</text:p>
          </table:table-cell>
          <table:table-cell table:formula="of:=[.C530]-[.C529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437" calcext:value-type="float">
            <text:p>67437</text:p>
          </table:table-cell>
          <table:table-cell office:value-type="float" office:value="349.277283" calcext:value-type="float">
            <text:p>349.277283</text:p>
          </table:table-cell>
          <table:table-cell office:value-type="float" office:value="349.243195" calcext:value-type="float">
            <text:p>349.243195</text:p>
          </table:table-cell>
          <table:table-cell office:value-type="float" office:value="12.319204" calcext:value-type="float">
            <text:p>12.319204</text:p>
          </table:table-cell>
          <table:table-cell table:formula="of:=[.C531]-[.C530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551" calcext:value-type="float">
            <text:p>67551</text:p>
          </table:table-cell>
          <table:table-cell office:value-type="float" office:value="349.284119" calcext:value-type="float">
            <text:p>349.284119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12.322891" calcext:value-type="float">
            <text:p>12.322891</text:p>
          </table:table-cell>
          <table:table-cell table:formula="of:=[.C532]-[.C531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664" calcext:value-type="float">
            <text:p>67664</text:p>
          </table:table-cell>
          <table:table-cell office:value-type="float" office:value="349.285461" calcext:value-type="float">
            <text:p>349.285461</text:p>
          </table:table-cell>
          <table:table-cell office:value-type="float" office:value="349.290924" calcext:value-type="float">
            <text:p>349.290924</text:p>
          </table:table-cell>
          <table:table-cell office:value-type="float" office:value="12.320889" calcext:value-type="float">
            <text:p>12.320889</text:p>
          </table:table-cell>
          <table:table-cell table:formula="of:=[.C533]-[.C532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778" calcext:value-type="float">
            <text:p>67778</text:p>
          </table:table-cell>
          <table:table-cell office:value-type="float" office:value="349.284546" calcext:value-type="float">
            <text:p>349.284546</text:p>
          </table:table-cell>
          <table:table-cell office:value-type="float" office:value="349.302277" calcext:value-type="float">
            <text:p>349.302277</text:p>
          </table:table-cell>
          <table:table-cell office:value-type="float" office:value="12.321288" calcext:value-type="float">
            <text:p>12.321288</text:p>
          </table:table-cell>
          <table:table-cell table:formula="of:=[.C534]-[.C533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892" calcext:value-type="float">
            <text:p>67892</text:p>
          </table:table-cell>
          <table:table-cell office:value-type="float" office:value="349.282288" calcext:value-type="float">
            <text:p>349.282288</text:p>
          </table:table-cell>
          <table:table-cell office:value-type="float" office:value="349.227264" calcext:value-type="float">
            <text:p>349.227264</text:p>
          </table:table-cell>
          <table:table-cell office:value-type="float" office:value="12.318643" calcext:value-type="float">
            <text:p>12.318643</text:p>
          </table:table-cell>
          <table:table-cell table:formula="of:=[.C535]-[.C534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006" calcext:value-type="float">
            <text:p>68006</text:p>
          </table:table-cell>
          <table:table-cell office:value-type="float" office:value="349.286346" calcext:value-type="float">
            <text:p>349.286346</text:p>
          </table:table-cell>
          <table:table-cell office:value-type="float" office:value="349.263641" calcext:value-type="float">
            <text:p>349.263641</text:p>
          </table:table-cell>
          <table:table-cell office:value-type="float" office:value="12.319925" calcext:value-type="float">
            <text:p>12.319925</text:p>
          </table:table-cell>
          <table:table-cell table:formula="of:=[.C536]-[.C535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120" calcext:value-type="float">
            <text:p>68120</text:p>
          </table:table-cell>
          <table:table-cell office:value-type="float" office:value="349.276367" calcext:value-type="float">
            <text:p>349.276367</text:p>
          </table:table-cell>
          <table:table-cell office:value-type="float" office:value="349.297729" calcext:value-type="float">
            <text:p>349.297729</text:p>
          </table:table-cell>
          <table:table-cell office:value-type="float" office:value="12.321128" calcext:value-type="float">
            <text:p>12.321128</text:p>
          </table:table-cell>
          <table:table-cell table:formula="of:=[.C537]-[.C536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233" calcext:value-type="float">
            <text:p>68233</text:p>
          </table:table-cell>
          <table:table-cell office:value-type="float" office:value="349.273621" calcext:value-type="float">
            <text:p>349.273621</text:p>
          </table:table-cell>
          <table:table-cell office:value-type="float" office:value="349.277283" calcext:value-type="float">
            <text:p>349.277283</text:p>
          </table:table-cell>
          <table:table-cell office:value-type="float" office:value="12.320407" calcext:value-type="float">
            <text:p>12.320407</text:p>
          </table:table-cell>
          <table:table-cell table:formula="of:=[.C538]-[.C537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347" calcext:value-type="float">
            <text:p>68347</text:p>
          </table:table-cell>
          <table:table-cell office:value-type="float" office:value="349.264557" calcext:value-type="float">
            <text:p>349.264557</text:p>
          </table:table-cell>
          <table:table-cell office:value-type="float" office:value="349.256805" calcext:value-type="float">
            <text:p>349.256805</text:p>
          </table:table-cell>
          <table:table-cell office:value-type="float" office:value="12.319685" calcext:value-type="float">
            <text:p>12.319685</text:p>
          </table:table-cell>
          <table:table-cell table:formula="of:=[.C539]-[.C538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461" calcext:value-type="float">
            <text:p>68461</text:p>
          </table:table-cell>
          <table:table-cell office:value-type="float" office:value="349.27182" calcext:value-type="float">
            <text:p>349.27182</text:p>
          </table:table-cell>
          <table:table-cell office:value-type="float" office:value="349.263641" calcext:value-type="float">
            <text:p>349.263641</text:p>
          </table:table-cell>
          <table:table-cell office:value-type="float" office:value="12.319925" calcext:value-type="float">
            <text:p>12.319925</text:p>
          </table:table-cell>
          <table:table-cell table:formula="of:=[.C540]-[.C539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575" calcext:value-type="float">
            <text:p>68575</text:p>
          </table:table-cell>
          <table:table-cell office:value-type="float" office:value="349.307739" calcext:value-type="float">
            <text:p>349.307739</text:p>
          </table:table-cell>
          <table:table-cell office:value-type="float" office:value="349.443176" calcext:value-type="float">
            <text:p>349.443176</text:p>
          </table:table-cell>
          <table:table-cell office:value-type="float" office:value="12.326259" calcext:value-type="float">
            <text:p>12.326259</text:p>
          </table:table-cell>
          <table:table-cell table:formula="of:=[.C541]-[.C540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689" calcext:value-type="float">
            <text:p>68689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349.293182" calcext:value-type="float">
            <text:p>349.293182</text:p>
          </table:table-cell>
          <table:table-cell office:value-type="float" office:value="12.320968" calcext:value-type="float">
            <text:p>12.320968</text:p>
          </table:table-cell>
          <table:table-cell table:formula="of:=[.C542]-[.C541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803" calcext:value-type="float">
            <text:p>68803</text:p>
          </table:table-cell>
          <table:table-cell office:value-type="float" office:value="349.296356" calcext:value-type="float">
            <text:p>349.296356</text:p>
          </table:table-cell>
          <table:table-cell office:value-type="float" office:value="349.225006" calcext:value-type="float">
            <text:p>349.225006</text:p>
          </table:table-cell>
          <table:table-cell office:value-type="float" office:value="12.318563" calcext:value-type="float">
            <text:p>12.318563</text:p>
          </table:table-cell>
          <table:table-cell table:formula="of:=[.C543]-[.C542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916" calcext:value-type="float">
            <text:p>68916</text:p>
          </table:table-cell>
          <table:table-cell office:value-type="float" office:value="349.333649" calcext:value-type="float">
            <text:p>349.333649</text:p>
          </table:table-cell>
          <table:table-cell office:value-type="float" office:value="349.443176" calcext:value-type="float">
            <text:p>349.443176</text:p>
          </table:table-cell>
          <table:table-cell office:value-type="float" office:value="12.326259" calcext:value-type="float">
            <text:p>12.326259</text:p>
          </table:table-cell>
          <table:table-cell table:formula="of:=[.C544]-[.C543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030" calcext:value-type="float">
            <text:p>69030</text:p>
          </table:table-cell>
          <table:table-cell office:value-type="float" office:value="349.351379" calcext:value-type="float">
            <text:p>349.351379</text:p>
          </table:table-cell>
          <table:table-cell office:value-type="float" office:value="349.352264" calcext:value-type="float">
            <text:p>349.352264</text:p>
          </table:table-cell>
          <table:table-cell office:value-type="float" office:value="12.323051" calcext:value-type="float">
            <text:p>12.323051</text:p>
          </table:table-cell>
          <table:table-cell table:formula="of:=[.C545]-[.C544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144" calcext:value-type="float">
            <text:p>69144</text:p>
          </table:table-cell>
          <table:table-cell office:value-type="float" office:value="349.317719" calcext:value-type="float">
            <text:p>349.317719</text:p>
          </table:table-cell>
          <table:table-cell office:value-type="float" office:value="349.274994" calcext:value-type="float">
            <text:p>349.274994</text:p>
          </table:table-cell>
          <table:table-cell office:value-type="float" office:value="12.320326" calcext:value-type="float">
            <text:p>12.320326</text:p>
          </table:table-cell>
          <table:table-cell table:formula="of:=[.C546]-[.C545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258" calcext:value-type="float">
            <text:p>69258</text:p>
          </table:table-cell>
          <table:table-cell office:value-type="float" office:value="349.315491" calcext:value-type="float">
            <text:p>349.315491</text:p>
          </table:table-cell>
          <table:table-cell office:value-type="float" office:value="349.28183" calcext:value-type="float">
            <text:p>349.28183</text:p>
          </table:table-cell>
          <table:table-cell office:value-type="float" office:value="12.320567" calcext:value-type="float">
            <text:p>12.320567</text:p>
          </table:table-cell>
          <table:table-cell table:formula="of:=[.C547]-[.C546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372" calcext:value-type="float">
            <text:p>69372</text:p>
          </table:table-cell>
          <table:table-cell office:value-type="float" office:value="349.272278" calcext:value-type="float">
            <text:p>349.272278</text:p>
          </table:table-cell>
          <table:table-cell office:value-type="float" office:value="349.009094" calcext:value-type="float">
            <text:p>349.009094</text:p>
          </table:table-cell>
          <table:table-cell office:value-type="float" office:value="12.310946" calcext:value-type="float">
            <text:p>12.310946</text:p>
          </table:table-cell>
          <table:table-cell table:formula="of:=[.C548]-[.C547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486" calcext:value-type="float">
            <text:p>69486</text:p>
          </table:table-cell>
          <table:table-cell office:value-type="float" office:value="349.236816" calcext:value-type="float">
            <text:p>349.236816</text:p>
          </table:table-cell>
          <table:table-cell office:value-type="float" office:value="349.2659" calcext:value-type="float">
            <text:p>349.2659</text:p>
          </table:table-cell>
          <table:table-cell office:value-type="float" office:value="12.320005" calcext:value-type="float">
            <text:p>12.320005</text:p>
          </table:table-cell>
          <table:table-cell table:formula="of:=[.C549]-[.C548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599" calcext:value-type="float">
            <text:p>69599</text:p>
          </table:table-cell>
          <table:table-cell office:value-type="float" office:value="349.22226" calcext:value-type="float">
            <text:p>349.22226</text:p>
          </table:table-cell>
          <table:table-cell office:value-type="float" office:value="349.279541" calcext:value-type="float">
            <text:p>349.279541</text:p>
          </table:table-cell>
          <table:table-cell office:value-type="float" office:value="12.320486" calcext:value-type="float">
            <text:p>12.320486</text:p>
          </table:table-cell>
          <table:table-cell table:formula="of:=[.C550]-[.C549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713" calcext:value-type="float">
            <text:p>69713</text:p>
          </table:table-cell>
          <table:table-cell office:value-type="float" office:value="349.240417" calcext:value-type="float">
            <text:p>349.240417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12.323533" calcext:value-type="float">
            <text:p>12.323533</text:p>
          </table:table-cell>
          <table:table-cell table:formula="of:=[.C551]-[.C550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827" calcext:value-type="float">
            <text:p>69827</text:p>
          </table:table-cell>
          <table:table-cell office:value-type="float" office:value="349.252747" calcext:value-type="float">
            <text:p>349.252747</text:p>
          </table:table-cell>
          <table:table-cell office:value-type="float" office:value="349.34317" calcext:value-type="float">
            <text:p>349.34317</text:p>
          </table:table-cell>
          <table:table-cell office:value-type="float" office:value="12.322731" calcext:value-type="float">
            <text:p>12.322731</text:p>
          </table:table-cell>
          <table:table-cell table:formula="of:=[.C552]-[.C551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941" calcext:value-type="float">
            <text:p>69941</text:p>
          </table:table-cell>
          <table:table-cell office:value-type="float" office:value="349.29953" calcext:value-type="float">
            <text:p>349.29953</text:p>
          </table:table-cell>
          <table:table-cell office:value-type="float" office:value="349.243195" calcext:value-type="float">
            <text:p>349.243195</text:p>
          </table:table-cell>
          <table:table-cell office:value-type="float" office:value="12.319204" calcext:value-type="float">
            <text:p>12.319204</text:p>
          </table:table-cell>
          <table:table-cell table:formula="of:=[.C553]-[.C552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055" calcext:value-type="float">
            <text:p>70055</text:p>
          </table:table-cell>
          <table:table-cell office:value-type="float" office:value="349.301819" calcext:value-type="float">
            <text:p>349.301819</text:p>
          </table:table-cell>
          <table:table-cell office:value-type="float" office:value="349.277283" calcext:value-type="float">
            <text:p>349.277283</text:p>
          </table:table-cell>
          <table:table-cell office:value-type="float" office:value="12.320407" calcext:value-type="float">
            <text:p>12.320407</text:p>
          </table:table-cell>
          <table:table-cell table:formula="of:=[.C554]-[.C553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169" calcext:value-type="float">
            <text:p>70169</text:p>
          </table:table-cell>
          <table:table-cell office:value-type="float" office:value="349.326813" calcext:value-type="float">
            <text:p>349.326813</text:p>
          </table:table-cell>
          <table:table-cell office:value-type="float" office:value="349.404541" calcext:value-type="float">
            <text:p>349.404541</text:p>
          </table:table-cell>
          <table:table-cell office:value-type="float" office:value="12.324896" calcext:value-type="float">
            <text:p>12.324896</text:p>
          </table:table-cell>
          <table:table-cell table:formula="of:=[.C555]-[.C554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282" calcext:value-type="float">
            <text:p>70282</text:p>
          </table:table-cell>
          <table:table-cell office:value-type="float" office:value="349.294098" calcext:value-type="float">
            <text:p>349.294098</text:p>
          </table:table-cell>
          <table:table-cell office:value-type="float" office:value="349.202271" calcext:value-type="float">
            <text:p>349.202271</text:p>
          </table:table-cell>
          <table:table-cell office:value-type="float" office:value="12.31776" calcext:value-type="float">
            <text:p>12.31776</text:p>
          </table:table-cell>
          <table:table-cell table:formula="of:=[.C556]-[.C555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396" calcext:value-type="float">
            <text:p>70396</text:p>
          </table:table-cell>
          <table:table-cell office:value-type="float" office:value="349.273621" calcext:value-type="float">
            <text:p>349.273621</text:p>
          </table:table-cell>
          <table:table-cell office:value-type="float" office:value="349.240906" calcext:value-type="float">
            <text:p>349.240906</text:p>
          </table:table-cell>
          <table:table-cell office:value-type="float" office:value="12.319123" calcext:value-type="float">
            <text:p>12.319123</text:p>
          </table:table-cell>
          <table:table-cell table:formula="of:=[.C557]-[.C556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510" calcext:value-type="float">
            <text:p>70510</text:p>
          </table:table-cell>
          <table:table-cell office:value-type="float" office:value="349.273621" calcext:value-type="float">
            <text:p>349.273621</text:p>
          </table:table-cell>
          <table:table-cell office:value-type="float" office:value="349.243195" calcext:value-type="float">
            <text:p>349.243195</text:p>
          </table:table-cell>
          <table:table-cell office:value-type="float" office:value="12.319204" calcext:value-type="float">
            <text:p>12.319204</text:p>
          </table:table-cell>
          <table:table-cell table:formula="of:=[.C558]-[.C557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624" calcext:value-type="float">
            <text:p>70624</text:p>
          </table:table-cell>
          <table:table-cell office:value-type="float" office:value="349.273193" calcext:value-type="float">
            <text:p>349.273193</text:p>
          </table:table-cell>
          <table:table-cell office:value-type="float" office:value="349.274994" calcext:value-type="float">
            <text:p>349.274994</text:p>
          </table:table-cell>
          <table:table-cell office:value-type="float" office:value="12.320326" calcext:value-type="float">
            <text:p>12.320326</text:p>
          </table:table-cell>
          <table:table-cell table:formula="of:=[.C559]-[.C558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738" calcext:value-type="float">
            <text:p>70738</text:p>
          </table:table-cell>
          <table:table-cell office:value-type="float" office:value="349.25" calcext:value-type="float">
            <text:p>349.25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12.320807" calcext:value-type="float">
            <text:p>12.320807</text:p>
          </table:table-cell>
          <table:table-cell table:formula="of:=[.C560]-[.C559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852" calcext:value-type="float">
            <text:p>70852</text:p>
          </table:table-cell>
          <table:table-cell office:value-type="float" office:value="349.280914" calcext:value-type="float">
            <text:p>349.280914</text:p>
          </table:table-cell>
          <table:table-cell office:value-type="float" office:value="349.356812" calcext:value-type="float">
            <text:p>349.356812</text:p>
          </table:table-cell>
          <table:table-cell office:value-type="float" office:value="12.323213" calcext:value-type="float">
            <text:p>12.323213</text:p>
          </table:table-cell>
          <table:table-cell table:formula="of:=[.C561]-[.C560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965" calcext:value-type="float">
            <text:p>70965</text:p>
          </table:table-cell>
          <table:table-cell office:value-type="float" office:value="349.284576" calcext:value-type="float">
            <text:p>349.284576</text:p>
          </table:table-cell>
          <table:table-cell office:value-type="float" office:value="349.259094" calcext:value-type="float">
            <text:p>349.259094</text:p>
          </table:table-cell>
          <table:table-cell office:value-type="float" office:value="12.319765" calcext:value-type="float">
            <text:p>12.319765</text:p>
          </table:table-cell>
          <table:table-cell table:formula="of:=[.C562]-[.C561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079" calcext:value-type="float">
            <text:p>71079</text:p>
          </table:table-cell>
          <table:table-cell office:value-type="float" office:value="349.262756" calcext:value-type="float">
            <text:p>349.262756</text:p>
          </table:table-cell>
          <table:table-cell office:value-type="float" office:value="349.134094" calcext:value-type="float">
            <text:p>349.134094</text:p>
          </table:table-cell>
          <table:table-cell office:value-type="float" office:value="12.315356" calcext:value-type="float">
            <text:p>12.315356</text:p>
          </table:table-cell>
          <table:table-cell table:formula="of:=[.C563]-[.C562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193" calcext:value-type="float">
            <text:p>71193</text:p>
          </table:table-cell>
          <table:table-cell office:value-type="float" office:value="349.27002" calcext:value-type="float">
            <text:p>349.27002</text:p>
          </table:table-cell>
          <table:table-cell office:value-type="float" office:value="349.311371" calcext:value-type="float">
            <text:p>349.311371</text:p>
          </table:table-cell>
          <table:table-cell office:value-type="float" office:value="12.321609" calcext:value-type="float">
            <text:p>12.321609</text:p>
          </table:table-cell>
          <table:table-cell table:formula="of:=[.C564]-[.C563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307" calcext:value-type="float">
            <text:p>71307</text:p>
          </table:table-cell>
          <table:table-cell office:value-type="float" office:value="349.243652" calcext:value-type="float">
            <text:p>349.243652</text:p>
          </table:table-cell>
          <table:table-cell office:value-type="float" office:value="349.15683" calcext:value-type="float">
            <text:p>349.15683</text:p>
          </table:table-cell>
          <table:table-cell office:value-type="float" office:value="12.316158" calcext:value-type="float">
            <text:p>12.316158</text:p>
          </table:table-cell>
          <table:table-cell table:formula="of:=[.C565]-[.C564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421" calcext:value-type="float">
            <text:p>71421</text:p>
          </table:table-cell>
          <table:table-cell office:value-type="float" office:value="349.2341" calcext:value-type="float">
            <text:p>349.2341</text:p>
          </table:table-cell>
          <table:table-cell office:value-type="float" office:value="349.309082" calcext:value-type="float">
            <text:p>349.309082</text:p>
          </table:table-cell>
          <table:table-cell office:value-type="float" office:value="12.321528" calcext:value-type="float">
            <text:p>12.321528</text:p>
          </table:table-cell>
          <table:table-cell table:formula="of:=[.C566]-[.C565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535" calcext:value-type="float">
            <text:p>71535</text:p>
          </table:table-cell>
          <table:table-cell office:value-type="float" office:value="349.224548" calcext:value-type="float">
            <text:p>349.224548</text:p>
          </table:table-cell>
          <table:table-cell office:value-type="float" office:value="349.211365" calcext:value-type="float">
            <text:p>349.211365</text:p>
          </table:table-cell>
          <table:table-cell office:value-type="float" office:value="12.318082" calcext:value-type="float">
            <text:p>12.318082</text:p>
          </table:table-cell>
          <table:table-cell table:formula="of:=[.C567]-[.C566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648" calcext:value-type="float">
            <text:p>71648</text:p>
          </table:table-cell>
          <table:table-cell office:value-type="float" office:value="349.239563" calcext:value-type="float">
            <text:p>349.239563</text:p>
          </table:table-cell>
          <table:table-cell office:value-type="float" office:value="349.209076" calcext:value-type="float">
            <text:p>349.209076</text:p>
          </table:table-cell>
          <table:table-cell office:value-type="float" office:value="12.318001" calcext:value-type="float">
            <text:p>12.318001</text:p>
          </table:table-cell>
          <table:table-cell table:formula="of:=[.C568]-[.C567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762" calcext:value-type="float">
            <text:p>71762</text:p>
          </table:table-cell>
          <table:table-cell office:value-type="float" office:value="349.245453" calcext:value-type="float">
            <text:p>349.245453</text:p>
          </table:table-cell>
          <table:table-cell office:value-type="float" office:value="349.340912" calcext:value-type="float">
            <text:p>349.340912</text:p>
          </table:table-cell>
          <table:table-cell office:value-type="float" office:value="12.322651" calcext:value-type="float">
            <text:p>12.322651</text:p>
          </table:table-cell>
          <table:table-cell table:formula="of:=[.C569]-[.C568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876" calcext:value-type="float">
            <text:p>71876</text:p>
          </table:table-cell>
          <table:table-cell office:value-type="float" office:value="349.262726" calcext:value-type="float">
            <text:p>349.262726</text:p>
          </table:table-cell>
          <table:table-cell office:value-type="float" office:value="349.243195" calcext:value-type="float">
            <text:p>349.243195</text:p>
          </table:table-cell>
          <table:table-cell office:value-type="float" office:value="12.319204" calcext:value-type="float">
            <text:p>12.319204</text:p>
          </table:table-cell>
          <table:table-cell table:formula="of:=[.C570]-[.C569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990" calcext:value-type="float">
            <text:p>71990</text:p>
          </table:table-cell>
          <table:table-cell office:value-type="float" office:value="349.278625" calcext:value-type="float">
            <text:p>349.278625</text:p>
          </table:table-cell>
          <table:table-cell office:value-type="float" office:value="349.388641" calcext:value-type="float">
            <text:p>349.388641</text:p>
          </table:table-cell>
          <table:table-cell office:value-type="float" office:value="12.324335" calcext:value-type="float">
            <text:p>12.324335</text:p>
          </table:table-cell>
          <table:table-cell table:formula="of:=[.C571]-[.C570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104" calcext:value-type="float">
            <text:p>72104</text:p>
          </table:table-cell>
          <table:table-cell office:value-type="float" office:value="349.288177" calcext:value-type="float">
            <text:p>349.288177</text:p>
          </table:table-cell>
          <table:table-cell office:value-type="float" office:value="349.259094" calcext:value-type="float">
            <text:p>349.259094</text:p>
          </table:table-cell>
          <table:table-cell office:value-type="float" office:value="12.319765" calcext:value-type="float">
            <text:p>12.319765</text:p>
          </table:table-cell>
          <table:table-cell table:formula="of:=[.C572]-[.C571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218" calcext:value-type="float">
            <text:p>72218</text:p>
          </table:table-cell>
          <table:table-cell office:value-type="float" office:value="349.318634" calcext:value-type="float">
            <text:p>349.318634</text:p>
          </table:table-cell>
          <table:table-cell office:value-type="float" office:value="349.361359" calcext:value-type="float">
            <text:p>349.361359</text:p>
          </table:table-cell>
          <table:table-cell office:value-type="float" office:value="12.323373" calcext:value-type="float">
            <text:p>12.323373</text:p>
          </table:table-cell>
          <table:table-cell table:formula="of:=[.C573]-[.C572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331" calcext:value-type="float">
            <text:p>72331</text:p>
          </table:table-cell>
          <table:table-cell office:value-type="float" office:value="349.315887" calcext:value-type="float">
            <text:p>349.315887</text:p>
          </table:table-cell>
          <table:table-cell office:value-type="float" office:value="349.327271" calcext:value-type="float">
            <text:p>349.327271</text:p>
          </table:table-cell>
          <table:table-cell office:value-type="float" office:value="12.32217" calcext:value-type="float">
            <text:p>12.32217</text:p>
          </table:table-cell>
          <table:table-cell table:formula="of:=[.C574]-[.C573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445" calcext:value-type="float">
            <text:p>72445</text:p>
          </table:table-cell>
          <table:table-cell office:value-type="float" office:value="349.337708" calcext:value-type="float">
            <text:p>349.337708</text:p>
          </table:table-cell>
          <table:table-cell office:value-type="float" office:value="349.352264" calcext:value-type="float">
            <text:p>349.352264</text:p>
          </table:table-cell>
          <table:table-cell office:value-type="float" office:value="12.323051" calcext:value-type="float">
            <text:p>12.323051</text:p>
          </table:table-cell>
          <table:table-cell table:formula="of:=[.C575]-[.C574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559" calcext:value-type="float">
            <text:p>72559</text:p>
          </table:table-cell>
          <table:table-cell office:value-type="float" office:value="349.324524" calcext:value-type="float">
            <text:p>349.324524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12.32201" calcext:value-type="float">
            <text:p>12.32201</text:p>
          </table:table-cell>
          <table:table-cell table:formula="of:=[.C576]-[.C575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673" calcext:value-type="float">
            <text:p>72673</text:p>
          </table:table-cell>
          <table:table-cell office:value-type="float" office:value="349.336823" calcext:value-type="float">
            <text:p>349.336823</text:p>
          </table:table-cell>
          <table:table-cell office:value-type="float" office:value="349.320465" calcext:value-type="float">
            <text:p>349.320465</text:p>
          </table:table-cell>
          <table:table-cell office:value-type="float" office:value="12.32193" calcext:value-type="float">
            <text:p>12.32193</text:p>
          </table:table-cell>
          <table:table-cell table:formula="of:=[.C577]-[.C576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787" calcext:value-type="float">
            <text:p>72787</text:p>
          </table:table-cell>
          <table:table-cell office:value-type="float" office:value="349.307739" calcext:value-type="float">
            <text:p>349.307739</text:p>
          </table:table-cell>
          <table:table-cell office:value-type="float" office:value="349.215912" calcext:value-type="float">
            <text:p>349.215912</text:p>
          </table:table-cell>
          <table:table-cell office:value-type="float" office:value="12.318242" calcext:value-type="float">
            <text:p>12.318242</text:p>
          </table:table-cell>
          <table:table-cell table:formula="of:=[.C578]-[.C577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901" calcext:value-type="float">
            <text:p>72901</text:p>
          </table:table-cell>
          <table:table-cell office:value-type="float" office:value="349.306366" calcext:value-type="float">
            <text:p>349.306366</text:p>
          </table:table-cell>
          <table:table-cell office:value-type="float" office:value="349.320465" calcext:value-type="float">
            <text:p>349.320465</text:p>
          </table:table-cell>
          <table:table-cell office:value-type="float" office:value="12.32193" calcext:value-type="float">
            <text:p>12.32193</text:p>
          </table:table-cell>
          <table:table-cell table:formula="of:=[.C579]-[.C578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014" calcext:value-type="float">
            <text:p>73014</text:p>
          </table:table-cell>
          <table:table-cell office:value-type="float" office:value="349.280914" calcext:value-type="float">
            <text:p>349.280914</text:p>
          </table:table-cell>
          <table:table-cell office:value-type="float" office:value="349.225006" calcext:value-type="float">
            <text:p>349.225006</text:p>
          </table:table-cell>
          <table:table-cell office:value-type="float" office:value="12.318563" calcext:value-type="float">
            <text:p>12.318563</text:p>
          </table:table-cell>
          <table:table-cell table:formula="of:=[.C580]-[.C579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128" calcext:value-type="float">
            <text:p>73128</text:p>
          </table:table-cell>
          <table:table-cell office:value-type="float" office:value="349.274536" calcext:value-type="float">
            <text:p>349.274536</text:p>
          </table:table-cell>
          <table:table-cell office:value-type="float" office:value="349.290924" calcext:value-type="float">
            <text:p>349.290924</text:p>
          </table:table-cell>
          <table:table-cell office:value-type="float" office:value="12.320889" calcext:value-type="float">
            <text:p>12.320889</text:p>
          </table:table-cell>
          <table:table-cell table:formula="of:=[.C581]-[.C580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242" calcext:value-type="float">
            <text:p>73242</text:p>
          </table:table-cell>
          <table:table-cell office:value-type="float" office:value="349.26593" calcext:value-type="float">
            <text:p>349.26593</text:p>
          </table:table-cell>
          <table:table-cell office:value-type="float" office:value="349.277283" calcext:value-type="float">
            <text:p>349.277283</text:p>
          </table:table-cell>
          <table:table-cell office:value-type="float" office:value="12.320407" calcext:value-type="float">
            <text:p>12.320407</text:p>
          </table:table-cell>
          <table:table-cell table:formula="of:=[.C582]-[.C581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356" calcext:value-type="float">
            <text:p>73356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2251" calcext:value-type="float">
            <text:p>12.322251</text:p>
          </table:table-cell>
          <table:table-cell table:formula="of:=[.C583]-[.C582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470" calcext:value-type="float">
            <text:p>73470</text:p>
          </table:table-cell>
          <table:table-cell office:value-type="float" office:value="349.28183" calcext:value-type="float">
            <text:p>349.28183</text:p>
          </table:table-cell>
          <table:table-cell office:value-type="float" office:value="349.286377" calcext:value-type="float">
            <text:p>349.286377</text:p>
          </table:table-cell>
          <table:table-cell office:value-type="float" office:value="12.320727" calcext:value-type="float">
            <text:p>12.320727</text:p>
          </table:table-cell>
          <table:table-cell table:formula="of:=[.C584]-[.C583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583" calcext:value-type="float">
            <text:p>73583</text:p>
          </table:table-cell>
          <table:table-cell office:value-type="float" office:value="349.279572" calcext:value-type="float">
            <text:p>349.279572</text:p>
          </table:table-cell>
          <table:table-cell office:value-type="float" office:value="349.213623" calcext:value-type="float">
            <text:p>349.213623</text:p>
          </table:table-cell>
          <table:table-cell office:value-type="float" office:value="12.318161" calcext:value-type="float">
            <text:p>12.318161</text:p>
          </table:table-cell>
          <table:table-cell table:formula="of:=[.C585]-[.C584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697" calcext:value-type="float">
            <text:p>73697</text:p>
          </table:table-cell>
          <table:table-cell office:value-type="float" office:value="349.267731" calcext:value-type="float">
            <text:p>349.267731</text:p>
          </table:table-cell>
          <table:table-cell office:value-type="float" office:value="349.231812" calcext:value-type="float">
            <text:p>349.231812</text:p>
          </table:table-cell>
          <table:table-cell office:value-type="float" office:value="12.318803" calcext:value-type="float">
            <text:p>12.318803</text:p>
          </table:table-cell>
          <table:table-cell table:formula="of:=[.C586]-[.C585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811" calcext:value-type="float">
            <text:p>73811</text:p>
          </table:table-cell>
          <table:table-cell office:value-type="float" office:value="349.242279" calcext:value-type="float">
            <text:p>349.242279</text:p>
          </table:table-cell>
          <table:table-cell office:value-type="float" office:value="349.149994" calcext:value-type="float">
            <text:p>349.149994</text:p>
          </table:table-cell>
          <table:table-cell office:value-type="float" office:value="12.315917" calcext:value-type="float">
            <text:p>12.315917</text:p>
          </table:table-cell>
          <table:table-cell table:formula="of:=[.C587]-[.C586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925" calcext:value-type="float">
            <text:p>73925</text:p>
          </table:table-cell>
          <table:table-cell office:value-type="float" office:value="349.237732" calcext:value-type="float">
            <text:p>349.237732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12.321449" calcext:value-type="float">
            <text:p>12.321449</text:p>
          </table:table-cell>
          <table:table-cell table:formula="of:=[.C588]-[.C587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039" calcext:value-type="float">
            <text:p>74039</text:p>
          </table:table-cell>
          <table:table-cell office:value-type="float" office:value="349.255463" calcext:value-type="float">
            <text:p>349.255463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12.323853" calcext:value-type="float">
            <text:p>12.323853</text:p>
          </table:table-cell>
          <table:table-cell table:formula="of:=[.C589]-[.C588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153" calcext:value-type="float">
            <text:p>74153</text:p>
          </table:table-cell>
          <table:table-cell office:value-type="float" office:value="349.273651" calcext:value-type="float">
            <text:p>349.273651</text:p>
          </table:table-cell>
          <table:table-cell office:value-type="float" office:value="349.304535" calcext:value-type="float">
            <text:p>349.304535</text:p>
          </table:table-cell>
          <table:table-cell office:value-type="float" office:value="12.321368" calcext:value-type="float">
            <text:p>12.321368</text:p>
          </table:table-cell>
          <table:table-cell table:formula="of:=[.C590]-[.C589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266" calcext:value-type="float">
            <text:p>74266</text:p>
          </table:table-cell>
          <table:table-cell office:value-type="float" office:value="349.263184" calcext:value-type="float">
            <text:p>349.263184</text:p>
          </table:table-cell>
          <table:table-cell office:value-type="float" office:value="349.179535" calcext:value-type="float">
            <text:p>349.179535</text:p>
          </table:table-cell>
          <table:table-cell office:value-type="float" office:value="12.316959" calcext:value-type="float">
            <text:p>12.316959</text:p>
          </table:table-cell>
          <table:table-cell table:formula="of:=[.C591]-[.C590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380" calcext:value-type="float">
            <text:p>74380</text:p>
          </table:table-cell>
          <table:table-cell office:value-type="float" office:value="349.289551" calcext:value-type="float">
            <text:p>349.289551</text:p>
          </table:table-cell>
          <table:table-cell office:value-type="float" office:value="349.28183" calcext:value-type="float">
            <text:p>349.28183</text:p>
          </table:table-cell>
          <table:table-cell office:value-type="float" office:value="12.320567" calcext:value-type="float">
            <text:p>12.320567</text:p>
          </table:table-cell>
          <table:table-cell table:formula="of:=[.C592]-[.C591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494" calcext:value-type="float">
            <text:p>74494</text:p>
          </table:table-cell>
          <table:table-cell office:value-type="float" office:value="349.267273" calcext:value-type="float">
            <text:p>349.267273</text:p>
          </table:table-cell>
          <table:table-cell office:value-type="float" office:value="349.195465" calcext:value-type="float">
            <text:p>349.195465</text:p>
          </table:table-cell>
          <table:table-cell office:value-type="float" office:value="12.317521" calcext:value-type="float">
            <text:p>12.317521</text:p>
          </table:table-cell>
          <table:table-cell table:formula="of:=[.C593]-[.C592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608" calcext:value-type="float">
            <text:p>74608</text:p>
          </table:table-cell>
          <table:table-cell office:value-type="float" office:value="349.23822" calcext:value-type="float">
            <text:p>349.23822</text:p>
          </table:table-cell>
          <table:table-cell office:value-type="float" office:value="349.229553" calcext:value-type="float">
            <text:p>349.229553</text:p>
          </table:table-cell>
          <table:table-cell office:value-type="float" office:value="12.318724" calcext:value-type="float">
            <text:p>12.318724</text:p>
          </table:table-cell>
          <table:table-cell table:formula="of:=[.C594]-[.C593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722" calcext:value-type="float">
            <text:p>74722</text:p>
          </table:table-cell>
          <table:table-cell office:value-type="float" office:value="349.220917" calcext:value-type="float">
            <text:p>349.220917</text:p>
          </table:table-cell>
          <table:table-cell office:value-type="float" office:value="349.21817" calcext:value-type="float">
            <text:p>349.21817</text:p>
          </table:table-cell>
          <table:table-cell office:value-type="float" office:value="12.318322" calcext:value-type="float">
            <text:p>12.318322</text:p>
          </table:table-cell>
          <table:table-cell table:formula="of:=[.C595]-[.C594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836" calcext:value-type="float">
            <text:p>74836</text:p>
          </table:table-cell>
          <table:table-cell office:value-type="float" office:value="349.245422" calcext:value-type="float">
            <text:p>349.245422</text:p>
          </table:table-cell>
          <table:table-cell office:value-type="float" office:value="349.302277" calcext:value-type="float">
            <text:p>349.302277</text:p>
          </table:table-cell>
          <table:table-cell office:value-type="float" office:value="12.321288" calcext:value-type="float">
            <text:p>12.321288</text:p>
          </table:table-cell>
          <table:table-cell table:formula="of:=[.C596]-[.C595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949" calcext:value-type="float">
            <text:p>74949</text:p>
          </table:table-cell>
          <table:table-cell office:value-type="float" office:value="349.217712" calcext:value-type="float">
            <text:p>349.217712</text:p>
          </table:table-cell>
          <table:table-cell office:value-type="float" office:value="349.143188" calcext:value-type="float">
            <text:p>349.143188</text:p>
          </table:table-cell>
          <table:table-cell office:value-type="float" office:value="12.315677" calcext:value-type="float">
            <text:p>12.315677</text:p>
          </table:table-cell>
          <table:table-cell table:formula="of:=[.C597]-[.C596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063" calcext:value-type="float">
            <text:p>75063</text:p>
          </table:table-cell>
          <table:table-cell office:value-type="float" office:value="349.24588" calcext:value-type="float">
            <text:p>349.24588</text:p>
          </table:table-cell>
          <table:table-cell office:value-type="float" office:value="349.336365" calcext:value-type="float">
            <text:p>349.336365</text:p>
          </table:table-cell>
          <table:table-cell office:value-type="float" office:value="12.322491" calcext:value-type="float">
            <text:p>12.322491</text:p>
          </table:table-cell>
          <table:table-cell table:formula="of:=[.C598]-[.C597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177" calcext:value-type="float">
            <text:p>75177</text:p>
          </table:table-cell>
          <table:table-cell office:value-type="float" office:value="349.242249" calcext:value-type="float">
            <text:p>349.242249</text:p>
          </table:table-cell>
          <table:table-cell office:value-type="float" office:value="349.211365" calcext:value-type="float">
            <text:p>349.211365</text:p>
          </table:table-cell>
          <table:table-cell office:value-type="float" office:value="12.318082" calcext:value-type="float">
            <text:p>12.318082</text:p>
          </table:table-cell>
          <table:table-cell table:formula="of:=[.C599]-[.C598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291" calcext:value-type="float">
            <text:p>75291</text:p>
          </table:table-cell>
          <table:table-cell office:value-type="float" office:value="349.261353" calcext:value-type="float">
            <text:p>349.261353</text:p>
          </table:table-cell>
          <table:table-cell office:value-type="float" office:value="349.313629" calcext:value-type="float">
            <text:p>349.313629</text:p>
          </table:table-cell>
          <table:table-cell office:value-type="float" office:value="12.321689" calcext:value-type="float">
            <text:p>12.321689</text:p>
          </table:table-cell>
          <table:table-cell table:formula="of:=[.C600]-[.C599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405" calcext:value-type="float">
            <text:p>75405</text:p>
          </table:table-cell>
          <table:table-cell office:value-type="float" office:value="349.248657" calcext:value-type="float">
            <text:p>349.248657</text:p>
          </table:table-cell>
          <table:table-cell office:value-type="float" office:value="349.238647" calcext:value-type="float">
            <text:p>349.238647</text:p>
          </table:table-cell>
          <table:table-cell office:value-type="float" office:value="12.319044" calcext:value-type="float">
            <text:p>12.319044</text:p>
          </table:table-cell>
          <table:table-cell table:formula="of:=[.C601]-[.C600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519" calcext:value-type="float">
            <text:p>75519</text:p>
          </table:table-cell>
          <table:table-cell office:value-type="float" office:value="349.277283" calcext:value-type="float">
            <text:p>349.277283</text:p>
          </table:table-cell>
          <table:table-cell office:value-type="float" office:value="349.286377" calcext:value-type="float">
            <text:p>349.286377</text:p>
          </table:table-cell>
          <table:table-cell office:value-type="float" office:value="12.320727" calcext:value-type="float">
            <text:p>12.320727</text:p>
          </table:table-cell>
          <table:table-cell table:formula="of:=[.C602]-[.C601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632" calcext:value-type="float">
            <text:p>75632</text:p>
          </table:table-cell>
          <table:table-cell office:value-type="float" office:value="349.252258" calcext:value-type="float">
            <text:p>349.252258</text:p>
          </table:table-cell>
          <table:table-cell office:value-type="float" office:value="349.211365" calcext:value-type="float">
            <text:p>349.211365</text:p>
          </table:table-cell>
          <table:table-cell office:value-type="float" office:value="12.318082" calcext:value-type="float">
            <text:p>12.318082</text:p>
          </table:table-cell>
          <table:table-cell table:formula="of:=[.C603]-[.C602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746" calcext:value-type="float">
            <text:p>75746</text:p>
          </table:table-cell>
          <table:table-cell office:value-type="float" office:value="349.293152" calcext:value-type="float">
            <text:p>349.293152</text:p>
          </table:table-cell>
          <table:table-cell office:value-type="float" office:value="349.415924" calcext:value-type="float">
            <text:p>349.415924</text:p>
          </table:table-cell>
          <table:table-cell office:value-type="float" office:value="12.325297" calcext:value-type="float">
            <text:p>12.325297</text:p>
          </table:table-cell>
          <table:table-cell table:formula="of:=[.C604]-[.C603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860" calcext:value-type="float">
            <text:p>75860</text:p>
          </table:table-cell>
          <table:table-cell office:value-type="float" office:value="349.278168" calcext:value-type="float">
            <text:p>349.278168</text:p>
          </table:table-cell>
          <table:table-cell office:value-type="float" office:value="349.238647" calcext:value-type="float">
            <text:p>349.238647</text:p>
          </table:table-cell>
          <table:table-cell office:value-type="float" office:value="12.319044" calcext:value-type="float">
            <text:p>12.319044</text:p>
          </table:table-cell>
          <table:table-cell table:formula="of:=[.C605]-[.C604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974" calcext:value-type="float">
            <text:p>75974</text:p>
          </table:table-cell>
          <table:table-cell office:value-type="float" office:value="349.320892" calcext:value-type="float">
            <text:p>349.320892</text:p>
          </table:table-cell>
          <table:table-cell office:value-type="float" office:value="349.452271" calcext:value-type="float">
            <text:p>349.452271</text:p>
          </table:table-cell>
          <table:table-cell office:value-type="float" office:value="12.326579" calcext:value-type="float">
            <text:p>12.326579</text:p>
          </table:table-cell>
          <table:table-cell table:formula="of:=[.C606]-[.C605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6088" calcext:value-type="float">
            <text:p>76088</text:p>
          </table:table-cell>
          <table:table-cell office:value-type="float" office:value="349.312256" calcext:value-type="float">
            <text:p>349.312256</text:p>
          </table:table-cell>
          <table:table-cell office:value-type="float" office:value="349.243195" calcext:value-type="float">
            <text:p>349.243195</text:p>
          </table:table-cell>
          <table:table-cell office:value-type="float" office:value="12.319204" calcext:value-type="float">
            <text:p>12.319204</text:p>
          </table:table-cell>
          <table:table-cell table:formula="of:=[.C607]-[.C606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6202" calcext:value-type="float">
            <text:p>76202</text:p>
          </table:table-cell>
          <table:table-cell office:value-type="float" office:value="349.328644" calcext:value-type="float">
            <text:p>349.328644</text:p>
          </table:table-cell>
          <table:table-cell office:value-type="float" office:value="349.293182" calcext:value-type="float">
            <text:p>349.293182</text:p>
          </table:table-cell>
          <table:table-cell office:value-type="float" office:value="12.320968" calcext:value-type="float">
            <text:p>12.320968</text:p>
          </table:table-cell>
          <table:table-cell table:formula="of:=[.C608]-[.C607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6315" calcext:value-type="float">
            <text:p>76315</text:p>
          </table:table-cell>
          <table:table-cell office:value-type="float" office:value="349.273621" calcext:value-type="float">
            <text:p>349.273621</text:p>
          </table:table-cell>
          <table:table-cell office:value-type="float" office:value="349.1409" calcext:value-type="float">
            <text:p>349.1409</text:p>
          </table:table-cell>
          <table:table-cell office:value-type="float" office:value="12.315596" calcext:value-type="float">
            <text:p>12.315596</text:p>
          </table:table-cell>
          <table:table-cell table:formula="of:=[.C609]-[.C608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6429" calcext:value-type="float">
            <text:p>76429</text:p>
          </table:table-cell>
          <table:table-cell office:value-type="float" office:value="349.264984" calcext:value-type="float">
            <text:p>349.264984</text:p>
          </table:table-cell>
          <table:table-cell office:value-type="float" office:value="349.195465" calcext:value-type="float">
            <text:p>349.195465</text:p>
          </table:table-cell>
          <table:table-cell office:value-type="float" office:value="12.317521" calcext:value-type="float">
            <text:p>12.317521</text:p>
          </table:table-cell>
          <table:table-cell table:formula="of:=[.C610]-[.C609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6543" calcext:value-type="float">
            <text:p>76543</text:p>
          </table:table-cell>
          <table:table-cell office:value-type="float" office:value="349.217712" calcext:value-type="float">
            <text:p>349.217712</text:p>
          </table:table-cell>
          <table:table-cell office:value-type="float" office:value="349.215912" calcext:value-type="float">
            <text:p>349.215912</text:p>
          </table:table-cell>
          <table:table-cell office:value-type="float" office:value="12.318242" calcext:value-type="float">
            <text:p>12.318242</text:p>
          </table:table-cell>
          <table:table-cell table:formula="of:=[.C611]-[.C610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6657" calcext:value-type="float">
            <text:p>76657</text:p>
          </table:table-cell>
          <table:table-cell office:value-type="float" office:value="349.225006" calcext:value-type="float">
            <text:p>349.225006</text:p>
          </table:table-cell>
          <table:table-cell office:value-type="float" office:value="349.279541" calcext:value-type="float">
            <text:p>349.279541</text:p>
          </table:table-cell>
          <table:table-cell office:value-type="float" office:value="12.320486" calcext:value-type="float">
            <text:p>12.320486</text:p>
          </table:table-cell>
          <table:table-cell table:formula="of:=[.C612]-[.C611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6771" calcext:value-type="float">
            <text:p>76771</text:p>
          </table:table-cell>
          <table:table-cell office:value-type="float" office:value="349.209991" calcext:value-type="float">
            <text:p>349.209991</text:p>
          </table:table-cell>
          <table:table-cell office:value-type="float" office:value="349.21817" calcext:value-type="float">
            <text:p>349.21817</text:p>
          </table:table-cell>
          <table:table-cell office:value-type="float" office:value="12.318322" calcext:value-type="float">
            <text:p>12.318322</text:p>
          </table:table-cell>
          <table:table-cell table:formula="of:=[.C613]-[.C612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6885" calcext:value-type="float">
            <text:p>76885</text:p>
          </table:table-cell>
          <table:table-cell office:value-type="float" office:value="349.237732" calcext:value-type="float">
            <text:p>349.237732</text:p>
          </table:table-cell>
          <table:table-cell office:value-type="float" office:value="349.279541" calcext:value-type="float">
            <text:p>349.279541</text:p>
          </table:table-cell>
          <table:table-cell office:value-type="float" office:value="12.320486" calcext:value-type="float">
            <text:p>12.320486</text:p>
          </table:table-cell>
          <table:table-cell table:formula="of:=[.C614]-[.C613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6998" calcext:value-type="float">
            <text:p>76998</text:p>
          </table:table-cell>
          <table:table-cell office:value-type="float" office:value="349.257721" calcext:value-type="float">
            <text:p>349.257721</text:p>
          </table:table-cell>
          <table:table-cell office:value-type="float" office:value="349.295441" calcext:value-type="float">
            <text:p>349.295441</text:p>
          </table:table-cell>
          <table:table-cell office:value-type="float" office:value="12.321048" calcext:value-type="float">
            <text:p>12.321048</text:p>
          </table:table-cell>
          <table:table-cell table:formula="of:=[.C615]-[.C614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112" calcext:value-type="float">
            <text:p>77112</text:p>
          </table:table-cell>
          <table:table-cell office:value-type="float" office:value="349.257721" calcext:value-type="float">
            <text:p>349.257721</text:p>
          </table:table-cell>
          <table:table-cell office:value-type="float" office:value="349.215912" calcext:value-type="float">
            <text:p>349.215912</text:p>
          </table:table-cell>
          <table:table-cell office:value-type="float" office:value="12.318242" calcext:value-type="float">
            <text:p>12.318242</text:p>
          </table:table-cell>
          <table:table-cell table:formula="of:=[.C616]-[.C615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226" calcext:value-type="float">
            <text:p>77226</text:p>
          </table:table-cell>
          <table:table-cell office:value-type="float" office:value="349.256805" calcext:value-type="float">
            <text:p>349.256805</text:p>
          </table:table-cell>
          <table:table-cell office:value-type="float" office:value="349.274994" calcext:value-type="float">
            <text:p>349.274994</text:p>
          </table:table-cell>
          <table:table-cell office:value-type="float" office:value="12.320326" calcext:value-type="float">
            <text:p>12.320326</text:p>
          </table:table-cell>
          <table:table-cell table:formula="of:=[.C617]-[.C616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340" calcext:value-type="float">
            <text:p>77340</text:p>
          </table:table-cell>
          <table:table-cell office:value-type="float" office:value="349.287262" calcext:value-type="float">
            <text:p>349.287262</text:p>
          </table:table-cell>
          <table:table-cell office:value-type="float" office:value="349.370453" calcext:value-type="float">
            <text:p>349.370453</text:p>
          </table:table-cell>
          <table:table-cell office:value-type="float" office:value="12.323693" calcext:value-type="float">
            <text:p>12.323693</text:p>
          </table:table-cell>
          <table:table-cell table:formula="of:=[.C618]-[.C617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454" calcext:value-type="float">
            <text:p>77454</text:p>
          </table:table-cell>
          <table:table-cell office:value-type="float" office:value="349.319061" calcext:value-type="float">
            <text:p>349.319061</text:p>
          </table:table-cell>
          <table:table-cell office:value-type="float" office:value="349.438629" calcext:value-type="float">
            <text:p>349.438629</text:p>
          </table:table-cell>
          <table:table-cell office:value-type="float" office:value="12.326098" calcext:value-type="float">
            <text:p>12.326098</text:p>
          </table:table-cell>
          <table:table-cell table:formula="of:=[.C619]-[.C618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568" calcext:value-type="float">
            <text:p>77568</text:p>
          </table:table-cell>
          <table:table-cell office:value-type="float" office:value="349.296814" calcext:value-type="float">
            <text:p>349.296814</text:p>
          </table:table-cell>
          <table:table-cell office:value-type="float" office:value="349.184082" calcext:value-type="float">
            <text:p>349.184082</text:p>
          </table:table-cell>
          <table:table-cell office:value-type="float" office:value="12.31712" calcext:value-type="float">
            <text:p>12.31712</text:p>
          </table:table-cell>
          <table:table-cell table:formula="of:=[.C620]-[.C619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681" calcext:value-type="float">
            <text:p>77681</text:p>
          </table:table-cell>
          <table:table-cell office:value-type="float" office:value="349.323181" calcext:value-type="float">
            <text:p>349.323181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12.322891" calcext:value-type="float">
            <text:p>12.322891</text:p>
          </table:table-cell>
          <table:table-cell table:formula="of:=[.C621]-[.C620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795" calcext:value-type="float">
            <text:p>77795</text:p>
          </table:table-cell>
          <table:table-cell office:value-type="float" office:value="349.328186" calcext:value-type="float">
            <text:p>349.328186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1208" calcext:value-type="float">
            <text:p>12.321208</text:p>
          </table:table-cell>
          <table:table-cell table:formula="of:=[.C622]-[.C621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909" calcext:value-type="float">
            <text:p>77909</text:p>
          </table:table-cell>
          <table:table-cell office:value-type="float" office:value="349.292267" calcext:value-type="float">
            <text:p>349.292267</text:p>
          </table:table-cell>
          <table:table-cell office:value-type="float" office:value="349.190918" calcext:value-type="float">
            <text:p>349.190918</text:p>
          </table:table-cell>
          <table:table-cell office:value-type="float" office:value="12.317361" calcext:value-type="float">
            <text:p>12.317361</text:p>
          </table:table-cell>
          <table:table-cell table:formula="of:=[.C623]-[.C622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8023" calcext:value-type="float">
            <text:p>78023</text:p>
          </table:table-cell>
          <table:table-cell office:value-type="float" office:value="349.269104" calcext:value-type="float">
            <text:p>349.269104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12.32201" calcext:value-type="float">
            <text:p>12.32201</text:p>
          </table:table-cell>
          <table:table-cell table:formula="of:=[.C624]-[.C623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8137" calcext:value-type="float">
            <text:p>78137</text:p>
          </table:table-cell>
          <table:table-cell office:value-type="float" office:value="349.308167" calcext:value-type="float">
            <text:p>349.308167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12.324014" calcext:value-type="float">
            <text:p>12.324014</text:p>
          </table:table-cell>
          <table:table-cell table:formula="of:=[.C625]-[.C624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8251" calcext:value-type="float">
            <text:p>78251</text:p>
          </table:table-cell>
          <table:table-cell office:value-type="float" office:value="349.304077" calcext:value-type="float">
            <text:p>349.304077</text:p>
          </table:table-cell>
          <table:table-cell office:value-type="float" office:value="349.327271" calcext:value-type="float">
            <text:p>349.327271</text:p>
          </table:table-cell>
          <table:table-cell office:value-type="float" office:value="12.32217" calcext:value-type="float">
            <text:p>12.32217</text:p>
          </table:table-cell>
          <table:table-cell table:formula="of:=[.C626]-[.C625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8364" calcext:value-type="float">
            <text:p>78364</text:p>
          </table:table-cell>
          <table:table-cell office:value-type="float" office:value="349.30954" calcext:value-type="float">
            <text:p>349.30954</text:p>
          </table:table-cell>
          <table:table-cell office:value-type="float" office:value="349.327271" calcext:value-type="float">
            <text:p>349.327271</text:p>
          </table:table-cell>
          <table:table-cell office:value-type="float" office:value="12.32217" calcext:value-type="float">
            <text:p>12.32217</text:p>
          </table:table-cell>
          <table:table-cell table:formula="of:=[.C627]-[.C626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8478" calcext:value-type="float">
            <text:p>78478</text:p>
          </table:table-cell>
          <table:table-cell office:value-type="float" office:value="349.343628" calcext:value-type="float">
            <text:p>349.343628</text:p>
          </table:table-cell>
          <table:table-cell office:value-type="float" office:value="349.361359" calcext:value-type="float">
            <text:p>349.361359</text:p>
          </table:table-cell>
          <table:table-cell office:value-type="float" office:value="12.323373" calcext:value-type="float">
            <text:p>12.323373</text:p>
          </table:table-cell>
          <table:table-cell table:formula="of:=[.C628]-[.C627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8592" calcext:value-type="float">
            <text:p>78592</text:p>
          </table:table-cell>
          <table:table-cell office:value-type="float" office:value="349.349548" calcext:value-type="float">
            <text:p>349.349548</text:p>
          </table:table-cell>
          <table:table-cell office:value-type="float" office:value="349.352264" calcext:value-type="float">
            <text:p>349.352264</text:p>
          </table:table-cell>
          <table:table-cell office:value-type="float" office:value="12.323051" calcext:value-type="float">
            <text:p>12.323051</text:p>
          </table:table-cell>
          <table:table-cell table:formula="of:=[.C629]-[.C628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8706" calcext:value-type="float">
            <text:p>78706</text:p>
          </table:table-cell>
          <table:table-cell office:value-type="float" office:value="349.352264" calcext:value-type="float">
            <text:p>349.352264</text:p>
          </table:table-cell>
          <table:table-cell office:value-type="float" office:value="349.393188" calcext:value-type="float">
            <text:p>349.393188</text:p>
          </table:table-cell>
          <table:table-cell office:value-type="float" office:value="12.324495" calcext:value-type="float">
            <text:p>12.324495</text:p>
          </table:table-cell>
          <table:table-cell table:formula="of:=[.C630]-[.C629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8820" calcext:value-type="float">
            <text:p>78820</text:p>
          </table:table-cell>
          <table:table-cell office:value-type="float" office:value="349.329529" calcext:value-type="float">
            <text:p>349.329529</text:p>
          </table:table-cell>
          <table:table-cell office:value-type="float" office:value="349.213623" calcext:value-type="float">
            <text:p>349.213623</text:p>
          </table:table-cell>
          <table:table-cell office:value-type="float" office:value="12.318161" calcext:value-type="float">
            <text:p>12.318161</text:p>
          </table:table-cell>
          <table:table-cell table:formula="of:=[.C631]-[.C630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8934" calcext:value-type="float">
            <text:p>78934</text:p>
          </table:table-cell>
          <table:table-cell office:value-type="float" office:value="349.350006" calcext:value-type="float">
            <text:p>349.350006</text:p>
          </table:table-cell>
          <table:table-cell office:value-type="float" office:value="349.429535" calcext:value-type="float">
            <text:p>349.429535</text:p>
          </table:table-cell>
          <table:table-cell office:value-type="float" office:value="12.325777" calcext:value-type="float">
            <text:p>12.325777</text:p>
          </table:table-cell>
          <table:table-cell table:formula="of:=[.C632]-[.C631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047" calcext:value-type="float">
            <text:p>79047</text:p>
          </table:table-cell>
          <table:table-cell office:value-type="float" office:value="349.323669" calcext:value-type="float">
            <text:p>349.323669</text:p>
          </table:table-cell>
          <table:table-cell office:value-type="float" office:value="349.229553" calcext:value-type="float">
            <text:p>349.229553</text:p>
          </table:table-cell>
          <table:table-cell office:value-type="float" office:value="12.318724" calcext:value-type="float">
            <text:p>12.318724</text:p>
          </table:table-cell>
          <table:table-cell table:formula="of:=[.C633]-[.C632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161" calcext:value-type="float">
            <text:p>79161</text:p>
          </table:table-cell>
          <table:table-cell office:value-type="float" office:value="349.301819" calcext:value-type="float">
            <text:p>349.301819</text:p>
          </table:table-cell>
          <table:table-cell office:value-type="float" office:value="349.243195" calcext:value-type="float">
            <text:p>349.243195</text:p>
          </table:table-cell>
          <table:table-cell office:value-type="float" office:value="12.319204" calcext:value-type="float">
            <text:p>12.319204</text:p>
          </table:table-cell>
          <table:table-cell table:formula="of:=[.C634]-[.C633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275" calcext:value-type="float">
            <text:p>79275</text:p>
          </table:table-cell>
          <table:table-cell office:value-type="float" office:value="349.285461" calcext:value-type="float">
            <text:p>349.285461</text:p>
          </table:table-cell>
          <table:table-cell office:value-type="float" office:value="349.311371" calcext:value-type="float">
            <text:p>349.311371</text:p>
          </table:table-cell>
          <table:table-cell office:value-type="float" office:value="12.321609" calcext:value-type="float">
            <text:p>12.321609</text:p>
          </table:table-cell>
          <table:table-cell table:formula="of:=[.C635]-[.C634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389" calcext:value-type="float">
            <text:p>79389</text:p>
          </table:table-cell>
          <table:table-cell office:value-type="float" office:value="349.31134" calcext:value-type="float">
            <text:p>349.31134</text:p>
          </table:table-cell>
          <table:table-cell office:value-type="float" office:value="349.34317" calcext:value-type="float">
            <text:p>349.34317</text:p>
          </table:table-cell>
          <table:table-cell office:value-type="float" office:value="12.322731" calcext:value-type="float">
            <text:p>12.322731</text:p>
          </table:table-cell>
          <table:table-cell table:formula="of:=[.C636]-[.C635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503" calcext:value-type="float">
            <text:p>79503</text:p>
          </table:table-cell>
          <table:table-cell office:value-type="float" office:value="349.292755" calcext:value-type="float">
            <text:p>349.292755</text:p>
          </table:table-cell>
          <table:table-cell office:value-type="float" office:value="349.336365" calcext:value-type="float">
            <text:p>349.336365</text:p>
          </table:table-cell>
          <table:table-cell office:value-type="float" office:value="12.322491" calcext:value-type="float">
            <text:p>12.322491</text:p>
          </table:table-cell>
          <table:table-cell table:formula="of:=[.C637]-[.C636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617" calcext:value-type="float">
            <text:p>79617</text:p>
          </table:table-cell>
          <table:table-cell office:value-type="float" office:value="349.304108" calcext:value-type="float">
            <text:p>349.304108</text:p>
          </table:table-cell>
          <table:table-cell office:value-type="float" office:value="349.286377" calcext:value-type="float">
            <text:p>349.286377</text:p>
          </table:table-cell>
          <table:table-cell office:value-type="float" office:value="12.320727" calcext:value-type="float">
            <text:p>12.320727</text:p>
          </table:table-cell>
          <table:table-cell table:formula="of:=[.C638]-[.C637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730" calcext:value-type="float">
            <text:p>79730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349.313629" calcext:value-type="float">
            <text:p>349.313629</text:p>
          </table:table-cell>
          <table:table-cell office:value-type="float" office:value="12.321689" calcext:value-type="float">
            <text:p>12.321689</text:p>
          </table:table-cell>
          <table:table-cell table:formula="of:=[.C639]-[.C638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844" calcext:value-type="float">
            <text:p>79844</text:p>
          </table:table-cell>
          <table:table-cell office:value-type="float" office:value="349.312714" calcext:value-type="float">
            <text:p>349.312714</text:p>
          </table:table-cell>
          <table:table-cell office:value-type="float" office:value="349.284088" calcext:value-type="float">
            <text:p>349.284088</text:p>
          </table:table-cell>
          <table:table-cell office:value-type="float" office:value="12.320647" calcext:value-type="float">
            <text:p>12.320647</text:p>
          </table:table-cell>
          <table:table-cell table:formula="of:=[.C640]-[.C639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958" calcext:value-type="float">
            <text:p>79958</text:p>
          </table:table-cell>
          <table:table-cell office:value-type="float" office:value="349.291809" calcext:value-type="float">
            <text:p>349.291809</text:p>
          </table:table-cell>
          <table:table-cell office:value-type="float" office:value="349.238647" calcext:value-type="float">
            <text:p>349.238647</text:p>
          </table:table-cell>
          <table:table-cell office:value-type="float" office:value="12.319044" calcext:value-type="float">
            <text:p>12.319044</text:p>
          </table:table-cell>
          <table:table-cell table:formula="of:=[.C641]-[.C640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072" calcext:value-type="float">
            <text:p>80072</text:p>
          </table:table-cell>
          <table:table-cell office:value-type="float" office:value="349.295898" calcext:value-type="float">
            <text:p>349.295898</text:p>
          </table:table-cell>
          <table:table-cell office:value-type="float" office:value="349.356812" calcext:value-type="float">
            <text:p>349.356812</text:p>
          </table:table-cell>
          <table:table-cell office:value-type="float" office:value="12.323213" calcext:value-type="float">
            <text:p>12.323213</text:p>
          </table:table-cell>
          <table:table-cell table:formula="of:=[.C642]-[.C641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186" calcext:value-type="float">
            <text:p>80186</text:p>
          </table:table-cell>
          <table:table-cell office:value-type="float" office:value="349.299072" calcext:value-type="float">
            <text:p>349.299072</text:p>
          </table:table-cell>
          <table:table-cell office:value-type="float" office:value="349.302277" calcext:value-type="float">
            <text:p>349.302277</text:p>
          </table:table-cell>
          <table:table-cell office:value-type="float" office:value="12.321288" calcext:value-type="float">
            <text:p>12.321288</text:p>
          </table:table-cell>
          <table:table-cell table:formula="of:=[.C643]-[.C642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299" calcext:value-type="float">
            <text:p>80299</text:p>
          </table:table-cell>
          <table:table-cell office:value-type="float" office:value="349.298645" calcext:value-type="float">
            <text:p>349.298645</text:p>
          </table:table-cell>
          <table:table-cell office:value-type="float" office:value="349.311371" calcext:value-type="float">
            <text:p>349.311371</text:p>
          </table:table-cell>
          <table:table-cell office:value-type="float" office:value="12.321609" calcext:value-type="float">
            <text:p>12.321609</text:p>
          </table:table-cell>
          <table:table-cell table:formula="of:=[.C644]-[.C643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413" calcext:value-type="float">
            <text:p>80413</text:p>
          </table:table-cell>
          <table:table-cell office:value-type="float" office:value="349.326813" calcext:value-type="float">
            <text:p>349.326813</text:p>
          </table:table-cell>
          <table:table-cell office:value-type="float" office:value="349.424988" calcext:value-type="float">
            <text:p>349.424988</text:p>
          </table:table-cell>
          <table:table-cell office:value-type="float" office:value="12.325617" calcext:value-type="float">
            <text:p>12.325617</text:p>
          </table:table-cell>
          <table:table-cell table:formula="of:=[.C645]-[.C644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527" calcext:value-type="float">
            <text:p>80527</text:p>
          </table:table-cell>
          <table:table-cell office:value-type="float" office:value="349.343658" calcext:value-type="float">
            <text:p>349.343658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12.32201" calcext:value-type="float">
            <text:p>12.32201</text:p>
          </table:table-cell>
          <table:table-cell table:formula="of:=[.C646]-[.C645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641" calcext:value-type="float">
            <text:p>80641</text:p>
          </table:table-cell>
          <table:table-cell office:value-type="float" office:value="349.317719" calcext:value-type="float">
            <text:p>349.317719</text:p>
          </table:table-cell>
          <table:table-cell office:value-type="float" office:value="349.227264" calcext:value-type="float">
            <text:p>349.227264</text:p>
          </table:table-cell>
          <table:table-cell office:value-type="float" office:value="12.318643" calcext:value-type="float">
            <text:p>12.318643</text:p>
          </table:table-cell>
          <table:table-cell table:formula="of:=[.C647]-[.C646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755" calcext:value-type="float">
            <text:p>80755</text:p>
          </table:table-cell>
          <table:table-cell office:value-type="float" office:value="349.345032" calcext:value-type="float">
            <text:p>349.345032</text:p>
          </table:table-cell>
          <table:table-cell office:value-type="float" office:value="349.438629" calcext:value-type="float">
            <text:p>349.438629</text:p>
          </table:table-cell>
          <table:table-cell office:value-type="float" office:value="12.326098" calcext:value-type="float">
            <text:p>12.326098</text:p>
          </table:table-cell>
          <table:table-cell table:formula="of:=[.C648]-[.C647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869" calcext:value-type="float">
            <text:p>80869</text:p>
          </table:table-cell>
          <table:table-cell office:value-type="float" office:value="349.350922" calcext:value-type="float">
            <text:p>349.350922</text:p>
          </table:table-cell>
          <table:table-cell office:value-type="float" office:value="349.340912" calcext:value-type="float">
            <text:p>349.340912</text:p>
          </table:table-cell>
          <table:table-cell office:value-type="float" office:value="12.322651" calcext:value-type="float">
            <text:p>12.322651</text:p>
          </table:table-cell>
          <table:table-cell table:formula="of:=[.C649]-[.C648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982" calcext:value-type="float">
            <text:p>80982</text:p>
          </table:table-cell>
          <table:table-cell office:value-type="float" office:value="349.335449" calcext:value-type="float">
            <text:p>349.335449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12.322891" calcext:value-type="float">
            <text:p>12.322891</text:p>
          </table:table-cell>
          <table:table-cell table:formula="of:=[.C650]-[.C649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096" calcext:value-type="float">
            <text:p>81096</text:p>
          </table:table-cell>
          <table:table-cell office:value-type="float" office:value="349.34137" calcext:value-type="float">
            <text:p>349.34137</text:p>
          </table:table-cell>
          <table:table-cell office:value-type="float" office:value="349.352264" calcext:value-type="float">
            <text:p>349.352264</text:p>
          </table:table-cell>
          <table:table-cell office:value-type="float" office:value="12.323051" calcext:value-type="float">
            <text:p>12.323051</text:p>
          </table:table-cell>
          <table:table-cell table:formula="of:=[.C651]-[.C650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210" calcext:value-type="float">
            <text:p>81210</text:p>
          </table:table-cell>
          <table:table-cell office:value-type="float" office:value="349.340424" calcext:value-type="float">
            <text:p>349.340424</text:p>
          </table:table-cell>
          <table:table-cell office:value-type="float" office:value="349.222717" calcext:value-type="float">
            <text:p>349.222717</text:p>
          </table:table-cell>
          <table:table-cell office:value-type="float" office:value="12.318482" calcext:value-type="float">
            <text:p>12.318482</text:p>
          </table:table-cell>
          <table:table-cell table:formula="of:=[.C652]-[.C651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324" calcext:value-type="float">
            <text:p>81324</text:p>
          </table:table-cell>
          <table:table-cell office:value-type="float" office:value="349.327301" calcext:value-type="float">
            <text:p>349.327301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12.323774" calcext:value-type="float">
            <text:p>12.323774</text:p>
          </table:table-cell>
          <table:table-cell table:formula="of:=[.C653]-[.C652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438" calcext:value-type="float">
            <text:p>81438</text:p>
          </table:table-cell>
          <table:table-cell office:value-type="float" office:value="349.292297" calcext:value-type="float">
            <text:p>349.292297</text:p>
          </table:table-cell>
          <table:table-cell office:value-type="float" office:value="349.165924" calcext:value-type="float">
            <text:p>349.165924</text:p>
          </table:table-cell>
          <table:table-cell office:value-type="float" office:value="12.316479" calcext:value-type="float">
            <text:p>12.316479</text:p>
          </table:table-cell>
          <table:table-cell table:formula="of:=[.C654]-[.C653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552" calcext:value-type="float">
            <text:p>81552</text:p>
          </table:table-cell>
          <table:table-cell office:value-type="float" office:value="349.285004" calcext:value-type="float">
            <text:p>349.285004</text:p>
          </table:table-cell>
          <table:table-cell office:value-type="float" office:value="349.311371" calcext:value-type="float">
            <text:p>349.311371</text:p>
          </table:table-cell>
          <table:table-cell office:value-type="float" office:value="12.321609" calcext:value-type="float">
            <text:p>12.321609</text:p>
          </table:table-cell>
          <table:table-cell table:formula="of:=[.C655]-[.C654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665" calcext:value-type="float">
            <text:p>81665</text:p>
          </table:table-cell>
          <table:table-cell office:value-type="float" office:value="349.28183" calcext:value-type="float">
            <text:p>349.28183</text:p>
          </table:table-cell>
          <table:table-cell office:value-type="float" office:value="349.336365" calcext:value-type="float">
            <text:p>349.336365</text:p>
          </table:table-cell>
          <table:table-cell office:value-type="float" office:value="12.322491" calcext:value-type="float">
            <text:p>12.322491</text:p>
          </table:table-cell>
          <table:table-cell table:formula="of:=[.C656]-[.C655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779" calcext:value-type="float">
            <text:p>81779</text:p>
          </table:table-cell>
          <table:table-cell office:value-type="float" office:value="349.319092" calcext:value-type="float">
            <text:p>349.319092</text:p>
          </table:table-cell>
          <table:table-cell office:value-type="float" office:value="349.409088" calcext:value-type="float">
            <text:p>349.409088</text:p>
          </table:table-cell>
          <table:table-cell office:value-type="float" office:value="12.325056" calcext:value-type="float">
            <text:p>12.325056</text:p>
          </table:table-cell>
          <table:table-cell table:formula="of:=[.C657]-[.C656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893" calcext:value-type="float">
            <text:p>81893</text:p>
          </table:table-cell>
          <table:table-cell office:value-type="float" office:value="349.309113" calcext:value-type="float">
            <text:p>349.309113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12.32201" calcext:value-type="float">
            <text:p>12.32201</text:p>
          </table:table-cell>
          <table:table-cell table:formula="of:=[.C658]-[.C657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007" calcext:value-type="float">
            <text:p>82007</text:p>
          </table:table-cell>
          <table:table-cell office:value-type="float" office:value="349.316376" calcext:value-type="float">
            <text:p>349.316376</text:p>
          </table:table-cell>
          <table:table-cell office:value-type="float" office:value="349.202271" calcext:value-type="float">
            <text:p>349.202271</text:p>
          </table:table-cell>
          <table:table-cell office:value-type="float" office:value="12.31776" calcext:value-type="float">
            <text:p>12.31776</text:p>
          </table:table-cell>
          <table:table-cell table:formula="of:=[.C659]-[.C658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121" calcext:value-type="float">
            <text:p>82121</text:p>
          </table:table-cell>
          <table:table-cell office:value-type="float" office:value="349.330902" calcext:value-type="float">
            <text:p>349.330902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12.324175" calcext:value-type="float">
            <text:p>12.324175</text:p>
          </table:table-cell>
          <table:table-cell table:formula="of:=[.C660]-[.C659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235" calcext:value-type="float">
            <text:p>82235</text:p>
          </table:table-cell>
          <table:table-cell office:value-type="float" office:value="349.33136" calcext:value-type="float">
            <text:p>349.33136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12.322571" calcext:value-type="float">
            <text:p>12.322571</text:p>
          </table:table-cell>
          <table:table-cell table:formula="of:=[.C661]-[.C660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348" calcext:value-type="float">
            <text:p>82348</text:p>
          </table:table-cell>
          <table:table-cell office:value-type="float" office:value="349.309082" calcext:value-type="float">
            <text:p>349.309082</text:p>
          </table:table-cell>
          <table:table-cell office:value-type="float" office:value="349.297729" calcext:value-type="float">
            <text:p>349.297729</text:p>
          </table:table-cell>
          <table:table-cell office:value-type="float" office:value="12.321128" calcext:value-type="float">
            <text:p>12.321128</text:p>
          </table:table-cell>
          <table:table-cell table:formula="of:=[.C662]-[.C661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462" calcext:value-type="float">
            <text:p>82462</text:p>
          </table:table-cell>
          <table:table-cell office:value-type="float" office:value="349.297272" calcext:value-type="float">
            <text:p>349.297272</text:p>
          </table:table-cell>
          <table:table-cell office:value-type="float" office:value="349.263641" calcext:value-type="float">
            <text:p>349.263641</text:p>
          </table:table-cell>
          <table:table-cell office:value-type="float" office:value="12.319925" calcext:value-type="float">
            <text:p>12.319925</text:p>
          </table:table-cell>
          <table:table-cell table:formula="of:=[.C663]-[.C662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576" calcext:value-type="float">
            <text:p>82576</text:p>
          </table:table-cell>
          <table:table-cell office:value-type="float" office:value="349.34137" calcext:value-type="float">
            <text:p>349.34137</text:p>
          </table:table-cell>
          <table:table-cell office:value-type="float" office:value="349.422729" calcext:value-type="float">
            <text:p>349.422729</text:p>
          </table:table-cell>
          <table:table-cell office:value-type="float" office:value="12.325538" calcext:value-type="float">
            <text:p>12.325538</text:p>
          </table:table-cell>
          <table:table-cell table:formula="of:=[.C664]-[.C663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690" calcext:value-type="float">
            <text:p>82690</text:p>
          </table:table-cell>
          <table:table-cell office:value-type="float" office:value="349.325012" calcext:value-type="float">
            <text:p>349.325012</text:p>
          </table:table-cell>
          <table:table-cell office:value-type="float" office:value="349.302277" calcext:value-type="float">
            <text:p>349.302277</text:p>
          </table:table-cell>
          <table:table-cell office:value-type="float" office:value="12.321288" calcext:value-type="float">
            <text:p>12.321288</text:p>
          </table:table-cell>
          <table:table-cell table:formula="of:=[.C665]-[.C664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804" calcext:value-type="float">
            <text:p>82804</text:p>
          </table:table-cell>
          <table:table-cell office:value-type="float" office:value="349.303162" calcext:value-type="float">
            <text:p>349.303162</text:p>
          </table:table-cell>
          <table:table-cell office:value-type="float" office:value="349.229553" calcext:value-type="float">
            <text:p>349.229553</text:p>
          </table:table-cell>
          <table:table-cell office:value-type="float" office:value="12.318724" calcext:value-type="float">
            <text:p>12.318724</text:p>
          </table:table-cell>
          <table:table-cell table:formula="of:=[.C666]-[.C665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918" calcext:value-type="float">
            <text:p>82918</text:p>
          </table:table-cell>
          <table:table-cell office:value-type="float" office:value="349.320465" calcext:value-type="float">
            <text:p>349.320465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12.324175" calcext:value-type="float">
            <text:p>12.324175</text:p>
          </table:table-cell>
          <table:table-cell table:formula="of:=[.C667]-[.C666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031" calcext:value-type="float">
            <text:p>83031</text:p>
          </table:table-cell>
          <table:table-cell office:value-type="float" office:value="349.348633" calcext:value-type="float">
            <text:p>349.348633</text:p>
          </table:table-cell>
          <table:table-cell office:value-type="float" office:value="349.404541" calcext:value-type="float">
            <text:p>349.404541</text:p>
          </table:table-cell>
          <table:table-cell office:value-type="float" office:value="12.324896" calcext:value-type="float">
            <text:p>12.324896</text:p>
          </table:table-cell>
          <table:table-cell table:formula="of:=[.C668]-[.C667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145" calcext:value-type="float">
            <text:p>83145</text:p>
          </table:table-cell>
          <table:table-cell office:value-type="float" office:value="349.334534" calcext:value-type="float">
            <text:p>349.334534</text:p>
          </table:table-cell>
          <table:table-cell office:value-type="float" office:value="349.352264" calcext:value-type="float">
            <text:p>349.352264</text:p>
          </table:table-cell>
          <table:table-cell office:value-type="float" office:value="12.323051" calcext:value-type="float">
            <text:p>12.323051</text:p>
          </table:table-cell>
          <table:table-cell table:formula="of:=[.C669]-[.C668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259" calcext:value-type="float">
            <text:p>83259</text:p>
          </table:table-cell>
          <table:table-cell office:value-type="float" office:value="349.356842" calcext:value-type="float">
            <text:p>349.356842</text:p>
          </table:table-cell>
          <table:table-cell office:value-type="float" office:value="349.413635" calcext:value-type="float">
            <text:p>349.413635</text:p>
          </table:table-cell>
          <table:table-cell office:value-type="float" office:value="12.325216" calcext:value-type="float">
            <text:p>12.325216</text:p>
          </table:table-cell>
          <table:table-cell table:formula="of:=[.C670]-[.C669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373" calcext:value-type="float">
            <text:p>83373</text:p>
          </table:table-cell>
          <table:table-cell office:value-type="float" office:value="349.377747" calcext:value-type="float">
            <text:p>349.377747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12.322411" calcext:value-type="float">
            <text:p>12.322411</text:p>
          </table:table-cell>
          <table:table-cell table:formula="of:=[.C671]-[.C670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487" calcext:value-type="float">
            <text:p>83487</text:p>
          </table:table-cell>
          <table:table-cell office:value-type="float" office:value="349.371338" calcext:value-type="float">
            <text:p>349.371338</text:p>
          </table:table-cell>
          <table:table-cell office:value-type="float" office:value="349.352264" calcext:value-type="float">
            <text:p>349.352264</text:p>
          </table:table-cell>
          <table:table-cell office:value-type="float" office:value="12.323051" calcext:value-type="float">
            <text:p>12.323051</text:p>
          </table:table-cell>
          <table:table-cell table:formula="of:=[.C672]-[.C671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601" calcext:value-type="float">
            <text:p>83601</text:p>
          </table:table-cell>
          <table:table-cell office:value-type="float" office:value="349.350433" calcext:value-type="float">
            <text:p>349.350433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1208" calcext:value-type="float">
            <text:p>12.321208</text:p>
          </table:table-cell>
          <table:table-cell table:formula="of:=[.C673]-[.C672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714" calcext:value-type="float">
            <text:p>83714</text:p>
          </table:table-cell>
          <table:table-cell office:value-type="float" office:value="349.343597" calcext:value-type="float">
            <text:p>349.343597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12.32185" calcext:value-type="float">
            <text:p>12.32185</text:p>
          </table:table-cell>
          <table:table-cell table:formula="of:=[.C674]-[.C673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828" calcext:value-type="float">
            <text:p>83828</text:p>
          </table:table-cell>
          <table:table-cell office:value-type="float" office:value="349.316803" calcext:value-type="float">
            <text:p>349.316803</text:p>
          </table:table-cell>
          <table:table-cell office:value-type="float" office:value="349.279541" calcext:value-type="float">
            <text:p>349.279541</text:p>
          </table:table-cell>
          <table:table-cell office:value-type="float" office:value="12.320486" calcext:value-type="float">
            <text:p>12.320486</text:p>
          </table:table-cell>
          <table:table-cell table:formula="of:=[.C675]-[.C674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942" calcext:value-type="float">
            <text:p>83942</text:p>
          </table:table-cell>
          <table:table-cell office:value-type="float" office:value="349.320892" calcext:value-type="float">
            <text:p>349.320892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12.323133" calcext:value-type="float">
            <text:p>12.323133</text:p>
          </table:table-cell>
          <table:table-cell table:formula="of:=[.C676]-[.C675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056" calcext:value-type="float">
            <text:p>84056</text:p>
          </table:table-cell>
          <table:table-cell office:value-type="float" office:value="349.281342" calcext:value-type="float">
            <text:p>349.281342</text:p>
          </table:table-cell>
          <table:table-cell office:value-type="float" office:value="349.154541" calcext:value-type="float">
            <text:p>349.154541</text:p>
          </table:table-cell>
          <table:table-cell office:value-type="float" office:value="12.316077" calcext:value-type="float">
            <text:p>12.316077</text:p>
          </table:table-cell>
          <table:table-cell table:formula="of:=[.C677]-[.C676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170" calcext:value-type="float">
            <text:p>84170</text:p>
          </table:table-cell>
          <table:table-cell office:value-type="float" office:value="349.27182" calcext:value-type="float">
            <text:p>349.27182</text:p>
          </table:table-cell>
          <table:table-cell office:value-type="float" office:value="349.252258" calcext:value-type="float">
            <text:p>349.252258</text:p>
          </table:table-cell>
          <table:table-cell office:value-type="float" office:value="12.319524" calcext:value-type="float">
            <text:p>12.319524</text:p>
          </table:table-cell>
          <table:table-cell table:formula="of:=[.C678]-[.C677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284" calcext:value-type="float">
            <text:p>84284</text:p>
          </table:table-cell>
          <table:table-cell office:value-type="float" office:value="349.296356" calcext:value-type="float">
            <text:p>349.296356</text:p>
          </table:table-cell>
          <table:table-cell office:value-type="float" office:value="349.440918" calcext:value-type="float">
            <text:p>349.440918</text:p>
          </table:table-cell>
          <table:table-cell office:value-type="float" office:value="12.326179" calcext:value-type="float">
            <text:p>12.326179</text:p>
          </table:table-cell>
          <table:table-cell table:formula="of:=[.C679]-[.C678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397" calcext:value-type="float">
            <text:p>84397</text:p>
          </table:table-cell>
          <table:table-cell office:value-type="float" office:value="349.29364" calcext:value-type="float">
            <text:p>349.29364</text:p>
          </table:table-cell>
          <table:table-cell office:value-type="float" office:value="349.2659" calcext:value-type="float">
            <text:p>349.2659</text:p>
          </table:table-cell>
          <table:table-cell office:value-type="float" office:value="12.320005" calcext:value-type="float">
            <text:p>12.320005</text:p>
          </table:table-cell>
          <table:table-cell table:formula="of:=[.C680]-[.C679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511" calcext:value-type="float">
            <text:p>84511</text:p>
          </table:table-cell>
          <table:table-cell office:value-type="float" office:value="349.289551" calcext:value-type="float">
            <text:p>349.289551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12.322411" calcext:value-type="float">
            <text:p>12.322411</text:p>
          </table:table-cell>
          <table:table-cell table:formula="of:=[.C681]-[.C680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625" calcext:value-type="float">
            <text:p>84625</text:p>
          </table:table-cell>
          <table:table-cell office:value-type="float" office:value="349.308655" calcext:value-type="float">
            <text:p>349.308655</text:p>
          </table:table-cell>
          <table:table-cell office:value-type="float" office:value="349.25" calcext:value-type="float">
            <text:p>349.25</text:p>
          </table:table-cell>
          <table:table-cell office:value-type="float" office:value="12.319445" calcext:value-type="float">
            <text:p>12.319445</text:p>
          </table:table-cell>
          <table:table-cell table:formula="of:=[.C682]-[.C681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739" calcext:value-type="float">
            <text:p>84739</text:p>
          </table:table-cell>
          <table:table-cell office:value-type="float" office:value="349.324097" calcext:value-type="float">
            <text:p>349.324097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2251" calcext:value-type="float">
            <text:p>12.322251</text:p>
          </table:table-cell>
          <table:table-cell table:formula="of:=[.C683]-[.C682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853" calcext:value-type="float">
            <text:p>84853</text:p>
          </table:table-cell>
          <table:table-cell office:value-type="float" office:value="349.289093" calcext:value-type="float">
            <text:p>349.289093</text:p>
          </table:table-cell>
          <table:table-cell office:value-type="float" office:value="349.2659" calcext:value-type="float">
            <text:p>349.2659</text:p>
          </table:table-cell>
          <table:table-cell office:value-type="float" office:value="12.320005" calcext:value-type="float">
            <text:p>12.320005</text:p>
          </table:table-cell>
          <table:table-cell table:formula="of:=[.C684]-[.C683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967" calcext:value-type="float">
            <text:p>84967</text:p>
          </table:table-cell>
          <table:table-cell office:value-type="float" office:value="349.295898" calcext:value-type="float">
            <text:p>349.295898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1208" calcext:value-type="float">
            <text:p>12.321208</text:p>
          </table:table-cell>
          <table:table-cell table:formula="of:=[.C685]-[.C684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080" calcext:value-type="float">
            <text:p>85080</text:p>
          </table:table-cell>
          <table:table-cell office:value-type="float" office:value="349.29364" calcext:value-type="float">
            <text:p>349.29364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12.32201" calcext:value-type="float">
            <text:p>12.32201</text:p>
          </table:table-cell>
          <table:table-cell table:formula="of:=[.C686]-[.C685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194" calcext:value-type="float">
            <text:p>85194</text:p>
          </table:table-cell>
          <table:table-cell office:value-type="float" office:value="349.286377" calcext:value-type="float">
            <text:p>349.286377</text:p>
          </table:table-cell>
          <table:table-cell office:value-type="float" office:value="349.213623" calcext:value-type="float">
            <text:p>349.213623</text:p>
          </table:table-cell>
          <table:table-cell office:value-type="float" office:value="12.318161" calcext:value-type="float">
            <text:p>12.318161</text:p>
          </table:table-cell>
          <table:table-cell table:formula="of:=[.C687]-[.C686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308" calcext:value-type="float">
            <text:p>85308</text:p>
          </table:table-cell>
          <table:table-cell office:value-type="float" office:value="349.293152" calcext:value-type="float">
            <text:p>349.293152</text:p>
          </table:table-cell>
          <table:table-cell office:value-type="float" office:value="349.363647" calcext:value-type="float">
            <text:p>349.363647</text:p>
          </table:table-cell>
          <table:table-cell office:value-type="float" office:value="12.323453" calcext:value-type="float">
            <text:p>12.323453</text:p>
          </table:table-cell>
          <table:table-cell table:formula="of:=[.C688]-[.C687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422" calcext:value-type="float">
            <text:p>85422</text:p>
          </table:table-cell>
          <table:table-cell office:value-type="float" office:value="349.305908" calcext:value-type="float">
            <text:p>349.305908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2251" calcext:value-type="float">
            <text:p>12.322251</text:p>
          </table:table-cell>
          <table:table-cell table:formula="of:=[.C689]-[.C688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536" calcext:value-type="float">
            <text:p>85536</text:p>
          </table:table-cell>
          <table:table-cell office:value-type="float" office:value="349.304108" calcext:value-type="float">
            <text:p>349.304108</text:p>
          </table:table-cell>
          <table:table-cell office:value-type="float" office:value="349.290924" calcext:value-type="float">
            <text:p>349.290924</text:p>
          </table:table-cell>
          <table:table-cell office:value-type="float" office:value="12.320889" calcext:value-type="float">
            <text:p>12.320889</text:p>
          </table:table-cell>
          <table:table-cell table:formula="of:=[.C690]-[.C689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650" calcext:value-type="float">
            <text:p>85650</text:p>
          </table:table-cell>
          <table:table-cell office:value-type="float" office:value="349.296356" calcext:value-type="float">
            <text:p>349.296356</text:p>
          </table:table-cell>
          <table:table-cell office:value-type="float" office:value="349.284088" calcext:value-type="float">
            <text:p>349.284088</text:p>
          </table:table-cell>
          <table:table-cell office:value-type="float" office:value="12.320647" calcext:value-type="float">
            <text:p>12.320647</text:p>
          </table:table-cell>
          <table:table-cell table:formula="of:=[.C691]-[.C690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763" calcext:value-type="float">
            <text:p>85763</text:p>
          </table:table-cell>
          <table:table-cell office:value-type="float" office:value="349.320465" calcext:value-type="float">
            <text:p>349.320465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12.322411" calcext:value-type="float">
            <text:p>12.322411</text:p>
          </table:table-cell>
          <table:table-cell table:formula="of:=[.C692]-[.C691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877" calcext:value-type="float">
            <text:p>85877</text:p>
          </table:table-cell>
          <table:table-cell office:value-type="float" office:value="349.284546" calcext:value-type="float">
            <text:p>349.284546</text:p>
          </table:table-cell>
          <table:table-cell office:value-type="float" office:value="349.184082" calcext:value-type="float">
            <text:p>349.184082</text:p>
          </table:table-cell>
          <table:table-cell office:value-type="float" office:value="12.31712" calcext:value-type="float">
            <text:p>12.31712</text:p>
          </table:table-cell>
          <table:table-cell table:formula="of:=[.C693]-[.C692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991" calcext:value-type="float">
            <text:p>85991</text:p>
          </table:table-cell>
          <table:table-cell office:value-type="float" office:value="349.272278" calcext:value-type="float">
            <text:p>349.272278</text:p>
          </table:table-cell>
          <table:table-cell office:value-type="float" office:value="349.268188" calcext:value-type="float">
            <text:p>349.268188</text:p>
          </table:table-cell>
          <table:table-cell office:value-type="float" office:value="12.320086" calcext:value-type="float">
            <text:p>12.320086</text:p>
          </table:table-cell>
          <table:table-cell table:formula="of:=[.C694]-[.C693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6105" calcext:value-type="float">
            <text:p>86105</text:p>
          </table:table-cell>
          <table:table-cell office:value-type="float" office:value="349.287262" calcext:value-type="float">
            <text:p>349.287262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12.323533" calcext:value-type="float">
            <text:p>12.323533</text:p>
          </table:table-cell>
          <table:table-cell table:formula="of:=[.C695]-[.C694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6219" calcext:value-type="float">
            <text:p>86219</text:p>
          </table:table-cell>
          <table:table-cell office:value-type="float" office:value="349.313629" calcext:value-type="float">
            <text:p>349.313629</text:p>
          </table:table-cell>
          <table:table-cell office:value-type="float" office:value="349.415924" calcext:value-type="float">
            <text:p>349.415924</text:p>
          </table:table-cell>
          <table:table-cell office:value-type="float" office:value="12.325297" calcext:value-type="float">
            <text:p>12.325297</text:p>
          </table:table-cell>
          <table:table-cell table:formula="of:=[.C696]-[.C695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6332" calcext:value-type="float">
            <text:p>86332</text:p>
          </table:table-cell>
          <table:table-cell office:value-type="float" office:value="349.309998" calcext:value-type="float">
            <text:p>349.309998</text:p>
          </table:table-cell>
          <table:table-cell office:value-type="float" office:value="349.315918" calcext:value-type="float">
            <text:p>349.315918</text:p>
          </table:table-cell>
          <table:table-cell office:value-type="float" office:value="12.32177" calcext:value-type="float">
            <text:p>12.32177</text:p>
          </table:table-cell>
          <table:table-cell table:formula="of:=[.C697]-[.C696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6446" calcext:value-type="float">
            <text:p>86446</text:p>
          </table:table-cell>
          <table:table-cell office:value-type="float" office:value="349.342285" calcext:value-type="float">
            <text:p>349.342285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2812" calcext:value-type="float">
            <text:p>12.322812</text:p>
          </table:table-cell>
          <table:table-cell table:formula="of:=[.C698]-[.C697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6560" calcext:value-type="float">
            <text:p>86560</text:p>
          </table:table-cell>
          <table:table-cell office:value-type="float" office:value="349.39502" calcext:value-type="float">
            <text:p>349.39502</text:p>
          </table:table-cell>
          <table:table-cell office:value-type="float" office:value="349.53183" calcext:value-type="float">
            <text:p>349.53183</text:p>
          </table:table-cell>
          <table:table-cell office:value-type="float" office:value="12.329386" calcext:value-type="float">
            <text:p>12.329386</text:p>
          </table:table-cell>
          <table:table-cell table:formula="of:=[.C699]-[.C698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6674" calcext:value-type="float">
            <text:p>86674</text:p>
          </table:table-cell>
          <table:table-cell office:value-type="float" office:value="349.378632" calcext:value-type="float">
            <text:p>349.378632</text:p>
          </table:table-cell>
          <table:table-cell office:value-type="float" office:value="349.284088" calcext:value-type="float">
            <text:p>349.284088</text:p>
          </table:table-cell>
          <table:table-cell office:value-type="float" office:value="12.320647" calcext:value-type="float">
            <text:p>12.320647</text:p>
          </table:table-cell>
          <table:table-cell table:formula="of:=[.C700]-[.C699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6788" calcext:value-type="float">
            <text:p>86788</text:p>
          </table:table-cell>
          <table:table-cell office:value-type="float" office:value="349.349548" calcext:value-type="float">
            <text:p>349.349548</text:p>
          </table:table-cell>
          <table:table-cell office:value-type="float" office:value="349.270447" calcext:value-type="float">
            <text:p>349.270447</text:p>
          </table:table-cell>
          <table:table-cell office:value-type="float" office:value="12.320166" calcext:value-type="float">
            <text:p>12.320166</text:p>
          </table:table-cell>
          <table:table-cell table:formula="of:=[.C701]-[.C700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6902" calcext:value-type="float">
            <text:p>86902</text:p>
          </table:table-cell>
          <table:table-cell office:value-type="float" office:value="349.349091" calcext:value-type="float">
            <text:p>349.349091</text:p>
          </table:table-cell>
          <table:table-cell office:value-type="float" office:value="349.313629" calcext:value-type="float">
            <text:p>349.313629</text:p>
          </table:table-cell>
          <table:table-cell office:value-type="float" office:value="12.321689" calcext:value-type="float">
            <text:p>12.321689</text:p>
          </table:table-cell>
          <table:table-cell table:formula="of:=[.C702]-[.C701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7015" calcext:value-type="float">
            <text:p>87015</text:p>
          </table:table-cell>
          <table:table-cell office:value-type="float" office:value="349.373199" calcext:value-type="float">
            <text:p>349.373199</text:p>
          </table:table-cell>
          <table:table-cell office:value-type="float" office:value="349.465912" calcext:value-type="float">
            <text:p>349.465912</text:p>
          </table:table-cell>
          <table:table-cell office:value-type="float" office:value="12.327061" calcext:value-type="float">
            <text:p>12.327061</text:p>
          </table:table-cell>
          <table:table-cell table:formula="of:=[.C703]-[.C702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7129" calcext:value-type="float">
            <text:p>87129</text:p>
          </table:table-cell>
          <table:table-cell office:value-type="float" office:value="349.340454" calcext:value-type="float">
            <text:p>349.340454</text:p>
          </table:table-cell>
          <table:table-cell office:value-type="float" office:value="349.368195" calcext:value-type="float">
            <text:p>349.368195</text:p>
          </table:table-cell>
          <table:table-cell office:value-type="float" office:value="12.323614" calcext:value-type="float">
            <text:p>12.323614</text:p>
          </table:table-cell>
          <table:table-cell table:formula="of:=[.C704]-[.C703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7243" calcext:value-type="float">
            <text:p>87243</text:p>
          </table:table-cell>
          <table:table-cell office:value-type="float" office:value="349.358643" calcext:value-type="float">
            <text:p>349.358643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12.323853" calcext:value-type="float">
            <text:p>12.323853</text:p>
          </table:table-cell>
          <table:table-cell table:formula="of:=[.C705]-[.C704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7357" calcext:value-type="float">
            <text:p>87357</text:p>
          </table:table-cell>
          <table:table-cell office:value-type="float" office:value="349.380005" calcext:value-type="float">
            <text:p>349.380005</text:p>
          </table:table-cell>
          <table:table-cell office:value-type="float" office:value="349.377258" calcext:value-type="float">
            <text:p>349.377258</text:p>
          </table:table-cell>
          <table:table-cell office:value-type="float" office:value="12.323934" calcext:value-type="float">
            <text:p>12.323934</text:p>
          </table:table-cell>
          <table:table-cell table:formula="of:=[.C706]-[.C705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7471" calcext:value-type="float">
            <text:p>87471</text:p>
          </table:table-cell>
          <table:table-cell office:value-type="float" office:value="349.392273" calcext:value-type="float">
            <text:p>349.392273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12.323853" calcext:value-type="float">
            <text:p>12.323853</text:p>
          </table:table-cell>
          <table:table-cell table:formula="of:=[.C707]-[.C706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7585" calcext:value-type="float">
            <text:p>87585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12.324014" calcext:value-type="float">
            <text:p>12.324014</text:p>
          </table:table-cell>
          <table:table-cell table:formula="of:=[.C708]-[.C707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7698" calcext:value-type="float">
            <text:p>87698</text:p>
          </table:table-cell>
          <table:table-cell office:value-type="float" office:value="349.381378" calcext:value-type="float">
            <text:p>349.381378</text:p>
          </table:table-cell>
          <table:table-cell office:value-type="float" office:value="349.399994" calcext:value-type="float">
            <text:p>349.399994</text:p>
          </table:table-cell>
          <table:table-cell office:value-type="float" office:value="12.324736" calcext:value-type="float">
            <text:p>12.324736</text:p>
          </table:table-cell>
          <table:table-cell table:formula="of:=[.C709]-[.C708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7812" calcext:value-type="float">
            <text:p>87812</text:p>
          </table:table-cell>
          <table:table-cell office:value-type="float" office:value="349.405914" calcext:value-type="float">
            <text:p>349.405914</text:p>
          </table:table-cell>
          <table:table-cell office:value-type="float" office:value="349.497742" calcext:value-type="float">
            <text:p>349.497742</text:p>
          </table:table-cell>
          <table:table-cell office:value-type="float" office:value="12.328183" calcext:value-type="float">
            <text:p>12.328183</text:p>
          </table:table-cell>
          <table:table-cell table:formula="of:=[.C710]-[.C709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7926" calcext:value-type="float">
            <text:p>87926</text:p>
          </table:table-cell>
          <table:table-cell office:value-type="float" office:value="349.411804" calcext:value-type="float">
            <text:p>349.411804</text:p>
          </table:table-cell>
          <table:table-cell office:value-type="float" office:value="349.40683" calcext:value-type="float">
            <text:p>349.40683</text:p>
          </table:table-cell>
          <table:table-cell office:value-type="float" office:value="12.324977" calcext:value-type="float">
            <text:p>12.324977</text:p>
          </table:table-cell>
          <table:table-cell table:formula="of:=[.C711]-[.C710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8040" calcext:value-type="float">
            <text:p>88040</text:p>
          </table:table-cell>
          <table:table-cell office:value-type="float" office:value="349.404114" calcext:value-type="float">
            <text:p>349.404114</text:p>
          </table:table-cell>
          <table:table-cell office:value-type="float" office:value="349.336365" calcext:value-type="float">
            <text:p>349.336365</text:p>
          </table:table-cell>
          <table:table-cell office:value-type="float" office:value="12.322491" calcext:value-type="float">
            <text:p>12.322491</text:p>
          </table:table-cell>
          <table:table-cell table:formula="of:=[.C712]-[.C711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8154" calcext:value-type="float">
            <text:p>88154</text:p>
          </table:table-cell>
          <table:table-cell office:value-type="float" office:value="349.380463" calcext:value-type="float">
            <text:p>349.380463</text:p>
          </table:table-cell>
          <table:table-cell office:value-type="float" office:value="349.261353" calcext:value-type="float">
            <text:p>349.261353</text:p>
          </table:table-cell>
          <table:table-cell office:value-type="float" office:value="12.319845" calcext:value-type="float">
            <text:p>12.319845</text:p>
          </table:table-cell>
          <table:table-cell table:formula="of:=[.C713]-[.C712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8268" calcext:value-type="float">
            <text:p>88268</text:p>
          </table:table-cell>
          <table:table-cell office:value-type="float" office:value="349.350006" calcext:value-type="float">
            <text:p>349.350006</text:p>
          </table:table-cell>
          <table:table-cell office:value-type="float" office:value="349.247742" calcext:value-type="float">
            <text:p>349.247742</text:p>
          </table:table-cell>
          <table:table-cell office:value-type="float" office:value="12.319365" calcext:value-type="float">
            <text:p>12.319365</text:p>
          </table:table-cell>
          <table:table-cell table:formula="of:=[.C714]-[.C713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8381" calcext:value-type="float">
            <text:p>88381</text:p>
          </table:table-cell>
          <table:table-cell office:value-type="float" office:value="349.309082" calcext:value-type="float">
            <text:p>349.309082</text:p>
          </table:table-cell>
          <table:table-cell office:value-type="float" office:value="349.293182" calcext:value-type="float">
            <text:p>349.293182</text:p>
          </table:table-cell>
          <table:table-cell office:value-type="float" office:value="12.320968" calcext:value-type="float">
            <text:p>12.320968</text:p>
          </table:table-cell>
          <table:table-cell table:formula="of:=[.C715]-[.C714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8495" calcext:value-type="float">
            <text:p>88495</text:p>
          </table:table-cell>
          <table:table-cell office:value-type="float" office:value="349.317291" calcext:value-type="float">
            <text:p>349.317291</text:p>
          </table:table-cell>
          <table:table-cell office:value-type="float" office:value="349.447723" calcext:value-type="float">
            <text:p>349.447723</text:p>
          </table:table-cell>
          <table:table-cell office:value-type="float" office:value="12.326419" calcext:value-type="float">
            <text:p>12.326419</text:p>
          </table:table-cell>
          <table:table-cell table:formula="of:=[.C716]-[.C715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8609" calcext:value-type="float">
            <text:p>88609</text:p>
          </table:table-cell>
          <table:table-cell office:value-type="float" office:value="349.320465" calcext:value-type="float">
            <text:p>349.320465</text:p>
          </table:table-cell>
          <table:table-cell office:value-type="float" office:value="349.352264" calcext:value-type="float">
            <text:p>349.352264</text:p>
          </table:table-cell>
          <table:table-cell office:value-type="float" office:value="12.323051" calcext:value-type="float">
            <text:p>12.323051</text:p>
          </table:table-cell>
          <table:table-cell table:formula="of:=[.C717]-[.C716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8723" calcext:value-type="float">
            <text:p>88723</text:p>
          </table:table-cell>
          <table:table-cell office:value-type="float" office:value="349.329102" calcext:value-type="float">
            <text:p>349.329102</text:p>
          </table:table-cell>
          <table:table-cell office:value-type="float" office:value="349.304535" calcext:value-type="float">
            <text:p>349.304535</text:p>
          </table:table-cell>
          <table:table-cell office:value-type="float" office:value="12.321368" calcext:value-type="float">
            <text:p>12.321368</text:p>
          </table:table-cell>
          <table:table-cell table:formula="of:=[.C718]-[.C717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8837" calcext:value-type="float">
            <text:p>88837</text:p>
          </table:table-cell>
          <table:table-cell office:value-type="float" office:value="349.336823" calcext:value-type="float">
            <text:p>349.336823</text:p>
          </table:table-cell>
          <table:table-cell office:value-type="float" office:value="349.286377" calcext:value-type="float">
            <text:p>349.286377</text:p>
          </table:table-cell>
          <table:table-cell office:value-type="float" office:value="12.320727" calcext:value-type="float">
            <text:p>12.320727</text:p>
          </table:table-cell>
          <table:table-cell table:formula="of:=[.C719]-[.C718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8951" calcext:value-type="float">
            <text:p>88951</text:p>
          </table:table-cell>
          <table:table-cell office:value-type="float" office:value="349.367249" calcext:value-type="float">
            <text:p>349.367249</text:p>
          </table:table-cell>
          <table:table-cell office:value-type="float" office:value="349.445465" calcext:value-type="float">
            <text:p>349.445465</text:p>
          </table:table-cell>
          <table:table-cell office:value-type="float" office:value="12.32634" calcext:value-type="float">
            <text:p>12.32634</text:p>
          </table:table-cell>
          <table:table-cell table:formula="of:=[.C720]-[.C719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9064" calcext:value-type="float">
            <text:p>89064</text:p>
          </table:table-cell>
          <table:table-cell office:value-type="float" office:value="349.330902" calcext:value-type="float">
            <text:p>349.330902</text:p>
          </table:table-cell>
          <table:table-cell office:value-type="float" office:value="349.2659" calcext:value-type="float">
            <text:p>349.2659</text:p>
          </table:table-cell>
          <table:table-cell office:value-type="float" office:value="12.320005" calcext:value-type="float">
            <text:p>12.320005</text:p>
          </table:table-cell>
          <table:table-cell table:formula="of:=[.C721]-[.C720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9178" calcext:value-type="float">
            <text:p>89178</text:p>
          </table:table-cell>
          <table:table-cell office:value-type="float" office:value="349.316345" calcext:value-type="float">
            <text:p>349.316345</text:p>
          </table:table-cell>
          <table:table-cell office:value-type="float" office:value="349.279541" calcext:value-type="float">
            <text:p>349.279541</text:p>
          </table:table-cell>
          <table:table-cell office:value-type="float" office:value="12.320486" calcext:value-type="float">
            <text:p>12.320486</text:p>
          </table:table-cell>
          <table:table-cell table:formula="of:=[.C722]-[.C721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9292" calcext:value-type="float">
            <text:p>89292</text:p>
          </table:table-cell>
          <table:table-cell office:value-type="float" office:value="349.321808" calcext:value-type="float">
            <text:p>349.321808</text:p>
          </table:table-cell>
          <table:table-cell office:value-type="float" office:value="349.331818" calcext:value-type="float">
            <text:p>349.331818</text:p>
          </table:table-cell>
          <table:table-cell office:value-type="float" office:value="12.32233" calcext:value-type="float">
            <text:p>12.32233</text:p>
          </table:table-cell>
          <table:table-cell table:formula="of:=[.C723]-[.C722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9406" calcext:value-type="float">
            <text:p>89406</text:p>
          </table:table-cell>
          <table:table-cell office:value-type="float" office:value="349.339539" calcext:value-type="float">
            <text:p>349.339539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12.323853" calcext:value-type="float">
            <text:p>12.323853</text:p>
          </table:table-cell>
          <table:table-cell table:formula="of:=[.C724]-[.C723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9520" calcext:value-type="float">
            <text:p>89520</text:p>
          </table:table-cell>
          <table:table-cell office:value-type="float" office:value="349.325012" calcext:value-type="float">
            <text:p>349.325012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12.323774" calcext:value-type="float">
            <text:p>12.323774</text:p>
          </table:table-cell>
          <table:table-cell table:formula="of:=[.C725]-[.C724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9634" calcext:value-type="float">
            <text:p>89634</text:p>
          </table:table-cell>
          <table:table-cell office:value-type="float" office:value="349.329987" calcext:value-type="float">
            <text:p>349.329987</text:p>
          </table:table-cell>
          <table:table-cell office:value-type="float" office:value="349.290924" calcext:value-type="float">
            <text:p>349.290924</text:p>
          </table:table-cell>
          <table:table-cell office:value-type="float" office:value="12.320889" calcext:value-type="float">
            <text:p>12.320889</text:p>
          </table:table-cell>
          <table:table-cell table:formula="of:=[.C726]-[.C725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9747" calcext:value-type="float">
            <text:p>89747</text:p>
          </table:table-cell>
          <table:table-cell office:value-type="float" office:value="349.345032" calcext:value-type="float">
            <text:p>349.345032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12.323133" calcext:value-type="float">
            <text:p>12.323133</text:p>
          </table:table-cell>
          <table:table-cell table:formula="of:=[.C727]-[.C726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9861" calcext:value-type="float">
            <text:p>89861</text:p>
          </table:table-cell>
          <table:table-cell office:value-type="float" office:value="349.346832" calcext:value-type="float">
            <text:p>349.346832</text:p>
          </table:table-cell>
          <table:table-cell office:value-type="float" office:value="349.340912" calcext:value-type="float">
            <text:p>349.340912</text:p>
          </table:table-cell>
          <table:table-cell office:value-type="float" office:value="12.322651" calcext:value-type="float">
            <text:p>12.322651</text:p>
          </table:table-cell>
          <table:table-cell table:formula="of:=[.C728]-[.C727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9975" calcext:value-type="float">
            <text:p>89975</text:p>
          </table:table-cell>
          <table:table-cell office:value-type="float" office:value="349.339111" calcext:value-type="float">
            <text:p>349.339111</text:p>
          </table:table-cell>
          <table:table-cell office:value-type="float" office:value="349.336365" calcext:value-type="float">
            <text:p>349.336365</text:p>
          </table:table-cell>
          <table:table-cell office:value-type="float" office:value="12.322491" calcext:value-type="float">
            <text:p>12.322491</text:p>
          </table:table-cell>
          <table:table-cell table:formula="of:=[.C729]-[.C728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0089" calcext:value-type="float">
            <text:p>90089</text:p>
          </table:table-cell>
          <table:table-cell office:value-type="float" office:value="349.302734" calcext:value-type="float">
            <text:p>349.302734</text:p>
          </table:table-cell>
          <table:table-cell office:value-type="float" office:value="349.190918" calcext:value-type="float">
            <text:p>349.190918</text:p>
          </table:table-cell>
          <table:table-cell office:value-type="float" office:value="12.317361" calcext:value-type="float">
            <text:p>12.317361</text:p>
          </table:table-cell>
          <table:table-cell table:formula="of:=[.C730]-[.C729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0203" calcext:value-type="float">
            <text:p>90203</text:p>
          </table:table-cell>
          <table:table-cell office:value-type="float" office:value="349.322754" calcext:value-type="float">
            <text:p>349.322754</text:p>
          </table:table-cell>
          <table:table-cell office:value-type="float" office:value="349.3909" calcext:value-type="float">
            <text:p>349.3909</text:p>
          </table:table-cell>
          <table:table-cell office:value-type="float" office:value="12.324414" calcext:value-type="float">
            <text:p>12.324414</text:p>
          </table:table-cell>
          <table:table-cell table:formula="of:=[.C731]-[.C730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0317" calcext:value-type="float">
            <text:p>90317</text:p>
          </table:table-cell>
          <table:table-cell office:value-type="float" office:value="349.320007" calcext:value-type="float">
            <text:p>349.320007</text:p>
          </table:table-cell>
          <table:table-cell office:value-type="float" office:value="349.340912" calcext:value-type="float">
            <text:p>349.340912</text:p>
          </table:table-cell>
          <table:table-cell office:value-type="float" office:value="12.322651" calcext:value-type="float">
            <text:p>12.322651</text:p>
          </table:table-cell>
          <table:table-cell table:formula="of:=[.C732]-[.C731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0430" calcext:value-type="float">
            <text:p>90430</text:p>
          </table:table-cell>
          <table:table-cell office:value-type="float" office:value="349.320465" calcext:value-type="float">
            <text:p>349.320465</text:p>
          </table:table-cell>
          <table:table-cell office:value-type="float" office:value="349.34317" calcext:value-type="float">
            <text:p>349.34317</text:p>
          </table:table-cell>
          <table:table-cell office:value-type="float" office:value="12.322731" calcext:value-type="float">
            <text:p>12.322731</text:p>
          </table:table-cell>
          <table:table-cell table:formula="of:=[.C733]-[.C732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0544" calcext:value-type="float">
            <text:p>90544</text:p>
          </table:table-cell>
          <table:table-cell office:value-type="float" office:value="349.357269" calcext:value-type="float">
            <text:p>349.357269</text:p>
          </table:table-cell>
          <table:table-cell office:value-type="float" office:value="349.520447" calcext:value-type="float">
            <text:p>349.520447</text:p>
          </table:table-cell>
          <table:table-cell office:value-type="float" office:value="12.328984" calcext:value-type="float">
            <text:p>12.328984</text:p>
          </table:table-cell>
          <table:table-cell table:formula="of:=[.C734]-[.C733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0658" calcext:value-type="float">
            <text:p>90658</text:p>
          </table:table-cell>
          <table:table-cell office:value-type="float" office:value="349.38092" calcext:value-type="float">
            <text:p>349.38092</text:p>
          </table:table-cell>
          <table:table-cell office:value-type="float" office:value="349.309082" calcext:value-type="float">
            <text:p>349.309082</text:p>
          </table:table-cell>
          <table:table-cell office:value-type="float" office:value="12.321528" calcext:value-type="float">
            <text:p>12.321528</text:p>
          </table:table-cell>
          <table:table-cell table:formula="of:=[.C735]-[.C734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0772" calcext:value-type="float">
            <text:p>90772</text:p>
          </table:table-cell>
          <table:table-cell office:value-type="float" office:value="349.406342" calcext:value-type="float">
            <text:p>349.406342</text:p>
          </table:table-cell>
          <table:table-cell office:value-type="float" office:value="349.518188" calcext:value-type="float">
            <text:p>349.518188</text:p>
          </table:table-cell>
          <table:table-cell office:value-type="float" office:value="12.328904" calcext:value-type="float">
            <text:p>12.328904</text:p>
          </table:table-cell>
          <table:table-cell table:formula="of:=[.C736]-[.C735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0886" calcext:value-type="float">
            <text:p>90886</text:p>
          </table:table-cell>
          <table:table-cell office:value-type="float" office:value="349.417725" calcext:value-type="float">
            <text:p>349.417725</text:p>
          </table:table-cell>
          <table:table-cell office:value-type="float" office:value="349.397736" calcext:value-type="float">
            <text:p>349.397736</text:p>
          </table:table-cell>
          <table:table-cell office:value-type="float" office:value="12.324656" calcext:value-type="float">
            <text:p>12.324656</text:p>
          </table:table-cell>
          <table:table-cell table:formula="of:=[.C737]-[.C736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1000" calcext:value-type="float">
            <text:p>91000</text:p>
          </table:table-cell>
          <table:table-cell office:value-type="float" office:value="349.378174" calcext:value-type="float">
            <text:p>349.378174</text:p>
          </table:table-cell>
          <table:table-cell office:value-type="float" office:value="349.145447" calcext:value-type="float">
            <text:p>349.145447</text:p>
          </table:table-cell>
          <table:table-cell office:value-type="float" office:value="12.315757" calcext:value-type="float">
            <text:p>12.315757</text:p>
          </table:table-cell>
          <table:table-cell table:formula="of:=[.C738]-[.C737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1113" calcext:value-type="float">
            <text:p>91113</text:p>
          </table:table-cell>
          <table:table-cell office:value-type="float" office:value="349.33725" calcext:value-type="float">
            <text:p>349.33725</text:p>
          </table:table-cell>
          <table:table-cell office:value-type="float" office:value="349.315918" calcext:value-type="float">
            <text:p>349.315918</text:p>
          </table:table-cell>
          <table:table-cell office:value-type="float" office:value="12.32177" calcext:value-type="float">
            <text:p>12.32177</text:p>
          </table:table-cell>
          <table:table-cell table:formula="of:=[.C739]-[.C738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1227" calcext:value-type="float">
            <text:p>91227</text:p>
          </table:table-cell>
          <table:table-cell office:value-type="float" office:value="349.352722" calcext:value-type="float">
            <text:p>349.352722</text:p>
          </table:table-cell>
          <table:table-cell office:value-type="float" office:value="349.386353" calcext:value-type="float">
            <text:p>349.386353</text:p>
          </table:table-cell>
          <table:table-cell office:value-type="float" office:value="12.324254" calcext:value-type="float">
            <text:p>12.324254</text:p>
          </table:table-cell>
          <table:table-cell table:formula="of:=[.C740]-[.C739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1341" calcext:value-type="float">
            <text:p>91341</text:p>
          </table:table-cell>
          <table:table-cell office:value-type="float" office:value="349.320435" calcext:value-type="float">
            <text:p>349.320435</text:p>
          </table:table-cell>
          <table:table-cell office:value-type="float" office:value="349.356812" calcext:value-type="float">
            <text:p>349.356812</text:p>
          </table:table-cell>
          <table:table-cell office:value-type="float" office:value="12.323213" calcext:value-type="float">
            <text:p>12.323213</text:p>
          </table:table-cell>
          <table:table-cell table:formula="of:=[.C741]-[.C740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1455" calcext:value-type="float">
            <text:p>91455</text:p>
          </table:table-cell>
          <table:table-cell office:value-type="float" office:value="349.314087" calcext:value-type="float">
            <text:p>349.314087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12.323533" calcext:value-type="float">
            <text:p>12.323533</text:p>
          </table:table-cell>
          <table:table-cell table:formula="of:=[.C742]-[.C741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1569" calcext:value-type="float">
            <text:p>91569</text:p>
          </table:table-cell>
          <table:table-cell office:value-type="float" office:value="349.374542" calcext:value-type="float">
            <text:p>349.374542</text:p>
          </table:table-cell>
          <table:table-cell office:value-type="float" office:value="349.447723" calcext:value-type="float">
            <text:p>349.447723</text:p>
          </table:table-cell>
          <table:table-cell office:value-type="float" office:value="12.326419" calcext:value-type="float">
            <text:p>12.326419</text:p>
          </table:table-cell>
          <table:table-cell table:formula="of:=[.C743]-[.C742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1683" calcext:value-type="float">
            <text:p>91683</text:p>
          </table:table-cell>
          <table:table-cell office:value-type="float" office:value="349.389984" calcext:value-type="float">
            <text:p>349.389984</text:p>
          </table:table-cell>
          <table:table-cell office:value-type="float" office:value="349.393188" calcext:value-type="float">
            <text:p>349.393188</text:p>
          </table:table-cell>
          <table:table-cell office:value-type="float" office:value="12.324495" calcext:value-type="float">
            <text:p>12.324495</text:p>
          </table:table-cell>
          <table:table-cell table:formula="of:=[.C744]-[.C743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1796" calcext:value-type="float">
            <text:p>91796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349.356812" calcext:value-type="float">
            <text:p>349.356812</text:p>
          </table:table-cell>
          <table:table-cell office:value-type="float" office:value="12.323213" calcext:value-type="float">
            <text:p>12.323213</text:p>
          </table:table-cell>
          <table:table-cell table:formula="of:=[.C745]-[.C744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1910" calcext:value-type="float">
            <text:p>91910</text:p>
          </table:table-cell>
          <table:table-cell office:value-type="float" office:value="349.36499" calcext:value-type="float">
            <text:p>349.36499</text:p>
          </table:table-cell>
          <table:table-cell office:value-type="float" office:value="349.261353" calcext:value-type="float">
            <text:p>349.261353</text:p>
          </table:table-cell>
          <table:table-cell office:value-type="float" office:value="12.319845" calcext:value-type="float">
            <text:p>12.319845</text:p>
          </table:table-cell>
          <table:table-cell table:formula="of:=[.C746]-[.C745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2024" calcext:value-type="float">
            <text:p>92024</text:p>
          </table:table-cell>
          <table:table-cell office:value-type="float" office:value="349.375458" calcext:value-type="float">
            <text:p>349.375458</text:p>
          </table:table-cell>
          <table:table-cell office:value-type="float" office:value="349.418182" calcext:value-type="float">
            <text:p>349.418182</text:p>
          </table:table-cell>
          <table:table-cell office:value-type="float" office:value="12.325377" calcext:value-type="float">
            <text:p>12.325377</text:p>
          </table:table-cell>
          <table:table-cell table:formula="of:=[.C747]-[.C746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2138" calcext:value-type="float">
            <text:p>92138</text:p>
          </table:table-cell>
          <table:table-cell office:value-type="float" office:value="349.346832" calcext:value-type="float">
            <text:p>349.346832</text:p>
          </table:table-cell>
          <table:table-cell office:value-type="float" office:value="349.304535" calcext:value-type="float">
            <text:p>349.304535</text:p>
          </table:table-cell>
          <table:table-cell office:value-type="float" office:value="12.321368" calcext:value-type="float">
            <text:p>12.321368</text:p>
          </table:table-cell>
          <table:table-cell table:formula="of:=[.C748]-[.C747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2252" calcext:value-type="float">
            <text:p>92252</text:p>
          </table:table-cell>
          <table:table-cell office:value-type="float" office:value="349.341827" calcext:value-type="float">
            <text:p>349.341827</text:p>
          </table:table-cell>
          <table:table-cell office:value-type="float" office:value="349.368195" calcext:value-type="float">
            <text:p>349.368195</text:p>
          </table:table-cell>
          <table:table-cell office:value-type="float" office:value="12.323614" calcext:value-type="float">
            <text:p>12.323614</text:p>
          </table:table-cell>
          <table:table-cell table:formula="of:=[.C749]-[.C748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2366" calcext:value-type="float">
            <text:p>92366</text:p>
          </table:table-cell>
          <table:table-cell office:value-type="float" office:value="349.364075" calcext:value-type="float">
            <text:p>349.364075</text:p>
          </table:table-cell>
          <table:table-cell office:value-type="float" office:value="349.46817" calcext:value-type="float">
            <text:p>349.46817</text:p>
          </table:table-cell>
          <table:table-cell office:value-type="float" office:value="12.32714" calcext:value-type="float">
            <text:p>12.32714</text:p>
          </table:table-cell>
          <table:table-cell table:formula="of:=[.C750]-[.C749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2479" calcext:value-type="float">
            <text:p>92479</text:p>
          </table:table-cell>
          <table:table-cell office:value-type="float" office:value="349.358185" calcext:value-type="float">
            <text:p>349.358185</text:p>
          </table:table-cell>
          <table:table-cell office:value-type="float" office:value="349.231812" calcext:value-type="float">
            <text:p>349.231812</text:p>
          </table:table-cell>
          <table:table-cell office:value-type="float" office:value="12.318803" calcext:value-type="float">
            <text:p>12.318803</text:p>
          </table:table-cell>
          <table:table-cell table:formula="of:=[.C751]-[.C750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2593" calcext:value-type="float">
            <text:p>92593</text:p>
          </table:table-cell>
          <table:table-cell office:value-type="float" office:value="349.332245" calcext:value-type="float">
            <text:p>349.332245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12.320807" calcext:value-type="float">
            <text:p>12.320807</text:p>
          </table:table-cell>
          <table:table-cell table:formula="of:=[.C752]-[.C751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2707" calcext:value-type="float">
            <text:p>92707</text:p>
          </table:table-cell>
          <table:table-cell office:value-type="float" office:value="349.325439" calcext:value-type="float">
            <text:p>349.325439</text:p>
          </table:table-cell>
          <table:table-cell office:value-type="float" office:value="349.270447" calcext:value-type="float">
            <text:p>349.270447</text:p>
          </table:table-cell>
          <table:table-cell office:value-type="float" office:value="12.320166" calcext:value-type="float">
            <text:p>12.320166</text:p>
          </table:table-cell>
          <table:table-cell table:formula="of:=[.C753]-[.C752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2821" calcext:value-type="float">
            <text:p>92821</text:p>
          </table:table-cell>
          <table:table-cell office:value-type="float" office:value="349.33725" calcext:value-type="float">
            <text:p>349.33725</text:p>
          </table:table-cell>
          <table:table-cell office:value-type="float" office:value="349.427277" calcext:value-type="float">
            <text:p>349.427277</text:p>
          </table:table-cell>
          <table:table-cell office:value-type="float" office:value="12.325698" calcext:value-type="float">
            <text:p>12.325698</text:p>
          </table:table-cell>
          <table:table-cell table:formula="of:=[.C754]-[.C753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2935" calcext:value-type="float">
            <text:p>92935</text:p>
          </table:table-cell>
          <table:table-cell office:value-type="float" office:value="349.33136" calcext:value-type="float">
            <text:p>349.33136</text:p>
          </table:table-cell>
          <table:table-cell office:value-type="float" office:value="349.438629" calcext:value-type="float">
            <text:p>349.438629</text:p>
          </table:table-cell>
          <table:table-cell office:value-type="float" office:value="12.326098" calcext:value-type="float">
            <text:p>12.326098</text:p>
          </table:table-cell>
          <table:table-cell table:formula="of:=[.C755]-[.C754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3049" calcext:value-type="float">
            <text:p>93049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349.268188" calcext:value-type="float">
            <text:p>349.268188</text:p>
          </table:table-cell>
          <table:table-cell office:value-type="float" office:value="12.320086" calcext:value-type="float">
            <text:p>12.320086</text:p>
          </table:table-cell>
          <table:table-cell table:formula="of:=[.C756]-[.C755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3162" calcext:value-type="float">
            <text:p>93162</text:p>
          </table:table-cell>
          <table:table-cell office:value-type="float" office:value="349.332703" calcext:value-type="float">
            <text:p>349.332703</text:p>
          </table:table-cell>
          <table:table-cell office:value-type="float" office:value="349.259094" calcext:value-type="float">
            <text:p>349.259094</text:p>
          </table:table-cell>
          <table:table-cell office:value-type="float" office:value="12.319765" calcext:value-type="float">
            <text:p>12.319765</text:p>
          </table:table-cell>
          <table:table-cell table:formula="of:=[.C757]-[.C756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3276" calcext:value-type="float">
            <text:p>93276</text:p>
          </table:table-cell>
          <table:table-cell office:value-type="float" office:value="349.329529" calcext:value-type="float">
            <text:p>349.329529</text:p>
          </table:table-cell>
          <table:table-cell office:value-type="float" office:value="349.254547" calcext:value-type="float">
            <text:p>349.254547</text:p>
          </table:table-cell>
          <table:table-cell office:value-type="float" office:value="12.319605" calcext:value-type="float">
            <text:p>12.319605</text:p>
          </table:table-cell>
          <table:table-cell table:formula="of:=[.C758]-[.C757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3390" calcext:value-type="float">
            <text:p>93390</text:p>
          </table:table-cell>
          <table:table-cell office:value-type="float" office:value="349.288177" calcext:value-type="float">
            <text:p>349.288177</text:p>
          </table:table-cell>
          <table:table-cell office:value-type="float" office:value="349.220459" calcext:value-type="float">
            <text:p>349.220459</text:p>
          </table:table-cell>
          <table:table-cell office:value-type="float" office:value="12.318402" calcext:value-type="float">
            <text:p>12.318402</text:p>
          </table:table-cell>
          <table:table-cell table:formula="of:=[.C759]-[.C758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3504" calcext:value-type="float">
            <text:p>93504</text:p>
          </table:table-cell>
          <table:table-cell office:value-type="float" office:value="349.26593" calcext:value-type="float">
            <text:p>349.26593</text:p>
          </table:table-cell>
          <table:table-cell office:value-type="float" office:value="349.327271" calcext:value-type="float">
            <text:p>349.327271</text:p>
          </table:table-cell>
          <table:table-cell office:value-type="float" office:value="12.32217" calcext:value-type="float">
            <text:p>12.32217</text:p>
          </table:table-cell>
          <table:table-cell table:formula="of:=[.C760]-[.C759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3618" calcext:value-type="float">
            <text:p>93618</text:p>
          </table:table-cell>
          <table:table-cell office:value-type="float" office:value="349.273163" calcext:value-type="float">
            <text:p>349.273163</text:p>
          </table:table-cell>
          <table:table-cell office:value-type="float" office:value="349.304535" calcext:value-type="float">
            <text:p>349.304535</text:p>
          </table:table-cell>
          <table:table-cell office:value-type="float" office:value="12.321368" calcext:value-type="float">
            <text:p>12.321368</text:p>
          </table:table-cell>
          <table:table-cell table:formula="of:=[.C761]-[.C760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3732" calcext:value-type="float">
            <text:p>93732</text:p>
          </table:table-cell>
          <table:table-cell office:value-type="float" office:value="349.264099" calcext:value-type="float">
            <text:p>349.264099</text:p>
          </table:table-cell>
          <table:table-cell office:value-type="float" office:value="349.213623" calcext:value-type="float">
            <text:p>349.213623</text:p>
          </table:table-cell>
          <table:table-cell office:value-type="float" office:value="12.318161" calcext:value-type="float">
            <text:p>12.318161</text:p>
          </table:table-cell>
          <table:table-cell table:formula="of:=[.C762]-[.C761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3845" calcext:value-type="float">
            <text:p>93845</text:p>
          </table:table-cell>
          <table:table-cell office:value-type="float" office:value="349.270447" calcext:value-type="float">
            <text:p>349.270447</text:p>
          </table:table-cell>
          <table:table-cell office:value-type="float" office:value="349.286377" calcext:value-type="float">
            <text:p>349.286377</text:p>
          </table:table-cell>
          <table:table-cell office:value-type="float" office:value="12.320727" calcext:value-type="float">
            <text:p>12.320727</text:p>
          </table:table-cell>
          <table:table-cell table:formula="of:=[.C763]-[.C762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3959" calcext:value-type="float">
            <text:p>93959</text:p>
          </table:table-cell>
          <table:table-cell office:value-type="float" office:value="349.276367" calcext:value-type="float">
            <text:p>349.276367</text:p>
          </table:table-cell>
          <table:table-cell office:value-type="float" office:value="349.25" calcext:value-type="float">
            <text:p>349.25</text:p>
          </table:table-cell>
          <table:table-cell office:value-type="float" office:value="12.319445" calcext:value-type="float">
            <text:p>12.319445</text:p>
          </table:table-cell>
          <table:table-cell table:formula="of:=[.C764]-[.C763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4073" calcext:value-type="float">
            <text:p>94073</text:p>
          </table:table-cell>
          <table:table-cell office:value-type="float" office:value="349.293182" calcext:value-type="float">
            <text:p>349.293182</text:p>
          </table:table-cell>
          <table:table-cell office:value-type="float" office:value="349.411377" calcext:value-type="float">
            <text:p>349.411377</text:p>
          </table:table-cell>
          <table:table-cell office:value-type="float" office:value="12.325137" calcext:value-type="float">
            <text:p>12.325137</text:p>
          </table:table-cell>
          <table:table-cell table:formula="of:=[.C765]-[.C764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4187" calcext:value-type="float">
            <text:p>94187</text:p>
          </table:table-cell>
          <table:table-cell office:value-type="float" office:value="349.312286" calcext:value-type="float">
            <text:p>349.312286</text:p>
          </table:table-cell>
          <table:table-cell office:value-type="float" office:value="349.399994" calcext:value-type="float">
            <text:p>349.399994</text:p>
          </table:table-cell>
          <table:table-cell office:value-type="float" office:value="12.324736" calcext:value-type="float">
            <text:p>12.324736</text:p>
          </table:table-cell>
          <table:table-cell table:formula="of:=[.C766]-[.C765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4301" calcext:value-type="float">
            <text:p>94301</text:p>
          </table:table-cell>
          <table:table-cell office:value-type="float" office:value="349.33728" calcext:value-type="float">
            <text:p>349.33728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12.322571" calcext:value-type="float">
            <text:p>12.322571</text:p>
          </table:table-cell>
          <table:table-cell table:formula="of:=[.C767]-[.C766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4414" calcext:value-type="float">
            <text:p>94414</text:p>
          </table:table-cell>
          <table:table-cell office:value-type="float" office:value="349.357269" calcext:value-type="float">
            <text:p>349.357269</text:p>
          </table:table-cell>
          <table:table-cell office:value-type="float" office:value="349.386353" calcext:value-type="float">
            <text:p>349.386353</text:p>
          </table:table-cell>
          <table:table-cell office:value-type="float" office:value="12.324254" calcext:value-type="float">
            <text:p>12.324254</text:p>
          </table:table-cell>
          <table:table-cell table:formula="of:=[.C768]-[.C767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4528" calcext:value-type="float">
            <text:p>94528</text:p>
          </table:table-cell>
          <table:table-cell office:value-type="float" office:value="349.370911" calcext:value-type="float">
            <text:p>349.370911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12.32185" calcext:value-type="float">
            <text:p>12.32185</text:p>
          </table:table-cell>
          <table:table-cell table:formula="of:=[.C769]-[.C768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4642" calcext:value-type="float">
            <text:p>94642</text:p>
          </table:table-cell>
          <table:table-cell office:value-type="float" office:value="349.362732" calcext:value-type="float">
            <text:p>349.362732</text:p>
          </table:table-cell>
          <table:table-cell office:value-type="float" office:value="349.370453" calcext:value-type="float">
            <text:p>349.370453</text:p>
          </table:table-cell>
          <table:table-cell office:value-type="float" office:value="12.323693" calcext:value-type="float">
            <text:p>12.323693</text:p>
          </table:table-cell>
          <table:table-cell table:formula="of:=[.C770]-[.C769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4756" calcext:value-type="float">
            <text:p>94756</text:p>
          </table:table-cell>
          <table:table-cell office:value-type="float" office:value="349.332733" calcext:value-type="float">
            <text:p>349.332733</text:p>
          </table:table-cell>
          <table:table-cell office:value-type="float" office:value="349.25" calcext:value-type="float">
            <text:p>349.25</text:p>
          </table:table-cell>
          <table:table-cell office:value-type="float" office:value="12.319445" calcext:value-type="float">
            <text:p>12.319445</text:p>
          </table:table-cell>
          <table:table-cell table:formula="of:=[.C771]-[.C770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4870" calcext:value-type="float">
            <text:p>94870</text:p>
          </table:table-cell>
          <table:table-cell office:value-type="float" office:value="349.32547" calcext:value-type="float">
            <text:p>349.32547</text:p>
          </table:table-cell>
          <table:table-cell office:value-type="float" office:value="349.302277" calcext:value-type="float">
            <text:p>349.302277</text:p>
          </table:table-cell>
          <table:table-cell office:value-type="float" office:value="12.321288" calcext:value-type="float">
            <text:p>12.321288</text:p>
          </table:table-cell>
          <table:table-cell table:formula="of:=[.C772]-[.C771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4984" calcext:value-type="float">
            <text:p>94984</text:p>
          </table:table-cell>
          <table:table-cell office:value-type="float" office:value="349.292694" calcext:value-type="float">
            <text:p>349.292694</text:p>
          </table:table-cell>
          <table:table-cell office:value-type="float" office:value="349.222717" calcext:value-type="float">
            <text:p>349.222717</text:p>
          </table:table-cell>
          <table:table-cell office:value-type="float" office:value="12.318482" calcext:value-type="float">
            <text:p>12.318482</text:p>
          </table:table-cell>
          <table:table-cell table:formula="of:=[.C773]-[.C772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5098" calcext:value-type="float">
            <text:p>95098</text:p>
          </table:table-cell>
          <table:table-cell office:value-type="float" office:value="349.295898" calcext:value-type="float">
            <text:p>349.295898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12.322411" calcext:value-type="float">
            <text:p>12.322411</text:p>
          </table:table-cell>
          <table:table-cell table:formula="of:=[.C774]-[.C773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5211" calcext:value-type="float">
            <text:p>95211</text:p>
          </table:table-cell>
          <table:table-cell office:value-type="float" office:value="349.28952" calcext:value-type="float">
            <text:p>349.28952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12.322571" calcext:value-type="float">
            <text:p>12.322571</text:p>
          </table:table-cell>
          <table:table-cell table:formula="of:=[.C775]-[.C774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5325" calcext:value-type="float">
            <text:p>95325</text:p>
          </table:table-cell>
          <table:table-cell office:value-type="float" office:value="349.327698" calcext:value-type="float">
            <text:p>349.327698</text:p>
          </table:table-cell>
          <table:table-cell office:value-type="float" office:value="349.440918" calcext:value-type="float">
            <text:p>349.440918</text:p>
          </table:table-cell>
          <table:table-cell office:value-type="float" office:value="12.326179" calcext:value-type="float">
            <text:p>12.326179</text:p>
          </table:table-cell>
          <table:table-cell table:formula="of:=[.C776]-[.C775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5439" calcext:value-type="float">
            <text:p>95439</text:p>
          </table:table-cell>
          <table:table-cell office:value-type="float" office:value="349.337708" calcext:value-type="float">
            <text:p>349.337708</text:p>
          </table:table-cell>
          <table:table-cell office:value-type="float" office:value="349.352264" calcext:value-type="float">
            <text:p>349.352264</text:p>
          </table:table-cell>
          <table:table-cell office:value-type="float" office:value="12.323051" calcext:value-type="float">
            <text:p>12.323051</text:p>
          </table:table-cell>
          <table:table-cell table:formula="of:=[.C777]-[.C776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5553" calcext:value-type="float">
            <text:p>95553</text:p>
          </table:table-cell>
          <table:table-cell office:value-type="float" office:value="349.349091" calcext:value-type="float">
            <text:p>349.349091</text:p>
          </table:table-cell>
          <table:table-cell office:value-type="float" office:value="349.279541" calcext:value-type="float">
            <text:p>349.279541</text:p>
          </table:table-cell>
          <table:table-cell office:value-type="float" office:value="12.320486" calcext:value-type="float">
            <text:p>12.320486</text:p>
          </table:table-cell>
          <table:table-cell table:formula="of:=[.C778]-[.C777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5667" calcext:value-type="float">
            <text:p>95667</text:p>
          </table:table-cell>
          <table:table-cell office:value-type="float" office:value="349.376373" calcext:value-type="float">
            <text:p>349.376373</text:p>
          </table:table-cell>
          <table:table-cell office:value-type="float" office:value="349.470459" calcext:value-type="float">
            <text:p>349.470459</text:p>
          </table:table-cell>
          <table:table-cell office:value-type="float" office:value="12.327221" calcext:value-type="float">
            <text:p>12.327221</text:p>
          </table:table-cell>
          <table:table-cell table:formula="of:=[.C779]-[.C778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5780" calcext:value-type="float">
            <text:p>95780</text:p>
          </table:table-cell>
          <table:table-cell office:value-type="float" office:value="349.381378" calcext:value-type="float">
            <text:p>349.381378</text:p>
          </table:table-cell>
          <table:table-cell office:value-type="float" office:value="349.363647" calcext:value-type="float">
            <text:p>349.363647</text:p>
          </table:table-cell>
          <table:table-cell office:value-type="float" office:value="12.323453" calcext:value-type="float">
            <text:p>12.323453</text:p>
          </table:table-cell>
          <table:table-cell table:formula="of:=[.C780]-[.C779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5894" calcext:value-type="float">
            <text:p>95894</text:p>
          </table:table-cell>
          <table:table-cell office:value-type="float" office:value="349.360443" calcext:value-type="float">
            <text:p>349.360443</text:p>
          </table:table-cell>
          <table:table-cell office:value-type="float" office:value="349.336365" calcext:value-type="float">
            <text:p>349.336365</text:p>
          </table:table-cell>
          <table:table-cell office:value-type="float" office:value="12.322491" calcext:value-type="float">
            <text:p>12.322491</text:p>
          </table:table-cell>
          <table:table-cell table:formula="of:=[.C781]-[.C780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6008" calcext:value-type="float">
            <text:p>96008</text:p>
          </table:table-cell>
          <table:table-cell office:value-type="float" office:value="349.367249" calcext:value-type="float">
            <text:p>349.367249</text:p>
          </table:table-cell>
          <table:table-cell office:value-type="float" office:value="349.386353" calcext:value-type="float">
            <text:p>349.386353</text:p>
          </table:table-cell>
          <table:table-cell office:value-type="float" office:value="12.324254" calcext:value-type="float">
            <text:p>12.324254</text:p>
          </table:table-cell>
          <table:table-cell table:formula="of:=[.C782]-[.C781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6122" calcext:value-type="float">
            <text:p>96122</text:p>
          </table:table-cell>
          <table:table-cell office:value-type="float" office:value="349.405914" calcext:value-type="float">
            <text:p>349.405914</text:p>
          </table:table-cell>
          <table:table-cell office:value-type="float" office:value="349.472717" calcext:value-type="float">
            <text:p>349.472717</text:p>
          </table:table-cell>
          <table:table-cell office:value-type="float" office:value="12.327301" calcext:value-type="float">
            <text:p>12.327301</text:p>
          </table:table-cell>
          <table:table-cell table:formula="of:=[.C783]-[.C782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6236" calcext:value-type="float">
            <text:p>96236</text:p>
          </table:table-cell>
          <table:table-cell office:value-type="float" office:value="349.382263" calcext:value-type="float">
            <text:p>349.382263</text:p>
          </table:table-cell>
          <table:table-cell office:value-type="float" office:value="349.352264" calcext:value-type="float">
            <text:p>349.352264</text:p>
          </table:table-cell>
          <table:table-cell office:value-type="float" office:value="12.323051" calcext:value-type="float">
            <text:p>12.323051</text:p>
          </table:table-cell>
          <table:table-cell table:formula="of:=[.C784]-[.C783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6350" calcext:value-type="float">
            <text:p>96350</text:p>
          </table:table-cell>
          <table:table-cell office:value-type="float" office:value="349.374084" calcext:value-type="float">
            <text:p>349.374084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12.32201" calcext:value-type="float">
            <text:p>12.32201</text:p>
          </table:table-cell>
          <table:table-cell table:formula="of:=[.C785]-[.C784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6463" calcext:value-type="float">
            <text:p>96463</text:p>
          </table:table-cell>
          <table:table-cell office:value-type="float" office:value="349.392273" calcext:value-type="float">
            <text:p>349.392273</text:p>
          </table:table-cell>
          <table:table-cell office:value-type="float" office:value="349.427277" calcext:value-type="float">
            <text:p>349.427277</text:p>
          </table:table-cell>
          <table:table-cell office:value-type="float" office:value="12.325698" calcext:value-type="float">
            <text:p>12.325698</text:p>
          </table:table-cell>
          <table:table-cell table:formula="of:=[.C786]-[.C785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6577" calcext:value-type="float">
            <text:p>96577</text:p>
          </table:table-cell>
          <table:table-cell office:value-type="float" office:value="349.395447" calcext:value-type="float">
            <text:p>349.395447</text:p>
          </table:table-cell>
          <table:table-cell office:value-type="float" office:value="349.402283" calcext:value-type="float">
            <text:p>349.402283</text:p>
          </table:table-cell>
          <table:table-cell office:value-type="float" office:value="12.324816" calcext:value-type="float">
            <text:p>12.324816</text:p>
          </table:table-cell>
          <table:table-cell table:formula="of:=[.C787]-[.C786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6691" calcext:value-type="float">
            <text:p>96691</text:p>
          </table:table-cell>
          <table:table-cell office:value-type="float" office:value="349.377747" calcext:value-type="float">
            <text:p>349.377747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12.324175" calcext:value-type="float">
            <text:p>12.324175</text:p>
          </table:table-cell>
          <table:table-cell table:formula="of:=[.C788]-[.C787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6805" calcext:value-type="float">
            <text:p>96805</text:p>
          </table:table-cell>
          <table:table-cell office:value-type="float" office:value="349.38501" calcext:value-type="float">
            <text:p>349.38501</text:p>
          </table:table-cell>
          <table:table-cell office:value-type="float" office:value="349.388641" calcext:value-type="float">
            <text:p>349.388641</text:p>
          </table:table-cell>
          <table:table-cell office:value-type="float" office:value="12.324335" calcext:value-type="float">
            <text:p>12.324335</text:p>
          </table:table-cell>
          <table:table-cell table:formula="of:=[.C789]-[.C788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6919" calcext:value-type="float">
            <text:p>96919</text:p>
          </table:table-cell>
          <table:table-cell office:value-type="float" office:value="349.390442" calcext:value-type="float">
            <text:p>349.390442</text:p>
          </table:table-cell>
          <table:table-cell office:value-type="float" office:value="349.350006" calcext:value-type="float">
            <text:p>349.350006</text:p>
          </table:table-cell>
          <table:table-cell office:value-type="float" office:value="12.322972" calcext:value-type="float">
            <text:p>12.322972</text:p>
          </table:table-cell>
          <table:table-cell table:formula="of:=[.C790]-[.C789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7033" calcext:value-type="float">
            <text:p>97033</text:p>
          </table:table-cell>
          <table:table-cell office:value-type="float" office:value="349.354065" calcext:value-type="float">
            <text:p>349.354065</text:p>
          </table:table-cell>
          <table:table-cell office:value-type="float" office:value="349.245453" calcext:value-type="float">
            <text:p>349.245453</text:p>
          </table:table-cell>
          <table:table-cell office:value-type="float" office:value="12.319284" calcext:value-type="float">
            <text:p>12.319284</text:p>
          </table:table-cell>
          <table:table-cell table:formula="of:=[.C791]-[.C790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7146" calcext:value-type="float">
            <text:p>97146</text:p>
          </table:table-cell>
          <table:table-cell office:value-type="float" office:value="349.332275" calcext:value-type="float">
            <text:p>349.332275</text:p>
          </table:table-cell>
          <table:table-cell office:value-type="float" office:value="349.293182" calcext:value-type="float">
            <text:p>349.293182</text:p>
          </table:table-cell>
          <table:table-cell office:value-type="float" office:value="12.320968" calcext:value-type="float">
            <text:p>12.320968</text:p>
          </table:table-cell>
          <table:table-cell table:formula="of:=[.C792]-[.C791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7260" calcext:value-type="float">
            <text:p>97260</text:p>
          </table:table-cell>
          <table:table-cell office:value-type="float" office:value="349.339539" calcext:value-type="float">
            <text:p>349.339539</text:p>
          </table:table-cell>
          <table:table-cell office:value-type="float" office:value="349.420441" calcext:value-type="float">
            <text:p>349.420441</text:p>
          </table:table-cell>
          <table:table-cell office:value-type="float" office:value="12.325457" calcext:value-type="float">
            <text:p>12.325457</text:p>
          </table:table-cell>
          <table:table-cell table:formula="of:=[.C793]-[.C792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7374" calcext:value-type="float">
            <text:p>97374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349.361359" calcext:value-type="float">
            <text:p>349.361359</text:p>
          </table:table-cell>
          <table:table-cell office:value-type="float" office:value="12.323373" calcext:value-type="float">
            <text:p>12.323373</text:p>
          </table:table-cell>
          <table:table-cell table:formula="of:=[.C794]-[.C793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7488" calcext:value-type="float">
            <text:p>97488</text:p>
          </table:table-cell>
          <table:table-cell office:value-type="float" office:value="349.329102" calcext:value-type="float">
            <text:p>349.329102</text:p>
          </table:table-cell>
          <table:table-cell office:value-type="float" office:value="349.325012" calcext:value-type="float">
            <text:p>349.325012</text:p>
          </table:table-cell>
          <table:table-cell office:value-type="float" office:value="12.32209" calcext:value-type="float">
            <text:p>12.32209</text:p>
          </table:table-cell>
          <table:table-cell table:formula="of:=[.C795]-[.C794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7602" calcext:value-type="float">
            <text:p>97602</text:p>
          </table:table-cell>
          <table:table-cell office:value-type="float" office:value="349.336823" calcext:value-type="float">
            <text:p>349.336823</text:p>
          </table:table-cell>
          <table:table-cell office:value-type="float" office:value="349.284088" calcext:value-type="float">
            <text:p>349.284088</text:p>
          </table:table-cell>
          <table:table-cell office:value-type="float" office:value="12.320647" calcext:value-type="float">
            <text:p>12.320647</text:p>
          </table:table-cell>
          <table:table-cell table:formula="of:=[.C796]-[.C795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7716" calcext:value-type="float">
            <text:p>97716</text:p>
          </table:table-cell>
          <table:table-cell office:value-type="float" office:value="349.357727" calcext:value-type="float">
            <text:p>349.357727</text:p>
          </table:table-cell>
          <table:table-cell office:value-type="float" office:value="349.397736" calcext:value-type="float">
            <text:p>349.397736</text:p>
          </table:table-cell>
          <table:table-cell office:value-type="float" office:value="12.324656" calcext:value-type="float">
            <text:p>12.324656</text:p>
          </table:table-cell>
          <table:table-cell table:formula="of:=[.C797]-[.C796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7829" calcext:value-type="float">
            <text:p>97829</text:p>
          </table:table-cell>
          <table:table-cell office:value-type="float" office:value="349.342285" calcext:value-type="float">
            <text:p>349.342285</text:p>
          </table:table-cell>
          <table:table-cell office:value-type="float" office:value="349.34317" calcext:value-type="float">
            <text:p>349.34317</text:p>
          </table:table-cell>
          <table:table-cell office:value-type="float" office:value="12.322731" calcext:value-type="float">
            <text:p>12.322731</text:p>
          </table:table-cell>
          <table:table-cell table:formula="of:=[.C798]-[.C797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7943" calcext:value-type="float">
            <text:p>97943</text:p>
          </table:table-cell>
          <table:table-cell office:value-type="float" office:value="349.338196" calcext:value-type="float">
            <text:p>349.338196</text:p>
          </table:table-cell>
          <table:table-cell office:value-type="float" office:value="349.340912" calcext:value-type="float">
            <text:p>349.340912</text:p>
          </table:table-cell>
          <table:table-cell office:value-type="float" office:value="12.322651" calcext:value-type="float">
            <text:p>12.322651</text:p>
          </table:table-cell>
          <table:table-cell table:formula="of:=[.C799]-[.C798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8057" calcext:value-type="float">
            <text:p>98057</text:p>
          </table:table-cell>
          <table:table-cell office:value-type="float" office:value="349.332733" calcext:value-type="float">
            <text:p>349.332733</text:p>
          </table:table-cell>
          <table:table-cell office:value-type="float" office:value="349.297729" calcext:value-type="float">
            <text:p>349.297729</text:p>
          </table:table-cell>
          <table:table-cell office:value-type="float" office:value="12.321128" calcext:value-type="float">
            <text:p>12.321128</text:p>
          </table:table-cell>
          <table:table-cell table:formula="of:=[.C800]-[.C799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8171" calcext:value-type="float">
            <text:p>98171</text:p>
          </table:table-cell>
          <table:table-cell office:value-type="float" office:value="349.340454" calcext:value-type="float">
            <text:p>349.340454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12.32201" calcext:value-type="float">
            <text:p>12.32201</text:p>
          </table:table-cell>
          <table:table-cell table:formula="of:=[.C801]-[.C800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8285" calcext:value-type="float">
            <text:p>98285</text:p>
          </table:table-cell>
          <table:table-cell office:value-type="float" office:value="349.324097" calcext:value-type="float">
            <text:p>349.324097</text:p>
          </table:table-cell>
          <table:table-cell office:value-type="float" office:value="349.315918" calcext:value-type="float">
            <text:p>349.315918</text:p>
          </table:table-cell>
          <table:table-cell office:value-type="float" office:value="12.32177" calcext:value-type="float">
            <text:p>12.32177</text:p>
          </table:table-cell>
          <table:table-cell table:formula="of:=[.C802]-[.C801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8399" calcext:value-type="float">
            <text:p>98399</text:p>
          </table:table-cell>
          <table:table-cell office:value-type="float" office:value="349.345032" calcext:value-type="float">
            <text:p>349.345032</text:p>
          </table:table-cell>
          <table:table-cell office:value-type="float" office:value="349.447723" calcext:value-type="float">
            <text:p>349.447723</text:p>
          </table:table-cell>
          <table:table-cell office:value-type="float" office:value="12.326419" calcext:value-type="float">
            <text:p>12.326419</text:p>
          </table:table-cell>
          <table:table-cell table:formula="of:=[.C803]-[.C802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8512" calcext:value-type="float">
            <text:p>98512</text:p>
          </table:table-cell>
          <table:table-cell office:value-type="float" office:value="349.332306" calcext:value-type="float">
            <text:p>349.332306</text:p>
          </table:table-cell>
          <table:table-cell office:value-type="float" office:value="349.277283" calcext:value-type="float">
            <text:p>349.277283</text:p>
          </table:table-cell>
          <table:table-cell office:value-type="float" office:value="12.320407" calcext:value-type="float">
            <text:p>12.320407</text:p>
          </table:table-cell>
          <table:table-cell table:formula="of:=[.C804]-[.C803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8626" calcext:value-type="float">
            <text:p>98626</text:p>
          </table:table-cell>
          <table:table-cell office:value-type="float" office:value="349.330017" calcext:value-type="float">
            <text:p>349.330017</text:p>
          </table:table-cell>
          <table:table-cell office:value-type="float" office:value="349.286377" calcext:value-type="float">
            <text:p>349.286377</text:p>
          </table:table-cell>
          <table:table-cell office:value-type="float" office:value="12.320727" calcext:value-type="float">
            <text:p>12.320727</text:p>
          </table:table-cell>
          <table:table-cell table:formula="of:=[.C805]-[.C804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8740" calcext:value-type="float">
            <text:p>98740</text:p>
          </table:table-cell>
          <table:table-cell office:value-type="float" office:value="349.30957" calcext:value-type="float">
            <text:p>349.30957</text:p>
          </table:table-cell>
          <table:table-cell office:value-type="float" office:value="349.220459" calcext:value-type="float">
            <text:p>349.220459</text:p>
          </table:table-cell>
          <table:table-cell office:value-type="float" office:value="12.318402" calcext:value-type="float">
            <text:p>12.318402</text:p>
          </table:table-cell>
          <table:table-cell table:formula="of:=[.C806]-[.C805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8854" calcext:value-type="float">
            <text:p>98854</text:p>
          </table:table-cell>
          <table:table-cell office:value-type="float" office:value="349.308655" calcext:value-type="float">
            <text:p>349.308655</text:p>
          </table:table-cell>
          <table:table-cell office:value-type="float" office:value="349.311371" calcext:value-type="float">
            <text:p>349.311371</text:p>
          </table:table-cell>
          <table:table-cell office:value-type="float" office:value="12.321609" calcext:value-type="float">
            <text:p>12.321609</text:p>
          </table:table-cell>
          <table:table-cell table:formula="of:=[.C807]-[.C806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8968" calcext:value-type="float">
            <text:p>98968</text:p>
          </table:table-cell>
          <table:table-cell office:value-type="float" office:value="349.278656" calcext:value-type="float">
            <text:p>349.278656</text:p>
          </table:table-cell>
          <table:table-cell office:value-type="float" office:value="349.297729" calcext:value-type="float">
            <text:p>349.297729</text:p>
          </table:table-cell>
          <table:table-cell office:value-type="float" office:value="12.321128" calcext:value-type="float">
            <text:p>12.321128</text:p>
          </table:table-cell>
          <table:table-cell table:formula="of:=[.C808]-[.C807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9082" calcext:value-type="float">
            <text:p>99082</text:p>
          </table:table-cell>
          <table:table-cell office:value-type="float" office:value="349.282745" calcext:value-type="float">
            <text:p>349.282745</text:p>
          </table:table-cell>
          <table:table-cell office:value-type="float" office:value="349.297729" calcext:value-type="float">
            <text:p>349.297729</text:p>
          </table:table-cell>
          <table:table-cell office:value-type="float" office:value="12.321128" calcext:value-type="float">
            <text:p>12.321128</text:p>
          </table:table-cell>
          <table:table-cell table:formula="of:=[.C809]-[.C808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9195" calcext:value-type="float">
            <text:p>99195</text:p>
          </table:table-cell>
          <table:table-cell office:value-type="float" office:value="349.298187" calcext:value-type="float">
            <text:p>349.298187</text:p>
          </table:table-cell>
          <table:table-cell office:value-type="float" office:value="349.363647" calcext:value-type="float">
            <text:p>349.363647</text:p>
          </table:table-cell>
          <table:table-cell office:value-type="float" office:value="12.323453" calcext:value-type="float">
            <text:p>12.323453</text:p>
          </table:table-cell>
          <table:table-cell table:formula="of:=[.C810]-[.C809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9309" calcext:value-type="float">
            <text:p>99309</text:p>
          </table:table-cell>
          <table:table-cell office:value-type="float" office:value="349.315918" calcext:value-type="float">
            <text:p>349.315918</text:p>
          </table:table-cell>
          <table:table-cell office:value-type="float" office:value="349.309082" calcext:value-type="float">
            <text:p>349.309082</text:p>
          </table:table-cell>
          <table:table-cell office:value-type="float" office:value="12.321528" calcext:value-type="float">
            <text:p>12.321528</text:p>
          </table:table-cell>
          <table:table-cell table:formula="of:=[.C811]-[.C810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9423" calcext:value-type="float">
            <text:p>99423</text:p>
          </table:table-cell>
          <table:table-cell office:value-type="float" office:value="349.309082" calcext:value-type="float">
            <text:p>349.309082</text:p>
          </table:table-cell>
          <table:table-cell office:value-type="float" office:value="349.277283" calcext:value-type="float">
            <text:p>349.277283</text:p>
          </table:table-cell>
          <table:table-cell office:value-type="float" office:value="12.320407" calcext:value-type="float">
            <text:p>12.320407</text:p>
          </table:table-cell>
          <table:table-cell table:formula="of:=[.C812]-[.C811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9537" calcext:value-type="float">
            <text:p>99537</text:p>
          </table:table-cell>
          <table:table-cell office:value-type="float" office:value="349.330902" calcext:value-type="float">
            <text:p>349.330902</text:p>
          </table:table-cell>
          <table:table-cell office:value-type="float" office:value="349.40683" calcext:value-type="float">
            <text:p>349.40683</text:p>
          </table:table-cell>
          <table:table-cell office:value-type="float" office:value="12.324977" calcext:value-type="float">
            <text:p>12.324977</text:p>
          </table:table-cell>
          <table:table-cell table:formula="of:=[.C813]-[.C812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9651" calcext:value-type="float">
            <text:p>99651</text:p>
          </table:table-cell>
          <table:table-cell office:value-type="float" office:value="349.364075" calcext:value-type="float">
            <text:p>349.364075</text:p>
          </table:table-cell>
          <table:table-cell office:value-type="float" office:value="349.463623" calcext:value-type="float">
            <text:p>349.463623</text:p>
          </table:table-cell>
          <table:table-cell office:value-type="float" office:value="12.32698" calcext:value-type="float">
            <text:p>12.32698</text:p>
          </table:table-cell>
          <table:table-cell table:formula="of:=[.C814]-[.C813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9765" calcext:value-type="float">
            <text:p>99765</text:p>
          </table:table-cell>
          <table:table-cell office:value-type="float" office:value="349.371826" calcext:value-type="float">
            <text:p>349.371826</text:p>
          </table:table-cell>
          <table:table-cell office:value-type="float" office:value="349.402283" calcext:value-type="float">
            <text:p>349.402283</text:p>
          </table:table-cell>
          <table:table-cell office:value-type="float" office:value="12.324816" calcext:value-type="float">
            <text:p>12.324816</text:p>
          </table:table-cell>
          <table:table-cell table:formula="of:=[.C815]-[.C814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9878" calcext:value-type="float">
            <text:p>99878</text:p>
          </table:table-cell>
          <table:table-cell office:value-type="float" office:value="349.371826" calcext:value-type="float">
            <text:p>349.371826</text:p>
          </table:table-cell>
          <table:table-cell office:value-type="float" office:value="349.309082" calcext:value-type="float">
            <text:p>349.309082</text:p>
          </table:table-cell>
          <table:table-cell office:value-type="float" office:value="12.321528" calcext:value-type="float">
            <text:p>12.321528</text:p>
          </table:table-cell>
          <table:table-cell table:formula="of:=[.C816]-[.C815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9992" calcext:value-type="float">
            <text:p>99992</text:p>
          </table:table-cell>
          <table:table-cell office:value-type="float" office:value="349.381836" calcext:value-type="float">
            <text:p>349.381836</text:p>
          </table:table-cell>
          <table:table-cell office:value-type="float" office:value="349.327271" calcext:value-type="float">
            <text:p>349.327271</text:p>
          </table:table-cell>
          <table:table-cell office:value-type="float" office:value="12.32217" calcext:value-type="float">
            <text:p>12.32217</text:p>
          </table:table-cell>
          <table:table-cell table:formula="of:=[.C817]-[.C816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106" calcext:value-type="float">
            <text:p>100106</text:p>
          </table:table-cell>
          <table:table-cell office:value-type="float" office:value="349.342712" calcext:value-type="float">
            <text:p>349.342712</text:p>
          </table:table-cell>
          <table:table-cell office:value-type="float" office:value="349.211365" calcext:value-type="float">
            <text:p>349.211365</text:p>
          </table:table-cell>
          <table:table-cell office:value-type="float" office:value="12.318082" calcext:value-type="float">
            <text:p>12.318082</text:p>
          </table:table-cell>
          <table:table-cell table:formula="of:=[.C818]-[.C817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220" calcext:value-type="float">
            <text:p>100220</text:p>
          </table:table-cell>
          <table:table-cell office:value-type="float" office:value="349.322693" calcext:value-type="float">
            <text:p>349.322693</text:p>
          </table:table-cell>
          <table:table-cell office:value-type="float" office:value="349.363647" calcext:value-type="float">
            <text:p>349.363647</text:p>
          </table:table-cell>
          <table:table-cell office:value-type="float" office:value="12.323453" calcext:value-type="float">
            <text:p>12.323453</text:p>
          </table:table-cell>
          <table:table-cell table:formula="of:=[.C819]-[.C818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334" calcext:value-type="float">
            <text:p>100334</text:p>
          </table:table-cell>
          <table:table-cell office:value-type="float" office:value="349.317261" calcext:value-type="float">
            <text:p>349.317261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12.323853" calcext:value-type="float">
            <text:p>12.323853</text:p>
          </table:table-cell>
          <table:table-cell table:formula="of:=[.C820]-[.C819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448" calcext:value-type="float">
            <text:p>100448</text:p>
          </table:table-cell>
          <table:table-cell office:value-type="float" office:value="349.316833" calcext:value-type="float">
            <text:p>349.316833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12.321449" calcext:value-type="float">
            <text:p>12.321449</text:p>
          </table:table-cell>
          <table:table-cell table:formula="of:=[.C821]-[.C820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561" calcext:value-type="float">
            <text:p>100561</text:p>
          </table:table-cell>
          <table:table-cell office:value-type="float" office:value="349.314545" calcext:value-type="float">
            <text:p>349.314545</text:p>
          </table:table-cell>
          <table:table-cell office:value-type="float" office:value="349.315918" calcext:value-type="float">
            <text:p>349.315918</text:p>
          </table:table-cell>
          <table:table-cell office:value-type="float" office:value="12.32177" calcext:value-type="float">
            <text:p>12.32177</text:p>
          </table:table-cell>
          <table:table-cell table:formula="of:=[.C822]-[.C821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675" calcext:value-type="float">
            <text:p>100675</text:p>
          </table:table-cell>
          <table:table-cell office:value-type="float" office:value="349.305908" calcext:value-type="float">
            <text:p>349.305908</text:p>
          </table:table-cell>
          <table:table-cell office:value-type="float" office:value="349.168182" calcext:value-type="float">
            <text:p>349.168182</text:p>
          </table:table-cell>
          <table:table-cell office:value-type="float" office:value="12.316559" calcext:value-type="float">
            <text:p>12.316559</text:p>
          </table:table-cell>
          <table:table-cell table:formula="of:=[.C823]-[.C822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789" calcext:value-type="float">
            <text:p>100789</text:p>
          </table:table-cell>
          <table:table-cell office:value-type="float" office:value="349.313171" calcext:value-type="float">
            <text:p>349.313171</text:p>
          </table:table-cell>
          <table:table-cell office:value-type="float" office:value="349.399994" calcext:value-type="float">
            <text:p>349.399994</text:p>
          </table:table-cell>
          <table:table-cell office:value-type="float" office:value="12.324736" calcext:value-type="float">
            <text:p>12.324736</text:p>
          </table:table-cell>
          <table:table-cell table:formula="of:=[.C824]-[.C823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903" calcext:value-type="float">
            <text:p>100903</text:p>
          </table:table-cell>
          <table:table-cell office:value-type="float" office:value="349.274567" calcext:value-type="float">
            <text:p>349.274567</text:p>
          </table:table-cell>
          <table:table-cell office:value-type="float" office:value="349.181824" calcext:value-type="float">
            <text:p>349.181824</text:p>
          </table:table-cell>
          <table:table-cell office:value-type="float" office:value="12.317039" calcext:value-type="float">
            <text:p>12.317039</text:p>
          </table:table-cell>
          <table:table-cell table:formula="of:=[.C825]-[.C824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1017" calcext:value-type="float">
            <text:p>101017</text:p>
          </table:table-cell>
          <table:table-cell office:value-type="float" office:value="349.279541" calcext:value-type="float">
            <text:p>349.279541</text:p>
          </table:table-cell>
          <table:table-cell office:value-type="float" office:value="349.331818" calcext:value-type="float">
            <text:p>349.331818</text:p>
          </table:table-cell>
          <table:table-cell office:value-type="float" office:value="12.32233" calcext:value-type="float">
            <text:p>12.32233</text:p>
          </table:table-cell>
          <table:table-cell table:formula="of:=[.C826]-[.C825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1131" calcext:value-type="float">
            <text:p>101131</text:p>
          </table:table-cell>
          <table:table-cell office:value-type="float" office:value="349.272278" calcext:value-type="float">
            <text:p>349.272278</text:p>
          </table:table-cell>
          <table:table-cell office:value-type="float" office:value="349.279541" calcext:value-type="float">
            <text:p>349.279541</text:p>
          </table:table-cell>
          <table:table-cell office:value-type="float" office:value="12.320486" calcext:value-type="float">
            <text:p>12.320486</text:p>
          </table:table-cell>
          <table:table-cell table:formula="of:=[.C827]-[.C826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1244" calcext:value-type="float">
            <text:p>101244</text:p>
          </table:table-cell>
          <table:table-cell office:value-type="float" office:value="349.290436" calcext:value-type="float">
            <text:p>349.290436</text:p>
          </table:table-cell>
          <table:table-cell office:value-type="float" office:value="349.259094" calcext:value-type="float">
            <text:p>349.259094</text:p>
          </table:table-cell>
          <table:table-cell office:value-type="float" office:value="12.319765" calcext:value-type="float">
            <text:p>12.319765</text:p>
          </table:table-cell>
          <table:table-cell table:formula="of:=[.C828]-[.C827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1358" calcext:value-type="float">
            <text:p>101358</text:p>
          </table:table-cell>
          <table:table-cell office:value-type="float" office:value="349.26001" calcext:value-type="float">
            <text:p>349.26001</text:p>
          </table:table-cell>
          <table:table-cell office:value-type="float" office:value="349.247742" calcext:value-type="float">
            <text:p>349.247742</text:p>
          </table:table-cell>
          <table:table-cell office:value-type="float" office:value="12.319365" calcext:value-type="float">
            <text:p>12.319365</text:p>
          </table:table-cell>
          <table:table-cell table:formula="of:=[.C829]-[.C828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1472" calcext:value-type="float">
            <text:p>101472</text:p>
          </table:table-cell>
          <table:table-cell office:value-type="float" office:value="349.300446" calcext:value-type="float">
            <text:p>349.300446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12.324175" calcext:value-type="float">
            <text:p>12.324175</text:p>
          </table:table-cell>
          <table:table-cell table:formula="of:=[.C830]-[.C829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1586" calcext:value-type="float">
            <text:p>101586</text:p>
          </table:table-cell>
          <table:table-cell office:value-type="float" office:value="349.310883" calcext:value-type="float">
            <text:p>349.310883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12.324175" calcext:value-type="float">
            <text:p>12.324175</text:p>
          </table:table-cell>
          <table:table-cell table:formula="of:=[.C831]-[.C830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1700" calcext:value-type="float">
            <text:p>101700</text:p>
          </table:table-cell>
          <table:table-cell office:value-type="float" office:value="349.298187" calcext:value-type="float">
            <text:p>349.298187</text:p>
          </table:table-cell>
          <table:table-cell office:value-type="float" office:value="349.215912" calcext:value-type="float">
            <text:p>349.215912</text:p>
          </table:table-cell>
          <table:table-cell office:value-type="float" office:value="12.318242" calcext:value-type="float">
            <text:p>12.318242</text:p>
          </table:table-cell>
          <table:table-cell table:formula="of:=[.C832]-[.C831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1814" calcext:value-type="float">
            <text:p>101814</text:p>
          </table:table-cell>
          <table:table-cell office:value-type="float" office:value="349.304535" calcext:value-type="float">
            <text:p>349.304535</text:p>
          </table:table-cell>
          <table:table-cell office:value-type="float" office:value="349.290924" calcext:value-type="float">
            <text:p>349.290924</text:p>
          </table:table-cell>
          <table:table-cell office:value-type="float" office:value="12.320889" calcext:value-type="float">
            <text:p>12.320889</text:p>
          </table:table-cell>
          <table:table-cell table:formula="of:=[.C833]-[.C832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1927" calcext:value-type="float">
            <text:p>101927</text:p>
          </table:table-cell>
          <table:table-cell office:value-type="float" office:value="349.324066" calcext:value-type="float">
            <text:p>349.324066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2812" calcext:value-type="float">
            <text:p>12.322812</text:p>
          </table:table-cell>
          <table:table-cell table:formula="of:=[.C834]-[.C833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2041" calcext:value-type="float">
            <text:p>102041</text:p>
          </table:table-cell>
          <table:table-cell office:value-type="float" office:value="349.308167" calcext:value-type="float">
            <text:p>349.308167</text:p>
          </table:table-cell>
          <table:table-cell office:value-type="float" office:value="349.304535" calcext:value-type="float">
            <text:p>349.304535</text:p>
          </table:table-cell>
          <table:table-cell office:value-type="float" office:value="12.321368" calcext:value-type="float">
            <text:p>12.321368</text:p>
          </table:table-cell>
          <table:table-cell table:formula="of:=[.C835]-[.C834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2155" calcext:value-type="float">
            <text:p>102155</text:p>
          </table:table-cell>
          <table:table-cell office:value-type="float" office:value="349.307739" calcext:value-type="float">
            <text:p>349.307739</text:p>
          </table:table-cell>
          <table:table-cell office:value-type="float" office:value="349.381805" calcext:value-type="float">
            <text:p>349.381805</text:p>
          </table:table-cell>
          <table:table-cell office:value-type="float" office:value="12.324094" calcext:value-type="float">
            <text:p>12.324094</text:p>
          </table:table-cell>
          <table:table-cell table:formula="of:=[.C836]-[.C835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2269" calcext:value-type="float">
            <text:p>102269</text:p>
          </table:table-cell>
          <table:table-cell office:value-type="float" office:value="349.32135" calcext:value-type="float">
            <text:p>349.32135</text:p>
          </table:table-cell>
          <table:table-cell office:value-type="float" office:value="349.284088" calcext:value-type="float">
            <text:p>349.284088</text:p>
          </table:table-cell>
          <table:table-cell office:value-type="float" office:value="12.320647" calcext:value-type="float">
            <text:p>12.320647</text:p>
          </table:table-cell>
          <table:table-cell table:formula="of:=[.C837]-[.C836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2383" calcext:value-type="float">
            <text:p>102383</text:p>
          </table:table-cell>
          <table:table-cell office:value-type="float" office:value="349.317261" calcext:value-type="float">
            <text:p>349.317261</text:p>
          </table:table-cell>
          <table:table-cell office:value-type="float" office:value="349.270447" calcext:value-type="float">
            <text:p>349.270447</text:p>
          </table:table-cell>
          <table:table-cell office:value-type="float" office:value="12.320166" calcext:value-type="float">
            <text:p>12.320166</text:p>
          </table:table-cell>
          <table:table-cell table:formula="of:=[.C838]-[.C837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2497" calcext:value-type="float">
            <text:p>102497</text:p>
          </table:table-cell>
          <table:table-cell office:value-type="float" office:value="349.300903" calcext:value-type="float">
            <text:p>349.300903</text:p>
          </table:table-cell>
          <table:table-cell office:value-type="float" office:value="349.263641" calcext:value-type="float">
            <text:p>349.263641</text:p>
          </table:table-cell>
          <table:table-cell office:value-type="float" office:value="12.319925" calcext:value-type="float">
            <text:p>12.319925</text:p>
          </table:table-cell>
          <table:table-cell table:formula="of:=[.C839]-[.C838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2610" calcext:value-type="float">
            <text:p>102610</text:p>
          </table:table-cell>
          <table:table-cell office:value-type="float" office:value="349.300903" calcext:value-type="float">
            <text:p>349.300903</text:p>
          </table:table-cell>
          <table:table-cell office:value-type="float" office:value="349.304535" calcext:value-type="float">
            <text:p>349.304535</text:p>
          </table:table-cell>
          <table:table-cell office:value-type="float" office:value="12.321368" calcext:value-type="float">
            <text:p>12.321368</text:p>
          </table:table-cell>
          <table:table-cell table:formula="of:=[.C840]-[.C839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2724" calcext:value-type="float">
            <text:p>102724</text:p>
          </table:table-cell>
          <table:table-cell office:value-type="float" office:value="349.299103" calcext:value-type="float">
            <text:p>349.299103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12.323774" calcext:value-type="float">
            <text:p>12.323774</text:p>
          </table:table-cell>
          <table:table-cell table:formula="of:=[.C841]-[.C840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2838" calcext:value-type="float">
            <text:p>102838</text:p>
          </table:table-cell>
          <table:table-cell office:value-type="float" office:value="349.324097" calcext:value-type="float">
            <text:p>349.324097</text:p>
          </table:table-cell>
          <table:table-cell office:value-type="float" office:value="349.409088" calcext:value-type="float">
            <text:p>349.409088</text:p>
          </table:table-cell>
          <table:table-cell office:value-type="float" office:value="12.325056" calcext:value-type="float">
            <text:p>12.325056</text:p>
          </table:table-cell>
          <table:table-cell table:formula="of:=[.C842]-[.C841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2952" calcext:value-type="float">
            <text:p>102952</text:p>
          </table:table-cell>
          <table:table-cell office:value-type="float" office:value="349.353668" calcext:value-type="float">
            <text:p>349.353668</text:p>
          </table:table-cell>
          <table:table-cell office:value-type="float" office:value="349.418182" calcext:value-type="float">
            <text:p>349.418182</text:p>
          </table:table-cell>
          <table:table-cell office:value-type="float" office:value="12.325377" calcext:value-type="float">
            <text:p>12.325377</text:p>
          </table:table-cell>
          <table:table-cell table:formula="of:=[.C843]-[.C842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3066" calcext:value-type="float">
            <text:p>103066</text:p>
          </table:table-cell>
          <table:table-cell office:value-type="float" office:value="349.365479" calcext:value-type="float">
            <text:p>349.365479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12.32201" calcext:value-type="float">
            <text:p>12.32201</text:p>
          </table:table-cell>
          <table:table-cell table:formula="of:=[.C844]-[.C843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3180" calcext:value-type="float">
            <text:p>103180</text:p>
          </table:table-cell>
          <table:table-cell office:value-type="float" office:value="349.358215" calcext:value-type="float">
            <text:p>349.358215</text:p>
          </table:table-cell>
          <table:table-cell office:value-type="float" office:value="349.268188" calcext:value-type="float">
            <text:p>349.268188</text:p>
          </table:table-cell>
          <table:table-cell office:value-type="float" office:value="12.320086" calcext:value-type="float">
            <text:p>12.320086</text:p>
          </table:table-cell>
          <table:table-cell table:formula="of:=[.C845]-[.C844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3293" calcext:value-type="float">
            <text:p>103293</text:p>
          </table:table-cell>
          <table:table-cell office:value-type="float" office:value="349.364563" calcext:value-type="float">
            <text:p>349.364563</text:p>
          </table:table-cell>
          <table:table-cell office:value-type="float" office:value="349.404541" calcext:value-type="float">
            <text:p>349.404541</text:p>
          </table:table-cell>
          <table:table-cell office:value-type="float" office:value="12.324896" calcext:value-type="float">
            <text:p>12.324896</text:p>
          </table:table-cell>
          <table:table-cell table:formula="of:=[.C846]-[.C845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3407" calcext:value-type="float">
            <text:p>103407</text:p>
          </table:table-cell>
          <table:table-cell office:value-type="float" office:value="349.357269" calcext:value-type="float">
            <text:p>349.357269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12.323774" calcext:value-type="float">
            <text:p>12.323774</text:p>
          </table:table-cell>
          <table:table-cell table:formula="of:=[.C847]-[.C846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3521" calcext:value-type="float">
            <text:p>103521</text:p>
          </table:table-cell>
          <table:table-cell office:value-type="float" office:value="349.339539" calcext:value-type="float">
            <text:p>349.339539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2251" calcext:value-type="float">
            <text:p>12.322251</text:p>
          </table:table-cell>
          <table:table-cell table:formula="of:=[.C848]-[.C847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3635" calcext:value-type="float">
            <text:p>103635</text:p>
          </table:table-cell>
          <table:table-cell office:value-type="float" office:value="349.33728" calcext:value-type="float">
            <text:p>349.33728</text:p>
          </table:table-cell>
          <table:table-cell office:value-type="float" office:value="349.311371" calcext:value-type="float">
            <text:p>349.311371</text:p>
          </table:table-cell>
          <table:table-cell office:value-type="float" office:value="12.321609" calcext:value-type="float">
            <text:p>12.321609</text:p>
          </table:table-cell>
          <table:table-cell table:formula="of:=[.C849]-[.C848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3749" calcext:value-type="float">
            <text:p>103749</text:p>
          </table:table-cell>
          <table:table-cell office:value-type="float" office:value="349.353638" calcext:value-type="float">
            <text:p>349.353638</text:p>
          </table:table-cell>
          <table:table-cell office:value-type="float" office:value="349.350006" calcext:value-type="float">
            <text:p>349.350006</text:p>
          </table:table-cell>
          <table:table-cell office:value-type="float" office:value="12.322972" calcext:value-type="float">
            <text:p>12.322972</text:p>
          </table:table-cell>
          <table:table-cell table:formula="of:=[.C850]-[.C849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3863" calcext:value-type="float">
            <text:p>103863</text:p>
          </table:table-cell>
          <table:table-cell office:value-type="float" office:value="349.346832" calcext:value-type="float">
            <text:p>349.346832</text:p>
          </table:table-cell>
          <table:table-cell office:value-type="float" office:value="349.370453" calcext:value-type="float">
            <text:p>349.370453</text:p>
          </table:table-cell>
          <table:table-cell office:value-type="float" office:value="12.323693" calcext:value-type="float">
            <text:p>12.323693</text:p>
          </table:table-cell>
          <table:table-cell table:formula="of:=[.C851]-[.C850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3976" calcext:value-type="float">
            <text:p>103976</text:p>
          </table:table-cell>
          <table:table-cell office:value-type="float" office:value="349.33548" calcext:value-type="float">
            <text:p>349.33548</text:p>
          </table:table-cell>
          <table:table-cell office:value-type="float" office:value="349.315918" calcext:value-type="float">
            <text:p>349.315918</text:p>
          </table:table-cell>
          <table:table-cell office:value-type="float" office:value="12.32177" calcext:value-type="float">
            <text:p>12.32177</text:p>
          </table:table-cell>
          <table:table-cell table:formula="of:=[.C852]-[.C851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4090" calcext:value-type="float">
            <text:p>104090</text:p>
          </table:table-cell>
          <table:table-cell office:value-type="float" office:value="349.33136" calcext:value-type="float">
            <text:p>349.33136</text:p>
          </table:table-cell>
          <table:table-cell office:value-type="float" office:value="349.309082" calcext:value-type="float">
            <text:p>349.309082</text:p>
          </table:table-cell>
          <table:table-cell office:value-type="float" office:value="12.321528" calcext:value-type="float">
            <text:p>12.321528</text:p>
          </table:table-cell>
          <table:table-cell table:formula="of:=[.C853]-[.C852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4204" calcext:value-type="float">
            <text:p>104204</text:p>
          </table:table-cell>
          <table:table-cell office:value-type="float" office:value="349.349548" calcext:value-type="float">
            <text:p>349.349548</text:p>
          </table:table-cell>
          <table:table-cell office:value-type="float" office:value="349.402283" calcext:value-type="float">
            <text:p>349.402283</text:p>
          </table:table-cell>
          <table:table-cell office:value-type="float" office:value="12.324816" calcext:value-type="float">
            <text:p>12.324816</text:p>
          </table:table-cell>
          <table:table-cell table:formula="of:=[.C854]-[.C853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4318" calcext:value-type="float">
            <text:p>104318</text:p>
          </table:table-cell>
          <table:table-cell office:value-type="float" office:value="349.354095" calcext:value-type="float">
            <text:p>349.354095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12.323774" calcext:value-type="float">
            <text:p>12.323774</text:p>
          </table:table-cell>
          <table:table-cell table:formula="of:=[.C855]-[.C854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4432" calcext:value-type="float">
            <text:p>104432</text:p>
          </table:table-cell>
          <table:table-cell office:value-type="float" office:value="349.339111" calcext:value-type="float">
            <text:p>349.339111</text:p>
          </table:table-cell>
          <table:table-cell office:value-type="float" office:value="349.295441" calcext:value-type="float">
            <text:p>349.295441</text:p>
          </table:table-cell>
          <table:table-cell office:value-type="float" office:value="12.321048" calcext:value-type="float">
            <text:p>12.321048</text:p>
          </table:table-cell>
          <table:table-cell table:formula="of:=[.C856]-[.C855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4546" calcext:value-type="float">
            <text:p>104546</text:p>
          </table:table-cell>
          <table:table-cell office:value-type="float" office:value="349.350006" calcext:value-type="float">
            <text:p>349.350006</text:p>
          </table:table-cell>
          <table:table-cell office:value-type="float" office:value="349.370453" calcext:value-type="float">
            <text:p>349.370453</text:p>
          </table:table-cell>
          <table:table-cell office:value-type="float" office:value="12.323693" calcext:value-type="float">
            <text:p>12.323693</text:p>
          </table:table-cell>
          <table:table-cell table:formula="of:=[.C857]-[.C856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4659" calcext:value-type="float">
            <text:p>104659</text:p>
          </table:table-cell>
          <table:table-cell office:value-type="float" office:value="349.354095" calcext:value-type="float">
            <text:p>349.354095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2251" calcext:value-type="float">
            <text:p>12.322251</text:p>
          </table:table-cell>
          <table:table-cell table:formula="of:=[.C858]-[.C857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4773" calcext:value-type="float">
            <text:p>104773</text:p>
          </table:table-cell>
          <table:table-cell office:value-type="float" office:value="349.322266" calcext:value-type="float">
            <text:p>349.322266</text:p>
          </table:table-cell>
          <table:table-cell office:value-type="float" office:value="349.243195" calcext:value-type="float">
            <text:p>349.243195</text:p>
          </table:table-cell>
          <table:table-cell office:value-type="float" office:value="12.319204" calcext:value-type="float">
            <text:p>12.319204</text:p>
          </table:table-cell>
          <table:table-cell table:formula="of:=[.C859]-[.C858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4887" calcext:value-type="float">
            <text:p>104887</text:p>
          </table:table-cell>
          <table:table-cell office:value-type="float" office:value="349.310455" calcext:value-type="float">
            <text:p>349.310455</text:p>
          </table:table-cell>
          <table:table-cell office:value-type="float" office:value="349.313629" calcext:value-type="float">
            <text:p>349.313629</text:p>
          </table:table-cell>
          <table:table-cell office:value-type="float" office:value="12.321689" calcext:value-type="float">
            <text:p>12.321689</text:p>
          </table:table-cell>
          <table:table-cell table:formula="of:=[.C860]-[.C859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5001" calcext:value-type="float">
            <text:p>105001</text:p>
          </table:table-cell>
          <table:table-cell office:value-type="float" office:value="349.312714" calcext:value-type="float">
            <text:p>349.312714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12.321449" calcext:value-type="float">
            <text:p>12.321449</text:p>
          </table:table-cell>
          <table:table-cell table:formula="of:=[.C861]-[.C860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5115" calcext:value-type="float">
            <text:p>105115</text:p>
          </table:table-cell>
          <table:table-cell office:value-type="float" office:value="349.300446" calcext:value-type="float">
            <text:p>349.300446</text:p>
          </table:table-cell>
          <table:table-cell office:value-type="float" office:value="349.309082" calcext:value-type="float">
            <text:p>349.309082</text:p>
          </table:table-cell>
          <table:table-cell office:value-type="float" office:value="12.321528" calcext:value-type="float">
            <text:p>12.321528</text:p>
          </table:table-cell>
          <table:table-cell table:formula="of:=[.C862]-[.C861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5229" calcext:value-type="float">
            <text:p>105229</text:p>
          </table:table-cell>
          <table:table-cell office:value-type="float" office:value="349.290894" calcext:value-type="float">
            <text:p>349.290894</text:p>
          </table:table-cell>
          <table:table-cell office:value-type="float" office:value="349.28183" calcext:value-type="float">
            <text:p>349.28183</text:p>
          </table:table-cell>
          <table:table-cell office:value-type="float" office:value="12.320567" calcext:value-type="float">
            <text:p>12.320567</text:p>
          </table:table-cell>
          <table:table-cell table:formula="of:=[.C863]-[.C862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5342" calcext:value-type="float">
            <text:p>105342</text:p>
          </table:table-cell>
          <table:table-cell office:value-type="float" office:value="349.315002" calcext:value-type="float">
            <text:p>349.315002</text:p>
          </table:table-cell>
          <table:table-cell office:value-type="float" office:value="349.363647" calcext:value-type="float">
            <text:p>349.363647</text:p>
          </table:table-cell>
          <table:table-cell office:value-type="float" office:value="12.323453" calcext:value-type="float">
            <text:p>12.323453</text:p>
          </table:table-cell>
          <table:table-cell table:formula="of:=[.C864]-[.C863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5456" calcext:value-type="float">
            <text:p>105456</text:p>
          </table:table-cell>
          <table:table-cell office:value-type="float" office:value="349.303162" calcext:value-type="float">
            <text:p>349.303162</text:p>
          </table:table-cell>
          <table:table-cell office:value-type="float" office:value="349.254547" calcext:value-type="float">
            <text:p>349.254547</text:p>
          </table:table-cell>
          <table:table-cell office:value-type="float" office:value="12.319605" calcext:value-type="float">
            <text:p>12.319605</text:p>
          </table:table-cell>
          <table:table-cell table:formula="of:=[.C865]-[.C864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5570" calcext:value-type="float">
            <text:p>105570</text:p>
          </table:table-cell>
          <table:table-cell office:value-type="float" office:value="349.316833" calcext:value-type="float">
            <text:p>349.316833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12.323853" calcext:value-type="float">
            <text:p>12.323853</text:p>
          </table:table-cell>
          <table:table-cell table:formula="of:=[.C866]-[.C865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5684" calcext:value-type="float">
            <text:p>105684</text:p>
          </table:table-cell>
          <table:table-cell office:value-type="float" office:value="349.303162" calcext:value-type="float">
            <text:p>349.303162</text:p>
          </table:table-cell>
          <table:table-cell office:value-type="float" office:value="349.240906" calcext:value-type="float">
            <text:p>349.240906</text:p>
          </table:table-cell>
          <table:table-cell office:value-type="float" office:value="12.319123" calcext:value-type="float">
            <text:p>12.319123</text:p>
          </table:table-cell>
          <table:table-cell table:formula="of:=[.C867]-[.C866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5798" calcext:value-type="float">
            <text:p>105798</text:p>
          </table:table-cell>
          <table:table-cell office:value-type="float" office:value="349.308655" calcext:value-type="float">
            <text:p>349.308655</text:p>
          </table:table-cell>
          <table:table-cell office:value-type="float" office:value="349.309082" calcext:value-type="float">
            <text:p>349.309082</text:p>
          </table:table-cell>
          <table:table-cell office:value-type="float" office:value="12.321528" calcext:value-type="float">
            <text:p>12.321528</text:p>
          </table:table-cell>
          <table:table-cell table:formula="of:=[.C868]-[.C867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5912" calcext:value-type="float">
            <text:p>105912</text:p>
          </table:table-cell>
          <table:table-cell office:value-type="float" office:value="349.261353" calcext:value-type="float">
            <text:p>349.261353</text:p>
          </table:table-cell>
          <table:table-cell office:value-type="float" office:value="349.127258" calcext:value-type="float">
            <text:p>349.127258</text:p>
          </table:table-cell>
          <table:table-cell office:value-type="float" office:value="12.315115" calcext:value-type="float">
            <text:p>12.315115</text:p>
          </table:table-cell>
          <table:table-cell table:formula="of:=[.C869]-[.C868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6025" calcext:value-type="float">
            <text:p>106025</text:p>
          </table:table-cell>
          <table:table-cell office:value-type="float" office:value="349.263611" calcext:value-type="float">
            <text:p>349.263611</text:p>
          </table:table-cell>
          <table:table-cell office:value-type="float" office:value="349.2659" calcext:value-type="float">
            <text:p>349.2659</text:p>
          </table:table-cell>
          <table:table-cell office:value-type="float" office:value="12.320005" calcext:value-type="float">
            <text:p>12.320005</text:p>
          </table:table-cell>
          <table:table-cell table:formula="of:=[.C870]-[.C869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6139" calcext:value-type="float">
            <text:p>106139</text:p>
          </table:table-cell>
          <table:table-cell office:value-type="float" office:value="349.251801" calcext:value-type="float">
            <text:p>349.251801</text:p>
          </table:table-cell>
          <table:table-cell office:value-type="float" office:value="349.315918" calcext:value-type="float">
            <text:p>349.315918</text:p>
          </table:table-cell>
          <table:table-cell office:value-type="float" office:value="12.32177" calcext:value-type="float">
            <text:p>12.32177</text:p>
          </table:table-cell>
          <table:table-cell table:formula="of:=[.C871]-[.C870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6253" calcext:value-type="float">
            <text:p>106253</text:p>
          </table:table-cell>
          <table:table-cell office:value-type="float" office:value="349.254974" calcext:value-type="float">
            <text:p>349.254974</text:p>
          </table:table-cell>
          <table:table-cell office:value-type="float" office:value="349.256805" calcext:value-type="float">
            <text:p>349.256805</text:p>
          </table:table-cell>
          <table:table-cell office:value-type="float" office:value="12.319685" calcext:value-type="float">
            <text:p>12.319685</text:p>
          </table:table-cell>
          <table:table-cell table:formula="of:=[.C872]-[.C871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6367" calcext:value-type="float">
            <text:p>106367</text:p>
          </table:table-cell>
          <table:table-cell office:value-type="float" office:value="349.275879" calcext:value-type="float">
            <text:p>349.275879</text:p>
          </table:table-cell>
          <table:table-cell office:value-type="float" office:value="349.413635" calcext:value-type="float">
            <text:p>349.413635</text:p>
          </table:table-cell>
          <table:table-cell office:value-type="float" office:value="12.325216" calcext:value-type="float">
            <text:p>12.325216</text:p>
          </table:table-cell>
          <table:table-cell table:formula="of:=[.C873]-[.C872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6481" calcext:value-type="float">
            <text:p>106481</text:p>
          </table:table-cell>
          <table:table-cell office:value-type="float" office:value="349.315002" calcext:value-type="float">
            <text:p>349.315002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12.32201" calcext:value-type="float">
            <text:p>12.32201</text:p>
          </table:table-cell>
          <table:table-cell table:formula="of:=[.C874]-[.C873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6595" calcext:value-type="float">
            <text:p>106595</text:p>
          </table:table-cell>
          <table:table-cell office:value-type="float" office:value="349.34726" calcext:value-type="float">
            <text:p>349.34726</text:p>
          </table:table-cell>
          <table:table-cell office:value-type="float" office:value="349.427277" calcext:value-type="float">
            <text:p>349.427277</text:p>
          </table:table-cell>
          <table:table-cell office:value-type="float" office:value="12.325698" calcext:value-type="float">
            <text:p>12.325698</text:p>
          </table:table-cell>
          <table:table-cell table:formula="of:=[.C875]-[.C874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6708" calcext:value-type="float">
            <text:p>106708</text:p>
          </table:table-cell>
          <table:table-cell office:value-type="float" office:value="349.329102" calcext:value-type="float">
            <text:p>349.329102</text:p>
          </table:table-cell>
          <table:table-cell office:value-type="float" office:value="349.225006" calcext:value-type="float">
            <text:p>349.225006</text:p>
          </table:table-cell>
          <table:table-cell office:value-type="float" office:value="12.318563" calcext:value-type="float">
            <text:p>12.318563</text:p>
          </table:table-cell>
          <table:table-cell table:formula="of:=[.C876]-[.C875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6822" calcext:value-type="float">
            <text:p>106822</text:p>
          </table:table-cell>
          <table:table-cell office:value-type="float" office:value="349.354095" calcext:value-type="float">
            <text:p>349.354095</text:p>
          </table:table-cell>
          <table:table-cell office:value-type="float" office:value="349.381805" calcext:value-type="float">
            <text:p>349.381805</text:p>
          </table:table-cell>
          <table:table-cell office:value-type="float" office:value="12.324094" calcext:value-type="float">
            <text:p>12.324094</text:p>
          </table:table-cell>
          <table:table-cell table:formula="of:=[.C877]-[.C876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6936" calcext:value-type="float">
            <text:p>106936</text:p>
          </table:table-cell>
          <table:table-cell office:value-type="float" office:value="349.320465" calcext:value-type="float">
            <text:p>349.320465</text:p>
          </table:table-cell>
          <table:table-cell office:value-type="float" office:value="349.245453" calcext:value-type="float">
            <text:p>349.245453</text:p>
          </table:table-cell>
          <table:table-cell office:value-type="float" office:value="12.319284" calcext:value-type="float">
            <text:p>12.319284</text:p>
          </table:table-cell>
          <table:table-cell table:formula="of:=[.C878]-[.C877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7050" calcext:value-type="float">
            <text:p>107050</text:p>
          </table:table-cell>
          <table:table-cell office:value-type="float" office:value="349.324524" calcext:value-type="float">
            <text:p>349.324524</text:p>
          </table:table-cell>
          <table:table-cell office:value-type="float" office:value="349.34317" calcext:value-type="float">
            <text:p>349.34317</text:p>
          </table:table-cell>
          <table:table-cell office:value-type="float" office:value="12.322731" calcext:value-type="float">
            <text:p>12.322731</text:p>
          </table:table-cell>
          <table:table-cell table:formula="of:=[.C879]-[.C878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7164" calcext:value-type="float">
            <text:p>107164</text:p>
          </table:table-cell>
          <table:table-cell office:value-type="float" office:value="349.30365" calcext:value-type="float">
            <text:p>349.30365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12.32201" calcext:value-type="float">
            <text:p>12.32201</text:p>
          </table:table-cell>
          <table:table-cell table:formula="of:=[.C880]-[.C879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7278" calcext:value-type="float">
            <text:p>107278</text:p>
          </table:table-cell>
          <table:table-cell office:value-type="float" office:value="349.328186" calcext:value-type="float">
            <text:p>349.328186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12.322891" calcext:value-type="float">
            <text:p>12.322891</text:p>
          </table:table-cell>
          <table:table-cell table:formula="of:=[.C881]-[.C880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7391" calcext:value-type="float">
            <text:p>107391</text:p>
          </table:table-cell>
          <table:table-cell office:value-type="float" office:value="349.294983" calcext:value-type="float">
            <text:p>349.294983</text:p>
          </table:table-cell>
          <table:table-cell office:value-type="float" office:value="349.215912" calcext:value-type="float">
            <text:p>349.215912</text:p>
          </table:table-cell>
          <table:table-cell office:value-type="float" office:value="12.318242" calcext:value-type="float">
            <text:p>12.318242</text:p>
          </table:table-cell>
          <table:table-cell table:formula="of:=[.C882]-[.C881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7505" calcext:value-type="float">
            <text:p>107505</text:p>
          </table:table-cell>
          <table:table-cell office:value-type="float" office:value="349.296814" calcext:value-type="float">
            <text:p>349.296814</text:p>
          </table:table-cell>
          <table:table-cell office:value-type="float" office:value="349.254547" calcext:value-type="float">
            <text:p>349.254547</text:p>
          </table:table-cell>
          <table:table-cell office:value-type="float" office:value="12.319605" calcext:value-type="float">
            <text:p>12.319605</text:p>
          </table:table-cell>
          <table:table-cell table:formula="of:=[.C883]-[.C882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7619" calcext:value-type="float">
            <text:p>107619</text:p>
          </table:table-cell>
          <table:table-cell office:value-type="float" office:value="349.291351" calcext:value-type="float">
            <text:p>349.291351</text:p>
          </table:table-cell>
          <table:table-cell office:value-type="float" office:value="349.315918" calcext:value-type="float">
            <text:p>349.315918</text:p>
          </table:table-cell>
          <table:table-cell office:value-type="float" office:value="12.32177" calcext:value-type="float">
            <text:p>12.32177</text:p>
          </table:table-cell>
          <table:table-cell table:formula="of:=[.C884]-[.C883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7733" calcext:value-type="float">
            <text:p>107733</text:p>
          </table:table-cell>
          <table:table-cell office:value-type="float" office:value="349.291809" calcext:value-type="float">
            <text:p>349.291809</text:p>
          </table:table-cell>
          <table:table-cell office:value-type="float" office:value="349.325012" calcext:value-type="float">
            <text:p>349.325012</text:p>
          </table:table-cell>
          <table:table-cell office:value-type="float" office:value="12.32209" calcext:value-type="float">
            <text:p>12.32209</text:p>
          </table:table-cell>
          <table:table-cell table:formula="of:=[.C885]-[.C884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7847" calcext:value-type="float">
            <text:p>107847</text:p>
          </table:table-cell>
          <table:table-cell office:value-type="float" office:value="349.28183" calcext:value-type="float">
            <text:p>349.28183</text:p>
          </table:table-cell>
          <table:table-cell office:value-type="float" office:value="349.297729" calcext:value-type="float">
            <text:p>349.297729</text:p>
          </table:table-cell>
          <table:table-cell office:value-type="float" office:value="12.321128" calcext:value-type="float">
            <text:p>12.321128</text:p>
          </table:table-cell>
          <table:table-cell table:formula="of:=[.C886]-[.C885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7961" calcext:value-type="float">
            <text:p>107961</text:p>
          </table:table-cell>
          <table:table-cell office:value-type="float" office:value="349.301361" calcext:value-type="float">
            <text:p>349.301361</text:p>
          </table:table-cell>
          <table:table-cell office:value-type="float" office:value="349.313629" calcext:value-type="float">
            <text:p>349.313629</text:p>
          </table:table-cell>
          <table:table-cell office:value-type="float" office:value="12.321689" calcext:value-type="float">
            <text:p>12.321689</text:p>
          </table:table-cell>
          <table:table-cell table:formula="of:=[.C887]-[.C886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8074" calcext:value-type="float">
            <text:p>108074</text:p>
          </table:table-cell>
          <table:table-cell office:value-type="float" office:value="349.317719" calcext:value-type="float">
            <text:p>349.317719</text:p>
          </table:table-cell>
          <table:table-cell office:value-type="float" office:value="349.336365" calcext:value-type="float">
            <text:p>349.336365</text:p>
          </table:table-cell>
          <table:table-cell office:value-type="float" office:value="12.322491" calcext:value-type="float">
            <text:p>12.322491</text:p>
          </table:table-cell>
          <table:table-cell table:formula="of:=[.C888]-[.C887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8188" calcext:value-type="float">
            <text:p>108188</text:p>
          </table:table-cell>
          <table:table-cell office:value-type="float" office:value="349.314545" calcext:value-type="float">
            <text:p>349.314545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1208" calcext:value-type="float">
            <text:p>12.321208</text:p>
          </table:table-cell>
          <table:table-cell table:formula="of:=[.C889]-[.C888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8302" calcext:value-type="float">
            <text:p>108302</text:p>
          </table:table-cell>
          <table:table-cell office:value-type="float" office:value="349.308197" calcext:value-type="float">
            <text:p>349.308197</text:p>
          </table:table-cell>
          <table:table-cell office:value-type="float" office:value="349.293182" calcext:value-type="float">
            <text:p>349.293182</text:p>
          </table:table-cell>
          <table:table-cell office:value-type="float" office:value="12.320968" calcext:value-type="float">
            <text:p>12.320968</text:p>
          </table:table-cell>
          <table:table-cell table:formula="of:=[.C890]-[.C889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8416" calcext:value-type="float">
            <text:p>108416</text:p>
          </table:table-cell>
          <table:table-cell office:value-type="float" office:value="349.288177" calcext:value-type="float">
            <text:p>349.288177</text:p>
          </table:table-cell>
          <table:table-cell office:value-type="float" office:value="349.197723" calcext:value-type="float">
            <text:p>349.197723</text:p>
          </table:table-cell>
          <table:table-cell office:value-type="float" office:value="12.3176" calcext:value-type="float">
            <text:p>12.3176</text:p>
          </table:table-cell>
          <table:table-cell table:formula="of:=[.C891]-[.C890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8530" calcext:value-type="float">
            <text:p>108530</text:p>
          </table:table-cell>
          <table:table-cell office:value-type="float" office:value="349.284576" calcext:value-type="float">
            <text:p>349.284576</text:p>
          </table:table-cell>
          <table:table-cell office:value-type="float" office:value="349.295441" calcext:value-type="float">
            <text:p>349.295441</text:p>
          </table:table-cell>
          <table:table-cell office:value-type="float" office:value="12.321048" calcext:value-type="float">
            <text:p>12.321048</text:p>
          </table:table-cell>
          <table:table-cell table:formula="of:=[.C892]-[.C891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8644" calcext:value-type="float">
            <text:p>108644</text:p>
          </table:table-cell>
          <table:table-cell office:value-type="float" office:value="349.274994" calcext:value-type="float">
            <text:p>349.274994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12.320807" calcext:value-type="float">
            <text:p>12.320807</text:p>
          </table:table-cell>
          <table:table-cell table:formula="of:=[.C893]-[.C892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8757" calcext:value-type="float">
            <text:p>108757</text:p>
          </table:table-cell>
          <table:table-cell office:value-type="float" office:value="349.272278" calcext:value-type="float">
            <text:p>349.272278</text:p>
          </table:table-cell>
          <table:table-cell office:value-type="float" office:value="349.286377" calcext:value-type="float">
            <text:p>349.286377</text:p>
          </table:table-cell>
          <table:table-cell office:value-type="float" office:value="12.320727" calcext:value-type="float">
            <text:p>12.320727</text:p>
          </table:table-cell>
          <table:table-cell table:formula="of:=[.C894]-[.C893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8871" calcext:value-type="float">
            <text:p>108871</text:p>
          </table:table-cell>
          <table:table-cell office:value-type="float" office:value="349.282257" calcext:value-type="float">
            <text:p>349.282257</text:p>
          </table:table-cell>
          <table:table-cell office:value-type="float" office:value="349.34317" calcext:value-type="float">
            <text:p>349.34317</text:p>
          </table:table-cell>
          <table:table-cell office:value-type="float" office:value="12.322731" calcext:value-type="float">
            <text:p>12.322731</text:p>
          </table:table-cell>
          <table:table-cell table:formula="of:=[.C895]-[.C894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8985" calcext:value-type="float">
            <text:p>108985</text:p>
          </table:table-cell>
          <table:table-cell office:value-type="float" office:value="349.296814" calcext:value-type="float">
            <text:p>349.296814</text:p>
          </table:table-cell>
          <table:table-cell office:value-type="float" office:value="349.270447" calcext:value-type="float">
            <text:p>349.270447</text:p>
          </table:table-cell>
          <table:table-cell office:value-type="float" office:value="12.320166" calcext:value-type="float">
            <text:p>12.320166</text:p>
          </table:table-cell>
          <table:table-cell table:formula="of:=[.C896]-[.C895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9099" calcext:value-type="float">
            <text:p>109099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349.254547" calcext:value-type="float">
            <text:p>349.254547</text:p>
          </table:table-cell>
          <table:table-cell office:value-type="float" office:value="12.319605" calcext:value-type="float">
            <text:p>12.319605</text:p>
          </table:table-cell>
          <table:table-cell table:formula="of:=[.C897]-[.C896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9213" calcext:value-type="float">
            <text:p>109213</text:p>
          </table:table-cell>
          <table:table-cell office:value-type="float" office:value="349.275909" calcext:value-type="float">
            <text:p>349.275909</text:p>
          </table:table-cell>
          <table:table-cell office:value-type="float" office:value="349.225006" calcext:value-type="float">
            <text:p>349.225006</text:p>
          </table:table-cell>
          <table:table-cell office:value-type="float" office:value="12.318563" calcext:value-type="float">
            <text:p>12.318563</text:p>
          </table:table-cell>
          <table:table-cell table:formula="of:=[.C898]-[.C897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9327" calcext:value-type="float">
            <text:p>109327</text:p>
          </table:table-cell>
          <table:table-cell office:value-type="float" office:value="349.276794" calcext:value-type="float">
            <text:p>349.276794</text:p>
          </table:table-cell>
          <table:table-cell office:value-type="float" office:value="349.290924" calcext:value-type="float">
            <text:p>349.290924</text:p>
          </table:table-cell>
          <table:table-cell office:value-type="float" office:value="12.320889" calcext:value-type="float">
            <text:p>12.320889</text:p>
          </table:table-cell>
          <table:table-cell table:formula="of:=[.C899]-[.C898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9440" calcext:value-type="float">
            <text:p>109440</text:p>
          </table:table-cell>
          <table:table-cell office:value-type="float" office:value="349.252747" calcext:value-type="float">
            <text:p>349.252747</text:p>
          </table:table-cell>
          <table:table-cell office:value-type="float" office:value="349.222717" calcext:value-type="float">
            <text:p>349.222717</text:p>
          </table:table-cell>
          <table:table-cell office:value-type="float" office:value="12.318482" calcext:value-type="float">
            <text:p>12.318482</text:p>
          </table:table-cell>
          <table:table-cell table:formula="of:=[.C900]-[.C899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9554" calcext:value-type="float">
            <text:p>109554</text:p>
          </table:table-cell>
          <table:table-cell office:value-type="float" office:value="349.266785" calcext:value-type="float">
            <text:p>349.266785</text:p>
          </table:table-cell>
          <table:table-cell office:value-type="float" office:value="349.340912" calcext:value-type="float">
            <text:p>349.340912</text:p>
          </table:table-cell>
          <table:table-cell office:value-type="float" office:value="12.322651" calcext:value-type="float">
            <text:p>12.322651</text:p>
          </table:table-cell>
          <table:table-cell table:formula="of:=[.C901]-[.C900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9668" calcext:value-type="float">
            <text:p>109668</text:p>
          </table:table-cell>
          <table:table-cell office:value-type="float" office:value="349.303162" calcext:value-type="float">
            <text:p>349.303162</text:p>
          </table:table-cell>
          <table:table-cell office:value-type="float" office:value="349.436371" calcext:value-type="float">
            <text:p>349.436371</text:p>
          </table:table-cell>
          <table:table-cell office:value-type="float" office:value="12.326018" calcext:value-type="float">
            <text:p>12.326018</text:p>
          </table:table-cell>
          <table:table-cell table:formula="of:=[.C902]-[.C901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9782" calcext:value-type="float">
            <text:p>109782</text:p>
          </table:table-cell>
          <table:table-cell office:value-type="float" office:value="349.333191" calcext:value-type="float">
            <text:p>349.333191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12.323853" calcext:value-type="float">
            <text:p>12.323853</text:p>
          </table:table-cell>
          <table:table-cell table:formula="of:=[.C903]-[.C902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9896" calcext:value-type="float">
            <text:p>109896</text:p>
          </table:table-cell>
          <table:table-cell office:value-type="float" office:value="349.340485" calcext:value-type="float">
            <text:p>349.340485</text:p>
          </table:table-cell>
          <table:table-cell office:value-type="float" office:value="349.327271" calcext:value-type="float">
            <text:p>349.327271</text:p>
          </table:table-cell>
          <table:table-cell office:value-type="float" office:value="12.32217" calcext:value-type="float">
            <text:p>12.32217</text:p>
          </table:table-cell>
          <table:table-cell table:formula="of:=[.C904]-[.C903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0010" calcext:value-type="float">
            <text:p>110010</text:p>
          </table:table-cell>
          <table:table-cell office:value-type="float" office:value="349.34137" calcext:value-type="float">
            <text:p>349.34137</text:p>
          </table:table-cell>
          <table:table-cell office:value-type="float" office:value="349.227264" calcext:value-type="float">
            <text:p>349.227264</text:p>
          </table:table-cell>
          <table:table-cell office:value-type="float" office:value="12.318643" calcext:value-type="float">
            <text:p>12.318643</text:p>
          </table:table-cell>
          <table:table-cell table:formula="of:=[.C905]-[.C904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0123" calcext:value-type="float">
            <text:p>110123</text:p>
          </table:table-cell>
          <table:table-cell office:value-type="float" office:value="349.330475" calcext:value-type="float">
            <text:p>349.330475</text:p>
          </table:table-cell>
          <table:table-cell office:value-type="float" office:value="349.286377" calcext:value-type="float">
            <text:p>349.286377</text:p>
          </table:table-cell>
          <table:table-cell office:value-type="float" office:value="12.320727" calcext:value-type="float">
            <text:p>12.320727</text:p>
          </table:table-cell>
          <table:table-cell table:formula="of:=[.C906]-[.C905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0237" calcext:value-type="float">
            <text:p>110237</text:p>
          </table:table-cell>
          <table:table-cell office:value-type="float" office:value="349.294556" calcext:value-type="float">
            <text:p>349.294556</text:p>
          </table:table-cell>
          <table:table-cell office:value-type="float" office:value="349.256805" calcext:value-type="float">
            <text:p>349.256805</text:p>
          </table:table-cell>
          <table:table-cell office:value-type="float" office:value="12.319685" calcext:value-type="float">
            <text:p>12.319685</text:p>
          </table:table-cell>
          <table:table-cell table:formula="of:=[.C907]-[.C906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0351" calcext:value-type="float">
            <text:p>110351</text:p>
          </table:table-cell>
          <table:table-cell office:value-type="float" office:value="349.270935" calcext:value-type="float">
            <text:p>349.270935</text:p>
          </table:table-cell>
          <table:table-cell office:value-type="float" office:value="349.256805" calcext:value-type="float">
            <text:p>349.256805</text:p>
          </table:table-cell>
          <table:table-cell office:value-type="float" office:value="12.319685" calcext:value-type="float">
            <text:p>12.319685</text:p>
          </table:table-cell>
          <table:table-cell table:formula="of:=[.C908]-[.C907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0465" calcext:value-type="float">
            <text:p>110465</text:p>
          </table:table-cell>
          <table:table-cell office:value-type="float" office:value="349.259094" calcext:value-type="float">
            <text:p>349.259094</text:p>
          </table:table-cell>
          <table:table-cell office:value-type="float" office:value="349.268188" calcext:value-type="float">
            <text:p>349.268188</text:p>
          </table:table-cell>
          <table:table-cell office:value-type="float" office:value="12.320086" calcext:value-type="float">
            <text:p>12.320086</text:p>
          </table:table-cell>
          <table:table-cell table:formula="of:=[.C909]-[.C908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0579" calcext:value-type="float">
            <text:p>110579</text:p>
          </table:table-cell>
          <table:table-cell office:value-type="float" office:value="349.259583" calcext:value-type="float">
            <text:p>349.259583</text:p>
          </table:table-cell>
          <table:table-cell office:value-type="float" office:value="349.229553" calcext:value-type="float">
            <text:p>349.229553</text:p>
          </table:table-cell>
          <table:table-cell office:value-type="float" office:value="12.318724" calcext:value-type="float">
            <text:p>12.318724</text:p>
          </table:table-cell>
          <table:table-cell table:formula="of:=[.C910]-[.C909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0693" calcext:value-type="float">
            <text:p>110693</text:p>
          </table:table-cell>
          <table:table-cell office:value-type="float" office:value="349.276794" calcext:value-type="float">
            <text:p>349.276794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12.323774" calcext:value-type="float">
            <text:p>12.323774</text:p>
          </table:table-cell>
          <table:table-cell table:formula="of:=[.C911]-[.C910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0806" calcext:value-type="float">
            <text:p>110806</text:p>
          </table:table-cell>
          <table:table-cell office:value-type="float" office:value="349.285461" calcext:value-type="float">
            <text:p>349.285461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1208" calcext:value-type="float">
            <text:p>12.321208</text:p>
          </table:table-cell>
          <table:table-cell table:formula="of:=[.C912]-[.C911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0920" calcext:value-type="float">
            <text:p>110920</text:p>
          </table:table-cell>
          <table:table-cell office:value-type="float" office:value="349.28183" calcext:value-type="float">
            <text:p>349.28183</text:p>
          </table:table-cell>
          <table:table-cell office:value-type="float" office:value="349.238647" calcext:value-type="float">
            <text:p>349.238647</text:p>
          </table:table-cell>
          <table:table-cell office:value-type="float" office:value="12.319044" calcext:value-type="float">
            <text:p>12.319044</text:p>
          </table:table-cell>
          <table:table-cell table:formula="of:=[.C913]-[.C912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1034" calcext:value-type="float">
            <text:p>111034</text:p>
          </table:table-cell>
          <table:table-cell office:value-type="float" office:value="349.304108" calcext:value-type="float">
            <text:p>349.304108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12.324014" calcext:value-type="float">
            <text:p>12.324014</text:p>
          </table:table-cell>
          <table:table-cell table:formula="of:=[.C914]-[.C913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1148" calcext:value-type="float">
            <text:p>111148</text:p>
          </table:table-cell>
          <table:table-cell office:value-type="float" office:value="349.328644" calcext:value-type="float">
            <text:p>349.328644</text:p>
          </table:table-cell>
          <table:table-cell office:value-type="float" office:value="349.352264" calcext:value-type="float">
            <text:p>349.352264</text:p>
          </table:table-cell>
          <table:table-cell office:value-type="float" office:value="12.323051" calcext:value-type="float">
            <text:p>12.323051</text:p>
          </table:table-cell>
          <table:table-cell table:formula="of:=[.C915]-[.C914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1262" calcext:value-type="float">
            <text:p>111262</text:p>
          </table:table-cell>
          <table:table-cell office:value-type="float" office:value="349.296356" calcext:value-type="float">
            <text:p>349.296356</text:p>
          </table:table-cell>
          <table:table-cell office:value-type="float" office:value="349.211365" calcext:value-type="float">
            <text:p>349.211365</text:p>
          </table:table-cell>
          <table:table-cell office:value-type="float" office:value="12.318082" calcext:value-type="float">
            <text:p>12.318082</text:p>
          </table:table-cell>
          <table:table-cell table:formula="of:=[.C916]-[.C915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1376" calcext:value-type="float">
            <text:p>111376</text:p>
          </table:table-cell>
          <table:table-cell office:value-type="float" office:value="349.291809" calcext:value-type="float">
            <text:p>349.291809</text:p>
          </table:table-cell>
          <table:table-cell office:value-type="float" office:value="349.277283" calcext:value-type="float">
            <text:p>349.277283</text:p>
          </table:table-cell>
          <table:table-cell office:value-type="float" office:value="12.320407" calcext:value-type="float">
            <text:p>12.320407</text:p>
          </table:table-cell>
          <table:table-cell table:formula="of:=[.C917]-[.C916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1489" calcext:value-type="float">
            <text:p>111489</text:p>
          </table:table-cell>
          <table:table-cell office:value-type="float" office:value="349.299103" calcext:value-type="float">
            <text:p>349.299103</text:p>
          </table:table-cell>
          <table:table-cell office:value-type="float" office:value="349.274994" calcext:value-type="float">
            <text:p>349.274994</text:p>
          </table:table-cell>
          <table:table-cell office:value-type="float" office:value="12.320326" calcext:value-type="float">
            <text:p>12.320326</text:p>
          </table:table-cell>
          <table:table-cell table:formula="of:=[.C918]-[.C917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1603" calcext:value-type="float">
            <text:p>111603</text:p>
          </table:table-cell>
          <table:table-cell office:value-type="float" office:value="349.281372" calcext:value-type="float">
            <text:p>349.281372</text:p>
          </table:table-cell>
          <table:table-cell office:value-type="float" office:value="349.290924" calcext:value-type="float">
            <text:p>349.290924</text:p>
          </table:table-cell>
          <table:table-cell office:value-type="float" office:value="12.320889" calcext:value-type="float">
            <text:p>12.320889</text:p>
          </table:table-cell>
          <table:table-cell table:formula="of:=[.C919]-[.C918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1717" calcext:value-type="float">
            <text:p>111717</text:p>
          </table:table-cell>
          <table:table-cell office:value-type="float" office:value="349.242279" calcext:value-type="float">
            <text:p>349.242279</text:p>
          </table:table-cell>
          <table:table-cell office:value-type="float" office:value="349.15683" calcext:value-type="float">
            <text:p>349.15683</text:p>
          </table:table-cell>
          <table:table-cell office:value-type="float" office:value="12.316158" calcext:value-type="float">
            <text:p>12.316158</text:p>
          </table:table-cell>
          <table:table-cell table:formula="of:=[.C920]-[.C919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1831" calcext:value-type="float">
            <text:p>111831</text:p>
          </table:table-cell>
          <table:table-cell office:value-type="float" office:value="349.265442" calcext:value-type="float">
            <text:p>349.265442</text:p>
          </table:table-cell>
          <table:table-cell office:value-type="float" office:value="349.327271" calcext:value-type="float">
            <text:p>349.327271</text:p>
          </table:table-cell>
          <table:table-cell office:value-type="float" office:value="12.32217" calcext:value-type="float">
            <text:p>12.32217</text:p>
          </table:table-cell>
          <table:table-cell table:formula="of:=[.C921]-[.C920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1945" calcext:value-type="float">
            <text:p>111945</text:p>
          </table:table-cell>
          <table:table-cell office:value-type="float" office:value="349.255463" calcext:value-type="float">
            <text:p>349.255463</text:p>
          </table:table-cell>
          <table:table-cell office:value-type="float" office:value="349.227264" calcext:value-type="float">
            <text:p>349.227264</text:p>
          </table:table-cell>
          <table:table-cell office:value-type="float" office:value="12.318643" calcext:value-type="float">
            <text:p>12.318643</text:p>
          </table:table-cell>
          <table:table-cell table:formula="of:=[.C922]-[.C921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2059" calcext:value-type="float">
            <text:p>112059</text:p>
          </table:table-cell>
          <table:table-cell office:value-type="float" office:value="349.266388" calcext:value-type="float">
            <text:p>349.266388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2251" calcext:value-type="float">
            <text:p>12.322251</text:p>
          </table:table-cell>
          <table:table-cell table:formula="of:=[.C923]-[.C922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2172" calcext:value-type="float">
            <text:p>112172</text:p>
          </table:table-cell>
          <table:table-cell office:value-type="float" office:value="349.295013" calcext:value-type="float">
            <text:p>349.295013</text:p>
          </table:table-cell>
          <table:table-cell office:value-type="float" office:value="349.434082" calcext:value-type="float">
            <text:p>349.434082</text:p>
          </table:table-cell>
          <table:table-cell office:value-type="float" office:value="12.325938" calcext:value-type="float">
            <text:p>12.325938</text:p>
          </table:table-cell>
          <table:table-cell table:formula="of:=[.C924]-[.C923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2286" calcext:value-type="float">
            <text:p>112286</text:p>
          </table:table-cell>
          <table:table-cell office:value-type="float" office:value="349.325012" calcext:value-type="float">
            <text:p>349.325012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12.321449" calcext:value-type="float">
            <text:p>12.321449</text:p>
          </table:table-cell>
          <table:table-cell table:formula="of:=[.C925]-[.C924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2400" calcext:value-type="float">
            <text:p>112400</text:p>
          </table:table-cell>
          <table:table-cell office:value-type="float" office:value="349.290924" calcext:value-type="float">
            <text:p>349.290924</text:p>
          </table:table-cell>
          <table:table-cell office:value-type="float" office:value="349.15683" calcext:value-type="float">
            <text:p>349.15683</text:p>
          </table:table-cell>
          <table:table-cell office:value-type="float" office:value="12.316158" calcext:value-type="float">
            <text:p>12.316158</text:p>
          </table:table-cell>
          <table:table-cell table:formula="of:=[.C926]-[.C925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2514" calcext:value-type="float">
            <text:p>112514</text:p>
          </table:table-cell>
          <table:table-cell table:number-columns-repeated="2" office:value-type="float" office:value="349.306824" calcext:value-type="float">
            <text:p>349.306824</text:p>
          </table:table-cell>
          <table:table-cell office:value-type="float" office:value="12.321449" calcext:value-type="float">
            <text:p>12.321449</text:p>
          </table:table-cell>
          <table:table-cell table:formula="of:=[.C927]-[.C926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2628" calcext:value-type="float">
            <text:p>112628</text:p>
          </table:table-cell>
          <table:table-cell office:value-type="float" office:value="349.279541" calcext:value-type="float">
            <text:p>349.279541</text:p>
          </table:table-cell>
          <table:table-cell office:value-type="float" office:value="349.193176" calcext:value-type="float">
            <text:p>349.193176</text:p>
          </table:table-cell>
          <table:table-cell office:value-type="float" office:value="12.31744" calcext:value-type="float">
            <text:p>12.31744</text:p>
          </table:table-cell>
          <table:table-cell table:formula="of:=[.C928]-[.C927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2742" calcext:value-type="float">
            <text:p>112742</text:p>
          </table:table-cell>
          <table:table-cell office:value-type="float" office:value="349.264069" calcext:value-type="float">
            <text:p>349.264069</text:p>
          </table:table-cell>
          <table:table-cell office:value-type="float" office:value="349.356812" calcext:value-type="float">
            <text:p>349.356812</text:p>
          </table:table-cell>
          <table:table-cell office:value-type="float" office:value="12.323213" calcext:value-type="float">
            <text:p>12.323213</text:p>
          </table:table-cell>
          <table:table-cell table:formula="of:=[.C929]-[.C928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2856" calcext:value-type="float">
            <text:p>112856</text:p>
          </table:table-cell>
          <table:table-cell office:value-type="float" office:value="349.234528" calcext:value-type="float">
            <text:p>349.234528</text:p>
          </table:table-cell>
          <table:table-cell office:value-type="float" office:value="349.159088" calcext:value-type="float">
            <text:p>349.159088</text:p>
          </table:table-cell>
          <table:table-cell office:value-type="float" office:value="12.316237" calcext:value-type="float">
            <text:p>12.316237</text:p>
          </table:table-cell>
          <table:table-cell table:formula="of:=[.C930]-[.C929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2969" calcext:value-type="float">
            <text:p>112969</text:p>
          </table:table-cell>
          <table:table-cell office:value-type="float" office:value="349.237732" calcext:value-type="float">
            <text:p>349.237732</text:p>
          </table:table-cell>
          <table:table-cell office:value-type="float" office:value="349.172729" calcext:value-type="float">
            <text:p>349.172729</text:p>
          </table:table-cell>
          <table:table-cell office:value-type="float" office:value="12.316719" calcext:value-type="float">
            <text:p>12.316719</text:p>
          </table:table-cell>
          <table:table-cell table:formula="of:=[.C931]-[.C930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3083" calcext:value-type="float">
            <text:p>113083</text:p>
          </table:table-cell>
          <table:table-cell office:value-type="float" office:value="349.218628" calcext:value-type="float">
            <text:p>349.218628</text:p>
          </table:table-cell>
          <table:table-cell office:value-type="float" office:value="349.211365" calcext:value-type="float">
            <text:p>349.211365</text:p>
          </table:table-cell>
          <table:table-cell office:value-type="float" office:value="12.318082" calcext:value-type="float">
            <text:p>12.318082</text:p>
          </table:table-cell>
          <table:table-cell table:formula="of:=[.C932]-[.C931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3197" calcext:value-type="float">
            <text:p>113197</text:p>
          </table:table-cell>
          <table:table-cell office:value-type="float" office:value="349.251373" calcext:value-type="float">
            <text:p>349.251373</text:p>
          </table:table-cell>
          <table:table-cell office:value-type="float" office:value="349.356812" calcext:value-type="float">
            <text:p>349.356812</text:p>
          </table:table-cell>
          <table:table-cell office:value-type="float" office:value="12.323213" calcext:value-type="float">
            <text:p>12.323213</text:p>
          </table:table-cell>
          <table:table-cell table:formula="of:=[.C933]-[.C932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3311" calcext:value-type="float">
            <text:p>113311</text:p>
          </table:table-cell>
          <table:table-cell office:value-type="float" office:value="349.232727" calcext:value-type="float">
            <text:p>349.232727</text:p>
          </table:table-cell>
          <table:table-cell office:value-type="float" office:value="349.263641" calcext:value-type="float">
            <text:p>349.263641</text:p>
          </table:table-cell>
          <table:table-cell office:value-type="float" office:value="12.319925" calcext:value-type="float">
            <text:p>12.319925</text:p>
          </table:table-cell>
          <table:table-cell table:formula="of:=[.C934]-[.C933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3425" calcext:value-type="float">
            <text:p>113425</text:p>
          </table:table-cell>
          <table:table-cell office:value-type="float" office:value="349.243225" calcext:value-type="float">
            <text:p>349.243225</text:p>
          </table:table-cell>
          <table:table-cell office:value-type="float" office:value="349.211365" calcext:value-type="float">
            <text:p>349.211365</text:p>
          </table:table-cell>
          <table:table-cell office:value-type="float" office:value="12.318082" calcext:value-type="float">
            <text:p>12.318082</text:p>
          </table:table-cell>
          <table:table-cell table:formula="of:=[.C935]-[.C934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3538" calcext:value-type="float">
            <text:p>113538</text:p>
          </table:table-cell>
          <table:table-cell office:value-type="float" office:value="349.27774" calcext:value-type="float">
            <text:p>349.27774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2812" calcext:value-type="float">
            <text:p>12.322812</text:p>
          </table:table-cell>
          <table:table-cell table:formula="of:=[.C936]-[.C935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3652" calcext:value-type="float">
            <text:p>113652</text:p>
          </table:table-cell>
          <table:table-cell office:value-type="float" office:value="349.314545" calcext:value-type="float">
            <text:p>349.314545</text:p>
          </table:table-cell>
          <table:table-cell office:value-type="float" office:value="349.395447" calcext:value-type="float">
            <text:p>349.395447</text:p>
          </table:table-cell>
          <table:table-cell office:value-type="float" office:value="12.324575" calcext:value-type="float">
            <text:p>12.324575</text:p>
          </table:table-cell>
          <table:table-cell table:formula="of:=[.C937]-[.C936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3766" calcext:value-type="float">
            <text:p>113766</text:p>
          </table:table-cell>
          <table:table-cell office:value-type="float" office:value="349.286804" calcext:value-type="float">
            <text:p>349.286804</text:p>
          </table:table-cell>
          <table:table-cell office:value-type="float" office:value="349.21817" calcext:value-type="float">
            <text:p>349.21817</text:p>
          </table:table-cell>
          <table:table-cell office:value-type="float" office:value="12.318322" calcext:value-type="float">
            <text:p>12.318322</text:p>
          </table:table-cell>
          <table:table-cell table:formula="of:=[.C938]-[.C937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3880" calcext:value-type="float">
            <text:p>113880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349.420441" calcext:value-type="float">
            <text:p>349.420441</text:p>
          </table:table-cell>
          <table:table-cell office:value-type="float" office:value="12.325457" calcext:value-type="float">
            <text:p>12.325457</text:p>
          </table:table-cell>
          <table:table-cell table:formula="of:=[.C939]-[.C938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3994" calcext:value-type="float">
            <text:p>113994</text:p>
          </table:table-cell>
          <table:table-cell office:value-type="float" office:value="349.315002" calcext:value-type="float">
            <text:p>349.315002</text:p>
          </table:table-cell>
          <table:table-cell office:value-type="float" office:value="349.195465" calcext:value-type="float">
            <text:p>349.195465</text:p>
          </table:table-cell>
          <table:table-cell office:value-type="float" office:value="12.317521" calcext:value-type="float">
            <text:p>12.317521</text:p>
          </table:table-cell>
          <table:table-cell table:formula="of:=[.C940]-[.C939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4108" calcext:value-type="float">
            <text:p>114108</text:p>
          </table:table-cell>
          <table:table-cell office:value-type="float" office:value="349.290894" calcext:value-type="float">
            <text:p>349.290894</text:p>
          </table:table-cell>
          <table:table-cell office:value-type="float" office:value="349.225006" calcext:value-type="float">
            <text:p>349.225006</text:p>
          </table:table-cell>
          <table:table-cell office:value-type="float" office:value="12.318563" calcext:value-type="float">
            <text:p>12.318563</text:p>
          </table:table-cell>
          <table:table-cell table:formula="of:=[.C941]-[.C940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4221" calcext:value-type="float">
            <text:p>114221</text:p>
          </table:table-cell>
          <table:table-cell office:value-type="float" office:value="349.270447" calcext:value-type="float">
            <text:p>349.270447</text:p>
          </table:table-cell>
          <table:table-cell office:value-type="float" office:value="349.293182" calcext:value-type="float">
            <text:p>349.293182</text:p>
          </table:table-cell>
          <table:table-cell office:value-type="float" office:value="12.320968" calcext:value-type="float">
            <text:p>12.320968</text:p>
          </table:table-cell>
          <table:table-cell table:formula="of:=[.C942]-[.C941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4335" calcext:value-type="float">
            <text:p>114335</text:p>
          </table:table-cell>
          <table:table-cell office:value-type="float" office:value="349.277283" calcext:value-type="float">
            <text:p>349.277283</text:p>
          </table:table-cell>
          <table:table-cell office:value-type="float" office:value="349.252258" calcext:value-type="float">
            <text:p>349.252258</text:p>
          </table:table-cell>
          <table:table-cell office:value-type="float" office:value="12.319524" calcext:value-type="float">
            <text:p>12.319524</text:p>
          </table:table-cell>
          <table:table-cell table:formula="of:=[.C943]-[.C942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4449" calcext:value-type="float">
            <text:p>114449</text:p>
          </table:table-cell>
          <table:table-cell office:value-type="float" office:value="349.257263" calcext:value-type="float">
            <text:p>349.257263</text:p>
          </table:table-cell>
          <table:table-cell office:value-type="float" office:value="349.320465" calcext:value-type="float">
            <text:p>349.320465</text:p>
          </table:table-cell>
          <table:table-cell office:value-type="float" office:value="12.32193" calcext:value-type="float">
            <text:p>12.32193</text:p>
          </table:table-cell>
          <table:table-cell table:formula="of:=[.C944]-[.C943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4563" calcext:value-type="float">
            <text:p>114563</text:p>
          </table:table-cell>
          <table:table-cell office:value-type="float" office:value="349.26593" calcext:value-type="float">
            <text:p>349.26593</text:p>
          </table:table-cell>
          <table:table-cell office:value-type="float" office:value="349.238647" calcext:value-type="float">
            <text:p>349.238647</text:p>
          </table:table-cell>
          <table:table-cell office:value-type="float" office:value="12.319044" calcext:value-type="float">
            <text:p>12.319044</text:p>
          </table:table-cell>
          <table:table-cell table:formula="of:=[.C945]-[.C944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4677" calcext:value-type="float">
            <text:p>114677</text:p>
          </table:table-cell>
          <table:table-cell office:value-type="float" office:value="349.256805" calcext:value-type="float">
            <text:p>349.256805</text:p>
          </table:table-cell>
          <table:table-cell office:value-type="float" office:value="349.179535" calcext:value-type="float">
            <text:p>349.179535</text:p>
          </table:table-cell>
          <table:table-cell office:value-type="float" office:value="12.316959" calcext:value-type="float">
            <text:p>12.316959</text:p>
          </table:table-cell>
          <table:table-cell table:formula="of:=[.C946]-[.C945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4791" calcext:value-type="float">
            <text:p>114791</text:p>
          </table:table-cell>
          <table:table-cell office:value-type="float" office:value="349.258636" calcext:value-type="float">
            <text:p>349.258636</text:p>
          </table:table-cell>
          <table:table-cell office:value-type="float" office:value="349.302277" calcext:value-type="float">
            <text:p>349.302277</text:p>
          </table:table-cell>
          <table:table-cell office:value-type="float" office:value="12.321288" calcext:value-type="float">
            <text:p>12.321288</text:p>
          </table:table-cell>
          <table:table-cell table:formula="of:=[.C947]-[.C946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4904" calcext:value-type="float">
            <text:p>114904</text:p>
          </table:table-cell>
          <table:table-cell office:value-type="float" office:value="349.279999" calcext:value-type="float">
            <text:p>349.279999</text:p>
          </table:table-cell>
          <table:table-cell office:value-type="float" office:value="349.3591" calcext:value-type="float">
            <text:p>349.3591</text:p>
          </table:table-cell>
          <table:table-cell office:value-type="float" office:value="12.323293" calcext:value-type="float">
            <text:p>12.323293</text:p>
          </table:table-cell>
          <table:table-cell table:formula="of:=[.C948]-[.C947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5018" calcext:value-type="float">
            <text:p>115018</text:p>
          </table:table-cell>
          <table:table-cell office:value-type="float" office:value="349.279572" calcext:value-type="float">
            <text:p>349.279572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12.32185" calcext:value-type="float">
            <text:p>12.32185</text:p>
          </table:table-cell>
          <table:table-cell table:formula="of:=[.C949]-[.C948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5132" calcext:value-type="float">
            <text:p>115132</text:p>
          </table:table-cell>
          <table:table-cell office:value-type="float" office:value="349.26001" calcext:value-type="float">
            <text:p>349.26001</text:p>
          </table:table-cell>
          <table:table-cell office:value-type="float" office:value="349.1409" calcext:value-type="float">
            <text:p>349.1409</text:p>
          </table:table-cell>
          <table:table-cell office:value-type="float" office:value="12.315596" calcext:value-type="float">
            <text:p>12.315596</text:p>
          </table:table-cell>
          <table:table-cell table:formula="of:=[.C950]-[.C949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5246" calcext:value-type="float">
            <text:p>115246</text:p>
          </table:table-cell>
          <table:table-cell office:value-type="float" office:value="349.277252" calcext:value-type="float">
            <text:p>349.277252</text:p>
          </table:table-cell>
          <table:table-cell office:value-type="float" office:value="349.2659" calcext:value-type="float">
            <text:p>349.2659</text:p>
          </table:table-cell>
          <table:table-cell office:value-type="float" office:value="12.320005" calcext:value-type="float">
            <text:p>12.320005</text:p>
          </table:table-cell>
          <table:table-cell table:formula="of:=[.C951]-[.C950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5360" calcext:value-type="float">
            <text:p>115360</text:p>
          </table:table-cell>
          <table:table-cell office:value-type="float" office:value="349.287262" calcext:value-type="float">
            <text:p>349.287262</text:p>
          </table:table-cell>
          <table:table-cell office:value-type="float" office:value="349.352264" calcext:value-type="float">
            <text:p>349.352264</text:p>
          </table:table-cell>
          <table:table-cell office:value-type="float" office:value="12.323051" calcext:value-type="float">
            <text:p>12.323051</text:p>
          </table:table-cell>
          <table:table-cell table:formula="of:=[.C952]-[.C951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5474" calcext:value-type="float">
            <text:p>115474</text:p>
          </table:table-cell>
          <table:table-cell office:value-type="float" office:value="349.290863" calcext:value-type="float">
            <text:p>349.290863</text:p>
          </table:table-cell>
          <table:table-cell office:value-type="float" office:value="349.377258" calcext:value-type="float">
            <text:p>349.377258</text:p>
          </table:table-cell>
          <table:table-cell office:value-type="float" office:value="12.323934" calcext:value-type="float">
            <text:p>12.323934</text:p>
          </table:table-cell>
          <table:table-cell table:formula="of:=[.C953]-[.C952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5587" calcext:value-type="float">
            <text:p>115587</text:p>
          </table:table-cell>
          <table:table-cell office:value-type="float" office:value="349.262695" calcext:value-type="float">
            <text:p>349.262695</text:p>
          </table:table-cell>
          <table:table-cell office:value-type="float" office:value="349.177277" calcext:value-type="float">
            <text:p>349.177277</text:p>
          </table:table-cell>
          <table:table-cell office:value-type="float" office:value="12.316879" calcext:value-type="float">
            <text:p>12.316879</text:p>
          </table:table-cell>
          <table:table-cell table:formula="of:=[.C954]-[.C953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5701" calcext:value-type="float">
            <text:p>115701</text:p>
          </table:table-cell>
          <table:table-cell office:value-type="float" office:value="349.300873" calcext:value-type="float">
            <text:p>349.300873</text:p>
          </table:table-cell>
          <table:table-cell office:value-type="float" office:value="349.331818" calcext:value-type="float">
            <text:p>349.331818</text:p>
          </table:table-cell>
          <table:table-cell office:value-type="float" office:value="12.32233" calcext:value-type="float">
            <text:p>12.32233</text:p>
          </table:table-cell>
          <table:table-cell table:formula="of:=[.C955]-[.C954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5815" calcext:value-type="float">
            <text:p>115815</text:p>
          </table:table-cell>
          <table:table-cell office:value-type="float" office:value="349.29361" calcext:value-type="float">
            <text:p>349.29361</text:p>
          </table:table-cell>
          <table:table-cell office:value-type="float" office:value="349.229553" calcext:value-type="float">
            <text:p>349.229553</text:p>
          </table:table-cell>
          <table:table-cell office:value-type="float" office:value="12.318724" calcext:value-type="float">
            <text:p>12.318724</text:p>
          </table:table-cell>
          <table:table-cell table:formula="of:=[.C956]-[.C955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5929" calcext:value-type="float">
            <text:p>115929</text:p>
          </table:table-cell>
          <table:table-cell office:value-type="float" office:value="349.266357" calcext:value-type="float">
            <text:p>349.266357</text:p>
          </table:table-cell>
          <table:table-cell office:value-type="float" office:value="349.215912" calcext:value-type="float">
            <text:p>349.215912</text:p>
          </table:table-cell>
          <table:table-cell office:value-type="float" office:value="12.318242" calcext:value-type="float">
            <text:p>12.318242</text:p>
          </table:table-cell>
          <table:table-cell table:formula="of:=[.C957]-[.C956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6043" calcext:value-type="float">
            <text:p>116043</text:p>
          </table:table-cell>
          <table:table-cell office:value-type="float" office:value="349.234528" calcext:value-type="float">
            <text:p>349.234528</text:p>
          </table:table-cell>
          <table:table-cell office:value-type="float" office:value="349.21817" calcext:value-type="float">
            <text:p>349.21817</text:p>
          </table:table-cell>
          <table:table-cell office:value-type="float" office:value="12.318322" calcext:value-type="float">
            <text:p>12.318322</text:p>
          </table:table-cell>
          <table:table-cell table:formula="of:=[.C958]-[.C957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6157" calcext:value-type="float">
            <text:p>116157</text:p>
          </table:table-cell>
          <table:table-cell office:value-type="float" office:value="349.274963" calcext:value-type="float">
            <text:p>349.274963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12.324014" calcext:value-type="float">
            <text:p>12.324014</text:p>
          </table:table-cell>
          <table:table-cell table:formula="of:=[.C959]-[.C958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6270" calcext:value-type="float">
            <text:p>116270</text:p>
          </table:table-cell>
          <table:table-cell office:value-type="float" office:value="349.26178" calcext:value-type="float">
            <text:p>349.26178</text:p>
          </table:table-cell>
          <table:table-cell office:value-type="float" office:value="349.2659" calcext:value-type="float">
            <text:p>349.2659</text:p>
          </table:table-cell>
          <table:table-cell office:value-type="float" office:value="12.320005" calcext:value-type="float">
            <text:p>12.320005</text:p>
          </table:table-cell>
          <table:table-cell table:formula="of:=[.C960]-[.C959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6384" calcext:value-type="float">
            <text:p>116384</text:p>
          </table:table-cell>
          <table:table-cell office:value-type="float" office:value="349.292267" calcext:value-type="float">
            <text:p>349.292267</text:p>
          </table:table-cell>
          <table:table-cell office:value-type="float" office:value="349.381805" calcext:value-type="float">
            <text:p>349.381805</text:p>
          </table:table-cell>
          <table:table-cell office:value-type="float" office:value="12.324094" calcext:value-type="float">
            <text:p>12.324094</text:p>
          </table:table-cell>
          <table:table-cell table:formula="of:=[.C961]-[.C960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6498" calcext:value-type="float">
            <text:p>116498</text:p>
          </table:table-cell>
          <table:table-cell office:value-type="float" office:value="349.308624" calcext:value-type="float">
            <text:p>349.308624</text:p>
          </table:table-cell>
          <table:table-cell office:value-type="float" office:value="349.297729" calcext:value-type="float">
            <text:p>349.297729</text:p>
          </table:table-cell>
          <table:table-cell office:value-type="float" office:value="12.321128" calcext:value-type="float">
            <text:p>12.321128</text:p>
          </table:table-cell>
          <table:table-cell table:formula="of:=[.C962]-[.C961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6612" calcext:value-type="float">
            <text:p>116612</text:p>
          </table:table-cell>
          <table:table-cell office:value-type="float" office:value="349.33136" calcext:value-type="float">
            <text:p>349.33136</text:p>
          </table:table-cell>
          <table:table-cell office:value-type="float" office:value="349.331818" calcext:value-type="float">
            <text:p>349.331818</text:p>
          </table:table-cell>
          <table:table-cell office:value-type="float" office:value="12.32233" calcext:value-type="float">
            <text:p>12.32233</text:p>
          </table:table-cell>
          <table:table-cell table:formula="of:=[.C963]-[.C962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6726" calcext:value-type="float">
            <text:p>116726</text:p>
          </table:table-cell>
          <table:table-cell office:value-type="float" office:value="349.325439" calcext:value-type="float">
            <text:p>349.325439</text:p>
          </table:table-cell>
          <table:table-cell office:value-type="float" office:value="349.350006" calcext:value-type="float">
            <text:p>349.350006</text:p>
          </table:table-cell>
          <table:table-cell office:value-type="float" office:value="12.322972" calcext:value-type="float">
            <text:p>12.322972</text:p>
          </table:table-cell>
          <table:table-cell table:formula="of:=[.C964]-[.C963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6840" calcext:value-type="float">
            <text:p>116840</text:p>
          </table:table-cell>
          <table:table-cell office:value-type="float" office:value="349.323181" calcext:value-type="float">
            <text:p>349.323181</text:p>
          </table:table-cell>
          <table:table-cell office:value-type="float" office:value="349.254547" calcext:value-type="float">
            <text:p>349.254547</text:p>
          </table:table-cell>
          <table:table-cell office:value-type="float" office:value="12.319605" calcext:value-type="float">
            <text:p>12.319605</text:p>
          </table:table-cell>
          <table:table-cell table:formula="of:=[.C965]-[.C964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6953" calcext:value-type="float">
            <text:p>116953</text:p>
          </table:table-cell>
          <table:table-cell office:value-type="float" office:value="349.289093" calcext:value-type="float">
            <text:p>349.289093</text:p>
          </table:table-cell>
          <table:table-cell office:value-type="float" office:value="349.211365" calcext:value-type="float">
            <text:p>349.211365</text:p>
          </table:table-cell>
          <table:table-cell office:value-type="float" office:value="12.318082" calcext:value-type="float">
            <text:p>12.318082</text:p>
          </table:table-cell>
          <table:table-cell table:formula="of:=[.C966]-[.C965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7067" calcext:value-type="float">
            <text:p>117067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349.295441" calcext:value-type="float">
            <text:p>349.295441</text:p>
          </table:table-cell>
          <table:table-cell office:value-type="float" office:value="12.321048" calcext:value-type="float">
            <text:p>12.321048</text:p>
          </table:table-cell>
          <table:table-cell table:formula="of:=[.C967]-[.C966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7181" calcext:value-type="float">
            <text:p>117181</text:p>
          </table:table-cell>
          <table:table-cell office:value-type="float" office:value="349.264557" calcext:value-type="float">
            <text:p>349.264557</text:p>
          </table:table-cell>
          <table:table-cell office:value-type="float" office:value="349.211365" calcext:value-type="float">
            <text:p>349.211365</text:p>
          </table:table-cell>
          <table:table-cell office:value-type="float" office:value="12.318082" calcext:value-type="float">
            <text:p>12.318082</text:p>
          </table:table-cell>
          <table:table-cell table:formula="of:=[.C968]-[.C967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7295" calcext:value-type="float">
            <text:p>117295</text:p>
          </table:table-cell>
          <table:table-cell office:value-type="float" office:value="349.25592" calcext:value-type="float">
            <text:p>349.25592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12.321449" calcext:value-type="float">
            <text:p>12.321449</text:p>
          </table:table-cell>
          <table:table-cell table:formula="of:=[.C969]-[.C968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7409" calcext:value-type="float">
            <text:p>117409</text:p>
          </table:table-cell>
          <table:table-cell office:value-type="float" office:value="349.251404" calcext:value-type="float">
            <text:p>349.251404</text:p>
          </table:table-cell>
          <table:table-cell office:value-type="float" office:value="349.231812" calcext:value-type="float">
            <text:p>349.231812</text:p>
          </table:table-cell>
          <table:table-cell office:value-type="float" office:value="12.318803" calcext:value-type="float">
            <text:p>12.318803</text:p>
          </table:table-cell>
          <table:table-cell table:formula="of:=[.C970]-[.C969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7523" calcext:value-type="float">
            <text:p>117523</text:p>
          </table:table-cell>
          <table:table-cell office:value-type="float" office:value="349.258179" calcext:value-type="float">
            <text:p>349.258179</text:p>
          </table:table-cell>
          <table:table-cell office:value-type="float" office:value="349.245453" calcext:value-type="float">
            <text:p>349.245453</text:p>
          </table:table-cell>
          <table:table-cell office:value-type="float" office:value="12.319284" calcext:value-type="float">
            <text:p>12.319284</text:p>
          </table:table-cell>
          <table:table-cell table:formula="of:=[.C971]-[.C970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7636" calcext:value-type="float">
            <text:p>117636</text:p>
          </table:table-cell>
          <table:table-cell office:value-type="float" office:value="349.236847" calcext:value-type="float">
            <text:p>349.236847</text:p>
          </table:table-cell>
          <table:table-cell office:value-type="float" office:value="349.188629" calcext:value-type="float">
            <text:p>349.188629</text:p>
          </table:table-cell>
          <table:table-cell office:value-type="float" office:value="12.31728" calcext:value-type="float">
            <text:p>12.31728</text:p>
          </table:table-cell>
          <table:table-cell table:formula="of:=[.C972]-[.C971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7750" calcext:value-type="float">
            <text:p>117750</text:p>
          </table:table-cell>
          <table:table-cell office:value-type="float" office:value="349.252258" calcext:value-type="float">
            <text:p>349.252258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12.320807" calcext:value-type="float">
            <text:p>12.320807</text:p>
          </table:table-cell>
          <table:table-cell table:formula="of:=[.C973]-[.C972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7864" calcext:value-type="float">
            <text:p>117864</text:p>
          </table:table-cell>
          <table:table-cell office:value-type="float" office:value="349.241333" calcext:value-type="float">
            <text:p>349.241333</text:p>
          </table:table-cell>
          <table:table-cell office:value-type="float" office:value="349.252258" calcext:value-type="float">
            <text:p>349.252258</text:p>
          </table:table-cell>
          <table:table-cell office:value-type="float" office:value="12.319524" calcext:value-type="float">
            <text:p>12.319524</text:p>
          </table:table-cell>
          <table:table-cell table:formula="of:=[.C974]-[.C973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7978" calcext:value-type="float">
            <text:p>117978</text:p>
          </table:table-cell>
          <table:table-cell office:value-type="float" office:value="349.247253" calcext:value-type="float">
            <text:p>349.247253</text:p>
          </table:table-cell>
          <table:table-cell office:value-type="float" office:value="349.261353" calcext:value-type="float">
            <text:p>349.261353</text:p>
          </table:table-cell>
          <table:table-cell office:value-type="float" office:value="12.319845" calcext:value-type="float">
            <text:p>12.319845</text:p>
          </table:table-cell>
          <table:table-cell table:formula="of:=[.C975]-[.C974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8092" calcext:value-type="float">
            <text:p>118092</text:p>
          </table:table-cell>
          <table:table-cell office:value-type="float" office:value="349.250427" calcext:value-type="float">
            <text:p>349.250427</text:p>
          </table:table-cell>
          <table:table-cell office:value-type="float" office:value="349.261353" calcext:value-type="float">
            <text:p>349.261353</text:p>
          </table:table-cell>
          <table:table-cell office:value-type="float" office:value="12.319845" calcext:value-type="float">
            <text:p>12.319845</text:p>
          </table:table-cell>
          <table:table-cell table:formula="of:=[.C976]-[.C975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8206" calcext:value-type="float">
            <text:p>118206</text:p>
          </table:table-cell>
          <table:table-cell office:value-type="float" office:value="349.273163" calcext:value-type="float">
            <text:p>349.273163</text:p>
          </table:table-cell>
          <table:table-cell office:value-type="float" office:value="349.302277" calcext:value-type="float">
            <text:p>349.302277</text:p>
          </table:table-cell>
          <table:table-cell office:value-type="float" office:value="12.321288" calcext:value-type="float">
            <text:p>12.321288</text:p>
          </table:table-cell>
          <table:table-cell table:formula="of:=[.C977]-[.C976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8319" calcext:value-type="float">
            <text:p>118319</text:p>
          </table:table-cell>
          <table:table-cell office:value-type="float" office:value="349.25769" calcext:value-type="float">
            <text:p>349.25769</text:p>
          </table:table-cell>
          <table:table-cell office:value-type="float" office:value="349.211365" calcext:value-type="float">
            <text:p>349.211365</text:p>
          </table:table-cell>
          <table:table-cell office:value-type="float" office:value="12.318082" calcext:value-type="float">
            <text:p>12.318082</text:p>
          </table:table-cell>
          <table:table-cell table:formula="of:=[.C978]-[.C977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8433" calcext:value-type="float">
            <text:p>118433</text:p>
          </table:table-cell>
          <table:table-cell office:value-type="float" office:value="349.279083" calcext:value-type="float">
            <text:p>349.279083</text:p>
          </table:table-cell>
          <table:table-cell office:value-type="float" office:value="349.3591" calcext:value-type="float">
            <text:p>349.3591</text:p>
          </table:table-cell>
          <table:table-cell office:value-type="float" office:value="12.323293" calcext:value-type="float">
            <text:p>12.323293</text:p>
          </table:table-cell>
          <table:table-cell table:formula="of:=[.C979]-[.C978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8547" calcext:value-type="float">
            <text:p>118547</text:p>
          </table:table-cell>
          <table:table-cell office:value-type="float" office:value="349.319092" calcext:value-type="float">
            <text:p>349.319092</text:p>
          </table:table-cell>
          <table:table-cell office:value-type="float" office:value="349.461365" calcext:value-type="float">
            <text:p>349.461365</text:p>
          </table:table-cell>
          <table:table-cell office:value-type="float" office:value="12.3269" calcext:value-type="float">
            <text:p>12.3269</text:p>
          </table:table-cell>
          <table:table-cell table:formula="of:=[.C980]-[.C979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8661" calcext:value-type="float">
            <text:p>118661</text:p>
          </table:table-cell>
          <table:table-cell office:value-type="float" office:value="349.330017" calcext:value-type="float">
            <text:p>349.330017</text:p>
          </table:table-cell>
          <table:table-cell office:value-type="float" office:value="349.315918" calcext:value-type="float">
            <text:p>349.315918</text:p>
          </table:table-cell>
          <table:table-cell office:value-type="float" office:value="12.32177" calcext:value-type="float">
            <text:p>12.32177</text:p>
          </table:table-cell>
          <table:table-cell table:formula="of:=[.C981]-[.C980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8775" calcext:value-type="float">
            <text:p>118775</text:p>
          </table:table-cell>
          <table:table-cell office:value-type="float" office:value="349.343658" calcext:value-type="float">
            <text:p>349.343658</text:p>
          </table:table-cell>
          <table:table-cell office:value-type="float" office:value="349.370453" calcext:value-type="float">
            <text:p>349.370453</text:p>
          </table:table-cell>
          <table:table-cell office:value-type="float" office:value="12.323693" calcext:value-type="float">
            <text:p>12.323693</text:p>
          </table:table-cell>
          <table:table-cell table:formula="of:=[.C982]-[.C981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8889" calcext:value-type="float">
            <text:p>118889</text:p>
          </table:table-cell>
          <table:table-cell office:value-type="float" office:value="349.389099" calcext:value-type="float">
            <text:p>349.389099</text:p>
          </table:table-cell>
          <table:table-cell office:value-type="float" office:value="349.438629" calcext:value-type="float">
            <text:p>349.438629</text:p>
          </table:table-cell>
          <table:table-cell office:value-type="float" office:value="12.326098" calcext:value-type="float">
            <text:p>12.326098</text:p>
          </table:table-cell>
          <table:table-cell table:formula="of:=[.C983]-[.C982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9002" calcext:value-type="float">
            <text:p>119002</text:p>
          </table:table-cell>
          <table:table-cell office:value-type="float" office:value="349.351379" calcext:value-type="float">
            <text:p>349.351379</text:p>
          </table:table-cell>
          <table:table-cell office:value-type="float" office:value="349.170441" calcext:value-type="float">
            <text:p>349.170441</text:p>
          </table:table-cell>
          <table:table-cell office:value-type="float" office:value="12.316638" calcext:value-type="float">
            <text:p>12.316638</text:p>
          </table:table-cell>
          <table:table-cell table:formula="of:=[.C984]-[.C983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9116" calcext:value-type="float">
            <text:p>119116</text:p>
          </table:table-cell>
          <table:table-cell office:value-type="float" office:value="349.302704" calcext:value-type="float">
            <text:p>349.302704</text:p>
          </table:table-cell>
          <table:table-cell office:value-type="float" office:value="349.21817" calcext:value-type="float">
            <text:p>349.21817</text:p>
          </table:table-cell>
          <table:table-cell office:value-type="float" office:value="12.318322" calcext:value-type="float">
            <text:p>12.318322</text:p>
          </table:table-cell>
          <table:table-cell table:formula="of:=[.C985]-[.C984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9230" calcext:value-type="float">
            <text:p>119230</text:p>
          </table:table-cell>
          <table:table-cell office:value-type="float" office:value="349.284058" calcext:value-type="float">
            <text:p>349.284058</text:p>
          </table:table-cell>
          <table:table-cell office:value-type="float" office:value="349.222717" calcext:value-type="float">
            <text:p>349.222717</text:p>
          </table:table-cell>
          <table:table-cell office:value-type="float" office:value="12.318482" calcext:value-type="float">
            <text:p>12.318482</text:p>
          </table:table-cell>
          <table:table-cell table:formula="of:=[.C986]-[.C985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9344" calcext:value-type="float">
            <text:p>119344</text:p>
          </table:table-cell>
          <table:table-cell office:value-type="float" office:value="349.270447" calcext:value-type="float">
            <text:p>349.270447</text:p>
          </table:table-cell>
          <table:table-cell office:value-type="float" office:value="349.302277" calcext:value-type="float">
            <text:p>349.302277</text:p>
          </table:table-cell>
          <table:table-cell office:value-type="float" office:value="12.321288" calcext:value-type="float">
            <text:p>12.321288</text:p>
          </table:table-cell>
          <table:table-cell table:formula="of:=[.C987]-[.C986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9458" calcext:value-type="float">
            <text:p>119458</text:p>
          </table:table-cell>
          <table:table-cell office:value-type="float" office:value="349.234985" calcext:value-type="float">
            <text:p>349.234985</text:p>
          </table:table-cell>
          <table:table-cell office:value-type="float" office:value="349.261353" calcext:value-type="float">
            <text:p>349.261353</text:p>
          </table:table-cell>
          <table:table-cell office:value-type="float" office:value="12.319845" calcext:value-type="float">
            <text:p>12.319845</text:p>
          </table:table-cell>
          <table:table-cell table:formula="of:=[.C988]-[.C987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9572" calcext:value-type="float">
            <text:p>119572</text:p>
          </table:table-cell>
          <table:table-cell office:value-type="float" office:value="349.241364" calcext:value-type="float">
            <text:p>349.241364</text:p>
          </table:table-cell>
          <table:table-cell office:value-type="float" office:value="349.202271" calcext:value-type="float">
            <text:p>349.202271</text:p>
          </table:table-cell>
          <table:table-cell office:value-type="float" office:value="12.31776" calcext:value-type="float">
            <text:p>12.31776</text:p>
          </table:table-cell>
          <table:table-cell table:formula="of:=[.C989]-[.C988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9685" calcext:value-type="float">
            <text:p>119685</text:p>
          </table:table-cell>
          <table:table-cell office:value-type="float" office:value="349.240906" calcext:value-type="float">
            <text:p>349.240906</text:p>
          </table:table-cell>
          <table:table-cell office:value-type="float" office:value="349.215912" calcext:value-type="float">
            <text:p>349.215912</text:p>
          </table:table-cell>
          <table:table-cell office:value-type="float" office:value="12.318242" calcext:value-type="float">
            <text:p>12.318242</text:p>
          </table:table-cell>
          <table:table-cell table:formula="of:=[.C990]-[.C989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9799" calcext:value-type="float">
            <text:p>119799</text:p>
          </table:table-cell>
          <table:table-cell office:value-type="float" office:value="349.246826" calcext:value-type="float">
            <text:p>349.246826</text:p>
          </table:table-cell>
          <table:table-cell office:value-type="float" office:value="349.252258" calcext:value-type="float">
            <text:p>349.252258</text:p>
          </table:table-cell>
          <table:table-cell office:value-type="float" office:value="12.319524" calcext:value-type="float">
            <text:p>12.319524</text:p>
          </table:table-cell>
          <table:table-cell table:formula="of:=[.C991]-[.C990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9913" calcext:value-type="float">
            <text:p>119913</text:p>
          </table:table-cell>
          <table:table-cell office:value-type="float" office:value="349.240448" calcext:value-type="float">
            <text:p>349.240448</text:p>
          </table:table-cell>
          <table:table-cell office:value-type="float" office:value="349.270447" calcext:value-type="float">
            <text:p>349.270447</text:p>
          </table:table-cell>
          <table:table-cell office:value-type="float" office:value="12.320166" calcext:value-type="float">
            <text:p>12.320166</text:p>
          </table:table-cell>
          <table:table-cell table:formula="of:=[.C992]-[.C991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0027" calcext:value-type="float">
            <text:p>120027</text:p>
          </table:table-cell>
          <table:table-cell office:value-type="float" office:value="349.256805" calcext:value-type="float">
            <text:p>349.256805</text:p>
          </table:table-cell>
          <table:table-cell office:value-type="float" office:value="349.34317" calcext:value-type="float">
            <text:p>349.34317</text:p>
          </table:table-cell>
          <table:table-cell office:value-type="float" office:value="12.322731" calcext:value-type="float">
            <text:p>12.322731</text:p>
          </table:table-cell>
          <table:table-cell table:formula="of:=[.C993]-[.C992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0141" calcext:value-type="float">
            <text:p>120141</text:p>
          </table:table-cell>
          <table:table-cell office:value-type="float" office:value="349.292267" calcext:value-type="float">
            <text:p>349.292267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12.324014" calcext:value-type="float">
            <text:p>12.324014</text:p>
          </table:table-cell>
          <table:table-cell table:formula="of:=[.C994]-[.C993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0255" calcext:value-type="float">
            <text:p>120255</text:p>
          </table:table-cell>
          <table:table-cell office:value-type="float" office:value="349.307709" calcext:value-type="float">
            <text:p>349.307709</text:p>
          </table:table-cell>
          <table:table-cell office:value-type="float" office:value="349.293182" calcext:value-type="float">
            <text:p>349.293182</text:p>
          </table:table-cell>
          <table:table-cell office:value-type="float" office:value="12.320968" calcext:value-type="float">
            <text:p>12.320968</text:p>
          </table:table-cell>
          <table:table-cell table:formula="of:=[.C995]-[.C994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0368" calcext:value-type="float">
            <text:p>120368</text:p>
          </table:table-cell>
          <table:table-cell office:value-type="float" office:value="349.325012" calcext:value-type="float">
            <text:p>349.325012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12.322571" calcext:value-type="float">
            <text:p>12.322571</text:p>
          </table:table-cell>
          <table:table-cell table:formula="of:=[.C996]-[.C995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0482" calcext:value-type="float">
            <text:p>120482</text:p>
          </table:table-cell>
          <table:table-cell office:value-type="float" office:value="349.341827" calcext:value-type="float">
            <text:p>349.341827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12.323133" calcext:value-type="float">
            <text:p>12.323133</text:p>
          </table:table-cell>
          <table:table-cell table:formula="of:=[.C997]-[.C996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0596" calcext:value-type="float">
            <text:p>120596</text:p>
          </table:table-cell>
          <table:table-cell office:value-type="float" office:value="349.327728" calcext:value-type="float">
            <text:p>349.327728</text:p>
          </table:table-cell>
          <table:table-cell office:value-type="float" office:value="349.272736" calcext:value-type="float">
            <text:p>349.272736</text:p>
          </table:table-cell>
          <table:table-cell office:value-type="float" office:value="12.320247" calcext:value-type="float">
            <text:p>12.320247</text:p>
          </table:table-cell>
          <table:table-cell table:formula="of:=[.C998]-[.C997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0710" calcext:value-type="float">
            <text:p>120710</text:p>
          </table:table-cell>
          <table:table-cell office:value-type="float" office:value="349.285461" calcext:value-type="float">
            <text:p>349.285461</text:p>
          </table:table-cell>
          <table:table-cell office:value-type="float" office:value="349.168182" calcext:value-type="float">
            <text:p>349.168182</text:p>
          </table:table-cell>
          <table:table-cell office:value-type="float" office:value="12.316559" calcext:value-type="float">
            <text:p>12.316559</text:p>
          </table:table-cell>
          <table:table-cell table:formula="of:=[.C999]-[.C998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0824" calcext:value-type="float">
            <text:p>120824</text:p>
          </table:table-cell>
          <table:table-cell office:value-type="float" office:value="349.281372" calcext:value-type="float">
            <text:p>349.281372</text:p>
          </table:table-cell>
          <table:table-cell office:value-type="float" office:value="349.272736" calcext:value-type="float">
            <text:p>349.272736</text:p>
          </table:table-cell>
          <table:table-cell office:value-type="float" office:value="12.320247" calcext:value-type="float">
            <text:p>12.320247</text:p>
          </table:table-cell>
          <table:table-cell table:formula="of:=[.C1000]-[.C999]" office:value-type="float" office:value="114" calcext:value-type="float">
            <text:p>11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1">00/00/0000</text:date>, <text:time style:data-style-name="N2" text:time-value="12:19:22.7743523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0T23:05:41.220379002</meta:creation-date>
    <dc:date>2022-01-11T12:26:08.398636939</dc:date>
    <meta:editing-duration>PT1H29M27S</meta:editing-duration>
    <meta:editing-cycles>14</meta:editing-cycles>
    <meta:generator>LibreOffice/7.0.4.2$Linux_X86_64 LibreOffice_project/00$Build-2</meta:generator>
    <meta:document-statistic meta:table-count="1" meta:cell-count="502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414cm" svg:height="19.763cm" xlink:href=".." xlink:type="simple" chart:class="chart:line" chart:style-name="ch1">
        <chart:legend chart:legend-position="end" svg:x="30.562cm" svg:y="9.333cm" style:legend-expansion="high" chart:style-name="ch2"/>
        <chart:plot-area chart:style-name="ch3" table:cell-range-address="Sheet1.D1:Sheet1.E250" svg:x="0.668cm" svg:y="0.395cm" svg:width="29.226cm" svg:height="18.973cm">
          <chart:coordinate-region svg:x="1.766cm" svg:y="0.517cm" svg:width="28.128cm" svg:height="17.85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:Sheet1.D250" chart:class="chart:line">
            <chart:data-point chart:repeated="250"/>
          </chart:series>
          <chart:series chart:style-name="ch7" chart:values-cell-range-address="Sheet1.E1:Sheet1.E250" chart:class="chart:line">
            <chart:data-point chart:repeated="2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9.340881">
                <text:p>349.340881</text:p>
                <draw:g>
                  <svg:desc>Sheet1.D1:Sheet1.D250</svg:desc>
                </draw:g>
              </table:table-cell>
              <table:table-cell office:value-type="float" office:value="349.338623">
                <text:p>349.338623</text:p>
                <draw:g>
                  <svg:desc>Sheet1.E1:Sheet1.E2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9.318634">
                <text:p>349.318634</text:p>
              </table:table-cell>
              <table:table-cell office:value-type="float" office:value="349.345459">
                <text:p>349.3454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9.355011">
                <text:p>349.355011</text:p>
              </table:table-cell>
              <table:table-cell office:value-type="float" office:value="349.495453">
                <text:p>349.4954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9.329529">
                <text:p>349.329529</text:p>
              </table:table-cell>
              <table:table-cell office:value-type="float" office:value="349.177277">
                <text:p>349.1772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9.354095">
                <text:p>349.354095</text:p>
              </table:table-cell>
              <table:table-cell office:value-type="float" office:value="349.413635">
                <text:p>349.4136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9.34906">
                <text:p>349.34906</text:p>
              </table:table-cell>
              <table:table-cell office:value-type="float" office:value="349.313629">
                <text:p>349.3136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9.348633">
                <text:p>349.348633</text:p>
              </table:table-cell>
              <table:table-cell office:value-type="float" office:value="349.34317">
                <text:p>349.343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9.297272">
                <text:p>349.297272</text:p>
              </table:table-cell>
              <table:table-cell office:value-type="float" office:value="349.238647">
                <text:p>349.2386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9.361389">
                <text:p>349.361389</text:p>
              </table:table-cell>
              <table:table-cell office:value-type="float" office:value="349.497742">
                <text:p>349.4977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9.35321">
                <text:p>349.35321</text:p>
              </table:table-cell>
              <table:table-cell office:value-type="float" office:value="349.372742">
                <text:p>349.3727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9.359558">
                <text:p>349.359558</text:p>
              </table:table-cell>
              <table:table-cell office:value-type="float" office:value="349.345459">
                <text:p>349.3454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9.347321">
                <text:p>349.347321</text:p>
              </table:table-cell>
              <table:table-cell office:value-type="float" office:value="349.28183">
                <text:p>349.281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9.369141">
                <text:p>349.369141</text:p>
              </table:table-cell>
              <table:table-cell office:value-type="float" office:value="349.347717">
                <text:p>349.3477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9.355469">
                <text:p>349.355469</text:p>
              </table:table-cell>
              <table:table-cell office:value-type="float" office:value="349.429535">
                <text:p>349.4295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9.337738">
                <text:p>349.337738</text:p>
              </table:table-cell>
              <table:table-cell office:value-type="float" office:value="349.284088">
                <text:p>349.2840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9.331848">
                <text:p>349.331848</text:p>
              </table:table-cell>
              <table:table-cell office:value-type="float" office:value="349.315918">
                <text:p>349.3159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9.309998">
                <text:p>349.309998</text:p>
              </table:table-cell>
              <table:table-cell office:value-type="float" office:value="349.172729">
                <text:p>349.1727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9.316833">
                <text:p>349.316833</text:p>
              </table:table-cell>
              <table:table-cell office:value-type="float" office:value="349.381805">
                <text:p>349.3818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9.297729">
                <text:p>349.297729</text:p>
              </table:table-cell>
              <table:table-cell office:value-type="float" office:value="349.334076">
                <text:p>349.3340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9.305481">
                <text:p>349.305481</text:p>
              </table:table-cell>
              <table:table-cell office:value-type="float" office:value="349.322723">
                <text:p>349.3227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49.298187">
                <text:p>349.298187</text:p>
              </table:table-cell>
              <table:table-cell office:value-type="float" office:value="349.279541">
                <text:p>349.2795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49.335907">
                <text:p>349.335907</text:p>
              </table:table-cell>
              <table:table-cell office:value-type="float" office:value="349.361359">
                <text:p>349.3613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9.340454">
                <text:p>349.340454</text:p>
              </table:table-cell>
              <table:table-cell office:value-type="float" office:value="349.404541">
                <text:p>349.4045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9.34137">
                <text:p>349.34137</text:p>
              </table:table-cell>
              <table:table-cell office:value-type="float" office:value="349.338623">
                <text:p>349.3386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9.34137">
                <text:p>349.34137</text:p>
              </table:table-cell>
              <table:table-cell office:value-type="float" office:value="349.322723">
                <text:p>349.3227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9.35318">
                <text:p>349.35318</text:p>
              </table:table-cell>
              <table:table-cell office:value-type="float" office:value="349.338623">
                <text:p>349.3386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9.344543">
                <text:p>349.344543</text:p>
              </table:table-cell>
              <table:table-cell office:value-type="float" office:value="349.318176">
                <text:p>349.3181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9.318634">
                <text:p>349.318634</text:p>
              </table:table-cell>
              <table:table-cell office:value-type="float" office:value="349.274994">
                <text:p>349.2749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9.295471">
                <text:p>349.295471</text:p>
              </table:table-cell>
              <table:table-cell office:value-type="float" office:value="349.222717">
                <text:p>349.2227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9.305908">
                <text:p>349.305908</text:p>
              </table:table-cell>
              <table:table-cell office:value-type="float" office:value="349.375">
                <text:p>349.3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9.330902">
                <text:p>349.330902</text:p>
              </table:table-cell>
              <table:table-cell office:value-type="float" office:value="349.463623">
                <text:p>349.4636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9.335022">
                <text:p>349.335022</text:p>
              </table:table-cell>
              <table:table-cell office:value-type="float" office:value="349.338623">
                <text:p>349.3386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9.355896">
                <text:p>349.355896</text:p>
              </table:table-cell>
              <table:table-cell office:value-type="float" office:value="349.379547">
                <text:p>349.3795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9.394531">
                <text:p>349.394531</text:p>
              </table:table-cell>
              <table:table-cell office:value-type="float" office:value="349.415924">
                <text:p>349.4159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9.390442">
                <text:p>349.390442</text:p>
              </table:table-cell>
              <table:table-cell office:value-type="float" office:value="349.354553">
                <text:p>349.3545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9.371826">
                <text:p>349.371826</text:p>
              </table:table-cell>
              <table:table-cell office:value-type="float" office:value="349.370453">
                <text:p>349.3704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49.367737">
                <text:p>349.367737</text:p>
              </table:table-cell>
              <table:table-cell office:value-type="float" office:value="349.318176">
                <text:p>349.3181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9.36908">
                <text:p>349.36908</text:p>
              </table:table-cell>
              <table:table-cell office:value-type="float" office:value="349.386353">
                <text:p>349.3863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49.346344">
                <text:p>349.346344</text:p>
              </table:table-cell>
              <table:table-cell office:value-type="float" office:value="349.302277">
                <text:p>349.3022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49.340881">
                <text:p>349.340881</text:p>
              </table:table-cell>
              <table:table-cell office:value-type="float" office:value="349.327271">
                <text:p>349.3272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49.306824">
                <text:p>349.306824</text:p>
              </table:table-cell>
              <table:table-cell office:value-type="float" office:value="349.200012">
                <text:p>349.2000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9.316833">
                <text:p>349.316833</text:p>
              </table:table-cell>
              <table:table-cell office:value-type="float" office:value="349.368195">
                <text:p>349.3681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49.307739">
                <text:p>349.307739</text:p>
              </table:table-cell>
              <table:table-cell office:value-type="float" office:value="349.340912">
                <text:p>349.3409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49.286377">
                <text:p>349.286377</text:p>
              </table:table-cell>
              <table:table-cell office:value-type="float" office:value="349.195465">
                <text:p>349.1954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49.260468">
                <text:p>349.260468</text:p>
              </table:table-cell>
              <table:table-cell office:value-type="float" office:value="349.197723">
                <text:p>349.1977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49.274109">
                <text:p>349.274109</text:p>
              </table:table-cell>
              <table:table-cell office:value-type="float" office:value="349.268188">
                <text:p>349.2681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49.261383">
                <text:p>349.261383</text:p>
              </table:table-cell>
              <table:table-cell office:value-type="float" office:value="349.304535">
                <text:p>349.3045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9.264557">
                <text:p>349.264557</text:p>
              </table:table-cell>
              <table:table-cell office:value-type="float" office:value="349.356812">
                <text:p>349.3568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49.297302">
                <text:p>349.297302</text:p>
              </table:table-cell>
              <table:table-cell office:value-type="float" office:value="349.3591">
                <text:p>349.35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9.299561">
                <text:p>349.299561</text:p>
              </table:table-cell>
              <table:table-cell office:value-type="float" office:value="349.209076">
                <text:p>349.2090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49.308167">
                <text:p>349.308167</text:p>
              </table:table-cell>
              <table:table-cell office:value-type="float" office:value="349.311371">
                <text:p>349.3113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49.287292">
                <text:p>349.287292</text:p>
              </table:table-cell>
              <table:table-cell office:value-type="float" office:value="349.200012">
                <text:p>349.2000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49.263641">
                <text:p>349.263641</text:p>
              </table:table-cell>
              <table:table-cell office:value-type="float" office:value="349.238647">
                <text:p>349.2386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49.227722">
                <text:p>349.227722</text:p>
              </table:table-cell>
              <table:table-cell office:value-type="float" office:value="349.179535">
                <text:p>349.1795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49.26593">
                <text:p>349.26593</text:p>
              </table:table-cell>
              <table:table-cell office:value-type="float" office:value="349.399994">
                <text:p>349.3999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49.26001">
                <text:p>349.26001</text:p>
              </table:table-cell>
              <table:table-cell office:value-type="float" office:value="349.28183">
                <text:p>349.281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49.292755">
                <text:p>349.292755</text:p>
              </table:table-cell>
              <table:table-cell office:value-type="float" office:value="349.363647">
                <text:p>349.3636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49.327301">
                <text:p>349.327301</text:p>
              </table:table-cell>
              <table:table-cell office:value-type="float" office:value="349.411377">
                <text:p>349.41137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49.344543">
                <text:p>349.344543</text:p>
              </table:table-cell>
              <table:table-cell office:value-type="float" office:value="349.2659">
                <text:p>349.26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49.307281">
                <text:p>349.307281</text:p>
              </table:table-cell>
              <table:table-cell office:value-type="float" office:value="349.213623">
                <text:p>349.2136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49.301361">
                <text:p>349.301361</text:p>
              </table:table-cell>
              <table:table-cell office:value-type="float" office:value="349.252258">
                <text:p>349.25225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49.2659">
                <text:p>349.2659</text:p>
              </table:table-cell>
              <table:table-cell office:value-type="float" office:value="349.186371">
                <text:p>349.18637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49.270905">
                <text:p>349.270905</text:p>
              </table:table-cell>
              <table:table-cell office:value-type="float" office:value="349.436371">
                <text:p>349.4363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49.256348">
                <text:p>349.256348</text:p>
              </table:table-cell>
              <table:table-cell office:value-type="float" office:value="349.193176">
                <text:p>349.1931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49.243622">
                <text:p>349.243622</text:p>
              </table:table-cell>
              <table:table-cell office:value-type="float" office:value="349.149994">
                <text:p>349.1499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49.225464">
                <text:p>349.225464</text:p>
              </table:table-cell>
              <table:table-cell office:value-type="float" office:value="349.161377">
                <text:p>349.1613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49.2341">
                <text:p>349.2341</text:p>
              </table:table-cell>
              <table:table-cell office:value-type="float" office:value="349.229553">
                <text:p>349.2295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9.217743">
                <text:p>349.217743</text:p>
              </table:table-cell>
              <table:table-cell office:value-type="float" office:value="349.354553">
                <text:p>349.3545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9.257263">
                <text:p>349.257263</text:p>
              </table:table-cell>
              <table:table-cell office:value-type="float" office:value="349.3909">
                <text:p>349.390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9.288635">
                <text:p>349.288635</text:p>
              </table:table-cell>
              <table:table-cell office:value-type="float" office:value="349.306824">
                <text:p>349.3068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49.302307">
                <text:p>349.302307</text:p>
              </table:table-cell>
              <table:table-cell office:value-type="float" office:value="349.229553">
                <text:p>349.2295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49.286377">
                <text:p>349.286377</text:p>
              </table:table-cell>
              <table:table-cell office:value-type="float" office:value="349.149994">
                <text:p>349.1499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49.285889">
                <text:p>349.285889</text:p>
              </table:table-cell>
              <table:table-cell office:value-type="float" office:value="349.352264">
                <text:p>349.3522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49.27594">
                <text:p>349.27594</text:p>
              </table:table-cell>
              <table:table-cell office:value-type="float" office:value="349.340912">
                <text:p>349.3409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49.270447">
                <text:p>349.270447</text:p>
              </table:table-cell>
              <table:table-cell office:value-type="float" office:value="349.279541">
                <text:p>349.2795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49.274994">
                <text:p>349.274994</text:p>
              </table:table-cell>
              <table:table-cell office:value-type="float" office:value="349.252258">
                <text:p>349.2522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49.288635">
                <text:p>349.288635</text:p>
              </table:table-cell>
              <table:table-cell office:value-type="float" office:value="349.21817">
                <text:p>349.218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49.271362">
                <text:p>349.271362</text:p>
              </table:table-cell>
              <table:table-cell office:value-type="float" office:value="349.2659">
                <text:p>349.26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49.278625">
                <text:p>349.278625</text:p>
              </table:table-cell>
              <table:table-cell office:value-type="float" office:value="349.377258">
                <text:p>349.3772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49.274078">
                <text:p>349.274078</text:p>
              </table:table-cell>
              <table:table-cell office:value-type="float" office:value="349.256805">
                <text:p>349.2568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49.267273">
                <text:p>349.267273</text:p>
              </table:table-cell>
              <table:table-cell office:value-type="float" office:value="349.21817">
                <text:p>349.218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49.28183">
                <text:p>349.28183</text:p>
              </table:table-cell>
              <table:table-cell office:value-type="float" office:value="349.290924">
                <text:p>349.2909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49.285461">
                <text:p>349.285461</text:p>
              </table:table-cell>
              <table:table-cell office:value-type="float" office:value="349.284088">
                <text:p>349.2840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49.285461">
                <text:p>349.285461</text:p>
              </table:table-cell>
              <table:table-cell office:value-type="float" office:value="349.377258">
                <text:p>349.3772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49.264984">
                <text:p>349.264984</text:p>
              </table:table-cell>
              <table:table-cell office:value-type="float" office:value="349.154541">
                <text:p>349.15454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9.297699">
                <text:p>349.297699</text:p>
              </table:table-cell>
              <table:table-cell office:value-type="float" office:value="349.381805">
                <text:p>349.3818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49.294098">
                <text:p>349.294098</text:p>
              </table:table-cell>
              <table:table-cell office:value-type="float" office:value="349.272736">
                <text:p>349.2727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49.311829">
                <text:p>349.311829</text:p>
              </table:table-cell>
              <table:table-cell office:value-type="float" office:value="349.372742">
                <text:p>349.3727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49.301819">
                <text:p>349.301819</text:p>
              </table:table-cell>
              <table:table-cell office:value-type="float" office:value="349.327271">
                <text:p>349.3272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49.316833">
                <text:p>349.316833</text:p>
              </table:table-cell>
              <table:table-cell office:value-type="float" office:value="349.229553">
                <text:p>349.2295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49.267731">
                <text:p>349.267731</text:p>
              </table:table-cell>
              <table:table-cell office:value-type="float" office:value="349.136353">
                <text:p>349.1363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49.26181">
                <text:p>349.26181</text:p>
              </table:table-cell>
              <table:table-cell office:value-type="float" office:value="349.243195">
                <text:p>349.2431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49.232269">
                <text:p>349.232269</text:p>
              </table:table-cell>
              <table:table-cell office:value-type="float" office:value="349.225006">
                <text:p>349.22500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49.204987">
                <text:p>349.204987</text:p>
              </table:table-cell>
              <table:table-cell office:value-type="float" office:value="349.190918">
                <text:p>349.19091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9.214081">
                <text:p>349.214081</text:p>
              </table:table-cell>
              <table:table-cell office:value-type="float" office:value="349.274994">
                <text:p>349.2749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49.233643">
                <text:p>349.233643</text:p>
              </table:table-cell>
              <table:table-cell office:value-type="float" office:value="349.2341">
                <text:p>349.234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49.231842">
                <text:p>349.231842</text:p>
              </table:table-cell>
              <table:table-cell office:value-type="float" office:value="349.2341">
                <text:p>349.234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49.269562">
                <text:p>349.269562</text:p>
              </table:table-cell>
              <table:table-cell office:value-type="float" office:value="349.413635">
                <text:p>349.41363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9.297729">
                <text:p>349.297729</text:p>
              </table:table-cell>
              <table:table-cell office:value-type="float" office:value="349.331818">
                <text:p>349.3318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49.296814">
                <text:p>349.296814</text:p>
              </table:table-cell>
              <table:table-cell office:value-type="float" office:value="349.270447">
                <text:p>349.27044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49.279541">
                <text:p>349.279541</text:p>
              </table:table-cell>
              <table:table-cell office:value-type="float" office:value="349.147736">
                <text:p>349.14773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49.292297">
                <text:p>349.292297</text:p>
              </table:table-cell>
              <table:table-cell office:value-type="float" office:value="349.297729">
                <text:p>349.29772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49.257263">
                <text:p>349.257263</text:p>
              </table:table-cell>
              <table:table-cell office:value-type="float" office:value="349.238647">
                <text:p>349.23864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49.259094">
                <text:p>349.259094</text:p>
              </table:table-cell>
              <table:table-cell office:value-type="float" office:value="349.340912">
                <text:p>349.3409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49.279999">
                <text:p>349.279999</text:p>
              </table:table-cell>
              <table:table-cell office:value-type="float" office:value="349.375">
                <text:p>349.3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49.32547">
                <text:p>349.32547</text:p>
              </table:table-cell>
              <table:table-cell office:value-type="float" office:value="349.375">
                <text:p>349.3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49.328186">
                <text:p>349.328186</text:p>
              </table:table-cell>
              <table:table-cell office:value-type="float" office:value="349.311371">
                <text:p>349.31137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49.33728">
                <text:p>349.33728</text:p>
              </table:table-cell>
              <table:table-cell office:value-type="float" office:value="349.284088">
                <text:p>349.28408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49.320892">
                <text:p>349.320892</text:p>
              </table:table-cell>
              <table:table-cell office:value-type="float" office:value="349.259094">
                <text:p>349.25909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49.332703">
                <text:p>349.332703</text:p>
              </table:table-cell>
              <table:table-cell office:value-type="float" office:value="349.434082">
                <text:p>349.43408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49.329529">
                <text:p>349.329529</text:p>
              </table:table-cell>
              <table:table-cell office:value-type="float" office:value="349.3591">
                <text:p>349.35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49.313171">
                <text:p>349.313171</text:p>
              </table:table-cell>
              <table:table-cell office:value-type="float" office:value="349.229553">
                <text:p>349.22955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49.335876">
                <text:p>349.335876</text:p>
              </table:table-cell>
              <table:table-cell office:value-type="float" office:value="349.397736">
                <text:p>349.39773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49.340881">
                <text:p>349.340881</text:p>
              </table:table-cell>
              <table:table-cell office:value-type="float" office:value="349.284088">
                <text:p>349.2840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49.339539">
                <text:p>349.339539</text:p>
              </table:table-cell>
              <table:table-cell office:value-type="float" office:value="349.427277">
                <text:p>349.42727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49.307251">
                <text:p>349.307251</text:p>
              </table:table-cell>
              <table:table-cell office:value-type="float" office:value="349.197723">
                <text:p>349.19772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49.334076">
                <text:p>349.334076</text:p>
              </table:table-cell>
              <table:table-cell office:value-type="float" office:value="349.363647">
                <text:p>349.36364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49.323639">
                <text:p>349.323639</text:p>
              </table:table-cell>
              <table:table-cell office:value-type="float" office:value="349.345459">
                <text:p>349.34545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49.324097">
                <text:p>349.324097</text:p>
              </table:table-cell>
              <table:table-cell office:value-type="float" office:value="349.286377">
                <text:p>349.28637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49.286377">
                <text:p>349.286377</text:p>
              </table:table-cell>
              <table:table-cell office:value-type="float" office:value="349.238647">
                <text:p>349.23864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49.31366">
                <text:p>349.31366</text:p>
              </table:table-cell>
              <table:table-cell office:value-type="float" office:value="349.334076">
                <text:p>349.33407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49.328644">
                <text:p>349.328644</text:p>
              </table:table-cell>
              <table:table-cell office:value-type="float" office:value="349.438629">
                <text:p>349.43862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49.328186">
                <text:p>349.328186</text:p>
              </table:table-cell>
              <table:table-cell office:value-type="float" office:value="349.34317">
                <text:p>349.3431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49.329529">
                <text:p>349.329529</text:p>
              </table:table-cell>
              <table:table-cell office:value-type="float" office:value="349.293182">
                <text:p>349.29318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49.371826">
                <text:p>349.371826</text:p>
              </table:table-cell>
              <table:table-cell office:value-type="float" office:value="349.450012">
                <text:p>349.45001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49.344543">
                <text:p>349.344543</text:p>
              </table:table-cell>
              <table:table-cell office:value-type="float" office:value="349.197723">
                <text:p>349.19772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49.317291">
                <text:p>349.317291</text:p>
              </table:table-cell>
              <table:table-cell office:value-type="float" office:value="349.302277">
                <text:p>349.30227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49.313171">
                <text:p>349.313171</text:p>
              </table:table-cell>
              <table:table-cell office:value-type="float" office:value="349.322723">
                <text:p>349.32272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49.306335">
                <text:p>349.306335</text:p>
              </table:table-cell>
              <table:table-cell office:value-type="float" office:value="349.259094">
                <text:p>349.25909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49.262726">
                <text:p>349.262726</text:p>
              </table:table-cell>
              <table:table-cell office:value-type="float" office:value="349.231812">
                <text:p>349.2318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49.290009">
                <text:p>349.290009</text:p>
              </table:table-cell>
              <table:table-cell office:value-type="float" office:value="349.334076">
                <text:p>349.33407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49.295441">
                <text:p>349.295441</text:p>
              </table:table-cell>
              <table:table-cell office:value-type="float" office:value="349.329559">
                <text:p>349.32955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49.275909">
                <text:p>349.275909</text:p>
              </table:table-cell>
              <table:table-cell office:value-type="float" office:value="349.225006">
                <text:p>349.22500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49.284119">
                <text:p>349.284119</text:p>
              </table:table-cell>
              <table:table-cell office:value-type="float" office:value="349.299988">
                <text:p>349.29998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9.315918">
                <text:p>349.315918</text:p>
              </table:table-cell>
              <table:table-cell office:value-type="float" office:value="349.3909">
                <text:p>349.390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49.295471">
                <text:p>349.295471</text:p>
              </table:table-cell>
              <table:table-cell office:value-type="float" office:value="349.231812">
                <text:p>349.23181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49.281799">
                <text:p>349.281799</text:p>
              </table:table-cell>
              <table:table-cell office:value-type="float" office:value="349.261353">
                <text:p>349.26135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49.288177">
                <text:p>349.288177</text:p>
              </table:table-cell>
              <table:table-cell office:value-type="float" office:value="349.256805">
                <text:p>349.25680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49.296356">
                <text:p>349.296356</text:p>
              </table:table-cell>
              <table:table-cell office:value-type="float" office:value="349.340912">
                <text:p>349.34091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49.285461">
                <text:p>349.285461</text:p>
              </table:table-cell>
              <table:table-cell office:value-type="float" office:value="349.336365">
                <text:p>349.33636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49.292725">
                <text:p>349.292725</text:p>
              </table:table-cell>
              <table:table-cell office:value-type="float" office:value="349.268188">
                <text:p>349.26818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49.303162">
                <text:p>349.303162</text:p>
              </table:table-cell>
              <table:table-cell office:value-type="float" office:value="349.313629">
                <text:p>349.31362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49.312744">
                <text:p>349.312744</text:p>
              </table:table-cell>
              <table:table-cell office:value-type="float" office:value="349.304535">
                <text:p>349.30453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49.292725">
                <text:p>349.292725</text:p>
              </table:table-cell>
              <table:table-cell office:value-type="float" office:value="349.240906">
                <text:p>349.2409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49.285889">
                <text:p>349.285889</text:p>
              </table:table-cell>
              <table:table-cell office:value-type="float" office:value="349.302277">
                <text:p>349.30227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49.315918">
                <text:p>349.315918</text:p>
              </table:table-cell>
              <table:table-cell office:value-type="float" office:value="349.418182">
                <text:p>349.41818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49.311829">
                <text:p>349.311829</text:p>
              </table:table-cell>
              <table:table-cell office:value-type="float" office:value="349.293182">
                <text:p>349.29318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49.299561">
                <text:p>349.299561</text:p>
              </table:table-cell>
              <table:table-cell office:value-type="float" office:value="349.243195">
                <text:p>349.24319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49.309998">
                <text:p>349.309998</text:p>
              </table:table-cell>
              <table:table-cell office:value-type="float" office:value="349.293182">
                <text:p>349.29318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49.309998">
                <text:p>349.309998</text:p>
              </table:table-cell>
              <table:table-cell office:value-type="float" office:value="349.302277">
                <text:p>349.30227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49.298645">
                <text:p>349.298645</text:p>
              </table:table-cell>
              <table:table-cell office:value-type="float" office:value="349.361359">
                <text:p>349.36135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49.30954">
                <text:p>349.30954</text:p>
              </table:table-cell>
              <table:table-cell office:value-type="float" office:value="349.347717">
                <text:p>349.34771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49.322723">
                <text:p>349.322723</text:p>
              </table:table-cell>
              <table:table-cell office:value-type="float" office:value="349.309082">
                <text:p>349.30908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49.315002">
                <text:p>349.315002</text:p>
              </table:table-cell>
              <table:table-cell office:value-type="float" office:value="349.254547">
                <text:p>349.25454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49.312714">
                <text:p>349.312714</text:p>
              </table:table-cell>
              <table:table-cell office:value-type="float" office:value="349.290924">
                <text:p>349.2909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49.296814">
                <text:p>349.296814</text:p>
              </table:table-cell>
              <table:table-cell office:value-type="float" office:value="349.28183">
                <text:p>349.2818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49.281799">
                <text:p>349.281799</text:p>
              </table:table-cell>
              <table:table-cell office:value-type="float" office:value="349.272736">
                <text:p>349.27273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49.278625">
                <text:p>349.278625</text:p>
              </table:table-cell>
              <table:table-cell office:value-type="float" office:value="349.293182">
                <text:p>349.2931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49.286377">
                <text:p>349.286377</text:p>
              </table:table-cell>
              <table:table-cell office:value-type="float" office:value="349.293182">
                <text:p>349.29318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49.282745">
                <text:p>349.282745</text:p>
              </table:table-cell>
              <table:table-cell office:value-type="float" office:value="349.272736">
                <text:p>349.27273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49.305908">
                <text:p>349.305908</text:p>
              </table:table-cell>
              <table:table-cell office:value-type="float" office:value="349.397736">
                <text:p>349.3977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49.324097">
                <text:p>349.324097</text:p>
              </table:table-cell>
              <table:table-cell office:value-type="float" office:value="349.363647">
                <text:p>349.36364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49.346375">
                <text:p>349.346375</text:p>
              </table:table-cell>
              <table:table-cell office:value-type="float" office:value="349.404541">
                <text:p>349.40454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49.338196">
                <text:p>349.338196</text:p>
              </table:table-cell>
              <table:table-cell office:value-type="float" office:value="349.252258">
                <text:p>349.25225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49.365021">
                <text:p>349.365021</text:p>
              </table:table-cell>
              <table:table-cell office:value-type="float" office:value="349.40683">
                <text:p>349.4068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49.337708">
                <text:p>349.337708</text:p>
              </table:table-cell>
              <table:table-cell office:value-type="float" office:value="349.261353">
                <text:p>349.26135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49.32135">
                <text:p>349.32135</text:p>
              </table:table-cell>
              <table:table-cell office:value-type="float" office:value="349.28183">
                <text:p>349.2818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49.285919">
                <text:p>349.285919</text:p>
              </table:table-cell>
              <table:table-cell office:value-type="float" office:value="349.227264">
                <text:p>349.22726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49.274109">
                <text:p>349.274109</text:p>
              </table:table-cell>
              <table:table-cell office:value-type="float" office:value="349.193176">
                <text:p>349.19317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49.234558">
                <text:p>349.234558</text:p>
              </table:table-cell>
              <table:table-cell office:value-type="float" office:value="349.209076">
                <text:p>349.20907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9.249542">
                <text:p>349.249542</text:p>
              </table:table-cell>
              <table:table-cell office:value-type="float" office:value="349.336365">
                <text:p>349.33636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9.229065">
                <text:p>349.229065</text:p>
              </table:table-cell>
              <table:table-cell office:value-type="float" office:value="349.179535">
                <text:p>349.17953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9.226837">
                <text:p>349.226837</text:p>
              </table:table-cell>
              <table:table-cell office:value-type="float" office:value="349.215912">
                <text:p>349.21591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9.26181">
                <text:p>349.26181</text:p>
              </table:table-cell>
              <table:table-cell office:value-type="float" office:value="349.368195">
                <text:p>349.36819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49.289978">
                <text:p>349.289978</text:p>
              </table:table-cell>
              <table:table-cell office:value-type="float" office:value="349.350006">
                <text:p>349.35000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49.29364">
                <text:p>349.29364</text:p>
              </table:table-cell>
              <table:table-cell office:value-type="float" office:value="349.354553">
                <text:p>349.35455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49.310913">
                <text:p>349.310913</text:p>
              </table:table-cell>
              <table:table-cell office:value-type="float" office:value="349.2659">
                <text:p>349.265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49.342255">
                <text:p>349.342255</text:p>
              </table:table-cell>
              <table:table-cell office:value-type="float" office:value="349.372742">
                <text:p>349.37274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49.339996">
                <text:p>349.339996</text:p>
              </table:table-cell>
              <table:table-cell office:value-type="float" office:value="349.356812">
                <text:p>349.35681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49.335449">
                <text:p>349.335449</text:p>
              </table:table-cell>
              <table:table-cell office:value-type="float" office:value="349.327271">
                <text:p>349.3272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49.325012">
                <text:p>349.325012</text:p>
              </table:table-cell>
              <table:table-cell office:value-type="float" office:value="349.302277">
                <text:p>349.30227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49.352722">
                <text:p>349.352722</text:p>
              </table:table-cell>
              <table:table-cell office:value-type="float" office:value="349.404541">
                <text:p>349.40454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49.320892">
                <text:p>349.320892</text:p>
              </table:table-cell>
              <table:table-cell office:value-type="float" office:value="349.213623">
                <text:p>349.21362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49.331818">
                <text:p>349.331818</text:p>
              </table:table-cell>
              <table:table-cell office:value-type="float" office:value="349.411377">
                <text:p>349.41137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49.315918">
                <text:p>349.315918</text:p>
              </table:table-cell>
              <table:table-cell office:value-type="float" office:value="349.247742">
                <text:p>349.24774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49.311371">
                <text:p>349.311371</text:p>
              </table:table-cell>
              <table:table-cell office:value-type="float" office:value="349.279541">
                <text:p>349.27954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49.279114">
                <text:p>349.279114</text:p>
              </table:table-cell>
              <table:table-cell office:value-type="float" office:value="349.243195">
                <text:p>349.24319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49.315491">
                <text:p>349.315491</text:p>
              </table:table-cell>
              <table:table-cell office:value-type="float" office:value="349.395447">
                <text:p>349.39544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49.273621">
                <text:p>349.273621</text:p>
              </table:table-cell>
              <table:table-cell office:value-type="float" office:value="349.202271">
                <text:p>349.20227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49.260437">
                <text:p>349.260437</text:p>
              </table:table-cell>
              <table:table-cell office:value-type="float" office:value="349.181824">
                <text:p>349.18182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49.285461">
                <text:p>349.285461</text:p>
              </table:table-cell>
              <table:table-cell office:value-type="float" office:value="349.404541">
                <text:p>349.40454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49.319519">
                <text:p>349.319519</text:p>
              </table:table-cell>
              <table:table-cell office:value-type="float" office:value="349.413635">
                <text:p>349.41363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49.296326">
                <text:p>349.296326</text:p>
              </table:table-cell>
              <table:table-cell office:value-type="float" office:value="349.279541">
                <text:p>349.27954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49.29361">
                <text:p>349.29361</text:p>
              </table:table-cell>
              <table:table-cell office:value-type="float" office:value="349.188629">
                <text:p>349.18862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49.31723">
                <text:p>349.31723</text:p>
              </table:table-cell>
              <table:table-cell office:value-type="float" office:value="349.299988">
                <text:p>349.29998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49.290924">
                <text:p>349.290924</text:p>
              </table:table-cell>
              <table:table-cell office:value-type="float" office:value="349.272736">
                <text:p>349.27273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49.26181">
                <text:p>349.26181</text:p>
              </table:table-cell>
              <table:table-cell office:value-type="float" office:value="349.268188">
                <text:p>349.26818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49.26181">
                <text:p>349.26181</text:p>
              </table:table-cell>
              <table:table-cell office:value-type="float" office:value="349.279541">
                <text:p>349.27954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49.298645">
                <text:p>349.298645</text:p>
              </table:table-cell>
              <table:table-cell office:value-type="float" office:value="349.372742">
                <text:p>349.37274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49.317261">
                <text:p>349.317261</text:p>
              </table:table-cell>
              <table:table-cell office:value-type="float" office:value="349.393188">
                <text:p>349.39318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49.335907">
                <text:p>349.335907</text:p>
              </table:table-cell>
              <table:table-cell office:value-type="float" office:value="349.365906">
                <text:p>349.36590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49.333618">
                <text:p>349.333618</text:p>
              </table:table-cell>
              <table:table-cell office:value-type="float" office:value="349.256805">
                <text:p>349.25680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49.362732">
                <text:p>349.362732</text:p>
              </table:table-cell>
              <table:table-cell office:value-type="float" office:value="349.424988">
                <text:p>349.42498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49.342712">
                <text:p>349.342712</text:p>
              </table:table-cell>
              <table:table-cell office:value-type="float" office:value="349.272736">
                <text:p>349.27273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49.326782">
                <text:p>349.326782</text:p>
              </table:table-cell>
              <table:table-cell office:value-type="float" office:value="349.313629">
                <text:p>349.31362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49.333618">
                <text:p>349.333618</text:p>
              </table:table-cell>
              <table:table-cell office:value-type="float" office:value="349.399994">
                <text:p>349.39999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49.337708">
                <text:p>349.337708</text:p>
              </table:table-cell>
              <table:table-cell office:value-type="float" office:value="349.277283">
                <text:p>349.27728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49.320892">
                <text:p>349.320892</text:p>
              </table:table-cell>
              <table:table-cell office:value-type="float" office:value="349.340912">
                <text:p>349.34091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49.307281">
                <text:p>349.307281</text:p>
              </table:table-cell>
              <table:table-cell office:value-type="float" office:value="349.204559">
                <text:p>349.20455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49.309998">
                <text:p>349.309998</text:p>
              </table:table-cell>
              <table:table-cell office:value-type="float" office:value="349.327271">
                <text:p>349.32727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49.28183">
                <text:p>349.28183</text:p>
              </table:table-cell>
              <table:table-cell office:value-type="float" office:value="349.259094">
                <text:p>349.25909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49.273193">
                <text:p>349.273193</text:p>
              </table:table-cell>
              <table:table-cell office:value-type="float" office:value="349.2341">
                <text:p>349.234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49.287292">
                <text:p>349.287292</text:p>
              </table:table-cell>
              <table:table-cell office:value-type="float" office:value="349.411377">
                <text:p>349.41137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49.285461">
                <text:p>349.285461</text:p>
              </table:table-cell>
              <table:table-cell office:value-type="float" office:value="349.195465">
                <text:p>349.19546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49.242737">
                <text:p>349.242737</text:p>
              </table:table-cell>
              <table:table-cell office:value-type="float" office:value="349.113647">
                <text:p>349.11364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49.236389">
                <text:p>349.236389</text:p>
              </table:table-cell>
              <table:table-cell office:value-type="float" office:value="349.227264">
                <text:p>349.22726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49.279999">
                <text:p>349.279999</text:p>
              </table:table-cell>
              <table:table-cell office:value-type="float" office:value="349.452271">
                <text:p>349.45227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49.270905">
                <text:p>349.270905</text:p>
              </table:table-cell>
              <table:table-cell office:value-type="float" office:value="349.365906">
                <text:p>349.36590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49.292725">
                <text:p>349.292725</text:p>
              </table:table-cell>
              <table:table-cell office:value-type="float" office:value="349.304535">
                <text:p>349.30453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49.31546">
                <text:p>349.31546</text:p>
              </table:table-cell>
              <table:table-cell office:value-type="float" office:value="349.227264">
                <text:p>349.22726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49.348663">
                <text:p>349.348663</text:p>
              </table:table-cell>
              <table:table-cell office:value-type="float" office:value="349.393188">
                <text:p>349.39318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49.320923">
                <text:p>349.320923</text:p>
              </table:table-cell>
              <table:table-cell office:value-type="float" office:value="349.313629">
                <text:p>349.31362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49.30365">
                <text:p>349.30365</text:p>
              </table:table-cell>
              <table:table-cell office:value-type="float" office:value="349.279541">
                <text:p>349.27954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49.314087">
                <text:p>349.314087</text:p>
              </table:table-cell>
              <table:table-cell office:value-type="float" office:value="349.356812">
                <text:p>349.35681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49.34317">
                <text:p>349.34317</text:p>
              </table:table-cell>
              <table:table-cell office:value-type="float" office:value="349.372742">
                <text:p>349.37274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49.310883">
                <text:p>349.310883</text:p>
              </table:table-cell>
              <table:table-cell office:value-type="float" office:value="349.231812">
                <text:p>349.23181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49.300446">
                <text:p>349.300446</text:p>
              </table:table-cell>
              <table:table-cell office:value-type="float" office:value="349.261353">
                <text:p>349.26135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49.285461">
                <text:p>349.285461</text:p>
              </table:table-cell>
              <table:table-cell office:value-type="float" office:value="349.204559">
                <text:p>349.20455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49.273193">
                <text:p>349.273193</text:p>
              </table:table-cell>
              <table:table-cell office:value-type="float" office:value="349.295441">
                <text:p>349.29544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49.230438">
                <text:p>349.230438</text:p>
              </table:table-cell>
              <table:table-cell office:value-type="float" office:value="349.159088">
                <text:p>349.15908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49.236816">
                <text:p>349.236816</text:p>
              </table:table-cell>
              <table:table-cell office:value-type="float" office:value="349.263641">
                <text:p>349.26364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49.269531">
                <text:p>349.269531</text:p>
              </table:table-cell>
              <table:table-cell office:value-type="float" office:value="349.424988">
                <text:p>349.42498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49.312683">
                <text:p>349.312683</text:p>
              </table:table-cell>
              <table:table-cell office:value-type="float" office:value="349.420441">
                <text:p>349.42044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49.30545">
                <text:p>349.30545</text:p>
              </table:table-cell>
              <table:table-cell office:value-type="float" office:value="349.259094">
                <text:p>349.25909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49.327728">
                <text:p>349.327728</text:p>
              </table:table-cell>
              <table:table-cell office:value-type="float" office:value="349.270447">
                <text:p>349.27044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49.308197">
                <text:p>349.308197</text:p>
              </table:table-cell>
              <table:table-cell office:value-type="float" office:value="349.165924">
                <text:p>349.16592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49.280029">
                <text:p>349.280029</text:p>
              </table:table-cell>
              <table:table-cell office:value-type="float" office:value="349.284088">
                <text:p>349.28408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49.211823">
                <text:p>349.211823</text:p>
              </table:table-cell>
              <table:table-cell office:value-type="float" office:value="349.079559">
                <text:p>349.07955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49.220459">
                <text:p>349.220459</text:p>
              </table:table-cell>
              <table:table-cell office:value-type="float" office:value="349.302277">
                <text:p>349.30227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49.226807">
                <text:p>349.226807</text:p>
              </table:table-cell>
              <table:table-cell office:value-type="float" office:value="349.302277">
                <text:p>349.30227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49.259979">
                <text:p>349.259979</text:p>
              </table:table-cell>
              <table:table-cell office:value-type="float" office:value="349.331818">
                <text:p>349.33181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49.264557">
                <text:p>349.264557</text:p>
              </table:table-cell>
              <table:table-cell office:value-type="float" office:value="349.306824">
                <text:p>349.30682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49.332275">
                <text:p>349.332275</text:p>
              </table:table-cell>
              <table:table-cell office:value-type="float" office:value="349.418182">
                <text:p>349.41818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49.343658">
                <text:p>349.343658</text:p>
              </table:table-cell>
              <table:table-cell office:value-type="float" office:value="349.3591">
                <text:p>349.359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49.338684">
                <text:p>349.338684</text:p>
              </table:table-cell>
              <table:table-cell office:value-type="float" office:value="349.277283">
                <text:p>349.27728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49.329102">
                <text:p>349.329102</text:p>
              </table:table-cell>
              <table:table-cell office:value-type="float" office:value="349.284088">
                <text:p>349.28408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49.330475">
                <text:p>349.330475</text:p>
              </table:table-cell>
              <table:table-cell office:value-type="float" office:value="349.313629">
                <text:p>349.31362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49.28595">
                <text:p>349.28595</text:p>
              </table:table-cell>
              <table:table-cell office:value-type="float" office:value="349.195465">
                <text:p>349.19546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49.267273">
                <text:p>349.267273</text:p>
              </table:table-cell>
              <table:table-cell office:value-type="float" office:value="349.2659">
                <text:p>349.265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49.235901">
                <text:p>349.235901</text:p>
              </table:table-cell>
              <table:table-cell office:value-type="float" office:value="349.120453">
                <text:p>349.1204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